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Liberation Serif2" svg:font-family="'Liberation Serif'"/>
    <style:font-face style:name="DejaVuSans1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3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dash" draw:stroke-dash="Ultrafine_20_Dashed" svg:stroke-width="0.018cm" svg:stroke-color="#b0b0b0" draw:marker-start-width="0.185cm" draw:marker-end-width="0.185cm" svg:stroke-opacity="75%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14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2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6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78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5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5cm" fo:min-width="0.9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8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cm" fo:min-width="0.56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8cm" fo:min-width="0.8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7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3.541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width="0.018cm" svg:stroke-color="#7f7f7f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2.72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solid" draw:fill-color="#94c4df"/>
    </style:style>
    <style:style style:name="gr22" style:family="graphic" style:parent-style-name="standard">
      <style:graphic-properties draw:stroke="none" svg:stroke-width="0.018cm" draw:marker-start-width="0.227cm" draw:marker-end-width="0.227cm" draw:fill="solid" draw:fill-color="#1864ab"/>
    </style:style>
    <style:style style:name="gr23" style:family="graphic" style:parent-style-name="standard">
      <style:graphic-properties draw:stroke="solid" svg:stroke-width="0.018cm" svg:stroke-color="#000000" draw:marker-start-width="0.227cm" draw:marker-end-width="0.227cm" draw:fill="solid" draw:fill-color="#94c4df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000000" draw:marker-start-width="0.227cm" draw:marker-end-width="0.227cm" draw:fill="solid" draw:fill-color="#1864ab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000000" draw:marker-start-width="0.187cm" draw:marker-end-width="0.187cm" draw:stroke-linejoin="round" svg:stroke-linecap="butt" draw:fill="none" fo:padding-top="0.009cm" fo:padding-bottom="0.009cm" fo:padding-left="0.009cm" fo:padding-right="0.009cm"/>
    </style:style>
    <style:style style:name="gr26" style:family="graphic" style:parent-style-name="standard">
      <style:graphic-properties draw:stroke="solid" svg:stroke-width="0.018cm" svg:stroke-color="#b0b0b0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6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3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draw:marker-start-width="0.187cm" draw:marker-end-width="0.187cm" draw:stroke-linejoin="miter" svg:stroke-linecap="square" draw:fill="none" fo:padding-top="0.009cm" fo:padding-bottom="0.009cm" fo:padding-left="0.009cm" fo:padding-right="0.009cm"/>
    </style:style>
    <style:style style:name="gr3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83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65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8cm" svg:stroke-color="#7f7f7f" draw:marker-start-width="0.201cm" draw:marker-end-width="0.201cm" draw:stroke-linejoin="round" svg:stroke-linecap="butt" draw:fill="none" fo:padding-top="0.008cm" fo:padding-bottom="0.008cm" fo:padding-left="0.008cm" fo:padding-right="0.008cm"/>
    </style:style>
    <style:style style:name="gr48" style:family="graphic" style:parent-style-name="objectwithoutfill">
      <style:graphic-properties svg:stroke-width="0.018cm" svg:stroke-color="#000000" draw:marker-start-width="0.227cm" draw:marker-end="Rounded_20_short_20_Arrow" draw:marker-end-width="0.227cm" draw:fill="solid" draw:textarea-vertical-align="middle" fo:padding-top="0.134cm" fo:padding-bottom="0.134cm" fo:padding-left="0.259cm" fo:padding-right="0.259cm"/>
    </style:style>
    <style:style style:name="gr49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0.86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07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9cm" fo:min-width="1.86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width="0.018cm" draw:marker-start-width="0.227cm" draw:marker-end-width="0.227cm" draw:fill="solid" draw:fill-color="#1864ab" draw:opacity="100%"/>
    </style:style>
    <style:style style:name="gr54" style:family="graphic" style:parent-style-name="standard">
      <style:graphic-properties draw:stroke="none" svg:stroke-width="0.018cm" draw:marker-start-width="0.227cm" draw:marker-end-width="0.227cm" draw:fill="solid" draw:fill-color="#d0d0d0" draw:opacity="100%"/>
    </style:style>
    <style:style style:name="gr55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9"/>
    </style:style>
    <style:style style:name="gr56" style:family="graphic" style:parent-style-name="standard">
      <style:graphic-properties draw:stroke="none" svg:stroke-width="0.018cm" draw:marker-start-width="0.227cm" draw:marker-end-width="0.227cm" draw:fill="solid" draw:fill-color="#94c4df" draw:opacity="100%"/>
    </style:style>
    <style:style style:name="gr57" style:family="graphic" style:parent-style-name="standard">
      <style:graphic-properties draw:stroke="solid" svg:stroke-width="0.018cm" svg:stroke-color="#4c4c4c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8" style:family="graphic" style:parent-style-name="standard">
      <style:graphic-properties draw:stroke="dash" draw:stroke-dash="Ultrafine_20_Dashe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14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291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1.13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width="0.018cm" draw:marker-start-width="0.227cm" draw:marker-end-width="0.227cm" draw:fill="none" draw:fill-color="#ffffff" fo:min-height="0.158cm"/>
      <style:paragraph-properties style:writing-mode="lr-tb"/>
    </style:style>
    <style:style style:name="gr64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3cm" fo:min-width="0.005cm" fo:padding-top="0.009cm" fo:padding-bottom="0.009cm" fo:padding-left="0.009cm" fo:padding-right="0.009cm"/>
    </style:style>
    <style:style style:name="gr65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1cm" fo:min-width="0.005cm" fo:padding-top="0.009cm" fo:padding-bottom="0.009cm" fo:padding-left="0.009cm" fo:padding-right="0.009cm"/>
    </style:style>
    <style:style style:name="gr6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28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solid" svg:stroke-width="0.018cm" svg:stroke-color="#4c4c4c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68" style:family="graphic" style:parent-style-name="standard">
      <style:graphic-properties svg:stroke-width="0.018cm" svg:stroke-color="#1864ab" draw:marker-start-width="0.227cm" draw:marker-end-width="0.227cm" draw:fill="none" draw:textarea-horizontal-align="justify" draw:textarea-vertical-align="middle" draw:auto-grow-height="false" fo:min-height="0.11cm" fo:min-width="0.864cm" fo:padding-top="0.009cm" fo:padding-bottom="0.009cm" fo:padding-left="0.009cm" fo:padding-right="0.009cm"/>
    </style:style>
    <style:style style:name="gr6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637cm" fo:min-width="2.9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width="0.018cm" draw:marker-start-width="0.227cm" draw:marker-end-width="0.227cm" draw:fill="solid" draw:fill-color="#1864ab" draw:opacity="100%" draw:opacity-name="Transparency_20_1"/>
    </style:style>
    <style:style style:name="gr71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cm" fo:min-width="0.51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21cm" fo:min-width="0.865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06cm" fo:min-width="0.76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79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139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2cm" fo:min-width="0.005cm" fo:padding-top="0.009cm" fo:padding-bottom="0.009cm" fo:padding-left="0.009cm" fo:padding-right="0.009cm"/>
    </style:style>
    <style:style style:name="gr7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85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1.29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54cm" fo:min-width="0.005cm" fo:padding-top="0.009cm" fo:padding-bottom="0.009cm" fo:padding-left="0.009cm" fo:padding-right="0.009cm"/>
    </style:style>
    <style:style style:name="gr81" style:family="graphic" style:parent-style-name="standard">
      <style:graphic-properties svg:stroke-width="0.018cm" svg:stroke-color="#7f7f7f" draw:marker-start-width="0.227cm" draw:marker-end-width="0.227cm" draw:fill="none" draw:textarea-vertical-align="middle" draw:auto-grow-height="false" fo:min-height="0.24cm" fo:min-width="0.005cm" fo:padding-top="0.009cm" fo:padding-bottom="0.009cm" fo:padding-left="0.009cm" fo:padding-right="0.009cm"/>
    </style:style>
    <style:style style:name="gr8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1.63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cm" fo:min-width="0.36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21cm" fo:min-width="0.3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75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6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75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349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34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55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cm" fo:min-width="0.6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width="0.018cm" draw:marker-start="" draw:marker-start-width="0.227cm" draw:marker-end="" draw:marker-end-width="0.227cm" draw:fill="none" draw:textarea-horizontal-align="left" draw:textarea-vertical-align="top" draw:auto-grow-height="true" draw:auto-grow-width="true" fo:min-height="0.321cm" fo:min-width="0.66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solid" svg:stroke-width="0.018cm" draw:marker-start-width="0.227cm" draw:marker-end-width="0.227cm" draw:fill="solid" draw:fill-color="#94c4df" fo:padding-top="0.009cm" fo:padding-bottom="0.009cm" fo:padding-left="0.009cm" fo:padding-right="0.009cm"/>
    </style:style>
    <style:style style:name="gr9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58cm" fo:min-width="0.696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width="0.018cm" svg:stroke-color="#000000" draw:marker-start-width="0.227cm" draw:marker-end-width="0.227cm" draw:fill="none" draw:textarea-horizontal-align="left" draw:textarea-vertical-align="top" draw:auto-grow-height="true" draw:auto-grow-width="true" fo:min-height="0.319cm" fo:min-width="3.1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428cm" fo:min-width="2.91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a98c9"/>
      <style:text-properties style:font-name="Liberation Sans" fo:font-size="4pt"/>
    </style:style>
    <style:style style:name="P2" style:family="paragraph">
      <loext:graphic-properties draw:fill="solid" draw:fill-color="#000000"/>
      <style:text-properties style:font-name="Liberation Sans" fo:font-size="4pt"/>
    </style:style>
    <style:style style:name="P3" style:family="paragraph">
      <loext:graphic-properties draw:fill="none"/>
      <style:text-properties style:font-name="Liberation Sans" fo:font-size="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Liberation Sans" fo:font-size="4pt" style:font-size-asian="5pt" style:font-size-complex="5pt"/>
    </style:style>
    <style:style style:name="P6" style:family="paragraph">
      <loext:graphic-properties draw:fill="none"/>
      <style:paragraph-properties fo:text-align="start" style:writing-mode="lr-tb"/>
      <style:text-properties style:font-name="Liberation Sans" fo:font-size="4pt" style:font-size-asian="10pt" style:font-size-complex="10pt"/>
    </style:style>
    <style:style style:name="P7" style:family="paragraph">
      <loext:graphic-properties draw:fill="none"/>
      <style:paragraph-properties fo:text-align="start" style:writing-mode="lr-tb"/>
      <style:text-properties style:font-name="Liberation Sans" fo:font-size="4pt" style:font-size-asian="4pt" style:font-size-complex="4pt"/>
    </style:style>
    <style:style style:name="P8" style:family="paragraph">
      <style:paragraph-properties fo:text-align="center"/>
    </style:style>
    <style:style style:name="P9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start" style:writing-mode="lr-tb"/>
      <style:text-properties style:font-name="Liberation Sans" fo:font-size="8pt" style:font-size-asian="8pt" style:font-size-complex="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94c4df"/>
      <style:text-properties style:font-name="Liberation Sans" fo:font-size="4pt"/>
    </style:style>
    <style:style style:name="P14" style:family="paragraph">
      <loext:graphic-properties draw:fill="solid" draw:fill-color="#1864ab"/>
      <style:text-properties style:font-name="Liberation Sans" fo:font-size="4pt"/>
    </style:style>
    <style:style style:name="P15" style:family="paragraph">
      <loext:graphic-properties draw:fill="none"/>
      <style:paragraph-properties fo:text-align="start" style:writing-mode="lr-tb"/>
      <style:text-properties style:font-name="Liberation Sans" fo:font-size="4pt" style:font-size-asian="8pt" style:font-size-complex="8pt"/>
    </style:style>
    <style:style style:name="P16" style:family="paragraph">
      <loext:graphic-properties draw:fill="none"/>
      <style:paragraph-properties fo:text-align="start" style:writing-mode="lr-tb"/>
      <style:text-properties style:font-name="Liberation Sans" fo:font-size="6pt" style:font-size-asian="6pt" style:font-size-complex="6pt"/>
    </style:style>
    <style:style style:name="P17" style:family="paragraph">
      <loext:graphic-properties draw:fill="none"/>
      <style:paragraph-properties fo:text-align="start" style:writing-mode="lr-tb"/>
      <style:text-properties style:font-name="Liberation Sans" fo:font-size="6pt" style:text-underline-style="none" fo:font-weight="bold" style:font-size-asian="6pt" style:font-weight-asian="bold" style:font-size-complex="6pt" style:font-weight-complex="bold"/>
    </style:style>
    <style:style style:name="P18" style:family="paragraph">
      <loext:graphic-properties draw:fill="solid" draw:fill-color="#1864ab" draw:opacity="100%"/>
      <style:text-properties style:font-name="Liberation Sans" fo:font-size="4pt"/>
    </style:style>
    <style:style style:name="P19" style:family="paragraph">
      <loext:graphic-properties draw:fill="solid" draw:fill-color="#d0d0d0" draw:opacity="100%"/>
      <style:text-properties style:font-name="Liberation Sans" fo:font-size="4pt"/>
    </style:style>
    <style:style style:name="P20" style:family="paragraph">
      <loext:graphic-properties draw:fill="solid" draw:fill-color="#1864ab" draw:opacity="100%" draw:opacity-name="Transparency_20_19"/>
      <style:text-properties style:font-name="Liberation Sans" fo:font-size="4pt"/>
    </style:style>
    <style:style style:name="P21" style:family="paragraph">
      <loext:graphic-properties draw:fill="solid" draw:fill-color="#94c4df" draw:opacity="100%"/>
      <style:text-properties style:font-name="Liberation Sans" fo:font-size="4pt"/>
    </style:style>
    <style:style style:name="P22" style:family="paragraph">
      <loext:graphic-properties draw:fill="none" draw:fill-color="#ffffff"/>
      <style:paragraph-properties style:writing-mode="lr-tb"/>
      <style:text-properties style:font-name="Liberation Sans" fo:font-size="4pt"/>
    </style:style>
    <style:style style:name="P23" style:family="paragraph">
      <loext:graphic-properties draw:fill="none"/>
      <style:paragraph-properties fo:text-align="center"/>
      <style:text-properties style:font-name="Liberation Sans" fo:font-size="4pt"/>
    </style:style>
    <style:style style:name="P24" style:family="paragraph">
      <loext:graphic-properties draw:fill="none"/>
      <style:paragraph-properties fo:text-align="start" style:writing-mode="lr-tb"/>
      <style:text-properties fo:color="#000000" style:font-name="Liberation Sans" fo:font-size="4pt" fo:text-shadow="1pt 1pt" fo:font-weight="normal" style:font-size-asian="5pt" style:font-weight-asian="normal" style:font-size-complex="5pt" style:font-weight-complex="normal"/>
    </style:style>
    <style:style style:name="P25" style:family="paragraph">
      <loext:graphic-properties draw:fill="none"/>
      <style:paragraph-properties fo:text-align="start" style:writing-mode="lr-tb"/>
      <style:text-properties style:font-name="Liberation Sans" fo:font-size="8pt" style:text-underline-style="none" fo:font-weight="bold" style:font-size-asian="6pt" style:font-weight-asian="bold" style:font-size-complex="6pt" style:font-weight-complex="bold"/>
    </style:style>
    <style:style style:name="P26" style:family="paragraph">
      <loext:graphic-properties draw:fill="solid" draw:fill-color="#1864ab" draw:opacity="100%" draw:opacity-name="Transparency_20_1"/>
      <style:text-properties style:font-name="Liberation Sans" fo:font-size="4pt"/>
    </style:style>
    <style:style style:name="P27" style:family="paragraph">
      <loext:graphic-properties draw:fill="none"/>
      <style:paragraph-properties fo:text-align="start" style:writing-mode="lr-tb"/>
      <style:text-properties fo:color="#ffffff" style:font-name="Liberation Sans" fo:font-size="4pt" style:font-size-asian="8pt" style:font-size-complex="8pt"/>
    </style:style>
    <style:style style:name="P28" style:family="paragraph">
      <loext:graphic-properties draw:fill="none"/>
      <style:paragraph-properties fo:text-align="start" style:writing-mode="lr-tb"/>
      <style:text-properties style:font-name="Liberation Sans" fo:font-size="4pt" fo:text-shadow="1pt 1pt" style:font-size-asian="8pt" style:font-size-complex="8pt"/>
    </style:style>
    <style:style style:name="P29" style:family="paragraph">
      <loext:graphic-properties draw:fill="none"/>
      <style:paragraph-properties fo:text-align="start" style:writing-mode="lr-tb"/>
      <style:text-properties fo:color="#ffffff" style:font-name="Liberation Sans" fo:font-size="4pt" fo:text-shadow="1pt 1pt" style:font-size-asian="8pt" style:font-size-complex="8pt"/>
    </style:style>
    <style:style style:name="T1" style:family="text">
      <style:text-properties fo:color="#000000" style:font-name="Liberation Sans" fo:font-size="4pt" style:font-size-asian="5pt" style:font-name-complex="DejaVuSans" style:font-size-complex="5pt"/>
    </style:style>
    <style:style style:name="T2" style:family="text">
      <style:text-properties fo:color="#000000" style:font-name="Liberation Sans" fo:font-size="4pt" style:font-size-asian="10pt" style:font-name-complex="DejaVuSans" style:font-size-complex="10pt"/>
    </style:style>
    <style:style style:name="T3" style:family="text">
      <style:text-properties fo:color="#000000" style:font-name="Liberation Sans" fo:font-size="4pt" style:font-size-asian="4pt" style:font-name-complex="DejaVuSans" style:font-size-complex="4pt"/>
    </style:style>
    <style:style style:name="T4" style:family="text">
      <style:text-properties fo:font-size="8pt" fo:font-weight="bold" style:font-weight-asian="bold" style:font-weight-complex="bold"/>
    </style:style>
    <style:style style:name="T5" style:family="text">
      <style:text-properties fo:color="#000000" style:font-name="Liberation Sans" fo:font-size="8pt" style:font-size-asian="8pt" style:font-name-complex="DejaVuSans" style:font-size-complex="8pt"/>
    </style:style>
    <style:style style:name="T6" style:family="text">
      <style:text-properties fo:color="#000000" style:font-name="Liberation Sans" fo:font-size="8pt" fo:font-weight="bold" style:font-size-asian="8pt" style:font-weight-asian="bold" style:font-name-complex="DejaVuSans" style:font-size-complex="8pt" style:font-weight-complex="bold"/>
    </style:style>
    <style:style style:name="T7" style:family="text">
      <style:text-properties fo:color="#000000" style:font-name="Liberation Sans" fo:font-size="4pt" style:font-size-asian="8pt" style:font-name-complex="Liberation Serif2" style:font-size-complex="8pt"/>
    </style:style>
    <style:style style:name="T8" style:family="text">
      <style:text-properties fo:color="#ffffff" style:font-name="Liberation Sans" fo:font-size="4pt" style:font-size-asian="8pt" style:font-name-complex="Liberation Serif2" style:font-size-complex="8pt"/>
    </style:style>
    <style:style style:name="T9" style:family="text">
      <style:text-properties fo:color="#7f7f7f" style:font-name="Liberation Sans" fo:font-size="4pt" style:font-size-asian="8pt" style:font-name-complex="Liberation Serif2" style:font-size-complex="8pt"/>
    </style:style>
    <style:style style:name="T10" style:family="text">
      <style:text-properties fo:color="#000000" style:font-name="Liberation Sans" fo:font-size="6pt" style:font-size-asian="6pt" style:font-name-complex="DejaVuSans" style:font-size-complex="6pt"/>
    </style:style>
    <style:style style:name="T11" style:family="text">
      <style:text-properties fo:color="#000000" style:font-name="Liberation Sans" fo:font-size="6pt" style:text-underline-style="none" fo:font-weight="bold" style:font-size-asian="6pt" style:font-weight-asian="bold" style:font-name-complex="DejaVuSans" style:font-size-complex="6pt" style:font-weight-complex="bold"/>
    </style:style>
    <style:style style:name="T12" style:family="text">
      <style:text-properties fo:color="#000000" style:font-name="Liberation Sans" fo:font-size="4pt" fo:text-shadow="1pt 1pt" fo:font-weight="normal" style:font-size-asian="5pt" style:font-weight-asian="normal" style:font-name-complex="DejaVuSans" style:font-size-complex="5pt" style:font-weight-complex="normal"/>
    </style:style>
    <style:style style:name="T13" style:family="text">
      <style:text-properties fo:color="#000000" style:font-name="Liberation Sans" fo:font-size="8pt" style:text-underline-style="none" fo:font-weight="bold" style:font-size-asian="6pt" style:font-weight-asian="bold" style:font-name-complex="DejaVuSans" style:font-size-complex="6pt" style:font-weight-complex="bold"/>
    </style:style>
    <style:style style:name="T14" style:family="text">
      <style:text-properties fo:color="#000000" style:font-name="Liberation Sans" fo:font-size="4pt" fo:text-shadow="1pt 1pt" style:font-size-asian="8pt" style:font-name-complex="Liberation Serif2" style:font-size-complex="8pt"/>
    </style:style>
    <style:style style:name="T15" style:family="text">
      <style:text-properties fo:color="#ffffff" style:font-name="Liberation Sans" fo:font-size="4pt" fo:text-shadow="1pt 1pt" style:font-size-asian="8pt" style:font-name-complex="Liberation Serif2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117cm" svg:height="0.126cm" svg:x="1.317cm" svg:y="2.485cm" svg:viewBox="0 0 118 127" draw:points="0,127 118,127 118,0 0,0">
          <text:p/>
        </draw:polygon>
        <draw:polygon draw:style-name="gr1" draw:text-style-name="P1" draw:layer="layout" svg:width="0.483cm" svg:height="0.126cm" svg:x="1.434cm" svg:y="2.325cm" svg:viewBox="0 0 484 127" draw:points="0,127 484,127 484,0 0,0">
          <text:p/>
        </draw:polygon>
        <draw:polygon draw:style-name="gr1" draw:text-style-name="P1" draw:layer="layout" svg:width="0.362cm" svg:height="0.126cm" svg:x="1.918cm" svg:y="2.166cm" svg:viewBox="0 0 363 127" draw:points="0,127 363,127 363,0 0,0">
          <text:p/>
        </draw:polygon>
        <draw:polygon draw:style-name="gr1" draw:text-style-name="P1" draw:layer="layout" svg:width="2.052cm" svg:height="0.126cm" svg:x="2.282cm" svg:y="2.007cm" svg:viewBox="0 0 2053 127" draw:points="0,127 2053,127 2053,0 0,0">
          <text:p/>
        </draw:polygon>
        <draw:polygon draw:style-name="gr1" draw:text-style-name="P1" draw:layer="layout" svg:width="0.082cm" svg:height="0.126cm" svg:x="4.335cm" svg:y="1.848cm" svg:viewBox="0 0 83 127" draw:points="0,127 83,127 83,0 0,0">
          <text:p/>
        </draw:polygon>
        <draw:polygon draw:style-name="gr1" draw:text-style-name="P1" draw:layer="layout" svg:width="0.307cm" svg:height="0.126cm" svg:x="4.418cm" svg:y="1.689cm" svg:viewBox="0 0 308 127" draw:points="0,127 308,127 308,0 0,0">
          <text:p/>
        </draw:polygon>
        <draw:polygon draw:style-name="gr2" draw:text-style-name="P2" draw:layer="layout" svg:width="0cm" svg:height="0.126cm" svg:x="4.726cm" svg:y="1.529cm" svg:viewBox="0 0 0 127" draw:points="0,127 0,127 0,0 0,0">
          <text:p/>
        </draw:polygon>
        <draw:polygon draw:style-name="gr2" draw:text-style-name="P2" draw:layer="layout" svg:width="0cm" svg:height="0.02cm" svg:x="1.316cm" svg:y="2.707cm" svg:viewBox="0 0 0 21" draw:points="0,0 0,21">
          <text:p/>
        </draw:polygon>
        <draw:line draw:style-name="gr3" draw:text-style-name="P3" draw:layer="layout" svg:x1="1.316cm" svg:y1="2.707cm" svg:x2="1.316cm" svg:y2="2.728cm">
          <text:p/>
        </draw:line>
        <draw:line draw:style-name="gr4" draw:text-style-name="P3" draw:layer="layout" svg:x1="1.814cm" svg:y1="2.707cm" svg:x2="1.814cm" svg:y2="1.468cm">
          <text:p/>
        </draw:line>
        <draw:polygon draw:style-name="gr2" draw:text-style-name="P2" draw:layer="layout" svg:width="0cm" svg:height="0.02cm" svg:x="1.814cm" svg:y="2.707cm" svg:viewBox="0 0 0 21" draw:points="0,0 0,21">
          <text:p/>
        </draw:polygon>
        <draw:line draw:style-name="gr3" draw:text-style-name="P3" draw:layer="layout" svg:x1="1.814cm" svg:y1="2.707cm" svg:x2="1.814cm" svg:y2="2.728cm">
          <text:p/>
        </draw:line>
        <draw:frame draw:style-name="gr5" draw:text-style-name="P5" draw:layer="layout" svg:width="0.222cm" svg:height="0.32cm" svg:x="1.301cm" svg:y="2.744cm">
          <draw:text-box>
            <text:p text:style-name="P4"><text:span text:style-name="T1">0</text:span></text:p>
          </draw:text-box>
        </draw:frame>
        <draw:line draw:style-name="gr4" draw:text-style-name="P3" draw:layer="layout" svg:x1="2.31cm" svg:y1="2.707cm" svg:x2="2.31cm" svg:y2="1.468cm">
          <text:p/>
        </draw:line>
        <draw:polygon draw:style-name="gr2" draw:text-style-name="P2" draw:layer="layout" svg:width="0cm" svg:height="0.02cm" svg:x="2.311cm" svg:y="2.707cm" svg:viewBox="0 0 0 21" draw:points="0,0 0,21">
          <text:p/>
        </draw:polygon>
        <draw:line draw:style-name="gr3" draw:text-style-name="P3" draw:layer="layout" svg:x1="2.31cm" svg:y1="2.707cm" svg:x2="2.31cm" svg:y2="2.728cm">
          <text:p/>
        </draw:line>
        <draw:frame draw:style-name="gr6" draw:text-style-name="P5" draw:layer="layout" svg:width="0.145cm" svg:height="0.32cm" svg:x="1.797cm" svg:y="2.744cm">
          <draw:text-box>
            <text:p text:style-name="P4"><text:span text:style-name="T1">5</text:span></text:p>
          </draw:text-box>
        </draw:frame>
        <draw:line draw:style-name="gr4" draw:text-style-name="P3" draw:layer="layout" svg:x1="2.808cm" svg:y1="2.707cm" svg:x2="2.808cm" svg:y2="1.468cm">
          <text:p/>
        </draw:line>
        <draw:polygon draw:style-name="gr2" draw:text-style-name="P2" draw:layer="layout" svg:width="0cm" svg:height="0.02cm" svg:x="2.808cm" svg:y="2.707cm" svg:viewBox="0 0 0 21" draw:points="0,0 0,21">
          <text:p/>
        </draw:polygon>
        <draw:line draw:style-name="gr3" draw:text-style-name="P3" draw:layer="layout" svg:x1="2.808cm" svg:y1="2.707cm" svg:x2="2.808cm" svg:y2="2.728cm">
          <text:p/>
        </draw:line>
        <draw:frame draw:style-name="gr7" draw:text-style-name="P5" draw:layer="layout" svg:width="0.287cm" svg:height="0.32cm" svg:x="2.278cm" svg:y="2.744cm">
          <draw:text-box>
            <text:p text:style-name="P4"><text:span text:style-name="T1">10</text:span></text:p>
          </draw:text-box>
        </draw:frame>
        <draw:line draw:style-name="gr4" draw:text-style-name="P3" draw:layer="layout" svg:x1="3.305cm" svg:y1="2.707cm" svg:x2="3.305cm" svg:y2="1.468cm">
          <text:p/>
        </draw:line>
        <draw:polygon draw:style-name="gr2" draw:text-style-name="P2" draw:layer="layout" svg:width="0cm" svg:height="0.02cm" svg:x="3.305cm" svg:y="2.707cm" svg:viewBox="0 0 0 21" draw:points="0,0 0,21">
          <text:p/>
        </draw:polygon>
        <draw:line draw:style-name="gr3" draw:text-style-name="P3" draw:layer="layout" svg:x1="3.305cm" svg:y1="2.707cm" svg:x2="3.305cm" svg:y2="2.728cm">
          <text:p/>
        </draw:line>
        <draw:frame draw:style-name="gr7" draw:text-style-name="P5" draw:layer="layout" svg:width="0.287cm" svg:height="0.32cm" svg:x="2.776cm" svg:y="2.744cm">
          <draw:text-box>
            <text:p text:style-name="P4"><text:span text:style-name="T1">1</text:span><text:span text:style-name="T1">5</text:span></text:p>
          </draw:text-box>
        </draw:frame>
        <draw:line draw:style-name="gr4" draw:text-style-name="P3" draw:layer="layout" svg:x1="3.802cm" svg:y1="2.707cm" svg:x2="3.802cm" svg:y2="1.468cm">
          <text:p/>
        </draw:line>
        <draw:polygon draw:style-name="gr2" draw:text-style-name="P2" draw:layer="layout" svg:width="0cm" svg:height="0.02cm" svg:x="3.802cm" svg:y="2.707cm" svg:viewBox="0 0 0 21" draw:points="0,0 0,21">
          <text:p/>
        </draw:polygon>
        <draw:line draw:style-name="gr3" draw:text-style-name="P3" draw:layer="layout" svg:x1="3.802cm" svg:y1="2.707cm" svg:x2="3.802cm" svg:y2="2.728cm">
          <text:p/>
        </draw:line>
        <draw:frame draw:style-name="gr7" draw:text-style-name="P5" draw:layer="layout" svg:width="0.287cm" svg:height="0.32cm" svg:x="3.272cm" svg:y="2.744cm">
          <draw:text-box>
            <text:p text:style-name="P4"><text:span text:style-name="T1">2</text:span><text:span text:style-name="T1">0</text:span></text:p>
          </draw:text-box>
        </draw:frame>
        <draw:line draw:style-name="gr4" draw:text-style-name="P3" draw:layer="layout" svg:x1="4.299cm" svg:y1="2.707cm" svg:x2="4.299cm" svg:y2="1.468cm">
          <text:p/>
        </draw:line>
        <draw:polygon draw:style-name="gr2" draw:text-style-name="P2" draw:layer="layout" svg:width="0cm" svg:height="0.02cm" svg:x="4.299cm" svg:y="2.707cm" svg:viewBox="0 0 0 21" draw:points="0,0 0,21">
          <text:p/>
        </draw:polygon>
        <draw:line draw:style-name="gr3" draw:text-style-name="P3" draw:layer="layout" svg:x1="4.299cm" svg:y1="2.707cm" svg:x2="4.299cm" svg:y2="2.728cm">
          <text:p/>
        </draw:line>
        <draw:frame draw:style-name="gr7" draw:text-style-name="P5" draw:layer="layout" svg:width="0.287cm" svg:height="0.32cm" svg:x="3.77cm" svg:y="2.744cm">
          <draw:text-box>
            <text:p text:style-name="P4"><text:span text:style-name="T1">2</text:span><text:span text:style-name="T1">5</text:span></text:p>
          </draw:text-box>
        </draw:frame>
        <draw:line draw:style-name="gr4" draw:text-style-name="P3" draw:layer="layout" svg:x1="4.796cm" svg:y1="2.707cm" svg:x2="4.796cm" svg:y2="1.468cm">
          <text:p/>
        </draw:line>
        <draw:polygon draw:style-name="gr2" draw:text-style-name="P2" draw:layer="layout" svg:width="0cm" svg:height="0.02cm" svg:x="4.796cm" svg:y="2.707cm" svg:viewBox="0 0 0 21" draw:points="0,0 0,21">
          <text:p/>
        </draw:polygon>
        <draw:line draw:style-name="gr3" draw:text-style-name="P3" draw:layer="layout" svg:x1="4.796cm" svg:y1="2.707cm" svg:x2="4.796cm" svg:y2="2.728cm">
          <text:p/>
        </draw:line>
        <draw:frame draw:style-name="gr7" draw:text-style-name="P5" draw:layer="layout" svg:width="0.287cm" svg:height="0.32cm" svg:x="4.267cm" svg:y="2.744cm">
          <draw:text-box>
            <text:p text:style-name="P4"><text:span text:style-name="T1">3</text:span><text:span text:style-name="T1">0</text:span></text:p>
          </draw:text-box>
        </draw:frame>
        <draw:frame draw:style-name="gr7" draw:text-style-name="P5" draw:layer="layout" svg:width="0.287cm" svg:height="0.32cm" svg:x="4.765cm" svg:y="2.744cm">
          <draw:text-box>
            <text:p text:style-name="P4"><text:span text:style-name="T1">3</text:span><text:span text:style-name="T1">5</text:span></text:p>
          </draw:text-box>
        </draw:frame>
        <draw:polygon draw:style-name="gr2" draw:text-style-name="P2" draw:layer="layout" svg:width="0.012cm" svg:height="0cm" svg:x="1.303cm" svg:y="2.707cm" svg:viewBox="0 0 13 0" draw:points="13,0 0,0">
          <text:p/>
        </draw:polygon>
        <draw:line draw:style-name="gr3" draw:text-style-name="P3" draw:layer="layout" svg:x1="1.316cm" svg:y1="2.707cm" svg:x2="1.303cm" svg:y2="2.707cm">
          <text:p/>
        </draw:line>
        <draw:frame draw:style-name="gr8" draw:text-style-name="P6" draw:layer="layout" svg:width="1.638cm" svg:height="0.321cm" svg:x="2.675cm" svg:y="2.895cm">
          <draw:text-box>
            <text:p text:style-name="P4"><text:span text:style-name="T2">S</text:span><text:span text:style-name="T2">c</text:span><text:span text:style-name="T2">h</text:span><text:span text:style-name="T2">e</text:span><text:span text:style-name="T2">d</text:span><text:span text:style-name="T2">u</text:span><text:span text:style-name="T2">l</text:span><text:span text:style-name="T2">e </text:span><text:span text:style-name="T2">(</text:span><text:span text:style-name="T2">m</text:span><text:span text:style-name="T2">s</text:span><text:span text:style-name="T2">)</text:span></text:p>
          </draw:text-box>
        </draw:frame>
        <draw:line draw:style-name="gr4" draw:text-style-name="P3" draw:layer="layout" svg:x1="1.316cm" svg:y1="2.548cm" svg:x2="4.897cm" svg:y2="2.548cm">
          <text:p/>
        </draw:line>
        <draw:polygon draw:style-name="gr2" draw:text-style-name="P2" draw:layer="layout" svg:width="0.012cm" svg:height="0cm" svg:x="1.303cm" svg:y="2.548cm" svg:viewBox="0 0 13 0" draw:points="13,0 0,0">
          <text:p/>
        </draw:polygon>
        <draw:line draw:style-name="gr3" draw:text-style-name="P3" draw:layer="layout" svg:x1="1.316cm" svg:y1="2.548cm" svg:x2="1.303cm" svg:y2="2.548cm">
          <text:p/>
        </draw:line>
        <draw:line draw:style-name="gr4" draw:text-style-name="P3" draw:layer="layout" svg:x1="1.316cm" svg:y1="2.389cm" svg:x2="4.897cm" svg:y2="2.389cm">
          <text:p/>
        </draw:line>
        <draw:polygon draw:style-name="gr2" draw:text-style-name="P2" draw:layer="layout" svg:width="0.012cm" svg:height="0cm" svg:x="1.303cm" svg:y="2.389cm" svg:viewBox="0 0 13 0" draw:points="13,0 0,0">
          <text:p/>
        </draw:polygon>
        <draw:line draw:style-name="gr3" draw:text-style-name="P3" draw:layer="layout" svg:x1="1.316cm" svg:y1="2.389cm" svg:x2="1.303cm" svg:y2="2.389cm">
          <text:p/>
        </draw:line>
        <draw:frame draw:style-name="gr9" draw:text-style-name="P7" draw:layer="layout" svg:width="0.573cm" svg:height="0.2cm" svg:x="0.822cm" svg:y="2.469cm">
          <draw:text-box>
            <text:p text:style-name="P4"><text:span text:style-name="T3">HX_IN</text:span></text:p>
          </draw:text-box>
        </draw:frame>
        <draw:line draw:style-name="gr4" draw:text-style-name="P3" draw:layer="layout" svg:x1="1.316cm" svg:y1="2.23cm" svg:x2="4.897cm" svg:y2="2.23cm">
          <text:p/>
        </draw:line>
        <draw:polygon draw:style-name="gr2" draw:text-style-name="P2" draw:layer="layout" svg:width="0.012cm" svg:height="0cm" svg:x="1.303cm" svg:y="2.23cm" svg:viewBox="0 0 13 0" draw:points="13,0 0,0">
          <text:p/>
        </draw:polygon>
        <draw:line draw:style-name="gr3" draw:text-style-name="P3" draw:layer="layout" svg:x1="1.316cm" svg:y1="2.23cm" svg:x2="1.303cm" svg:y2="2.23cm">
          <text:p/>
        </draw:line>
        <draw:frame draw:style-name="gr10" draw:text-style-name="P7" draw:layer="layout" svg:width="0.788cm" svg:height="0.2cm" svg:x="0.607cm" svg:y="2.31cm">
          <draw:text-box>
            <text:p text:style-name="P4"><text:span text:style-name="T3">H1_CONV</text:span></text:p>
          </draw:text-box>
        </draw:frame>
        <draw:line draw:style-name="gr4" draw:text-style-name="P3" draw:layer="layout" svg:x1="1.316cm" svg:y1="2.071cm" svg:x2="4.897cm" svg:y2="2.071cm">
          <text:p/>
        </draw:line>
        <draw:polygon draw:style-name="gr2" draw:text-style-name="P2" draw:layer="layout" svg:width="0.012cm" svg:height="0cm" svg:x="1.303cm" svg:y="2.071cm" svg:viewBox="0 0 13 0" draw:points="13,0 0,0">
          <text:p/>
        </draw:polygon>
        <draw:line draw:style-name="gr3" draw:text-style-name="P3" draw:layer="layout" svg:x1="1.316cm" svg:y1="2.071cm" svg:x2="1.303cm" svg:y2="2.071cm">
          <text:p/>
        </draw:line>
        <draw:frame draw:style-name="gr11" draw:text-style-name="P7" draw:layer="layout" svg:width="0.757cm" svg:height="0.206cm" svg:x="0.638cm" svg:y="2.151cm">
          <draw:text-box>
            <text:p text:style-name="P4"><text:span text:style-name="T3">H2_POOL</text:span></text:p>
          </draw:text-box>
        </draw:frame>
        <draw:line draw:style-name="gr4" draw:text-style-name="P3" draw:layer="layout" svg:x1="1.316cm" svg:y1="1.912cm" svg:x2="4.897cm" svg:y2="1.912cm">
          <text:p/>
        </draw:line>
        <draw:polygon draw:style-name="gr2" draw:text-style-name="P2" draw:layer="layout" svg:width="0.012cm" svg:height="0cm" svg:x="1.303cm" svg:y="1.912cm" svg:viewBox="0 0 13 0" draw:points="13,0 0,0">
          <text:p/>
        </draw:polygon>
        <draw:line draw:style-name="gr3" draw:text-style-name="P3" draw:layer="layout" svg:x1="1.316cm" svg:y1="1.912cm" svg:x2="1.303cm" svg:y2="1.912cm">
          <text:p/>
        </draw:line>
        <draw:frame draw:style-name="gr12" draw:text-style-name="P7" draw:layer="layout" svg:width="0.915cm" svg:height="0.235cm" svg:x="0.607cm" svg:y="1.995cm">
          <draw:text-box>
            <text:p text:style-name="P4"><text:span text:style-name="T3">H3_CONV</text:span></text:p>
          </draw:text-box>
        </draw:frame>
        <draw:line draw:style-name="gr4" draw:text-style-name="P3" draw:layer="layout" svg:x1="1.316cm" svg:y1="1.753cm" svg:x2="4.897cm" svg:y2="1.753cm">
          <text:p/>
        </draw:line>
        <draw:polygon draw:style-name="gr2" draw:text-style-name="P2" draw:layer="layout" svg:width="0.012cm" svg:height="0cm" svg:x="1.303cm" svg:y="1.753cm" svg:viewBox="0 0 13 0" draw:points="13,0 0,0">
          <text:p/>
        </draw:polygon>
        <draw:line draw:style-name="gr3" draw:text-style-name="P3" draw:layer="layout" svg:x1="1.316cm" svg:y1="1.753cm" svg:x2="1.303cm" svg:y2="1.753cm">
          <text:p/>
        </draw:line>
        <draw:frame draw:style-name="gr13" draw:text-style-name="P7" draw:layer="layout" svg:width="0.884cm" svg:height="0.2cm" svg:x="0.638cm" svg:y="1.836cm">
          <draw:text-box>
            <text:p text:style-name="P4"><text:span text:style-name="T3">H4_POOL</text:span></text:p>
          </draw:text-box>
        </draw:frame>
        <draw:line draw:style-name="gr4" draw:text-style-name="P3" draw:layer="layout" svg:x1="1.316cm" svg:y1="1.593cm" svg:x2="4.897cm" svg:y2="1.593cm">
          <text:p/>
        </draw:line>
        <draw:polygon draw:style-name="gr2" draw:text-style-name="P2" draw:layer="layout" svg:width="0.012cm" svg:height="0cm" svg:x="1.303cm" svg:y="1.593cm" svg:viewBox="0 0 13 0" draw:points="13,0 0,0">
          <text:p/>
        </draw:polygon>
        <draw:line draw:style-name="gr3" draw:text-style-name="P3" draw:layer="layout" svg:x1="1.316cm" svg:y1="1.593cm" svg:x2="1.303cm" svg:y2="1.593cm">
          <text:p/>
        </draw:line>
        <draw:frame draw:style-name="gr14" draw:text-style-name="P7" draw:layer="layout" svg:width="0.561cm" svg:height="0.2cm" svg:x="0.834cm" svg:y="1.673cm">
          <draw:text-box>
            <text:p text:style-name="P4"><text:span text:style-name="T3">H5_FC</text:span></text:p>
          </draw:text-box>
        </draw:frame>
        <draw:frame draw:style-name="gr15" draw:text-style-name="P7" draw:layer="layout" svg:width="0.833cm" svg:height="0.208cm" svg:x="0.689cm" svg:y="1.514cm">
          <draw:text-box>
            <text:p text:style-name="P4"><text:span text:style-name="T3">HY_OUT</text:span></text:p>
          </draw:text-box>
        </draw:frame>
        <draw:line draw:style-name="gr16" draw:text-style-name="P3" draw:layer="layout" svg:x1="1.316cm" svg:y1="2.707cm" svg:x2="1.316cm" svg:y2="1.468cm">
          <text:p/>
        </draw:line>
        <draw:line draw:style-name="gr16" draw:text-style-name="P3" draw:layer="layout" svg:x1="4.897cm" svg:y1="2.707cm" svg:x2="4.897cm" svg:y2="1.468cm">
          <text:p/>
        </draw:line>
        <draw:line draw:style-name="gr16" draw:text-style-name="P3" draw:layer="layout" svg:x1="1.316cm" svg:y1="2.707cm" svg:x2="4.897cm" svg:y2="2.707cm">
          <text:p/>
        </draw:line>
        <draw:line draw:style-name="gr16" draw:text-style-name="P3" draw:layer="layout" svg:x1="1.316cm" svg:y1="1.468cm" svg:x2="4.897cm" svg:y2="1.468cm">
          <text:p/>
        </draw:line>
        <draw:frame draw:style-name="gr17" draw:text-style-name="P9" draw:layer="layout" svg:width="12.192cm" svg:height="0.887cm" svg:x="0cm" svg:y="0.001cm">
          <draw:text-box>
            <text:p text:style-name="P8"><text:span text:style-name="T4">De</text:span><text:span text:style-name="T4">plo</text:span><text:span text:style-name="T4">ym</text:span><text:span text:style-name="T4">ent</text:span></text:p>
          </draw:text-box>
        </draw:frame>
        <draw:frame draw:style-name="gr18" draw:text-style-name="P10" draw:layer="layout" svg:width="3.541cm" svg:height="0.319cm" svg:x="1.351cm" svg:y="1.027cm">
          <draw:text-box>
            <text:p text:style-name="P4"><text:span text:style-name="T5">AR</text:span><text:span text:style-name="T5">M </text:span><text:span text:style-name="T5">Cort</text:span><text:span text:style-name="T5">ex </text:span><text:span text:style-name="T5">A9 </text:span><text:span text:style-name="T5">@ </text:span><text:span text:style-name="T5">666 </text:span><text:span text:style-name="T5">MH</text:span><text:span text:style-name="T5">z</text:span></text:p>
          </draw:text-box>
        </draw:frame>
        <draw:line draw:style-name="gr19" draw:text-style-name="P11" draw:layer="layout" svg:x1="4.718cm" svg:y1="1.471cm" svg:x2="4.718cm" svg:y2="3.249cm">
          <text:p/>
        </draw:line>
        <draw:frame draw:style-name="gr20" draw:text-style-name="P12" draw:layer="layout" svg:width="2.728cm" svg:height="0.319cm" svg:x="1.752cm" svg:y="0.528cm">
          <draw:text-box>
            <text:p text:style-name="P4"><text:span text:style-name="T6">Floa</text:span><text:span text:style-name="T6">ting-</text:span><text:span text:style-name="T6">poin</text:span><text:span text:style-name="T6">t 32-</text:span><text:span text:style-name="T6">bit</text:span></text:p>
          </draw:text-box>
        </draw:frame>
        <draw:polygon draw:style-name="gr21" draw:text-style-name="P13" draw:layer="layout" svg:width="0.039cm" svg:height="0.128cm" svg:x="1.419cm" svg:y="5.191cm" svg:viewBox="0 0 40 129" draw:points="0,129 40,129 40,0 0,0">
          <text:p/>
        </draw:polygon>
        <draw:polygon draw:style-name="gr22" draw:text-style-name="P14" draw:layer="layout" svg:width="0.269cm" svg:height="0.126cm" svg:x="1.457cm" svg:y="5.191cm" svg:viewBox="0 0 270 127" draw:points="0,127 270,127 270,0 0,0">
          <text:p/>
        </draw:polygon>
        <draw:polygon draw:style-name="gr21" draw:text-style-name="P13" draw:layer="layout" svg:width="0.437cm" svg:height="0.126cm" svg:x="1.458cm" svg:y="5.031cm" svg:viewBox="0 0 438 127" draw:points="0,127 438,127 438,0 0,0">
          <text:p/>
        </draw:polygon>
        <draw:polygon draw:style-name="gr22" draw:text-style-name="P14" draw:layer="layout" svg:width="1.462cm" svg:height="0.126cm" svg:x="1.894cm" svg:y="5.031cm" svg:viewBox="0 0 1463 127" draw:points="0,127 1463,127 1463,0 0,0">
          <text:p/>
        </draw:polygon>
        <draw:polygon draw:style-name="gr21" draw:text-style-name="P13" draw:layer="layout" svg:width="0.09cm" svg:height="0.126cm" svg:x="1.898cm" svg:y="4.874cm" svg:viewBox="0 0 91 127" draw:points="0,127 91,127 91,0 0,0">
          <text:p/>
        </draw:polygon>
        <draw:polygon draw:style-name="gr22" draw:text-style-name="P14" draw:layer="layout" svg:width="0.796cm" svg:height="0.126cm" svg:x="1.987cm" svg:y="4.874cm" svg:viewBox="0 0 797 127" draw:points="0,127 797,127 797,0 0,0">
          <text:p/>
        </draw:polygon>
        <draw:polygon draw:style-name="gr21" draw:text-style-name="P13" draw:layer="layout" svg:width="0.09cm" svg:height="0.126cm" svg:x="1.99cm" svg:y="4.714cm" svg:viewBox="0 0 91 127" draw:points="0,127 91,127 91,0 0,0">
          <text:p/>
        </draw:polygon>
        <draw:polygon draw:style-name="gr22" draw:text-style-name="P14" draw:layer="layout" svg:width="0.786cm" svg:height="0.126cm" svg:x="2.078cm" svg:y="4.714cm" svg:viewBox="0 0 787 127" draw:points="0,127 787,127 787,0 0,0">
          <text:p/>
        </draw:polygon>
        <draw:polygon draw:style-name="gr23" draw:text-style-name="P13" draw:layer="layout" svg:width="0.204cm" svg:height="0.128cm" svg:x="2.081cm" svg:y="4.555cm" svg:viewBox="0 0 205 129" draw:points="0,129 205,129 205,0 0,0">
          <text:p/>
        </draw:polygon>
        <draw:polygon draw:style-name="gr24" draw:text-style-name="P14" draw:layer="layout" svg:width="2.323cm" svg:height="0.128cm" svg:x="2.284cm" svg:y="4.555cm" svg:viewBox="0 0 2324 129" draw:points="0,129 2324,129 2324,0 0,0">
          <text:p/>
        </draw:polygon>
        <draw:polygon draw:style-name="gr23" draw:text-style-name="P13" draw:layer="layout" svg:width="0.202cm" svg:height="0.126cm" svg:x="2.289cm" svg:y="4.397cm" svg:viewBox="0 0 203 127" draw:points="0,127 203,127 203,0 0,0">
          <text:p/>
        </draw:polygon>
        <draw:polygon draw:style-name="gr24" draw:text-style-name="P14" draw:layer="layout" svg:width="2.318cm" svg:height="0.126cm" svg:x="2.488cm" svg:y="4.397cm" svg:viewBox="0 0 2319 127" draw:points="0,127 2319,127 2319,0 0,0">
          <text:p/>
        </draw:polygon>
        <draw:polygon draw:style-name="gr21" draw:text-style-name="P13" draw:layer="layout" svg:width="0.027cm" svg:height="0.126cm" svg:x="2.491cm" svg:y="4.238cm" svg:viewBox="0 0 28 127" draw:points="0,127 28,127 28,0 0,0">
          <text:p/>
        </draw:polygon>
        <draw:polygon draw:style-name="gr22" draw:text-style-name="P14" draw:layer="layout" svg:width="0.351cm" svg:height="0.126cm" svg:x="2.517cm" svg:y="4.238cm" svg:viewBox="0 0 352 127" draw:points="0,127 352,127 352,0 0,0">
          <text:p/>
        </draw:polygon>
        <draw:polygon draw:style-name="gr21" draw:text-style-name="P13" draw:layer="layout" svg:width="0.073cm" svg:height="0.126cm" svg:x="2.52cm" svg:y="4.079cm" svg:viewBox="0 0 74 127" draw:points="0,127 74,127 74,0 0,0">
          <text:p/>
        </draw:polygon>
        <draw:polygon draw:style-name="gr22" draw:text-style-name="P14" draw:layer="layout" svg:width="0.815cm" svg:height="0.126cm" svg:x="2.592cm" svg:y="4.079cm" svg:viewBox="0 0 816 127" draw:points="0,127 816,127 816,0 0,0">
          <text:p/>
        </draw:polygon>
        <draw:polygon draw:style-name="gr2" draw:text-style-name="P2" draw:layer="layout" svg:width="0.001cm" svg:height="0.126cm" svg:x="2.596cm" svg:y="3.919cm" svg:viewBox="0 0 2 127" draw:points="0,127 2,127 2,0 0,0">
          <text:p/>
        </draw:polygon>
        <draw:line draw:style-name="gr25" draw:text-style-name="P3" draw:layer="layout" svg:x1="1.417cm" svg:y1="5.412cm" svg:x2="1.417cm" svg:y2="5.462cm">
          <text:p/>
        </draw:line>
        <draw:line draw:style-name="gr26" draw:text-style-name="P3" draw:layer="layout" svg:x1="2.146cm" svg:y1="5.412cm" svg:x2="2.146cm" svg:y2="5.388cm">
          <text:p/>
        </draw:line>
        <draw:line draw:style-name="gr26" draw:text-style-name="P3" draw:layer="layout" svg:x1="2.146cm" svg:y1="5.363cm" svg:x2="2.146cm" svg:y2="5.339cm">
          <text:p/>
        </draw:line>
        <draw:line draw:style-name="gr26" draw:text-style-name="P3" draw:layer="layout" svg:x1="2.146cm" svg:y1="5.313cm" svg:x2="2.146cm" svg:y2="5.289cm">
          <text:p/>
        </draw:line>
        <draw:line draw:style-name="gr26" draw:text-style-name="P3" draw:layer="layout" svg:x1="2.146cm" svg:y1="5.263cm" svg:x2="2.146cm" svg:y2="5.239cm">
          <text:p/>
        </draw:line>
        <draw:line draw:style-name="gr26" draw:text-style-name="P3" draw:layer="layout" svg:x1="2.146cm" svg:y1="5.215cm" svg:x2="2.146cm" svg:y2="5.189cm">
          <text:p/>
        </draw:line>
        <draw:line draw:style-name="gr26" draw:text-style-name="P3" draw:layer="layout" svg:x1="2.146cm" svg:y1="5.165cm" svg:x2="2.146cm" svg:y2="5.14cm">
          <text:p/>
        </draw:line>
        <draw:line draw:style-name="gr26" draw:text-style-name="P3" draw:layer="layout" svg:x1="2.146cm" svg:y1="5.116cm" svg:x2="2.146cm" svg:y2="5.09cm">
          <text:p/>
        </draw:line>
        <draw:line draw:style-name="gr26" draw:text-style-name="P3" draw:layer="layout" svg:x1="2.146cm" svg:y1="5.066cm" svg:x2="2.146cm" svg:y2="5.04cm">
          <text:p/>
        </draw:line>
        <draw:line draw:style-name="gr26" draw:text-style-name="P3" draw:layer="layout" svg:x1="2.146cm" svg:y1="5.016cm" svg:x2="2.146cm" svg:y2="4.99cm">
          <text:p/>
        </draw:line>
        <draw:line draw:style-name="gr26" draw:text-style-name="P3" draw:layer="layout" svg:x1="2.146cm" svg:y1="4.966cm" svg:x2="2.146cm" svg:y2="4.94cm">
          <text:p/>
        </draw:line>
        <draw:line draw:style-name="gr26" draw:text-style-name="P3" draw:layer="layout" svg:x1="2.146cm" svg:y1="4.917cm" svg:x2="2.146cm" svg:y2="4.893cm">
          <text:p/>
        </draw:line>
        <draw:line draw:style-name="gr26" draw:text-style-name="P3" draw:layer="layout" svg:x1="2.146cm" svg:y1="4.867cm" svg:x2="2.146cm" svg:y2="4.843cm">
          <text:p/>
        </draw:line>
        <draw:line draw:style-name="gr26" draw:text-style-name="P3" draw:layer="layout" svg:x1="2.146cm" svg:y1="4.817cm" svg:x2="2.146cm" svg:y2="4.793cm">
          <text:p/>
        </draw:line>
        <draw:line draw:style-name="gr26" draw:text-style-name="P3" draw:layer="layout" svg:x1="2.146cm" svg:y1="4.767cm" svg:x2="2.146cm" svg:y2="4.743cm">
          <text:p/>
        </draw:line>
        <draw:line draw:style-name="gr26" draw:text-style-name="P3" draw:layer="layout" svg:x1="2.146cm" svg:y1="4.717cm" svg:x2="2.146cm" svg:y2="4.693cm">
          <text:p/>
        </draw:line>
        <draw:line draw:style-name="gr26" draw:text-style-name="P3" draw:layer="layout" svg:x1="2.146cm" svg:y1="4.668cm" svg:x2="2.146cm" svg:y2="4.644cm">
          <text:p/>
        </draw:line>
        <draw:line draw:style-name="gr26" draw:text-style-name="P3" draw:layer="layout" svg:x1="2.146cm" svg:y1="4.62cm" svg:x2="2.146cm" svg:y2="4.594cm">
          <text:p/>
        </draw:line>
        <draw:line draw:style-name="gr26" draw:text-style-name="P3" draw:layer="layout" svg:x1="2.146cm" svg:y1="4.57cm" svg:x2="2.146cm" svg:y2="4.544cm">
          <text:p/>
        </draw:line>
        <draw:line draw:style-name="gr26" draw:text-style-name="P3" draw:layer="layout" svg:x1="2.146cm" svg:y1="4.52cm" svg:x2="2.146cm" svg:y2="4.494cm">
          <text:p/>
        </draw:line>
        <draw:line draw:style-name="gr26" draw:text-style-name="P3" draw:layer="layout" svg:x1="2.146cm" svg:y1="4.471cm" svg:x2="2.146cm" svg:y2="4.445cm">
          <text:p/>
        </draw:line>
        <draw:line draw:style-name="gr26" draw:text-style-name="P3" draw:layer="layout" svg:x1="2.146cm" svg:y1="4.421cm" svg:x2="2.146cm" svg:y2="4.395cm">
          <text:p/>
        </draw:line>
        <draw:line draw:style-name="gr26" draw:text-style-name="P3" draw:layer="layout" svg:x1="2.146cm" svg:y1="4.371cm" svg:x2="2.146cm" svg:y2="4.347cm">
          <text:p/>
        </draw:line>
        <draw:line draw:style-name="gr26" draw:text-style-name="P3" draw:layer="layout" svg:x1="2.146cm" svg:y1="4.321cm" svg:x2="2.146cm" svg:y2="4.297cm">
          <text:p/>
        </draw:line>
        <draw:line draw:style-name="gr26" draw:text-style-name="P3" draw:layer="layout" svg:x1="2.146cm" svg:y1="4.271cm" svg:x2="2.146cm" svg:y2="4.247cm">
          <text:p/>
        </draw:line>
        <draw:line draw:style-name="gr26" draw:text-style-name="P3" draw:layer="layout" svg:x1="2.146cm" svg:y1="4.222cm" svg:x2="2.146cm" svg:y2="4.198cm">
          <text:p/>
        </draw:line>
        <draw:line draw:style-name="gr26" draw:text-style-name="P3" draw:layer="layout" svg:x1="2.146cm" svg:y1="4.171cm" svg:x2="2.146cm" svg:y2="4.147cm">
          <text:p/>
        </draw:line>
        <draw:line draw:style-name="gr26" draw:text-style-name="P3" draw:layer="layout" svg:x1="2.146cm" svg:y1="4.122cm" svg:x2="2.146cm" svg:y2="4.098cm">
          <text:p/>
        </draw:line>
        <draw:line draw:style-name="gr26" draw:text-style-name="P3" draw:layer="layout" svg:x1="2.146cm" svg:y1="4.074cm" svg:x2="2.146cm" svg:y2="4.048cm">
          <text:p/>
        </draw:line>
        <draw:line draw:style-name="gr26" draw:text-style-name="P3" draw:layer="layout" svg:x1="2.146cm" svg:y1="4.024cm" svg:x2="2.146cm" svg:y2="3.999cm">
          <text:p/>
        </draw:line>
        <draw:line draw:style-name="gr26" draw:text-style-name="P3" draw:layer="layout" svg:x1="2.146cm" svg:y1="3.975cm" svg:x2="2.146cm" svg:y2="3.949cm">
          <text:p/>
        </draw:line>
        <draw:line draw:style-name="gr26" draw:text-style-name="P3" draw:layer="layout" svg:x1="2.146cm" svg:y1="3.925cm" svg:x2="2.146cm" svg:y2="3.899cm">
          <text:p/>
        </draw:line>
        <draw:line draw:style-name="gr26" draw:text-style-name="P3" draw:layer="layout" svg:x1="2.146cm" svg:y1="3.875cm" svg:x2="2.146cm" svg:y2="3.849cm">
          <text:p/>
        </draw:line>
        <draw:line draw:style-name="gr26" draw:text-style-name="P3" draw:layer="layout" svg:x1="2.146cm" svg:y1="3.825cm" svg:x2="2.146cm" svg:y2="3.822cm">
          <text:p/>
        </draw:line>
        <draw:line draw:style-name="gr25" draw:text-style-name="P3" draw:layer="layout" svg:x1="2.146cm" svg:y1="5.412cm" svg:x2="2.146cm" svg:y2="5.462cm">
          <text:p/>
        </draw:line>
        <draw:line draw:style-name="gr26" draw:text-style-name="P3" draw:layer="layout" svg:x1="2.876cm" svg:y1="5.412cm" svg:x2="2.876cm" svg:y2="5.388cm">
          <text:p/>
        </draw:line>
        <draw:line draw:style-name="gr26" draw:text-style-name="P3" draw:layer="layout" svg:x1="2.876cm" svg:y1="5.363cm" svg:x2="2.876cm" svg:y2="5.339cm">
          <text:p/>
        </draw:line>
        <draw:line draw:style-name="gr26" draw:text-style-name="P3" draw:layer="layout" svg:x1="2.876cm" svg:y1="5.313cm" svg:x2="2.876cm" svg:y2="5.289cm">
          <text:p/>
        </draw:line>
        <draw:line draw:style-name="gr26" draw:text-style-name="P3" draw:layer="layout" svg:x1="2.876cm" svg:y1="5.263cm" svg:x2="2.876cm" svg:y2="5.239cm">
          <text:p/>
        </draw:line>
        <draw:line draw:style-name="gr26" draw:text-style-name="P3" draw:layer="layout" svg:x1="2.876cm" svg:y1="5.215cm" svg:x2="2.876cm" svg:y2="5.189cm">
          <text:p/>
        </draw:line>
        <draw:line draw:style-name="gr26" draw:text-style-name="P3" draw:layer="layout" svg:x1="2.876cm" svg:y1="5.165cm" svg:x2="2.876cm" svg:y2="5.14cm">
          <text:p/>
        </draw:line>
        <draw:line draw:style-name="gr26" draw:text-style-name="P3" draw:layer="layout" svg:x1="2.876cm" svg:y1="5.116cm" svg:x2="2.876cm" svg:y2="5.09cm">
          <text:p/>
        </draw:line>
        <draw:line draw:style-name="gr26" draw:text-style-name="P3" draw:layer="layout" svg:x1="2.876cm" svg:y1="5.066cm" svg:x2="2.876cm" svg:y2="5.04cm">
          <text:p/>
        </draw:line>
        <draw:line draw:style-name="gr26" draw:text-style-name="P3" draw:layer="layout" svg:x1="2.876cm" svg:y1="5.016cm" svg:x2="2.876cm" svg:y2="4.99cm">
          <text:p/>
        </draw:line>
        <draw:line draw:style-name="gr26" draw:text-style-name="P3" draw:layer="layout" svg:x1="2.876cm" svg:y1="4.966cm" svg:x2="2.876cm" svg:y2="4.94cm">
          <text:p/>
        </draw:line>
        <draw:line draw:style-name="gr26" draw:text-style-name="P3" draw:layer="layout" svg:x1="2.876cm" svg:y1="4.917cm" svg:x2="2.876cm" svg:y2="4.893cm">
          <text:p/>
        </draw:line>
        <draw:line draw:style-name="gr26" draw:text-style-name="P3" draw:layer="layout" svg:x1="2.876cm" svg:y1="4.867cm" svg:x2="2.876cm" svg:y2="4.843cm">
          <text:p/>
        </draw:line>
        <draw:line draw:style-name="gr26" draw:text-style-name="P3" draw:layer="layout" svg:x1="2.876cm" svg:y1="4.817cm" svg:x2="2.876cm" svg:y2="4.793cm">
          <text:p/>
        </draw:line>
        <draw:line draw:style-name="gr26" draw:text-style-name="P3" draw:layer="layout" svg:x1="2.876cm" svg:y1="4.767cm" svg:x2="2.876cm" svg:y2="4.743cm">
          <text:p/>
        </draw:line>
        <draw:line draw:style-name="gr26" draw:text-style-name="P3" draw:layer="layout" svg:x1="2.876cm" svg:y1="4.717cm" svg:x2="2.876cm" svg:y2="4.693cm">
          <text:p/>
        </draw:line>
        <draw:line draw:style-name="gr26" draw:text-style-name="P3" draw:layer="layout" svg:x1="2.876cm" svg:y1="4.668cm" svg:x2="2.876cm" svg:y2="4.644cm">
          <text:p/>
        </draw:line>
        <draw:line draw:style-name="gr26" draw:text-style-name="P3" draw:layer="layout" svg:x1="2.876cm" svg:y1="4.62cm" svg:x2="2.876cm" svg:y2="4.594cm">
          <text:p/>
        </draw:line>
        <draw:line draw:style-name="gr26" draw:text-style-name="P3" draw:layer="layout" svg:x1="2.876cm" svg:y1="4.57cm" svg:x2="2.876cm" svg:y2="4.544cm">
          <text:p/>
        </draw:line>
        <draw:line draw:style-name="gr26" draw:text-style-name="P3" draw:layer="layout" svg:x1="2.876cm" svg:y1="4.52cm" svg:x2="2.876cm" svg:y2="4.494cm">
          <text:p/>
        </draw:line>
        <draw:line draw:style-name="gr26" draw:text-style-name="P3" draw:layer="layout" svg:x1="2.876cm" svg:y1="4.471cm" svg:x2="2.876cm" svg:y2="4.445cm">
          <text:p/>
        </draw:line>
        <draw:line draw:style-name="gr26" draw:text-style-name="P3" draw:layer="layout" svg:x1="2.876cm" svg:y1="4.421cm" svg:x2="2.876cm" svg:y2="4.395cm">
          <text:p/>
        </draw:line>
        <draw:line draw:style-name="gr26" draw:text-style-name="P3" draw:layer="layout" svg:x1="2.876cm" svg:y1="4.371cm" svg:x2="2.876cm" svg:y2="4.347cm">
          <text:p/>
        </draw:line>
        <draw:line draw:style-name="gr26" draw:text-style-name="P3" draw:layer="layout" svg:x1="2.876cm" svg:y1="4.321cm" svg:x2="2.876cm" svg:y2="4.297cm">
          <text:p/>
        </draw:line>
        <draw:line draw:style-name="gr26" draw:text-style-name="P3" draw:layer="layout" svg:x1="2.876cm" svg:y1="4.271cm" svg:x2="2.876cm" svg:y2="4.247cm">
          <text:p/>
        </draw:line>
        <draw:line draw:style-name="gr26" draw:text-style-name="P3" draw:layer="layout" svg:x1="2.876cm" svg:y1="4.222cm" svg:x2="2.876cm" svg:y2="4.198cm">
          <text:p/>
        </draw:line>
        <draw:line draw:style-name="gr26" draw:text-style-name="P3" draw:layer="layout" svg:x1="2.876cm" svg:y1="4.171cm" svg:x2="2.876cm" svg:y2="4.147cm">
          <text:p/>
        </draw:line>
        <draw:line draw:style-name="gr26" draw:text-style-name="P3" draw:layer="layout" svg:x1="2.876cm" svg:y1="4.122cm" svg:x2="2.876cm" svg:y2="4.098cm">
          <text:p/>
        </draw:line>
        <draw:line draw:style-name="gr26" draw:text-style-name="P3" draw:layer="layout" svg:x1="2.876cm" svg:y1="4.074cm" svg:x2="2.876cm" svg:y2="4.048cm">
          <text:p/>
        </draw:line>
        <draw:line draw:style-name="gr26" draw:text-style-name="P3" draw:layer="layout" svg:x1="2.876cm" svg:y1="4.024cm" svg:x2="2.876cm" svg:y2="3.999cm">
          <text:p/>
        </draw:line>
        <draw:line draw:style-name="gr26" draw:text-style-name="P3" draw:layer="layout" svg:x1="2.876cm" svg:y1="3.975cm" svg:x2="2.876cm" svg:y2="3.949cm">
          <text:p/>
        </draw:line>
        <draw:line draw:style-name="gr26" draw:text-style-name="P3" draw:layer="layout" svg:x1="2.876cm" svg:y1="3.925cm" svg:x2="2.876cm" svg:y2="3.899cm">
          <text:p/>
        </draw:line>
        <draw:line draw:style-name="gr26" draw:text-style-name="P3" draw:layer="layout" svg:x1="2.876cm" svg:y1="3.875cm" svg:x2="2.876cm" svg:y2="3.849cm">
          <text:p/>
        </draw:line>
        <draw:line draw:style-name="gr26" draw:text-style-name="P3" draw:layer="layout" svg:x1="2.876cm" svg:y1="3.825cm" svg:x2="2.876cm" svg:y2="3.822cm">
          <text:p/>
        </draw:line>
        <draw:line draw:style-name="gr25" draw:text-style-name="P3" draw:layer="layout" svg:x1="2.876cm" svg:y1="5.412cm" svg:x2="2.876cm" svg:y2="5.462cm">
          <text:p/>
        </draw:line>
        <draw:frame draw:style-name="gr27" draw:text-style-name="P15" draw:layer="layout" svg:width="0.145cm" svg:height="0.321cm" svg:x="1.387cm" svg:y="5.453cm">
          <draw:text-box>
            <text:p text:style-name="P4"><text:span text:style-name="T7">0</text:span></text:p>
          </draw:text-box>
        </draw:frame>
        <draw:line draw:style-name="gr26" draw:text-style-name="P3" draw:layer="layout" svg:x1="3.607cm" svg:y1="5.412cm" svg:x2="3.607cm" svg:y2="5.388cm">
          <text:p/>
        </draw:line>
        <draw:line draw:style-name="gr26" draw:text-style-name="P3" draw:layer="layout" svg:x1="3.607cm" svg:y1="5.363cm" svg:x2="3.607cm" svg:y2="5.339cm">
          <text:p/>
        </draw:line>
        <draw:line draw:style-name="gr26" draw:text-style-name="P3" draw:layer="layout" svg:x1="3.607cm" svg:y1="5.313cm" svg:x2="3.607cm" svg:y2="5.289cm">
          <text:p/>
        </draw:line>
        <draw:line draw:style-name="gr26" draw:text-style-name="P3" draw:layer="layout" svg:x1="3.607cm" svg:y1="5.263cm" svg:x2="3.607cm" svg:y2="5.239cm">
          <text:p/>
        </draw:line>
        <draw:line draw:style-name="gr26" draw:text-style-name="P3" draw:layer="layout" svg:x1="3.607cm" svg:y1="5.215cm" svg:x2="3.607cm" svg:y2="5.189cm">
          <text:p/>
        </draw:line>
        <draw:line draw:style-name="gr26" draw:text-style-name="P3" draw:layer="layout" svg:x1="3.607cm" svg:y1="5.165cm" svg:x2="3.607cm" svg:y2="5.14cm">
          <text:p/>
        </draw:line>
        <draw:line draw:style-name="gr26" draw:text-style-name="P3" draw:layer="layout" svg:x1="3.607cm" svg:y1="5.116cm" svg:x2="3.607cm" svg:y2="5.09cm">
          <text:p/>
        </draw:line>
        <draw:line draw:style-name="gr26" draw:text-style-name="P3" draw:layer="layout" svg:x1="3.607cm" svg:y1="5.066cm" svg:x2="3.607cm" svg:y2="5.04cm">
          <text:p/>
        </draw:line>
        <draw:line draw:style-name="gr26" draw:text-style-name="P3" draw:layer="layout" svg:x1="3.607cm" svg:y1="5.016cm" svg:x2="3.607cm" svg:y2="4.99cm">
          <text:p/>
        </draw:line>
        <draw:line draw:style-name="gr26" draw:text-style-name="P3" draw:layer="layout" svg:x1="3.607cm" svg:y1="4.966cm" svg:x2="3.607cm" svg:y2="4.94cm">
          <text:p/>
        </draw:line>
        <draw:line draw:style-name="gr26" draw:text-style-name="P3" draw:layer="layout" svg:x1="3.607cm" svg:y1="4.917cm" svg:x2="3.607cm" svg:y2="4.893cm">
          <text:p/>
        </draw:line>
        <draw:line draw:style-name="gr26" draw:text-style-name="P3" draw:layer="layout" svg:x1="3.607cm" svg:y1="4.867cm" svg:x2="3.607cm" svg:y2="4.843cm">
          <text:p/>
        </draw:line>
        <draw:line draw:style-name="gr26" draw:text-style-name="P3" draw:layer="layout" svg:x1="3.607cm" svg:y1="4.817cm" svg:x2="3.607cm" svg:y2="4.793cm">
          <text:p/>
        </draw:line>
        <draw:line draw:style-name="gr26" draw:text-style-name="P3" draw:layer="layout" svg:x1="3.607cm" svg:y1="4.767cm" svg:x2="3.607cm" svg:y2="4.743cm">
          <text:p/>
        </draw:line>
        <draw:line draw:style-name="gr26" draw:text-style-name="P3" draw:layer="layout" svg:x1="3.607cm" svg:y1="4.717cm" svg:x2="3.607cm" svg:y2="4.693cm">
          <text:p/>
        </draw:line>
        <draw:line draw:style-name="gr26" draw:text-style-name="P3" draw:layer="layout" svg:x1="3.607cm" svg:y1="4.668cm" svg:x2="3.607cm" svg:y2="4.644cm">
          <text:p/>
        </draw:line>
        <draw:line draw:style-name="gr26" draw:text-style-name="P3" draw:layer="layout" svg:x1="3.607cm" svg:y1="4.62cm" svg:x2="3.607cm" svg:y2="4.594cm">
          <text:p/>
        </draw:line>
        <draw:line draw:style-name="gr26" draw:text-style-name="P3" draw:layer="layout" svg:x1="3.607cm" svg:y1="4.57cm" svg:x2="3.607cm" svg:y2="4.544cm">
          <text:p/>
        </draw:line>
        <draw:line draw:style-name="gr26" draw:text-style-name="P3" draw:layer="layout" svg:x1="3.607cm" svg:y1="4.52cm" svg:x2="3.607cm" svg:y2="4.494cm">
          <text:p/>
        </draw:line>
        <draw:line draw:style-name="gr26" draw:text-style-name="P3" draw:layer="layout" svg:x1="3.607cm" svg:y1="4.471cm" svg:x2="3.607cm" svg:y2="4.445cm">
          <text:p/>
        </draw:line>
        <draw:line draw:style-name="gr26" draw:text-style-name="P3" draw:layer="layout" svg:x1="3.607cm" svg:y1="4.421cm" svg:x2="3.607cm" svg:y2="4.395cm">
          <text:p/>
        </draw:line>
        <draw:line draw:style-name="gr26" draw:text-style-name="P3" draw:layer="layout" svg:x1="3.607cm" svg:y1="4.371cm" svg:x2="3.607cm" svg:y2="4.347cm">
          <text:p/>
        </draw:line>
        <draw:line draw:style-name="gr26" draw:text-style-name="P3" draw:layer="layout" svg:x1="3.607cm" svg:y1="4.321cm" svg:x2="3.607cm" svg:y2="4.297cm">
          <text:p/>
        </draw:line>
        <draw:line draw:style-name="gr26" draw:text-style-name="P3" draw:layer="layout" svg:x1="3.607cm" svg:y1="4.271cm" svg:x2="3.607cm" svg:y2="4.247cm">
          <text:p/>
        </draw:line>
        <draw:line draw:style-name="gr26" draw:text-style-name="P3" draw:layer="layout" svg:x1="3.607cm" svg:y1="4.222cm" svg:x2="3.607cm" svg:y2="4.198cm">
          <text:p/>
        </draw:line>
        <draw:line draw:style-name="gr26" draw:text-style-name="P3" draw:layer="layout" svg:x1="3.607cm" svg:y1="4.171cm" svg:x2="3.607cm" svg:y2="4.147cm">
          <text:p/>
        </draw:line>
        <draw:line draw:style-name="gr26" draw:text-style-name="P3" draw:layer="layout" svg:x1="3.607cm" svg:y1="4.122cm" svg:x2="3.607cm" svg:y2="4.098cm">
          <text:p/>
        </draw:line>
        <draw:line draw:style-name="gr26" draw:text-style-name="P3" draw:layer="layout" svg:x1="3.607cm" svg:y1="4.074cm" svg:x2="3.607cm" svg:y2="4.048cm">
          <text:p/>
        </draw:line>
        <draw:line draw:style-name="gr26" draw:text-style-name="P3" draw:layer="layout" svg:x1="3.607cm" svg:y1="4.024cm" svg:x2="3.607cm" svg:y2="3.999cm">
          <text:p/>
        </draw:line>
        <draw:line draw:style-name="gr26" draw:text-style-name="P3" draw:layer="layout" svg:x1="3.607cm" svg:y1="3.975cm" svg:x2="3.607cm" svg:y2="3.949cm">
          <text:p/>
        </draw:line>
        <draw:line draw:style-name="gr26" draw:text-style-name="P3" draw:layer="layout" svg:x1="3.607cm" svg:y1="3.925cm" svg:x2="3.607cm" svg:y2="3.899cm">
          <text:p/>
        </draw:line>
        <draw:line draw:style-name="gr26" draw:text-style-name="P3" draw:layer="layout" svg:x1="3.607cm" svg:y1="3.875cm" svg:x2="3.607cm" svg:y2="3.849cm">
          <text:p/>
        </draw:line>
        <draw:line draw:style-name="gr26" draw:text-style-name="P3" draw:layer="layout" svg:x1="3.607cm" svg:y1="3.825cm" svg:x2="3.607cm" svg:y2="3.822cm">
          <text:p/>
        </draw:line>
        <draw:line draw:style-name="gr25" draw:text-style-name="P3" draw:layer="layout" svg:x1="3.607cm" svg:y1="5.412cm" svg:x2="3.607cm" svg:y2="5.462cm">
          <text:p/>
        </draw:line>
        <draw:frame draw:style-name="gr27" draw:text-style-name="P15" draw:layer="layout" svg:width="0.145cm" svg:height="0.321cm" svg:x="2.111cm" svg:y="5.453cm">
          <draw:text-box>
            <text:p text:style-name="P4"><text:span text:style-name="T7">1</text:span></text:p>
          </draw:text-box>
        </draw:frame>
        <draw:line draw:style-name="gr26" draw:text-style-name="P3" draw:layer="layout" svg:x1="4.336cm" svg:y1="5.412cm" svg:x2="4.336cm" svg:y2="5.388cm">
          <text:p/>
        </draw:line>
        <draw:line draw:style-name="gr26" draw:text-style-name="P3" draw:layer="layout" svg:x1="4.336cm" svg:y1="5.363cm" svg:x2="4.336cm" svg:y2="5.339cm">
          <text:p/>
        </draw:line>
        <draw:line draw:style-name="gr26" draw:text-style-name="P3" draw:layer="layout" svg:x1="4.336cm" svg:y1="5.313cm" svg:x2="4.336cm" svg:y2="5.289cm">
          <text:p/>
        </draw:line>
        <draw:line draw:style-name="gr26" draw:text-style-name="P3" draw:layer="layout" svg:x1="4.336cm" svg:y1="5.263cm" svg:x2="4.336cm" svg:y2="5.239cm">
          <text:p/>
        </draw:line>
        <draw:line draw:style-name="gr26" draw:text-style-name="P3" draw:layer="layout" svg:x1="4.336cm" svg:y1="5.215cm" svg:x2="4.336cm" svg:y2="5.189cm">
          <text:p/>
        </draw:line>
        <draw:line draw:style-name="gr26" draw:text-style-name="P3" draw:layer="layout" svg:x1="4.336cm" svg:y1="5.165cm" svg:x2="4.336cm" svg:y2="5.14cm">
          <text:p/>
        </draw:line>
        <draw:line draw:style-name="gr26" draw:text-style-name="P3" draw:layer="layout" svg:x1="4.336cm" svg:y1="5.116cm" svg:x2="4.336cm" svg:y2="5.09cm">
          <text:p/>
        </draw:line>
        <draw:line draw:style-name="gr26" draw:text-style-name="P3" draw:layer="layout" svg:x1="4.336cm" svg:y1="5.066cm" svg:x2="4.336cm" svg:y2="5.04cm">
          <text:p/>
        </draw:line>
        <draw:line draw:style-name="gr26" draw:text-style-name="P3" draw:layer="layout" svg:x1="4.336cm" svg:y1="5.016cm" svg:x2="4.336cm" svg:y2="4.99cm">
          <text:p/>
        </draw:line>
        <draw:line draw:style-name="gr26" draw:text-style-name="P3" draw:layer="layout" svg:x1="4.336cm" svg:y1="4.966cm" svg:x2="4.336cm" svg:y2="4.94cm">
          <text:p/>
        </draw:line>
        <draw:line draw:style-name="gr26" draw:text-style-name="P3" draw:layer="layout" svg:x1="4.336cm" svg:y1="4.917cm" svg:x2="4.336cm" svg:y2="4.893cm">
          <text:p/>
        </draw:line>
        <draw:line draw:style-name="gr26" draw:text-style-name="P3" draw:layer="layout" svg:x1="4.336cm" svg:y1="4.867cm" svg:x2="4.336cm" svg:y2="4.843cm">
          <text:p/>
        </draw:line>
        <draw:line draw:style-name="gr26" draw:text-style-name="P3" draw:layer="layout" svg:x1="4.336cm" svg:y1="4.817cm" svg:x2="4.336cm" svg:y2="4.793cm">
          <text:p/>
        </draw:line>
        <draw:line draw:style-name="gr26" draw:text-style-name="P3" draw:layer="layout" svg:x1="4.336cm" svg:y1="4.767cm" svg:x2="4.336cm" svg:y2="4.743cm">
          <text:p/>
        </draw:line>
        <draw:line draw:style-name="gr26" draw:text-style-name="P3" draw:layer="layout" svg:x1="4.336cm" svg:y1="4.717cm" svg:x2="4.336cm" svg:y2="4.693cm">
          <text:p/>
        </draw:line>
        <draw:line draw:style-name="gr26" draw:text-style-name="P3" draw:layer="layout" svg:x1="4.336cm" svg:y1="4.668cm" svg:x2="4.336cm" svg:y2="4.644cm">
          <text:p/>
        </draw:line>
        <draw:line draw:style-name="gr26" draw:text-style-name="P3" draw:layer="layout" svg:x1="4.336cm" svg:y1="4.62cm" svg:x2="4.336cm" svg:y2="4.594cm">
          <text:p/>
        </draw:line>
        <draw:line draw:style-name="gr26" draw:text-style-name="P3" draw:layer="layout" svg:x1="4.336cm" svg:y1="4.57cm" svg:x2="4.336cm" svg:y2="4.544cm">
          <text:p/>
        </draw:line>
        <draw:line draw:style-name="gr26" draw:text-style-name="P3" draw:layer="layout" svg:x1="4.336cm" svg:y1="4.52cm" svg:x2="4.336cm" svg:y2="4.494cm">
          <text:p/>
        </draw:line>
        <draw:line draw:style-name="gr26" draw:text-style-name="P3" draw:layer="layout" svg:x1="4.336cm" svg:y1="4.471cm" svg:x2="4.336cm" svg:y2="4.445cm">
          <text:p/>
        </draw:line>
        <draw:line draw:style-name="gr26" draw:text-style-name="P3" draw:layer="layout" svg:x1="4.336cm" svg:y1="4.421cm" svg:x2="4.336cm" svg:y2="4.395cm">
          <text:p/>
        </draw:line>
        <draw:line draw:style-name="gr26" draw:text-style-name="P3" draw:layer="layout" svg:x1="4.336cm" svg:y1="4.371cm" svg:x2="4.336cm" svg:y2="4.347cm">
          <text:p/>
        </draw:line>
        <draw:line draw:style-name="gr26" draw:text-style-name="P3" draw:layer="layout" svg:x1="4.336cm" svg:y1="4.321cm" svg:x2="4.336cm" svg:y2="4.297cm">
          <text:p/>
        </draw:line>
        <draw:line draw:style-name="gr26" draw:text-style-name="P3" draw:layer="layout" svg:x1="4.336cm" svg:y1="4.271cm" svg:x2="4.336cm" svg:y2="4.247cm">
          <text:p/>
        </draw:line>
        <draw:line draw:style-name="gr26" draw:text-style-name="P3" draw:layer="layout" svg:x1="4.336cm" svg:y1="4.222cm" svg:x2="4.336cm" svg:y2="4.198cm">
          <text:p/>
        </draw:line>
        <draw:line draw:style-name="gr26" draw:text-style-name="P3" draw:layer="layout" svg:x1="4.336cm" svg:y1="4.171cm" svg:x2="4.336cm" svg:y2="4.147cm">
          <text:p/>
        </draw:line>
        <draw:line draw:style-name="gr26" draw:text-style-name="P3" draw:layer="layout" svg:x1="4.336cm" svg:y1="4.122cm" svg:x2="4.336cm" svg:y2="4.098cm">
          <text:p/>
        </draw:line>
        <draw:line draw:style-name="gr26" draw:text-style-name="P3" draw:layer="layout" svg:x1="4.336cm" svg:y1="4.074cm" svg:x2="4.336cm" svg:y2="4.048cm">
          <text:p/>
        </draw:line>
        <draw:line draw:style-name="gr26" draw:text-style-name="P3" draw:layer="layout" svg:x1="4.336cm" svg:y1="4.024cm" svg:x2="4.336cm" svg:y2="3.999cm">
          <text:p/>
        </draw:line>
        <draw:line draw:style-name="gr26" draw:text-style-name="P3" draw:layer="layout" svg:x1="4.336cm" svg:y1="3.975cm" svg:x2="4.336cm" svg:y2="3.949cm">
          <text:p/>
        </draw:line>
        <draw:line draw:style-name="gr26" draw:text-style-name="P3" draw:layer="layout" svg:x1="4.336cm" svg:y1="3.925cm" svg:x2="4.336cm" svg:y2="3.899cm">
          <text:p/>
        </draw:line>
        <draw:line draw:style-name="gr26" draw:text-style-name="P3" draw:layer="layout" svg:x1="4.336cm" svg:y1="3.875cm" svg:x2="4.336cm" svg:y2="3.849cm">
          <text:p/>
        </draw:line>
        <draw:line draw:style-name="gr26" draw:text-style-name="P3" draw:layer="layout" svg:x1="4.336cm" svg:y1="3.825cm" svg:x2="4.336cm" svg:y2="3.822cm">
          <text:p/>
        </draw:line>
        <draw:line draw:style-name="gr25" draw:text-style-name="P3" draw:layer="layout" svg:x1="4.336cm" svg:y1="5.412cm" svg:x2="4.336cm" svg:y2="5.462cm">
          <text:p/>
        </draw:line>
        <draw:frame draw:style-name="gr27" draw:text-style-name="P15" draw:layer="layout" svg:width="0.145cm" svg:height="0.321cm" svg:x="2.836cm" svg:y="5.453cm">
          <draw:text-box>
            <text:p text:style-name="P4"><text:span text:style-name="T7">2</text:span></text:p>
          </draw:text-box>
        </draw:frame>
        <draw:frame draw:style-name="gr27" draw:text-style-name="P15" draw:layer="layout" svg:width="0.145cm" svg:height="0.321cm" svg:x="3.561cm" svg:y="5.453cm">
          <draw:text-box>
            <text:p text:style-name="P4"><text:span text:style-name="T7">3</text:span></text:p>
          </draw:text-box>
        </draw:frame>
        <draw:line draw:style-name="gr25" draw:text-style-name="P3" draw:layer="layout" svg:x1="1.418cm" svg:y1="5.414cm" svg:x2="1.404cm" svg:y2="5.414cm">
          <text:p/>
        </draw:line>
        <draw:frame draw:style-name="gr27" draw:text-style-name="P15" draw:layer="layout" svg:width="0.145cm" svg:height="0.321cm" svg:x="4.285cm" svg:y="5.453cm">
          <draw:text-box>
            <text:p text:style-name="P4"><text:span text:style-name="T7">4</text:span></text:p>
          </draw:text-box>
        </draw:frame>
        <draw:line draw:style-name="gr25" draw:text-style-name="P3" draw:layer="layout" svg:x1="1.418cm" svg:y1="5.255cm" svg:x2="1.404cm" svg:y2="5.255cm">
          <text:p/>
        </draw:line>
        <draw:line draw:style-name="gr25" draw:text-style-name="P3" draw:layer="layout" svg:x1="1.418cm" svg:y1="5.097cm" svg:x2="1.404cm" svg:y2="5.097cm">
          <text:p/>
        </draw:line>
        <draw:frame draw:style-name="gr28" draw:text-style-name="P15" draw:layer="layout" svg:width="1.638cm" svg:height="0.32cm" svg:x="2.768cm" svg:y="5.601cm">
          <draw:text-box>
            <text:p text:style-name="P4"><text:span text:style-name="T7">Schedule (ms)</text:span></text:p>
          </draw:text-box>
        </draw:frame>
        <draw:line draw:style-name="gr25" draw:text-style-name="P3" draw:layer="layout" svg:x1="1.418cm" svg:y1="4.937cm" svg:x2="1.404cm" svg:y2="4.937cm">
          <text:p/>
        </draw:line>
        <draw:line draw:style-name="gr26" draw:text-style-name="P3" draw:layer="layout" svg:x1="1.417cm" svg:y1="4.777cm" svg:x2="1.441cm" svg:y2="4.777cm">
          <text:p/>
        </draw:line>
        <draw:line draw:style-name="gr26" draw:text-style-name="P3" draw:layer="layout" svg:x1="1.467cm" svg:y1="4.777cm" svg:x2="1.491cm" svg:y2="4.777cm">
          <text:p/>
        </draw:line>
        <draw:line draw:style-name="gr26" draw:text-style-name="P3" draw:layer="layout" svg:x1="1.515cm" svg:y1="4.777cm" svg:x2="1.541cm" svg:y2="4.777cm">
          <text:p/>
        </draw:line>
        <draw:line draw:style-name="gr26" draw:text-style-name="P3" draw:layer="layout" svg:x1="1.565cm" svg:y1="4.777cm" svg:x2="1.591cm" svg:y2="4.777cm">
          <text:p/>
        </draw:line>
        <draw:line draw:style-name="gr26" draw:text-style-name="P3" draw:layer="layout" svg:x1="1.614cm" svg:y1="4.777cm" svg:x2="1.64cm" svg:y2="4.777cm">
          <text:p/>
        </draw:line>
        <draw:line draw:style-name="gr26" draw:text-style-name="P3" draw:layer="layout" svg:x1="1.664cm" svg:y1="4.777cm" svg:x2="1.69cm" svg:y2="4.777cm">
          <text:p/>
        </draw:line>
        <draw:line draw:style-name="gr26" draw:text-style-name="P3" draw:layer="layout" svg:x1="1.714cm" svg:y1="4.777cm" svg:x2="1.74cm" svg:y2="4.777cm">
          <text:p/>
        </draw:line>
        <draw:line draw:style-name="gr26" draw:text-style-name="P3" draw:layer="layout" svg:x1="1.764cm" svg:y1="4.777cm" svg:x2="1.79cm" svg:y2="4.777cm">
          <text:p/>
        </draw:line>
        <draw:line draw:style-name="gr26" draw:text-style-name="P3" draw:layer="layout" svg:x1="1.814cm" svg:y1="4.777cm" svg:x2="1.838cm" svg:y2="4.777cm">
          <text:p/>
        </draw:line>
        <draw:line draw:style-name="gr26" draw:text-style-name="P3" draw:layer="layout" svg:x1="1.863cm" svg:y1="4.777cm" svg:x2="1.887cm" svg:y2="4.777cm">
          <text:p/>
        </draw:line>
        <draw:line draw:style-name="gr26" draw:text-style-name="P3" draw:layer="layout" svg:x1="1.913cm" svg:y1="4.777cm" svg:x2="1.937cm" svg:y2="4.777cm">
          <text:p/>
        </draw:line>
        <draw:line draw:style-name="gr26" draw:text-style-name="P3" draw:layer="layout" svg:x1="1.963cm" svg:y1="4.777cm" svg:x2="1.987cm" svg:y2="4.777cm">
          <text:p/>
        </draw:line>
        <draw:line draw:style-name="gr26" draw:text-style-name="P3" draw:layer="layout" svg:x1="2.013cm" svg:y1="4.777cm" svg:x2="2.037cm" svg:y2="4.777cm">
          <text:p/>
        </draw:line>
        <draw:line draw:style-name="gr26" draw:text-style-name="P3" draw:layer="layout" svg:x1="2.062cm" svg:y1="4.777cm" svg:x2="2.086cm" svg:y2="4.777cm">
          <text:p/>
        </draw:line>
        <draw:line draw:style-name="gr26" draw:text-style-name="P3" draw:layer="layout" svg:x1="2.11cm" svg:y1="4.777cm" svg:x2="2.136cm" svg:y2="4.777cm">
          <text:p/>
        </draw:line>
        <draw:line draw:style-name="gr26" draw:text-style-name="P3" draw:layer="layout" svg:x1="2.16cm" svg:y1="4.777cm" svg:x2="2.186cm" svg:y2="4.777cm">
          <text:p/>
        </draw:line>
        <draw:line draw:style-name="gr26" draw:text-style-name="P3" draw:layer="layout" svg:x1="2.21cm" svg:y1="4.777cm" svg:x2="2.235cm" svg:y2="4.777cm">
          <text:p/>
        </draw:line>
        <draw:line draw:style-name="gr26" draw:text-style-name="P3" draw:layer="layout" svg:x1="2.26cm" svg:y1="4.777cm" svg:x2="2.286cm" svg:y2="4.777cm">
          <text:p/>
        </draw:line>
        <draw:line draw:style-name="gr26" draw:text-style-name="P3" draw:layer="layout" svg:x1="2.309cm" svg:y1="4.777cm" svg:x2="2.335cm" svg:y2="4.777cm">
          <text:p/>
        </draw:line>
        <draw:line draw:style-name="gr26" draw:text-style-name="P3" draw:layer="layout" svg:x1="2.359cm" svg:y1="4.777cm" svg:x2="2.383cm" svg:y2="4.777cm">
          <text:p/>
        </draw:line>
        <draw:line draw:style-name="gr26" draw:text-style-name="P3" draw:layer="layout" svg:x1="2.409cm" svg:y1="4.777cm" svg:x2="2.433cm" svg:y2="4.777cm">
          <text:p/>
        </draw:line>
        <draw:line draw:style-name="gr26" draw:text-style-name="P3" draw:layer="layout" svg:x1="2.459cm" svg:y1="4.777cm" svg:x2="2.483cm" svg:y2="4.777cm">
          <text:p/>
        </draw:line>
        <draw:line draw:style-name="gr26" draw:text-style-name="P3" draw:layer="layout" svg:x1="2.508cm" svg:y1="4.777cm" svg:x2="2.532cm" svg:y2="4.777cm">
          <text:p/>
        </draw:line>
        <draw:line draw:style-name="gr26" draw:text-style-name="P3" draw:layer="layout" svg:x1="2.558cm" svg:y1="4.777cm" svg:x2="2.582cm" svg:y2="4.777cm">
          <text:p/>
        </draw:line>
        <draw:line draw:style-name="gr26" draw:text-style-name="P3" draw:layer="layout" svg:x1="2.608cm" svg:y1="4.777cm" svg:x2="2.632cm" svg:y2="4.777cm">
          <text:p/>
        </draw:line>
        <draw:line draw:style-name="gr26" draw:text-style-name="P3" draw:layer="layout" svg:x1="2.656cm" svg:y1="4.777cm" svg:x2="2.682cm" svg:y2="4.777cm">
          <text:p/>
        </draw:line>
        <draw:line draw:style-name="gr26" draw:text-style-name="P3" draw:layer="layout" svg:x1="2.706cm" svg:y1="4.777cm" svg:x2="2.732cm" svg:y2="4.777cm">
          <text:p/>
        </draw:line>
        <draw:line draw:style-name="gr26" draw:text-style-name="P3" draw:layer="layout" svg:x1="2.755cm" svg:y1="4.777cm" svg:x2="2.781cm" svg:y2="4.777cm">
          <text:p/>
        </draw:line>
        <draw:line draw:style-name="gr26" draw:text-style-name="P3" draw:layer="layout" svg:x1="2.805cm" svg:y1="4.777cm" svg:x2="2.831cm" svg:y2="4.777cm">
          <text:p/>
        </draw:line>
        <draw:line draw:style-name="gr26" draw:text-style-name="P3" draw:layer="layout" svg:x1="2.855cm" svg:y1="4.777cm" svg:x2="2.881cm" svg:y2="4.777cm">
          <text:p/>
        </draw:line>
        <draw:line draw:style-name="gr26" draw:text-style-name="P3" draw:layer="layout" svg:x1="2.905cm" svg:y1="4.777cm" svg:x2="2.931cm" svg:y2="4.777cm">
          <text:p/>
        </draw:line>
        <draw:line draw:style-name="gr26" draw:text-style-name="P3" draw:layer="layout" svg:x1="2.955cm" svg:y1="4.777cm" svg:x2="2.979cm" svg:y2="4.777cm">
          <text:p/>
        </draw:line>
        <draw:line draw:style-name="gr26" draw:text-style-name="P3" draw:layer="layout" svg:x1="3.004cm" svg:y1="4.777cm" svg:x2="3.028cm" svg:y2="4.777cm">
          <text:p/>
        </draw:line>
        <draw:line draw:style-name="gr26" draw:text-style-name="P3" draw:layer="layout" svg:x1="3.054cm" svg:y1="4.777cm" svg:x2="3.078cm" svg:y2="4.777cm">
          <text:p/>
        </draw:line>
        <draw:line draw:style-name="gr26" draw:text-style-name="P3" draw:layer="layout" svg:x1="3.104cm" svg:y1="4.777cm" svg:x2="3.128cm" svg:y2="4.777cm">
          <text:p/>
        </draw:line>
        <draw:line draw:style-name="gr26" draw:text-style-name="P3" draw:layer="layout" svg:x1="3.154cm" svg:y1="4.777cm" svg:x2="3.178cm" svg:y2="4.777cm">
          <text:p/>
        </draw:line>
        <draw:line draw:style-name="gr26" draw:text-style-name="P3" draw:layer="layout" svg:x1="3.203cm" svg:y1="4.777cm" svg:x2="3.227cm" svg:y2="4.777cm">
          <text:p/>
        </draw:line>
        <draw:line draw:style-name="gr26" draw:text-style-name="P3" draw:layer="layout" svg:x1="3.252cm" svg:y1="4.777cm" svg:x2="3.278cm" svg:y2="4.777cm">
          <text:p/>
        </draw:line>
        <draw:line draw:style-name="gr26" draw:text-style-name="P3" draw:layer="layout" svg:x1="3.301cm" svg:y1="4.777cm" svg:x2="3.327cm" svg:y2="4.777cm">
          <text:p/>
        </draw:line>
        <draw:line draw:style-name="gr26" draw:text-style-name="P3" draw:layer="layout" svg:x1="3.351cm" svg:y1="4.777cm" svg:x2="3.376cm" svg:y2="4.777cm">
          <text:p/>
        </draw:line>
        <draw:line draw:style-name="gr26" draw:text-style-name="P3" draw:layer="layout" svg:x1="3.401cm" svg:y1="4.777cm" svg:x2="3.427cm" svg:y2="4.777cm">
          <text:p/>
        </draw:line>
        <draw:line draw:style-name="gr26" draw:text-style-name="P3" draw:layer="layout" svg:x1="3.45cm" svg:y1="4.777cm" svg:x2="3.476cm" svg:y2="4.777cm">
          <text:p/>
        </draw:line>
        <draw:line draw:style-name="gr26" draw:text-style-name="P3" draw:layer="layout" svg:x1="3.5cm" svg:y1="4.777cm" svg:x2="3.524cm" svg:y2="4.777cm">
          <text:p/>
        </draw:line>
        <draw:line draw:style-name="gr26" draw:text-style-name="P3" draw:layer="layout" svg:x1="3.55cm" svg:y1="4.777cm" svg:x2="3.574cm" svg:y2="4.777cm">
          <text:p/>
        </draw:line>
        <draw:line draw:style-name="gr26" draw:text-style-name="P3" draw:layer="layout" svg:x1="3.6cm" svg:y1="4.777cm" svg:x2="3.624cm" svg:y2="4.777cm">
          <text:p/>
        </draw:line>
        <draw:line draw:style-name="gr26" draw:text-style-name="P3" draw:layer="layout" svg:x1="3.649cm" svg:y1="4.777cm" svg:x2="3.673cm" svg:y2="4.777cm">
          <text:p/>
        </draw:line>
        <draw:line draw:style-name="gr26" draw:text-style-name="P3" draw:layer="layout" svg:x1="3.7cm" svg:y1="4.777cm" svg:x2="3.724cm" svg:y2="4.777cm">
          <text:p/>
        </draw:line>
        <draw:line draw:style-name="gr26" draw:text-style-name="P3" draw:layer="layout" svg:x1="3.749cm" svg:y1="4.777cm" svg:x2="3.773cm" svg:y2="4.777cm">
          <text:p/>
        </draw:line>
        <draw:line draw:style-name="gr26" draw:text-style-name="P3" draw:layer="layout" svg:x1="3.797cm" svg:y1="4.777cm" svg:x2="3.823cm" svg:y2="4.777cm">
          <text:p/>
        </draw:line>
        <draw:line draw:style-name="gr26" draw:text-style-name="P3" draw:layer="layout" svg:x1="3.847cm" svg:y1="4.777cm" svg:x2="3.873cm" svg:y2="4.777cm">
          <text:p/>
        </draw:line>
        <draw:line draw:style-name="gr26" draw:text-style-name="P3" draw:layer="layout" svg:x1="3.897cm" svg:y1="4.777cm" svg:x2="3.923cm" svg:y2="4.777cm">
          <text:p/>
        </draw:line>
        <draw:line draw:style-name="gr26" draw:text-style-name="P3" draw:layer="layout" svg:x1="3.947cm" svg:y1="4.777cm" svg:x2="3.973cm" svg:y2="4.777cm">
          <text:p/>
        </draw:line>
        <draw:line draw:style-name="gr26" draw:text-style-name="P3" draw:layer="layout" svg:x1="3.996cm" svg:y1="4.777cm" svg:x2="4.022cm" svg:y2="4.777cm">
          <text:p/>
        </draw:line>
        <draw:line draw:style-name="gr26" draw:text-style-name="P3" draw:layer="layout" svg:x1="4.046cm" svg:y1="4.777cm" svg:x2="4.072cm" svg:y2="4.777cm">
          <text:p/>
        </draw:line>
        <draw:line draw:style-name="gr26" draw:text-style-name="P3" draw:layer="layout" svg:x1="4.096cm" svg:y1="4.777cm" svg:x2="4.12cm" svg:y2="4.777cm">
          <text:p/>
        </draw:line>
        <draw:line draw:style-name="gr26" draw:text-style-name="P3" draw:layer="layout" svg:x1="4.146cm" svg:y1="4.777cm" svg:x2="4.17cm" svg:y2="4.777cm">
          <text:p/>
        </draw:line>
        <draw:line draw:style-name="gr26" draw:text-style-name="P3" draw:layer="layout" svg:x1="4.195cm" svg:y1="4.777cm" svg:x2="4.219cm" svg:y2="4.777cm">
          <text:p/>
        </draw:line>
        <draw:line draw:style-name="gr26" draw:text-style-name="P3" draw:layer="layout" svg:x1="4.245cm" svg:y1="4.777cm" svg:x2="4.269cm" svg:y2="4.777cm">
          <text:p/>
        </draw:line>
        <draw:line draw:style-name="gr26" draw:text-style-name="P3" draw:layer="layout" svg:x1="4.295cm" svg:y1="4.777cm" svg:x2="4.319cm" svg:y2="4.777cm">
          <text:p/>
        </draw:line>
        <draw:line draw:style-name="gr26" draw:text-style-name="P3" draw:layer="layout" svg:x1="4.345cm" svg:y1="4.777cm" svg:x2="4.369cm" svg:y2="4.777cm">
          <text:p/>
        </draw:line>
        <draw:line draw:style-name="gr26" draw:text-style-name="P3" draw:layer="layout" svg:x1="4.393cm" svg:y1="4.777cm" svg:x2="4.419cm" svg:y2="4.777cm">
          <text:p/>
        </draw:line>
        <draw:line draw:style-name="gr26" draw:text-style-name="P3" draw:layer="layout" svg:x1="4.442cm" svg:y1="4.777cm" svg:x2="4.468cm" svg:y2="4.777cm">
          <text:p/>
        </draw:line>
        <draw:line draw:style-name="gr26" draw:text-style-name="P3" draw:layer="layout" svg:x1="4.492cm" svg:y1="4.777cm" svg:x2="4.517cm" svg:y2="4.777cm">
          <text:p/>
        </draw:line>
        <draw:line draw:style-name="gr26" draw:text-style-name="P3" draw:layer="layout" svg:x1="4.542cm" svg:y1="4.777cm" svg:x2="4.568cm" svg:y2="4.777cm">
          <text:p/>
        </draw:line>
        <draw:line draw:style-name="gr26" draw:text-style-name="P3" draw:layer="layout" svg:x1="4.592cm" svg:y1="4.777cm" svg:x2="4.618cm" svg:y2="4.777cm">
          <text:p/>
        </draw:line>
        <draw:line draw:style-name="gr26" draw:text-style-name="P3" draw:layer="layout" svg:x1="4.641cm" svg:y1="4.777cm" svg:x2="4.665cm" svg:y2="4.777cm">
          <text:p/>
        </draw:line>
        <draw:line draw:style-name="gr26" draw:text-style-name="P3" draw:layer="layout" svg:x1="4.691cm" svg:y1="4.777cm" svg:x2="4.715cm" svg:y2="4.777cm">
          <text:p/>
        </draw:line>
        <draw:line draw:style-name="gr26" draw:text-style-name="P3" draw:layer="layout" svg:x1="4.741cm" svg:y1="4.777cm" svg:x2="4.765cm" svg:y2="4.777cm">
          <text:p/>
        </draw:line>
        <draw:line draw:style-name="gr26" draw:text-style-name="P3" draw:layer="layout" svg:x1="4.791cm" svg:y1="4.777cm" svg:x2="4.815cm" svg:y2="4.777cm">
          <text:p/>
        </draw:line>
        <draw:line draw:style-name="gr26" draw:text-style-name="P3" draw:layer="layout" svg:x1="4.841cm" svg:y1="4.777cm" svg:x2="4.865cm" svg:y2="4.777cm">
          <text:p/>
        </draw:line>
        <draw:line draw:style-name="gr26" draw:text-style-name="P3" draw:layer="layout" svg:x1="4.89cm" svg:y1="4.777cm" svg:x2="4.914cm" svg:y2="4.777cm">
          <text:p/>
        </draw:line>
        <draw:line draw:style-name="gr26" draw:text-style-name="P3" draw:layer="layout" svg:x1="4.94cm" svg:y1="4.777cm" svg:x2="4.964cm" svg:y2="4.777cm">
          <text:p/>
        </draw:line>
        <draw:line draw:style-name="gr25" draw:text-style-name="P3" draw:layer="layout" svg:x1="1.418cm" svg:y1="4.777cm" svg:x2="1.404cm" svg:y2="4.777cm">
          <text:p/>
        </draw:line>
        <draw:line draw:style-name="gr26" draw:text-style-name="P3" draw:layer="layout" svg:x1="1.417cm" svg:y1="4.62cm" svg:x2="1.441cm" svg:y2="4.62cm">
          <text:p/>
        </draw:line>
        <draw:line draw:style-name="gr26" draw:text-style-name="P3" draw:layer="layout" svg:x1="1.467cm" svg:y1="4.62cm" svg:x2="1.491cm" svg:y2="4.62cm">
          <text:p/>
        </draw:line>
        <draw:line draw:style-name="gr26" draw:text-style-name="P3" draw:layer="layout" svg:x1="1.515cm" svg:y1="4.62cm" svg:x2="1.541cm" svg:y2="4.62cm">
          <text:p/>
        </draw:line>
        <draw:line draw:style-name="gr26" draw:text-style-name="P3" draw:layer="layout" svg:x1="1.565cm" svg:y1="4.62cm" svg:x2="1.591cm" svg:y2="4.62cm">
          <text:p/>
        </draw:line>
        <draw:line draw:style-name="gr26" draw:text-style-name="P3" draw:layer="layout" svg:x1="1.614cm" svg:y1="4.62cm" svg:x2="1.64cm" svg:y2="4.62cm">
          <text:p/>
        </draw:line>
        <draw:line draw:style-name="gr26" draw:text-style-name="P3" draw:layer="layout" svg:x1="1.664cm" svg:y1="4.62cm" svg:x2="1.69cm" svg:y2="4.62cm">
          <text:p/>
        </draw:line>
        <draw:line draw:style-name="gr26" draw:text-style-name="P3" draw:layer="layout" svg:x1="1.714cm" svg:y1="4.62cm" svg:x2="1.74cm" svg:y2="4.62cm">
          <text:p/>
        </draw:line>
        <draw:line draw:style-name="gr26" draw:text-style-name="P3" draw:layer="layout" svg:x1="1.764cm" svg:y1="4.62cm" svg:x2="1.79cm" svg:y2="4.62cm">
          <text:p/>
        </draw:line>
        <draw:line draw:style-name="gr26" draw:text-style-name="P3" draw:layer="layout" svg:x1="1.814cm" svg:y1="4.62cm" svg:x2="1.838cm" svg:y2="4.62cm">
          <text:p/>
        </draw:line>
        <draw:line draw:style-name="gr26" draw:text-style-name="P3" draw:layer="layout" svg:x1="1.863cm" svg:y1="4.62cm" svg:x2="1.887cm" svg:y2="4.62cm">
          <text:p/>
        </draw:line>
        <draw:line draw:style-name="gr26" draw:text-style-name="P3" draw:layer="layout" svg:x1="1.913cm" svg:y1="4.62cm" svg:x2="1.937cm" svg:y2="4.62cm">
          <text:p/>
        </draw:line>
        <draw:line draw:style-name="gr26" draw:text-style-name="P3" draw:layer="layout" svg:x1="1.963cm" svg:y1="4.62cm" svg:x2="1.987cm" svg:y2="4.62cm">
          <text:p/>
        </draw:line>
        <draw:line draw:style-name="gr26" draw:text-style-name="P3" draw:layer="layout" svg:x1="2.013cm" svg:y1="4.62cm" svg:x2="2.037cm" svg:y2="4.62cm">
          <text:p/>
        </draw:line>
        <draw:line draw:style-name="gr26" draw:text-style-name="P3" draw:layer="layout" svg:x1="2.062cm" svg:y1="4.62cm" svg:x2="2.086cm" svg:y2="4.62cm">
          <text:p/>
        </draw:line>
        <draw:line draw:style-name="gr26" draw:text-style-name="P3" draw:layer="layout" svg:x1="2.11cm" svg:y1="4.62cm" svg:x2="2.136cm" svg:y2="4.62cm">
          <text:p/>
        </draw:line>
        <draw:line draw:style-name="gr26" draw:text-style-name="P3" draw:layer="layout" svg:x1="2.16cm" svg:y1="4.62cm" svg:x2="2.186cm" svg:y2="4.62cm">
          <text:p/>
        </draw:line>
        <draw:line draw:style-name="gr26" draw:text-style-name="P3" draw:layer="layout" svg:x1="2.21cm" svg:y1="4.62cm" svg:x2="2.235cm" svg:y2="4.62cm">
          <text:p/>
        </draw:line>
        <draw:line draw:style-name="gr26" draw:text-style-name="P3" draw:layer="layout" svg:x1="2.26cm" svg:y1="4.62cm" svg:x2="2.286cm" svg:y2="4.62cm">
          <text:p/>
        </draw:line>
        <draw:line draw:style-name="gr26" draw:text-style-name="P3" draw:layer="layout" svg:x1="2.309cm" svg:y1="4.62cm" svg:x2="2.335cm" svg:y2="4.62cm">
          <text:p/>
        </draw:line>
        <draw:line draw:style-name="gr26" draw:text-style-name="P3" draw:layer="layout" svg:x1="2.359cm" svg:y1="4.62cm" svg:x2="2.383cm" svg:y2="4.62cm">
          <text:p/>
        </draw:line>
        <draw:line draw:style-name="gr26" draw:text-style-name="P3" draw:layer="layout" svg:x1="2.409cm" svg:y1="4.62cm" svg:x2="2.433cm" svg:y2="4.62cm">
          <text:p/>
        </draw:line>
        <draw:line draw:style-name="gr26" draw:text-style-name="P3" draw:layer="layout" svg:x1="2.459cm" svg:y1="4.62cm" svg:x2="2.483cm" svg:y2="4.62cm">
          <text:p/>
        </draw:line>
        <draw:line draw:style-name="gr26" draw:text-style-name="P3" draw:layer="layout" svg:x1="2.508cm" svg:y1="4.62cm" svg:x2="2.532cm" svg:y2="4.62cm">
          <text:p/>
        </draw:line>
        <draw:line draw:style-name="gr26" draw:text-style-name="P3" draw:layer="layout" svg:x1="2.558cm" svg:y1="4.62cm" svg:x2="2.582cm" svg:y2="4.62cm">
          <text:p/>
        </draw:line>
        <draw:line draw:style-name="gr26" draw:text-style-name="P3" draw:layer="layout" svg:x1="2.608cm" svg:y1="4.62cm" svg:x2="2.632cm" svg:y2="4.62cm">
          <text:p/>
        </draw:line>
        <draw:line draw:style-name="gr26" draw:text-style-name="P3" draw:layer="layout" svg:x1="2.656cm" svg:y1="4.62cm" svg:x2="2.682cm" svg:y2="4.62cm">
          <text:p/>
        </draw:line>
        <draw:line draw:style-name="gr26" draw:text-style-name="P3" draw:layer="layout" svg:x1="2.706cm" svg:y1="4.62cm" svg:x2="2.732cm" svg:y2="4.62cm">
          <text:p/>
        </draw:line>
        <draw:line draw:style-name="gr26" draw:text-style-name="P3" draw:layer="layout" svg:x1="2.755cm" svg:y1="4.62cm" svg:x2="2.781cm" svg:y2="4.62cm">
          <text:p/>
        </draw:line>
        <draw:line draw:style-name="gr26" draw:text-style-name="P3" draw:layer="layout" svg:x1="2.805cm" svg:y1="4.62cm" svg:x2="2.831cm" svg:y2="4.62cm">
          <text:p/>
        </draw:line>
        <draw:line draw:style-name="gr26" draw:text-style-name="P3" draw:layer="layout" svg:x1="2.855cm" svg:y1="4.62cm" svg:x2="2.881cm" svg:y2="4.62cm">
          <text:p/>
        </draw:line>
        <draw:line draw:style-name="gr26" draw:text-style-name="P3" draw:layer="layout" svg:x1="2.905cm" svg:y1="4.62cm" svg:x2="2.931cm" svg:y2="4.62cm">
          <text:p/>
        </draw:line>
        <draw:line draw:style-name="gr26" draw:text-style-name="P3" draw:layer="layout" svg:x1="2.955cm" svg:y1="4.62cm" svg:x2="2.979cm" svg:y2="4.62cm">
          <text:p/>
        </draw:line>
        <draw:line draw:style-name="gr26" draw:text-style-name="P3" draw:layer="layout" svg:x1="3.004cm" svg:y1="4.62cm" svg:x2="3.028cm" svg:y2="4.62cm">
          <text:p/>
        </draw:line>
        <draw:line draw:style-name="gr26" draw:text-style-name="P3" draw:layer="layout" svg:x1="3.054cm" svg:y1="4.62cm" svg:x2="3.078cm" svg:y2="4.62cm">
          <text:p/>
        </draw:line>
        <draw:line draw:style-name="gr26" draw:text-style-name="P3" draw:layer="layout" svg:x1="3.104cm" svg:y1="4.62cm" svg:x2="3.128cm" svg:y2="4.62cm">
          <text:p/>
        </draw:line>
        <draw:line draw:style-name="gr26" draw:text-style-name="P3" draw:layer="layout" svg:x1="3.154cm" svg:y1="4.62cm" svg:x2="3.178cm" svg:y2="4.62cm">
          <text:p/>
        </draw:line>
        <draw:line draw:style-name="gr26" draw:text-style-name="P3" draw:layer="layout" svg:x1="3.203cm" svg:y1="4.62cm" svg:x2="3.227cm" svg:y2="4.62cm">
          <text:p/>
        </draw:line>
        <draw:line draw:style-name="gr26" draw:text-style-name="P3" draw:layer="layout" svg:x1="3.252cm" svg:y1="4.62cm" svg:x2="3.278cm" svg:y2="4.62cm">
          <text:p/>
        </draw:line>
        <draw:line draw:style-name="gr26" draw:text-style-name="P3" draw:layer="layout" svg:x1="3.301cm" svg:y1="4.62cm" svg:x2="3.327cm" svg:y2="4.62cm">
          <text:p/>
        </draw:line>
        <draw:line draw:style-name="gr26" draw:text-style-name="P3" draw:layer="layout" svg:x1="3.351cm" svg:y1="4.62cm" svg:x2="3.376cm" svg:y2="4.62cm">
          <text:p/>
        </draw:line>
        <draw:line draw:style-name="gr26" draw:text-style-name="P3" draw:layer="layout" svg:x1="3.401cm" svg:y1="4.62cm" svg:x2="3.427cm" svg:y2="4.62cm">
          <text:p/>
        </draw:line>
        <draw:line draw:style-name="gr26" draw:text-style-name="P3" draw:layer="layout" svg:x1="3.45cm" svg:y1="4.62cm" svg:x2="3.476cm" svg:y2="4.62cm">
          <text:p/>
        </draw:line>
        <draw:line draw:style-name="gr26" draw:text-style-name="P3" draw:layer="layout" svg:x1="3.5cm" svg:y1="4.62cm" svg:x2="3.524cm" svg:y2="4.62cm">
          <text:p/>
        </draw:line>
        <draw:line draw:style-name="gr26" draw:text-style-name="P3" draw:layer="layout" svg:x1="3.55cm" svg:y1="4.62cm" svg:x2="3.574cm" svg:y2="4.62cm">
          <text:p/>
        </draw:line>
        <draw:line draw:style-name="gr26" draw:text-style-name="P3" draw:layer="layout" svg:x1="3.6cm" svg:y1="4.62cm" svg:x2="3.624cm" svg:y2="4.62cm">
          <text:p/>
        </draw:line>
        <draw:line draw:style-name="gr26" draw:text-style-name="P3" draw:layer="layout" svg:x1="3.649cm" svg:y1="4.62cm" svg:x2="3.673cm" svg:y2="4.62cm">
          <text:p/>
        </draw:line>
        <draw:line draw:style-name="gr26" draw:text-style-name="P3" draw:layer="layout" svg:x1="3.7cm" svg:y1="4.62cm" svg:x2="3.724cm" svg:y2="4.62cm">
          <text:p/>
        </draw:line>
        <draw:line draw:style-name="gr26" draw:text-style-name="P3" draw:layer="layout" svg:x1="3.749cm" svg:y1="4.62cm" svg:x2="3.773cm" svg:y2="4.62cm">
          <text:p/>
        </draw:line>
        <draw:line draw:style-name="gr26" draw:text-style-name="P3" draw:layer="layout" svg:x1="3.797cm" svg:y1="4.62cm" svg:x2="3.823cm" svg:y2="4.62cm">
          <text:p/>
        </draw:line>
        <draw:line draw:style-name="gr26" draw:text-style-name="P3" draw:layer="layout" svg:x1="3.847cm" svg:y1="4.62cm" svg:x2="3.873cm" svg:y2="4.62cm">
          <text:p/>
        </draw:line>
        <draw:line draw:style-name="gr26" draw:text-style-name="P3" draw:layer="layout" svg:x1="3.897cm" svg:y1="4.62cm" svg:x2="3.923cm" svg:y2="4.62cm">
          <text:p/>
        </draw:line>
        <draw:line draw:style-name="gr26" draw:text-style-name="P3" draw:layer="layout" svg:x1="3.947cm" svg:y1="4.62cm" svg:x2="3.973cm" svg:y2="4.62cm">
          <text:p/>
        </draw:line>
        <draw:line draw:style-name="gr26" draw:text-style-name="P3" draw:layer="layout" svg:x1="3.996cm" svg:y1="4.62cm" svg:x2="4.022cm" svg:y2="4.62cm">
          <text:p/>
        </draw:line>
        <draw:line draw:style-name="gr26" draw:text-style-name="P3" draw:layer="layout" svg:x1="4.046cm" svg:y1="4.62cm" svg:x2="4.072cm" svg:y2="4.62cm">
          <text:p/>
        </draw:line>
        <draw:line draw:style-name="gr26" draw:text-style-name="P3" draw:layer="layout" svg:x1="4.096cm" svg:y1="4.62cm" svg:x2="4.12cm" svg:y2="4.62cm">
          <text:p/>
        </draw:line>
        <draw:line draw:style-name="gr26" draw:text-style-name="P3" draw:layer="layout" svg:x1="4.146cm" svg:y1="4.62cm" svg:x2="4.17cm" svg:y2="4.62cm">
          <text:p/>
        </draw:line>
        <draw:line draw:style-name="gr26" draw:text-style-name="P3" draw:layer="layout" svg:x1="4.195cm" svg:y1="4.62cm" svg:x2="4.219cm" svg:y2="4.62cm">
          <text:p/>
        </draw:line>
        <draw:line draw:style-name="gr26" draw:text-style-name="P3" draw:layer="layout" svg:x1="4.245cm" svg:y1="4.62cm" svg:x2="4.269cm" svg:y2="4.62cm">
          <text:p/>
        </draw:line>
        <draw:line draw:style-name="gr26" draw:text-style-name="P3" draw:layer="layout" svg:x1="4.295cm" svg:y1="4.62cm" svg:x2="4.319cm" svg:y2="4.62cm">
          <text:p/>
        </draw:line>
        <draw:line draw:style-name="gr26" draw:text-style-name="P3" draw:layer="layout" svg:x1="4.345cm" svg:y1="4.62cm" svg:x2="4.369cm" svg:y2="4.62cm">
          <text:p/>
        </draw:line>
        <draw:line draw:style-name="gr26" draw:text-style-name="P3" draw:layer="layout" svg:x1="4.393cm" svg:y1="4.62cm" svg:x2="4.419cm" svg:y2="4.62cm">
          <text:p/>
        </draw:line>
        <draw:line draw:style-name="gr26" draw:text-style-name="P3" draw:layer="layout" svg:x1="4.442cm" svg:y1="4.62cm" svg:x2="4.468cm" svg:y2="4.62cm">
          <text:p/>
        </draw:line>
        <draw:line draw:style-name="gr26" draw:text-style-name="P3" draw:layer="layout" svg:x1="4.492cm" svg:y1="4.62cm" svg:x2="4.517cm" svg:y2="4.62cm">
          <text:p/>
        </draw:line>
        <draw:line draw:style-name="gr26" draw:text-style-name="P3" draw:layer="layout" svg:x1="4.542cm" svg:y1="4.62cm" svg:x2="4.568cm" svg:y2="4.62cm">
          <text:p/>
        </draw:line>
        <draw:line draw:style-name="gr26" draw:text-style-name="P3" draw:layer="layout" svg:x1="4.592cm" svg:y1="4.62cm" svg:x2="4.618cm" svg:y2="4.62cm">
          <text:p/>
        </draw:line>
        <draw:line draw:style-name="gr26" draw:text-style-name="P3" draw:layer="layout" svg:x1="4.641cm" svg:y1="4.62cm" svg:x2="4.665cm" svg:y2="4.62cm">
          <text:p/>
        </draw:line>
        <draw:line draw:style-name="gr26" draw:text-style-name="P3" draw:layer="layout" svg:x1="4.691cm" svg:y1="4.62cm" svg:x2="4.715cm" svg:y2="4.62cm">
          <text:p/>
        </draw:line>
        <draw:line draw:style-name="gr26" draw:text-style-name="P3" draw:layer="layout" svg:x1="4.741cm" svg:y1="4.62cm" svg:x2="4.765cm" svg:y2="4.62cm">
          <text:p/>
        </draw:line>
        <draw:line draw:style-name="gr26" draw:text-style-name="P3" draw:layer="layout" svg:x1="4.791cm" svg:y1="4.62cm" svg:x2="4.815cm" svg:y2="4.62cm">
          <text:p/>
        </draw:line>
        <draw:line draw:style-name="gr26" draw:text-style-name="P3" draw:layer="layout" svg:x1="4.841cm" svg:y1="4.62cm" svg:x2="4.865cm" svg:y2="4.62cm">
          <text:p/>
        </draw:line>
        <draw:line draw:style-name="gr26" draw:text-style-name="P3" draw:layer="layout" svg:x1="4.89cm" svg:y1="4.62cm" svg:x2="4.914cm" svg:y2="4.62cm">
          <text:p/>
        </draw:line>
        <draw:line draw:style-name="gr26" draw:text-style-name="P3" draw:layer="layout" svg:x1="4.94cm" svg:y1="4.62cm" svg:x2="4.964cm" svg:y2="4.62cm">
          <text:p/>
        </draw:line>
        <draw:line draw:style-name="gr25" draw:text-style-name="P3" draw:layer="layout" svg:x1="1.418cm" svg:y1="4.62cm" svg:x2="1.404cm" svg:y2="4.62cm">
          <text:p/>
        </draw:line>
        <draw:frame draw:style-name="gr29" draw:text-style-name="P15" draw:layer="layout" svg:width="0.854cm" svg:height="0.321cm" svg:x="0.952cm" svg:y="5.178cm">
          <draw:text-box>
            <text:p text:style-name="P4"><text:span text:style-name="T7">HX_IN</text:span></text:p>
          </draw:text-box>
        </draw:frame>
        <draw:line draw:style-name="gr26" draw:text-style-name="P3" draw:layer="layout" svg:x1="1.417cm" svg:y1="4.46cm" svg:x2="1.441cm" svg:y2="4.46cm">
          <text:p/>
        </draw:line>
        <draw:line draw:style-name="gr26" draw:text-style-name="P3" draw:layer="layout" svg:x1="1.467cm" svg:y1="4.46cm" svg:x2="1.491cm" svg:y2="4.46cm">
          <text:p/>
        </draw:line>
        <draw:line draw:style-name="gr26" draw:text-style-name="P3" draw:layer="layout" svg:x1="1.515cm" svg:y1="4.46cm" svg:x2="1.541cm" svg:y2="4.46cm">
          <text:p/>
        </draw:line>
        <draw:line draw:style-name="gr26" draw:text-style-name="P3" draw:layer="layout" svg:x1="1.565cm" svg:y1="4.46cm" svg:x2="1.591cm" svg:y2="4.46cm">
          <text:p/>
        </draw:line>
        <draw:line draw:style-name="gr26" draw:text-style-name="P3" draw:layer="layout" svg:x1="1.614cm" svg:y1="4.46cm" svg:x2="1.64cm" svg:y2="4.46cm">
          <text:p/>
        </draw:line>
        <draw:line draw:style-name="gr26" draw:text-style-name="P3" draw:layer="layout" svg:x1="1.664cm" svg:y1="4.46cm" svg:x2="1.69cm" svg:y2="4.46cm">
          <text:p/>
        </draw:line>
        <draw:line draw:style-name="gr26" draw:text-style-name="P3" draw:layer="layout" svg:x1="1.714cm" svg:y1="4.46cm" svg:x2="1.74cm" svg:y2="4.46cm">
          <text:p/>
        </draw:line>
        <draw:line draw:style-name="gr26" draw:text-style-name="P3" draw:layer="layout" svg:x1="1.764cm" svg:y1="4.46cm" svg:x2="1.79cm" svg:y2="4.46cm">
          <text:p/>
        </draw:line>
        <draw:line draw:style-name="gr26" draw:text-style-name="P3" draw:layer="layout" svg:x1="1.814cm" svg:y1="4.46cm" svg:x2="1.838cm" svg:y2="4.46cm">
          <text:p/>
        </draw:line>
        <draw:line draw:style-name="gr26" draw:text-style-name="P3" draw:layer="layout" svg:x1="1.863cm" svg:y1="4.46cm" svg:x2="1.887cm" svg:y2="4.46cm">
          <text:p/>
        </draw:line>
        <draw:line draw:style-name="gr26" draw:text-style-name="P3" draw:layer="layout" svg:x1="1.913cm" svg:y1="4.46cm" svg:x2="1.937cm" svg:y2="4.46cm">
          <text:p/>
        </draw:line>
        <draw:line draw:style-name="gr26" draw:text-style-name="P3" draw:layer="layout" svg:x1="1.963cm" svg:y1="4.46cm" svg:x2="1.987cm" svg:y2="4.46cm">
          <text:p/>
        </draw:line>
        <draw:line draw:style-name="gr26" draw:text-style-name="P3" draw:layer="layout" svg:x1="2.013cm" svg:y1="4.46cm" svg:x2="2.037cm" svg:y2="4.46cm">
          <text:p/>
        </draw:line>
        <draw:line draw:style-name="gr26" draw:text-style-name="P3" draw:layer="layout" svg:x1="2.062cm" svg:y1="4.46cm" svg:x2="2.086cm" svg:y2="4.46cm">
          <text:p/>
        </draw:line>
        <draw:line draw:style-name="gr26" draw:text-style-name="P3" draw:layer="layout" svg:x1="2.11cm" svg:y1="4.46cm" svg:x2="2.136cm" svg:y2="4.46cm">
          <text:p/>
        </draw:line>
        <draw:line draw:style-name="gr26" draw:text-style-name="P3" draw:layer="layout" svg:x1="2.16cm" svg:y1="4.46cm" svg:x2="2.186cm" svg:y2="4.46cm">
          <text:p/>
        </draw:line>
        <draw:line draw:style-name="gr26" draw:text-style-name="P3" draw:layer="layout" svg:x1="2.21cm" svg:y1="4.46cm" svg:x2="2.235cm" svg:y2="4.46cm">
          <text:p/>
        </draw:line>
        <draw:line draw:style-name="gr26" draw:text-style-name="P3" draw:layer="layout" svg:x1="2.26cm" svg:y1="4.46cm" svg:x2="2.286cm" svg:y2="4.46cm">
          <text:p/>
        </draw:line>
        <draw:line draw:style-name="gr26" draw:text-style-name="P3" draw:layer="layout" svg:x1="2.309cm" svg:y1="4.46cm" svg:x2="2.335cm" svg:y2="4.46cm">
          <text:p/>
        </draw:line>
        <draw:line draw:style-name="gr26" draw:text-style-name="P3" draw:layer="layout" svg:x1="2.359cm" svg:y1="4.46cm" svg:x2="2.383cm" svg:y2="4.46cm">
          <text:p/>
        </draw:line>
        <draw:line draw:style-name="gr26" draw:text-style-name="P3" draw:layer="layout" svg:x1="2.409cm" svg:y1="4.46cm" svg:x2="2.433cm" svg:y2="4.46cm">
          <text:p/>
        </draw:line>
        <draw:line draw:style-name="gr26" draw:text-style-name="P3" draw:layer="layout" svg:x1="2.459cm" svg:y1="4.46cm" svg:x2="2.483cm" svg:y2="4.46cm">
          <text:p/>
        </draw:line>
        <draw:line draw:style-name="gr26" draw:text-style-name="P3" draw:layer="layout" svg:x1="2.508cm" svg:y1="4.46cm" svg:x2="2.532cm" svg:y2="4.46cm">
          <text:p/>
        </draw:line>
        <draw:line draw:style-name="gr26" draw:text-style-name="P3" draw:layer="layout" svg:x1="2.558cm" svg:y1="4.46cm" svg:x2="2.582cm" svg:y2="4.46cm">
          <text:p/>
        </draw:line>
        <draw:line draw:style-name="gr26" draw:text-style-name="P3" draw:layer="layout" svg:x1="2.608cm" svg:y1="4.46cm" svg:x2="2.632cm" svg:y2="4.46cm">
          <text:p/>
        </draw:line>
        <draw:line draw:style-name="gr26" draw:text-style-name="P3" draw:layer="layout" svg:x1="2.656cm" svg:y1="4.46cm" svg:x2="2.682cm" svg:y2="4.46cm">
          <text:p/>
        </draw:line>
        <draw:line draw:style-name="gr26" draw:text-style-name="P3" draw:layer="layout" svg:x1="2.706cm" svg:y1="4.46cm" svg:x2="2.732cm" svg:y2="4.46cm">
          <text:p/>
        </draw:line>
        <draw:line draw:style-name="gr26" draw:text-style-name="P3" draw:layer="layout" svg:x1="2.755cm" svg:y1="4.46cm" svg:x2="2.781cm" svg:y2="4.46cm">
          <text:p/>
        </draw:line>
        <draw:line draw:style-name="gr26" draw:text-style-name="P3" draw:layer="layout" svg:x1="2.805cm" svg:y1="4.46cm" svg:x2="2.831cm" svg:y2="4.46cm">
          <text:p/>
        </draw:line>
        <draw:line draw:style-name="gr26" draw:text-style-name="P3" draw:layer="layout" svg:x1="2.855cm" svg:y1="4.46cm" svg:x2="2.881cm" svg:y2="4.46cm">
          <text:p/>
        </draw:line>
        <draw:line draw:style-name="gr26" draw:text-style-name="P3" draw:layer="layout" svg:x1="2.905cm" svg:y1="4.46cm" svg:x2="2.931cm" svg:y2="4.46cm">
          <text:p/>
        </draw:line>
        <draw:line draw:style-name="gr26" draw:text-style-name="P3" draw:layer="layout" svg:x1="2.955cm" svg:y1="4.46cm" svg:x2="2.979cm" svg:y2="4.46cm">
          <text:p/>
        </draw:line>
        <draw:line draw:style-name="gr26" draw:text-style-name="P3" draw:layer="layout" svg:x1="3.004cm" svg:y1="4.46cm" svg:x2="3.028cm" svg:y2="4.46cm">
          <text:p/>
        </draw:line>
        <draw:line draw:style-name="gr26" draw:text-style-name="P3" draw:layer="layout" svg:x1="3.054cm" svg:y1="4.46cm" svg:x2="3.078cm" svg:y2="4.46cm">
          <text:p/>
        </draw:line>
        <draw:line draw:style-name="gr26" draw:text-style-name="P3" draw:layer="layout" svg:x1="3.104cm" svg:y1="4.46cm" svg:x2="3.128cm" svg:y2="4.46cm">
          <text:p/>
        </draw:line>
        <draw:line draw:style-name="gr26" draw:text-style-name="P3" draw:layer="layout" svg:x1="3.154cm" svg:y1="4.46cm" svg:x2="3.178cm" svg:y2="4.46cm">
          <text:p/>
        </draw:line>
        <draw:line draw:style-name="gr26" draw:text-style-name="P3" draw:layer="layout" svg:x1="3.203cm" svg:y1="4.46cm" svg:x2="3.227cm" svg:y2="4.46cm">
          <text:p/>
        </draw:line>
        <draw:line draw:style-name="gr26" draw:text-style-name="P3" draw:layer="layout" svg:x1="3.252cm" svg:y1="4.46cm" svg:x2="3.278cm" svg:y2="4.46cm">
          <text:p/>
        </draw:line>
        <draw:line draw:style-name="gr26" draw:text-style-name="P3" draw:layer="layout" svg:x1="3.301cm" svg:y1="4.46cm" svg:x2="3.327cm" svg:y2="4.46cm">
          <text:p/>
        </draw:line>
        <draw:line draw:style-name="gr26" draw:text-style-name="P3" draw:layer="layout" svg:x1="3.351cm" svg:y1="4.46cm" svg:x2="3.376cm" svg:y2="4.46cm">
          <text:p/>
        </draw:line>
        <draw:line draw:style-name="gr26" draw:text-style-name="P3" draw:layer="layout" svg:x1="3.401cm" svg:y1="4.46cm" svg:x2="3.427cm" svg:y2="4.46cm">
          <text:p/>
        </draw:line>
        <draw:line draw:style-name="gr26" draw:text-style-name="P3" draw:layer="layout" svg:x1="3.45cm" svg:y1="4.46cm" svg:x2="3.476cm" svg:y2="4.46cm">
          <text:p/>
        </draw:line>
        <draw:line draw:style-name="gr26" draw:text-style-name="P3" draw:layer="layout" svg:x1="3.5cm" svg:y1="4.46cm" svg:x2="3.524cm" svg:y2="4.46cm">
          <text:p/>
        </draw:line>
        <draw:line draw:style-name="gr26" draw:text-style-name="P3" draw:layer="layout" svg:x1="3.55cm" svg:y1="4.46cm" svg:x2="3.574cm" svg:y2="4.46cm">
          <text:p/>
        </draw:line>
        <draw:line draw:style-name="gr26" draw:text-style-name="P3" draw:layer="layout" svg:x1="3.6cm" svg:y1="4.46cm" svg:x2="3.624cm" svg:y2="4.46cm">
          <text:p/>
        </draw:line>
        <draw:line draw:style-name="gr26" draw:text-style-name="P3" draw:layer="layout" svg:x1="3.649cm" svg:y1="4.46cm" svg:x2="3.673cm" svg:y2="4.46cm">
          <text:p/>
        </draw:line>
        <draw:line draw:style-name="gr26" draw:text-style-name="P3" draw:layer="layout" svg:x1="3.7cm" svg:y1="4.46cm" svg:x2="3.724cm" svg:y2="4.46cm">
          <text:p/>
        </draw:line>
        <draw:line draw:style-name="gr26" draw:text-style-name="P3" draw:layer="layout" svg:x1="3.749cm" svg:y1="4.46cm" svg:x2="3.773cm" svg:y2="4.46cm">
          <text:p/>
        </draw:line>
        <draw:line draw:style-name="gr26" draw:text-style-name="P3" draw:layer="layout" svg:x1="3.797cm" svg:y1="4.46cm" svg:x2="3.823cm" svg:y2="4.46cm">
          <text:p/>
        </draw:line>
        <draw:line draw:style-name="gr26" draw:text-style-name="P3" draw:layer="layout" svg:x1="3.847cm" svg:y1="4.46cm" svg:x2="3.873cm" svg:y2="4.46cm">
          <text:p/>
        </draw:line>
        <draw:line draw:style-name="gr26" draw:text-style-name="P3" draw:layer="layout" svg:x1="3.897cm" svg:y1="4.46cm" svg:x2="3.923cm" svg:y2="4.46cm">
          <text:p/>
        </draw:line>
        <draw:line draw:style-name="gr26" draw:text-style-name="P3" draw:layer="layout" svg:x1="3.947cm" svg:y1="4.46cm" svg:x2="3.973cm" svg:y2="4.46cm">
          <text:p/>
        </draw:line>
        <draw:line draw:style-name="gr26" draw:text-style-name="P3" draw:layer="layout" svg:x1="3.996cm" svg:y1="4.46cm" svg:x2="4.022cm" svg:y2="4.46cm">
          <text:p/>
        </draw:line>
        <draw:line draw:style-name="gr26" draw:text-style-name="P3" draw:layer="layout" svg:x1="4.046cm" svg:y1="4.46cm" svg:x2="4.072cm" svg:y2="4.46cm">
          <text:p/>
        </draw:line>
        <draw:line draw:style-name="gr26" draw:text-style-name="P3" draw:layer="layout" svg:x1="4.096cm" svg:y1="4.46cm" svg:x2="4.12cm" svg:y2="4.46cm">
          <text:p/>
        </draw:line>
        <draw:line draw:style-name="gr26" draw:text-style-name="P3" draw:layer="layout" svg:x1="4.146cm" svg:y1="4.46cm" svg:x2="4.17cm" svg:y2="4.46cm">
          <text:p/>
        </draw:line>
        <draw:line draw:style-name="gr26" draw:text-style-name="P3" draw:layer="layout" svg:x1="4.195cm" svg:y1="4.46cm" svg:x2="4.219cm" svg:y2="4.46cm">
          <text:p/>
        </draw:line>
        <draw:line draw:style-name="gr26" draw:text-style-name="P3" draw:layer="layout" svg:x1="4.245cm" svg:y1="4.46cm" svg:x2="4.269cm" svg:y2="4.46cm">
          <text:p/>
        </draw:line>
        <draw:line draw:style-name="gr26" draw:text-style-name="P3" draw:layer="layout" svg:x1="4.295cm" svg:y1="4.46cm" svg:x2="4.319cm" svg:y2="4.46cm">
          <text:p/>
        </draw:line>
        <draw:line draw:style-name="gr26" draw:text-style-name="P3" draw:layer="layout" svg:x1="4.345cm" svg:y1="4.46cm" svg:x2="4.369cm" svg:y2="4.46cm">
          <text:p/>
        </draw:line>
        <draw:line draw:style-name="gr26" draw:text-style-name="P3" draw:layer="layout" svg:x1="4.393cm" svg:y1="4.46cm" svg:x2="4.419cm" svg:y2="4.46cm">
          <text:p/>
        </draw:line>
        <draw:line draw:style-name="gr26" draw:text-style-name="P3" draw:layer="layout" svg:x1="4.442cm" svg:y1="4.46cm" svg:x2="4.468cm" svg:y2="4.46cm">
          <text:p/>
        </draw:line>
        <draw:line draw:style-name="gr26" draw:text-style-name="P3" draw:layer="layout" svg:x1="4.492cm" svg:y1="4.46cm" svg:x2="4.517cm" svg:y2="4.46cm">
          <text:p/>
        </draw:line>
        <draw:line draw:style-name="gr26" draw:text-style-name="P3" draw:layer="layout" svg:x1="4.542cm" svg:y1="4.46cm" svg:x2="4.568cm" svg:y2="4.46cm">
          <text:p/>
        </draw:line>
        <draw:line draw:style-name="gr26" draw:text-style-name="P3" draw:layer="layout" svg:x1="4.592cm" svg:y1="4.46cm" svg:x2="4.618cm" svg:y2="4.46cm">
          <text:p/>
        </draw:line>
        <draw:line draw:style-name="gr26" draw:text-style-name="P3" draw:layer="layout" svg:x1="4.641cm" svg:y1="4.46cm" svg:x2="4.665cm" svg:y2="4.46cm">
          <text:p/>
        </draw:line>
        <draw:line draw:style-name="gr26" draw:text-style-name="P3" draw:layer="layout" svg:x1="4.691cm" svg:y1="4.46cm" svg:x2="4.715cm" svg:y2="4.46cm">
          <text:p/>
        </draw:line>
        <draw:line draw:style-name="gr26" draw:text-style-name="P3" draw:layer="layout" svg:x1="4.741cm" svg:y1="4.46cm" svg:x2="4.765cm" svg:y2="4.46cm">
          <text:p/>
        </draw:line>
        <draw:line draw:style-name="gr26" draw:text-style-name="P3" draw:layer="layout" svg:x1="4.791cm" svg:y1="4.46cm" svg:x2="4.815cm" svg:y2="4.46cm">
          <text:p/>
        </draw:line>
        <draw:line draw:style-name="gr26" draw:text-style-name="P3" draw:layer="layout" svg:x1="4.841cm" svg:y1="4.46cm" svg:x2="4.865cm" svg:y2="4.46cm">
          <text:p/>
        </draw:line>
        <draw:line draw:style-name="gr26" draw:text-style-name="P3" draw:layer="layout" svg:x1="4.89cm" svg:y1="4.46cm" svg:x2="4.914cm" svg:y2="4.46cm">
          <text:p/>
        </draw:line>
        <draw:line draw:style-name="gr26" draw:text-style-name="P3" draw:layer="layout" svg:x1="4.94cm" svg:y1="4.46cm" svg:x2="4.964cm" svg:y2="4.46cm">
          <text:p/>
        </draw:line>
        <draw:line draw:style-name="gr25" draw:text-style-name="P3" draw:layer="layout" svg:x1="1.418cm" svg:y1="4.46cm" svg:x2="1.404cm" svg:y2="4.46cm">
          <text:p/>
        </draw:line>
        <draw:line draw:style-name="gr26" draw:text-style-name="P3" draw:layer="layout" svg:x1="1.417cm" svg:y1="4.3cm" svg:x2="1.441cm" svg:y2="4.3cm">
          <text:p/>
        </draw:line>
        <draw:line draw:style-name="gr26" draw:text-style-name="P3" draw:layer="layout" svg:x1="1.467cm" svg:y1="4.3cm" svg:x2="1.491cm" svg:y2="4.3cm">
          <text:p/>
        </draw:line>
        <draw:line draw:style-name="gr26" draw:text-style-name="P3" draw:layer="layout" svg:x1="1.515cm" svg:y1="4.3cm" svg:x2="1.541cm" svg:y2="4.3cm">
          <text:p/>
        </draw:line>
        <draw:line draw:style-name="gr26" draw:text-style-name="P3" draw:layer="layout" svg:x1="1.565cm" svg:y1="4.3cm" svg:x2="1.591cm" svg:y2="4.3cm">
          <text:p/>
        </draw:line>
        <draw:line draw:style-name="gr26" draw:text-style-name="P3" draw:layer="layout" svg:x1="1.614cm" svg:y1="4.3cm" svg:x2="1.64cm" svg:y2="4.3cm">
          <text:p/>
        </draw:line>
        <draw:line draw:style-name="gr26" draw:text-style-name="P3" draw:layer="layout" svg:x1="1.664cm" svg:y1="4.3cm" svg:x2="1.69cm" svg:y2="4.3cm">
          <text:p/>
        </draw:line>
        <draw:line draw:style-name="gr26" draw:text-style-name="P3" draw:layer="layout" svg:x1="1.714cm" svg:y1="4.3cm" svg:x2="1.74cm" svg:y2="4.3cm">
          <text:p/>
        </draw:line>
        <draw:line draw:style-name="gr26" draw:text-style-name="P3" draw:layer="layout" svg:x1="1.764cm" svg:y1="4.3cm" svg:x2="1.79cm" svg:y2="4.3cm">
          <text:p/>
        </draw:line>
        <draw:line draw:style-name="gr26" draw:text-style-name="P3" draw:layer="layout" svg:x1="1.814cm" svg:y1="4.3cm" svg:x2="1.838cm" svg:y2="4.3cm">
          <text:p/>
        </draw:line>
        <draw:line draw:style-name="gr26" draw:text-style-name="P3" draw:layer="layout" svg:x1="1.863cm" svg:y1="4.3cm" svg:x2="1.887cm" svg:y2="4.3cm">
          <text:p/>
        </draw:line>
        <draw:line draw:style-name="gr26" draw:text-style-name="P3" draw:layer="layout" svg:x1="1.913cm" svg:y1="4.3cm" svg:x2="1.937cm" svg:y2="4.3cm">
          <text:p/>
        </draw:line>
        <draw:line draw:style-name="gr26" draw:text-style-name="P3" draw:layer="layout" svg:x1="1.963cm" svg:y1="4.3cm" svg:x2="1.987cm" svg:y2="4.3cm">
          <text:p/>
        </draw:line>
        <draw:line draw:style-name="gr26" draw:text-style-name="P3" draw:layer="layout" svg:x1="2.013cm" svg:y1="4.3cm" svg:x2="2.037cm" svg:y2="4.3cm">
          <text:p/>
        </draw:line>
        <draw:line draw:style-name="gr26" draw:text-style-name="P3" draw:layer="layout" svg:x1="2.062cm" svg:y1="4.3cm" svg:x2="2.086cm" svg:y2="4.3cm">
          <text:p/>
        </draw:line>
        <draw:line draw:style-name="gr26" draw:text-style-name="P3" draw:layer="layout" svg:x1="2.11cm" svg:y1="4.3cm" svg:x2="2.136cm" svg:y2="4.3cm">
          <text:p/>
        </draw:line>
        <draw:line draw:style-name="gr26" draw:text-style-name="P3" draw:layer="layout" svg:x1="2.16cm" svg:y1="4.3cm" svg:x2="2.186cm" svg:y2="4.3cm">
          <text:p/>
        </draw:line>
        <draw:line draw:style-name="gr26" draw:text-style-name="P3" draw:layer="layout" svg:x1="2.21cm" svg:y1="4.3cm" svg:x2="2.235cm" svg:y2="4.3cm">
          <text:p/>
        </draw:line>
        <draw:line draw:style-name="gr26" draw:text-style-name="P3" draw:layer="layout" svg:x1="2.26cm" svg:y1="4.3cm" svg:x2="2.286cm" svg:y2="4.3cm">
          <text:p/>
        </draw:line>
        <draw:line draw:style-name="gr26" draw:text-style-name="P3" draw:layer="layout" svg:x1="2.309cm" svg:y1="4.3cm" svg:x2="2.335cm" svg:y2="4.3cm">
          <text:p/>
        </draw:line>
        <draw:line draw:style-name="gr26" draw:text-style-name="P3" draw:layer="layout" svg:x1="2.359cm" svg:y1="4.3cm" svg:x2="2.383cm" svg:y2="4.3cm">
          <text:p/>
        </draw:line>
        <draw:line draw:style-name="gr26" draw:text-style-name="P3" draw:layer="layout" svg:x1="2.409cm" svg:y1="4.3cm" svg:x2="2.433cm" svg:y2="4.3cm">
          <text:p/>
        </draw:line>
        <draw:line draw:style-name="gr26" draw:text-style-name="P3" draw:layer="layout" svg:x1="2.459cm" svg:y1="4.3cm" svg:x2="2.483cm" svg:y2="4.3cm">
          <text:p/>
        </draw:line>
        <draw:line draw:style-name="gr26" draw:text-style-name="P3" draw:layer="layout" svg:x1="2.508cm" svg:y1="4.3cm" svg:x2="2.532cm" svg:y2="4.3cm">
          <text:p/>
        </draw:line>
        <draw:line draw:style-name="gr26" draw:text-style-name="P3" draw:layer="layout" svg:x1="2.558cm" svg:y1="4.3cm" svg:x2="2.582cm" svg:y2="4.3cm">
          <text:p/>
        </draw:line>
        <draw:line draw:style-name="gr26" draw:text-style-name="P3" draw:layer="layout" svg:x1="2.608cm" svg:y1="4.3cm" svg:x2="2.632cm" svg:y2="4.3cm">
          <text:p/>
        </draw:line>
        <draw:line draw:style-name="gr26" draw:text-style-name="P3" draw:layer="layout" svg:x1="2.656cm" svg:y1="4.3cm" svg:x2="2.682cm" svg:y2="4.3cm">
          <text:p/>
        </draw:line>
        <draw:line draw:style-name="gr26" draw:text-style-name="P3" draw:layer="layout" svg:x1="2.706cm" svg:y1="4.3cm" svg:x2="2.732cm" svg:y2="4.3cm">
          <text:p/>
        </draw:line>
        <draw:line draw:style-name="gr26" draw:text-style-name="P3" draw:layer="layout" svg:x1="2.755cm" svg:y1="4.3cm" svg:x2="2.781cm" svg:y2="4.3cm">
          <text:p/>
        </draw:line>
        <draw:line draw:style-name="gr26" draw:text-style-name="P3" draw:layer="layout" svg:x1="2.805cm" svg:y1="4.3cm" svg:x2="2.831cm" svg:y2="4.3cm">
          <text:p/>
        </draw:line>
        <draw:line draw:style-name="gr26" draw:text-style-name="P3" draw:layer="layout" svg:x1="2.855cm" svg:y1="4.3cm" svg:x2="2.881cm" svg:y2="4.3cm">
          <text:p/>
        </draw:line>
        <draw:line draw:style-name="gr26" draw:text-style-name="P3" draw:layer="layout" svg:x1="2.905cm" svg:y1="4.3cm" svg:x2="2.931cm" svg:y2="4.3cm">
          <text:p/>
        </draw:line>
        <draw:line draw:style-name="gr26" draw:text-style-name="P3" draw:layer="layout" svg:x1="2.955cm" svg:y1="4.3cm" svg:x2="2.979cm" svg:y2="4.3cm">
          <text:p/>
        </draw:line>
        <draw:line draw:style-name="gr26" draw:text-style-name="P3" draw:layer="layout" svg:x1="3.004cm" svg:y1="4.3cm" svg:x2="3.028cm" svg:y2="4.3cm">
          <text:p/>
        </draw:line>
        <draw:line draw:style-name="gr26" draw:text-style-name="P3" draw:layer="layout" svg:x1="3.054cm" svg:y1="4.3cm" svg:x2="3.078cm" svg:y2="4.3cm">
          <text:p/>
        </draw:line>
        <draw:line draw:style-name="gr26" draw:text-style-name="P3" draw:layer="layout" svg:x1="3.104cm" svg:y1="4.3cm" svg:x2="3.128cm" svg:y2="4.3cm">
          <text:p/>
        </draw:line>
        <draw:line draw:style-name="gr26" draw:text-style-name="P3" draw:layer="layout" svg:x1="3.154cm" svg:y1="4.3cm" svg:x2="3.178cm" svg:y2="4.3cm">
          <text:p/>
        </draw:line>
        <draw:line draw:style-name="gr26" draw:text-style-name="P3" draw:layer="layout" svg:x1="3.203cm" svg:y1="4.3cm" svg:x2="3.227cm" svg:y2="4.3cm">
          <text:p/>
        </draw:line>
        <draw:line draw:style-name="gr26" draw:text-style-name="P3" draw:layer="layout" svg:x1="3.252cm" svg:y1="4.3cm" svg:x2="3.278cm" svg:y2="4.3cm">
          <text:p/>
        </draw:line>
        <draw:line draw:style-name="gr26" draw:text-style-name="P3" draw:layer="layout" svg:x1="3.301cm" svg:y1="4.3cm" svg:x2="3.327cm" svg:y2="4.3cm">
          <text:p/>
        </draw:line>
        <draw:line draw:style-name="gr26" draw:text-style-name="P3" draw:layer="layout" svg:x1="3.351cm" svg:y1="4.3cm" svg:x2="3.376cm" svg:y2="4.3cm">
          <text:p/>
        </draw:line>
        <draw:line draw:style-name="gr26" draw:text-style-name="P3" draw:layer="layout" svg:x1="3.401cm" svg:y1="4.3cm" svg:x2="3.427cm" svg:y2="4.3cm">
          <text:p/>
        </draw:line>
        <draw:line draw:style-name="gr26" draw:text-style-name="P3" draw:layer="layout" svg:x1="3.45cm" svg:y1="4.3cm" svg:x2="3.476cm" svg:y2="4.3cm">
          <text:p/>
        </draw:line>
        <draw:line draw:style-name="gr26" draw:text-style-name="P3" draw:layer="layout" svg:x1="3.5cm" svg:y1="4.3cm" svg:x2="3.524cm" svg:y2="4.3cm">
          <text:p/>
        </draw:line>
        <draw:line draw:style-name="gr26" draw:text-style-name="P3" draw:layer="layout" svg:x1="3.55cm" svg:y1="4.3cm" svg:x2="3.574cm" svg:y2="4.3cm">
          <text:p/>
        </draw:line>
        <draw:line draw:style-name="gr26" draw:text-style-name="P3" draw:layer="layout" svg:x1="3.6cm" svg:y1="4.3cm" svg:x2="3.624cm" svg:y2="4.3cm">
          <text:p/>
        </draw:line>
        <draw:line draw:style-name="gr26" draw:text-style-name="P3" draw:layer="layout" svg:x1="3.649cm" svg:y1="4.3cm" svg:x2="3.673cm" svg:y2="4.3cm">
          <text:p/>
        </draw:line>
        <draw:line draw:style-name="gr26" draw:text-style-name="P3" draw:layer="layout" svg:x1="3.7cm" svg:y1="4.3cm" svg:x2="3.724cm" svg:y2="4.3cm">
          <text:p/>
        </draw:line>
        <draw:line draw:style-name="gr26" draw:text-style-name="P3" draw:layer="layout" svg:x1="3.749cm" svg:y1="4.3cm" svg:x2="3.773cm" svg:y2="4.3cm">
          <text:p/>
        </draw:line>
        <draw:line draw:style-name="gr26" draw:text-style-name="P3" draw:layer="layout" svg:x1="3.797cm" svg:y1="4.3cm" svg:x2="3.823cm" svg:y2="4.3cm">
          <text:p/>
        </draw:line>
        <draw:line draw:style-name="gr26" draw:text-style-name="P3" draw:layer="layout" svg:x1="3.847cm" svg:y1="4.3cm" svg:x2="3.873cm" svg:y2="4.3cm">
          <text:p/>
        </draw:line>
        <draw:line draw:style-name="gr26" draw:text-style-name="P3" draw:layer="layout" svg:x1="3.897cm" svg:y1="4.3cm" svg:x2="3.923cm" svg:y2="4.3cm">
          <text:p/>
        </draw:line>
        <draw:line draw:style-name="gr26" draw:text-style-name="P3" draw:layer="layout" svg:x1="3.947cm" svg:y1="4.3cm" svg:x2="3.973cm" svg:y2="4.3cm">
          <text:p/>
        </draw:line>
        <draw:line draw:style-name="gr26" draw:text-style-name="P3" draw:layer="layout" svg:x1="3.996cm" svg:y1="4.3cm" svg:x2="4.022cm" svg:y2="4.3cm">
          <text:p/>
        </draw:line>
        <draw:line draw:style-name="gr26" draw:text-style-name="P3" draw:layer="layout" svg:x1="4.046cm" svg:y1="4.3cm" svg:x2="4.072cm" svg:y2="4.3cm">
          <text:p/>
        </draw:line>
        <draw:line draw:style-name="gr26" draw:text-style-name="P3" draw:layer="layout" svg:x1="4.096cm" svg:y1="4.3cm" svg:x2="4.12cm" svg:y2="4.3cm">
          <text:p/>
        </draw:line>
        <draw:line draw:style-name="gr26" draw:text-style-name="P3" draw:layer="layout" svg:x1="4.146cm" svg:y1="4.3cm" svg:x2="4.17cm" svg:y2="4.3cm">
          <text:p/>
        </draw:line>
        <draw:line draw:style-name="gr26" draw:text-style-name="P3" draw:layer="layout" svg:x1="4.195cm" svg:y1="4.3cm" svg:x2="4.219cm" svg:y2="4.3cm">
          <text:p/>
        </draw:line>
        <draw:line draw:style-name="gr26" draw:text-style-name="P3" draw:layer="layout" svg:x1="4.245cm" svg:y1="4.3cm" svg:x2="4.269cm" svg:y2="4.3cm">
          <text:p/>
        </draw:line>
        <draw:line draw:style-name="gr26" draw:text-style-name="P3" draw:layer="layout" svg:x1="4.295cm" svg:y1="4.3cm" svg:x2="4.319cm" svg:y2="4.3cm">
          <text:p/>
        </draw:line>
        <draw:line draw:style-name="gr26" draw:text-style-name="P3" draw:layer="layout" svg:x1="4.345cm" svg:y1="4.3cm" svg:x2="4.369cm" svg:y2="4.3cm">
          <text:p/>
        </draw:line>
        <draw:line draw:style-name="gr26" draw:text-style-name="P3" draw:layer="layout" svg:x1="4.393cm" svg:y1="4.3cm" svg:x2="4.419cm" svg:y2="4.3cm">
          <text:p/>
        </draw:line>
        <draw:line draw:style-name="gr26" draw:text-style-name="P3" draw:layer="layout" svg:x1="4.442cm" svg:y1="4.3cm" svg:x2="4.468cm" svg:y2="4.3cm">
          <text:p/>
        </draw:line>
        <draw:line draw:style-name="gr26" draw:text-style-name="P3" draw:layer="layout" svg:x1="4.492cm" svg:y1="4.3cm" svg:x2="4.517cm" svg:y2="4.3cm">
          <text:p/>
        </draw:line>
        <draw:line draw:style-name="gr26" draw:text-style-name="P3" draw:layer="layout" svg:x1="4.542cm" svg:y1="4.3cm" svg:x2="4.568cm" svg:y2="4.3cm">
          <text:p/>
        </draw:line>
        <draw:line draw:style-name="gr26" draw:text-style-name="P3" draw:layer="layout" svg:x1="4.592cm" svg:y1="4.3cm" svg:x2="4.618cm" svg:y2="4.3cm">
          <text:p/>
        </draw:line>
        <draw:line draw:style-name="gr26" draw:text-style-name="P3" draw:layer="layout" svg:x1="4.641cm" svg:y1="4.3cm" svg:x2="4.665cm" svg:y2="4.3cm">
          <text:p/>
        </draw:line>
        <draw:line draw:style-name="gr26" draw:text-style-name="P3" draw:layer="layout" svg:x1="4.691cm" svg:y1="4.3cm" svg:x2="4.715cm" svg:y2="4.3cm">
          <text:p/>
        </draw:line>
        <draw:line draw:style-name="gr26" draw:text-style-name="P3" draw:layer="layout" svg:x1="4.741cm" svg:y1="4.3cm" svg:x2="4.765cm" svg:y2="4.3cm">
          <text:p/>
        </draw:line>
        <draw:line draw:style-name="gr26" draw:text-style-name="P3" draw:layer="layout" svg:x1="4.791cm" svg:y1="4.3cm" svg:x2="4.815cm" svg:y2="4.3cm">
          <text:p/>
        </draw:line>
        <draw:line draw:style-name="gr26" draw:text-style-name="P3" draw:layer="layout" svg:x1="4.841cm" svg:y1="4.3cm" svg:x2="4.865cm" svg:y2="4.3cm">
          <text:p/>
        </draw:line>
        <draw:line draw:style-name="gr26" draw:text-style-name="P3" draw:layer="layout" svg:x1="4.89cm" svg:y1="4.3cm" svg:x2="4.914cm" svg:y2="4.3cm">
          <text:p/>
        </draw:line>
        <draw:line draw:style-name="gr26" draw:text-style-name="P3" draw:layer="layout" svg:x1="4.94cm" svg:y1="4.3cm" svg:x2="4.964cm" svg:y2="4.3cm">
          <text:p/>
        </draw:line>
        <draw:line draw:style-name="gr25" draw:text-style-name="P3" draw:layer="layout" svg:x1="1.418cm" svg:y1="4.3cm" svg:x2="1.404cm" svg:y2="4.3cm">
          <text:p/>
        </draw:line>
        <draw:line draw:style-name="gr26" draw:text-style-name="P3" draw:layer="layout" svg:x1="1.417cm" svg:y1="4.143cm" svg:x2="1.441cm" svg:y2="4.143cm">
          <text:p/>
        </draw:line>
        <draw:line draw:style-name="gr26" draw:text-style-name="P3" draw:layer="layout" svg:x1="1.467cm" svg:y1="4.143cm" svg:x2="1.491cm" svg:y2="4.143cm">
          <text:p/>
        </draw:line>
        <draw:line draw:style-name="gr26" draw:text-style-name="P3" draw:layer="layout" svg:x1="1.515cm" svg:y1="4.143cm" svg:x2="1.541cm" svg:y2="4.143cm">
          <text:p/>
        </draw:line>
        <draw:line draw:style-name="gr26" draw:text-style-name="P3" draw:layer="layout" svg:x1="1.565cm" svg:y1="4.143cm" svg:x2="1.591cm" svg:y2="4.143cm">
          <text:p/>
        </draw:line>
        <draw:line draw:style-name="gr26" draw:text-style-name="P3" draw:layer="layout" svg:x1="1.614cm" svg:y1="4.143cm" svg:x2="1.64cm" svg:y2="4.143cm">
          <text:p/>
        </draw:line>
        <draw:line draw:style-name="gr26" draw:text-style-name="P3" draw:layer="layout" svg:x1="1.664cm" svg:y1="4.143cm" svg:x2="1.69cm" svg:y2="4.143cm">
          <text:p/>
        </draw:line>
        <draw:line draw:style-name="gr26" draw:text-style-name="P3" draw:layer="layout" svg:x1="1.714cm" svg:y1="4.143cm" svg:x2="1.74cm" svg:y2="4.143cm">
          <text:p/>
        </draw:line>
        <draw:line draw:style-name="gr26" draw:text-style-name="P3" draw:layer="layout" svg:x1="1.764cm" svg:y1="4.143cm" svg:x2="1.79cm" svg:y2="4.143cm">
          <text:p/>
        </draw:line>
        <draw:line draw:style-name="gr26" draw:text-style-name="P3" draw:layer="layout" svg:x1="1.814cm" svg:y1="4.143cm" svg:x2="1.838cm" svg:y2="4.143cm">
          <text:p/>
        </draw:line>
        <draw:line draw:style-name="gr26" draw:text-style-name="P3" draw:layer="layout" svg:x1="1.863cm" svg:y1="4.143cm" svg:x2="1.887cm" svg:y2="4.143cm">
          <text:p/>
        </draw:line>
        <draw:line draw:style-name="gr26" draw:text-style-name="P3" draw:layer="layout" svg:x1="1.913cm" svg:y1="4.143cm" svg:x2="1.937cm" svg:y2="4.143cm">
          <text:p/>
        </draw:line>
        <draw:line draw:style-name="gr26" draw:text-style-name="P3" draw:layer="layout" svg:x1="1.963cm" svg:y1="4.143cm" svg:x2="1.987cm" svg:y2="4.143cm">
          <text:p/>
        </draw:line>
        <draw:line draw:style-name="gr26" draw:text-style-name="P3" draw:layer="layout" svg:x1="2.013cm" svg:y1="4.143cm" svg:x2="2.037cm" svg:y2="4.143cm">
          <text:p/>
        </draw:line>
        <draw:line draw:style-name="gr26" draw:text-style-name="P3" draw:layer="layout" svg:x1="2.062cm" svg:y1="4.143cm" svg:x2="2.086cm" svg:y2="4.143cm">
          <text:p/>
        </draw:line>
        <draw:line draw:style-name="gr26" draw:text-style-name="P3" draw:layer="layout" svg:x1="2.11cm" svg:y1="4.143cm" svg:x2="2.136cm" svg:y2="4.143cm">
          <text:p/>
        </draw:line>
        <draw:line draw:style-name="gr26" draw:text-style-name="P3" draw:layer="layout" svg:x1="2.16cm" svg:y1="4.143cm" svg:x2="2.186cm" svg:y2="4.143cm">
          <text:p/>
        </draw:line>
        <draw:line draw:style-name="gr26" draw:text-style-name="P3" draw:layer="layout" svg:x1="2.21cm" svg:y1="4.143cm" svg:x2="2.235cm" svg:y2="4.143cm">
          <text:p/>
        </draw:line>
        <draw:line draw:style-name="gr26" draw:text-style-name="P3" draw:layer="layout" svg:x1="2.26cm" svg:y1="4.143cm" svg:x2="2.286cm" svg:y2="4.143cm">
          <text:p/>
        </draw:line>
        <draw:line draw:style-name="gr26" draw:text-style-name="P3" draw:layer="layout" svg:x1="2.309cm" svg:y1="4.143cm" svg:x2="2.335cm" svg:y2="4.143cm">
          <text:p/>
        </draw:line>
        <draw:line draw:style-name="gr26" draw:text-style-name="P3" draw:layer="layout" svg:x1="2.359cm" svg:y1="4.143cm" svg:x2="2.383cm" svg:y2="4.143cm">
          <text:p/>
        </draw:line>
        <draw:line draw:style-name="gr26" draw:text-style-name="P3" draw:layer="layout" svg:x1="2.409cm" svg:y1="4.143cm" svg:x2="2.433cm" svg:y2="4.143cm">
          <text:p/>
        </draw:line>
        <draw:line draw:style-name="gr26" draw:text-style-name="P3" draw:layer="layout" svg:x1="2.459cm" svg:y1="4.143cm" svg:x2="2.483cm" svg:y2="4.143cm">
          <text:p/>
        </draw:line>
        <draw:line draw:style-name="gr26" draw:text-style-name="P3" draw:layer="layout" svg:x1="2.508cm" svg:y1="4.143cm" svg:x2="2.532cm" svg:y2="4.143cm">
          <text:p/>
        </draw:line>
        <draw:line draw:style-name="gr26" draw:text-style-name="P3" draw:layer="layout" svg:x1="2.558cm" svg:y1="4.143cm" svg:x2="2.582cm" svg:y2="4.143cm">
          <text:p/>
        </draw:line>
        <draw:line draw:style-name="gr26" draw:text-style-name="P3" draw:layer="layout" svg:x1="2.608cm" svg:y1="4.143cm" svg:x2="2.632cm" svg:y2="4.143cm">
          <text:p/>
        </draw:line>
        <draw:line draw:style-name="gr26" draw:text-style-name="P3" draw:layer="layout" svg:x1="2.656cm" svg:y1="4.143cm" svg:x2="2.682cm" svg:y2="4.143cm">
          <text:p/>
        </draw:line>
        <draw:line draw:style-name="gr26" draw:text-style-name="P3" draw:layer="layout" svg:x1="2.706cm" svg:y1="4.143cm" svg:x2="2.732cm" svg:y2="4.143cm">
          <text:p/>
        </draw:line>
        <draw:line draw:style-name="gr26" draw:text-style-name="P3" draw:layer="layout" svg:x1="2.755cm" svg:y1="4.143cm" svg:x2="2.781cm" svg:y2="4.143cm">
          <text:p/>
        </draw:line>
        <draw:line draw:style-name="gr26" draw:text-style-name="P3" draw:layer="layout" svg:x1="2.805cm" svg:y1="4.143cm" svg:x2="2.831cm" svg:y2="4.143cm">
          <text:p/>
        </draw:line>
        <draw:line draw:style-name="gr26" draw:text-style-name="P3" draw:layer="layout" svg:x1="2.855cm" svg:y1="4.143cm" svg:x2="2.881cm" svg:y2="4.143cm">
          <text:p/>
        </draw:line>
        <draw:line draw:style-name="gr26" draw:text-style-name="P3" draw:layer="layout" svg:x1="2.905cm" svg:y1="4.143cm" svg:x2="2.931cm" svg:y2="4.143cm">
          <text:p/>
        </draw:line>
        <draw:line draw:style-name="gr26" draw:text-style-name="P3" draw:layer="layout" svg:x1="2.955cm" svg:y1="4.143cm" svg:x2="2.979cm" svg:y2="4.143cm">
          <text:p/>
        </draw:line>
        <draw:line draw:style-name="gr26" draw:text-style-name="P3" draw:layer="layout" svg:x1="3.004cm" svg:y1="4.143cm" svg:x2="3.028cm" svg:y2="4.143cm">
          <text:p/>
        </draw:line>
        <draw:line draw:style-name="gr26" draw:text-style-name="P3" draw:layer="layout" svg:x1="3.054cm" svg:y1="4.143cm" svg:x2="3.078cm" svg:y2="4.143cm">
          <text:p/>
        </draw:line>
        <draw:line draw:style-name="gr26" draw:text-style-name="P3" draw:layer="layout" svg:x1="3.104cm" svg:y1="4.143cm" svg:x2="3.128cm" svg:y2="4.143cm">
          <text:p/>
        </draw:line>
        <draw:line draw:style-name="gr26" draw:text-style-name="P3" draw:layer="layout" svg:x1="3.154cm" svg:y1="4.143cm" svg:x2="3.178cm" svg:y2="4.143cm">
          <text:p/>
        </draw:line>
        <draw:line draw:style-name="gr26" draw:text-style-name="P3" draw:layer="layout" svg:x1="3.203cm" svg:y1="4.143cm" svg:x2="3.227cm" svg:y2="4.143cm">
          <text:p/>
        </draw:line>
        <draw:line draw:style-name="gr26" draw:text-style-name="P3" draw:layer="layout" svg:x1="3.252cm" svg:y1="4.143cm" svg:x2="3.278cm" svg:y2="4.143cm">
          <text:p/>
        </draw:line>
        <draw:line draw:style-name="gr26" draw:text-style-name="P3" draw:layer="layout" svg:x1="3.301cm" svg:y1="4.143cm" svg:x2="3.327cm" svg:y2="4.143cm">
          <text:p/>
        </draw:line>
        <draw:line draw:style-name="gr26" draw:text-style-name="P3" draw:layer="layout" svg:x1="3.351cm" svg:y1="4.143cm" svg:x2="3.376cm" svg:y2="4.143cm">
          <text:p/>
        </draw:line>
        <draw:line draw:style-name="gr26" draw:text-style-name="P3" draw:layer="layout" svg:x1="3.401cm" svg:y1="4.143cm" svg:x2="3.427cm" svg:y2="4.143cm">
          <text:p/>
        </draw:line>
        <draw:line draw:style-name="gr26" draw:text-style-name="P3" draw:layer="layout" svg:x1="3.45cm" svg:y1="4.143cm" svg:x2="3.476cm" svg:y2="4.143cm">
          <text:p/>
        </draw:line>
        <draw:line draw:style-name="gr26" draw:text-style-name="P3" draw:layer="layout" svg:x1="3.5cm" svg:y1="4.143cm" svg:x2="3.524cm" svg:y2="4.143cm">
          <text:p/>
        </draw:line>
        <draw:line draw:style-name="gr26" draw:text-style-name="P3" draw:layer="layout" svg:x1="3.55cm" svg:y1="4.143cm" svg:x2="3.574cm" svg:y2="4.143cm">
          <text:p/>
        </draw:line>
        <draw:line draw:style-name="gr26" draw:text-style-name="P3" draw:layer="layout" svg:x1="3.6cm" svg:y1="4.143cm" svg:x2="3.624cm" svg:y2="4.143cm">
          <text:p/>
        </draw:line>
        <draw:line draw:style-name="gr26" draw:text-style-name="P3" draw:layer="layout" svg:x1="3.649cm" svg:y1="4.143cm" svg:x2="3.673cm" svg:y2="4.143cm">
          <text:p/>
        </draw:line>
        <draw:line draw:style-name="gr26" draw:text-style-name="P3" draw:layer="layout" svg:x1="3.7cm" svg:y1="4.143cm" svg:x2="3.724cm" svg:y2="4.143cm">
          <text:p/>
        </draw:line>
        <draw:line draw:style-name="gr26" draw:text-style-name="P3" draw:layer="layout" svg:x1="3.749cm" svg:y1="4.143cm" svg:x2="3.773cm" svg:y2="4.143cm">
          <text:p/>
        </draw:line>
        <draw:line draw:style-name="gr26" draw:text-style-name="P3" draw:layer="layout" svg:x1="3.797cm" svg:y1="4.143cm" svg:x2="3.823cm" svg:y2="4.143cm">
          <text:p/>
        </draw:line>
        <draw:line draw:style-name="gr26" draw:text-style-name="P3" draw:layer="layout" svg:x1="3.847cm" svg:y1="4.143cm" svg:x2="3.873cm" svg:y2="4.143cm">
          <text:p/>
        </draw:line>
        <draw:line draw:style-name="gr26" draw:text-style-name="P3" draw:layer="layout" svg:x1="3.897cm" svg:y1="4.143cm" svg:x2="3.923cm" svg:y2="4.143cm">
          <text:p/>
        </draw:line>
        <draw:line draw:style-name="gr26" draw:text-style-name="P3" draw:layer="layout" svg:x1="3.947cm" svg:y1="4.143cm" svg:x2="3.973cm" svg:y2="4.143cm">
          <text:p/>
        </draw:line>
        <draw:line draw:style-name="gr26" draw:text-style-name="P3" draw:layer="layout" svg:x1="3.996cm" svg:y1="4.143cm" svg:x2="4.022cm" svg:y2="4.143cm">
          <text:p/>
        </draw:line>
        <draw:line draw:style-name="gr26" draw:text-style-name="P3" draw:layer="layout" svg:x1="4.046cm" svg:y1="4.143cm" svg:x2="4.072cm" svg:y2="4.143cm">
          <text:p/>
        </draw:line>
        <draw:line draw:style-name="gr26" draw:text-style-name="P3" draw:layer="layout" svg:x1="4.096cm" svg:y1="4.143cm" svg:x2="4.12cm" svg:y2="4.143cm">
          <text:p/>
        </draw:line>
        <draw:line draw:style-name="gr26" draw:text-style-name="P3" draw:layer="layout" svg:x1="4.146cm" svg:y1="4.143cm" svg:x2="4.17cm" svg:y2="4.143cm">
          <text:p/>
        </draw:line>
        <draw:line draw:style-name="gr26" draw:text-style-name="P3" draw:layer="layout" svg:x1="4.195cm" svg:y1="4.143cm" svg:x2="4.219cm" svg:y2="4.143cm">
          <text:p/>
        </draw:line>
        <draw:line draw:style-name="gr26" draw:text-style-name="P3" draw:layer="layout" svg:x1="4.245cm" svg:y1="4.143cm" svg:x2="4.269cm" svg:y2="4.143cm">
          <text:p/>
        </draw:line>
        <draw:line draw:style-name="gr26" draw:text-style-name="P3" draw:layer="layout" svg:x1="4.295cm" svg:y1="4.143cm" svg:x2="4.319cm" svg:y2="4.143cm">
          <text:p/>
        </draw:line>
        <draw:line draw:style-name="gr26" draw:text-style-name="P3" draw:layer="layout" svg:x1="4.345cm" svg:y1="4.143cm" svg:x2="4.369cm" svg:y2="4.143cm">
          <text:p/>
        </draw:line>
        <draw:line draw:style-name="gr26" draw:text-style-name="P3" draw:layer="layout" svg:x1="4.393cm" svg:y1="4.143cm" svg:x2="4.419cm" svg:y2="4.143cm">
          <text:p/>
        </draw:line>
        <draw:line draw:style-name="gr26" draw:text-style-name="P3" draw:layer="layout" svg:x1="4.442cm" svg:y1="4.143cm" svg:x2="4.468cm" svg:y2="4.143cm">
          <text:p/>
        </draw:line>
        <draw:line draw:style-name="gr26" draw:text-style-name="P3" draw:layer="layout" svg:x1="4.492cm" svg:y1="4.143cm" svg:x2="4.517cm" svg:y2="4.143cm">
          <text:p/>
        </draw:line>
        <draw:line draw:style-name="gr26" draw:text-style-name="P3" draw:layer="layout" svg:x1="4.542cm" svg:y1="4.143cm" svg:x2="4.568cm" svg:y2="4.143cm">
          <text:p/>
        </draw:line>
        <draw:line draw:style-name="gr26" draw:text-style-name="P3" draw:layer="layout" svg:x1="4.592cm" svg:y1="4.143cm" svg:x2="4.618cm" svg:y2="4.143cm">
          <text:p/>
        </draw:line>
        <draw:line draw:style-name="gr26" draw:text-style-name="P3" draw:layer="layout" svg:x1="4.641cm" svg:y1="4.143cm" svg:x2="4.665cm" svg:y2="4.143cm">
          <text:p/>
        </draw:line>
        <draw:line draw:style-name="gr26" draw:text-style-name="P3" draw:layer="layout" svg:x1="4.691cm" svg:y1="4.143cm" svg:x2="4.715cm" svg:y2="4.143cm">
          <text:p/>
        </draw:line>
        <draw:line draw:style-name="gr26" draw:text-style-name="P3" draw:layer="layout" svg:x1="4.741cm" svg:y1="4.143cm" svg:x2="4.765cm" svg:y2="4.143cm">
          <text:p/>
        </draw:line>
        <draw:line draw:style-name="gr26" draw:text-style-name="P3" draw:layer="layout" svg:x1="4.791cm" svg:y1="4.143cm" svg:x2="4.815cm" svg:y2="4.143cm">
          <text:p/>
        </draw:line>
        <draw:line draw:style-name="gr26" draw:text-style-name="P3" draw:layer="layout" svg:x1="4.841cm" svg:y1="4.143cm" svg:x2="4.865cm" svg:y2="4.143cm">
          <text:p/>
        </draw:line>
        <draw:line draw:style-name="gr26" draw:text-style-name="P3" draw:layer="layout" svg:x1="4.89cm" svg:y1="4.143cm" svg:x2="4.914cm" svg:y2="4.143cm">
          <text:p/>
        </draw:line>
        <draw:line draw:style-name="gr26" draw:text-style-name="P3" draw:layer="layout" svg:x1="4.94cm" svg:y1="4.143cm" svg:x2="4.964cm" svg:y2="4.143cm">
          <text:p/>
        </draw:line>
        <draw:line draw:style-name="gr25" draw:text-style-name="P3" draw:layer="layout" svg:x1="1.418cm" svg:y1="4.143cm" svg:x2="1.404cm" svg:y2="4.143cm">
          <text:p/>
        </draw:line>
        <draw:line draw:style-name="gr26" draw:text-style-name="P3" draw:layer="layout" svg:x1="1.417cm" svg:y1="3.983cm" svg:x2="1.441cm" svg:y2="3.983cm">
          <text:p/>
        </draw:line>
        <draw:line draw:style-name="gr26" draw:text-style-name="P3" draw:layer="layout" svg:x1="1.467cm" svg:y1="3.983cm" svg:x2="1.491cm" svg:y2="3.983cm">
          <text:p/>
        </draw:line>
        <draw:line draw:style-name="gr26" draw:text-style-name="P3" draw:layer="layout" svg:x1="1.515cm" svg:y1="3.983cm" svg:x2="1.541cm" svg:y2="3.983cm">
          <text:p/>
        </draw:line>
        <draw:line draw:style-name="gr26" draw:text-style-name="P3" draw:layer="layout" svg:x1="1.565cm" svg:y1="3.983cm" svg:x2="1.591cm" svg:y2="3.983cm">
          <text:p/>
        </draw:line>
        <draw:line draw:style-name="gr26" draw:text-style-name="P3" draw:layer="layout" svg:x1="1.614cm" svg:y1="3.983cm" svg:x2="1.64cm" svg:y2="3.983cm">
          <text:p/>
        </draw:line>
        <draw:line draw:style-name="gr26" draw:text-style-name="P3" draw:layer="layout" svg:x1="1.664cm" svg:y1="3.983cm" svg:x2="1.69cm" svg:y2="3.983cm">
          <text:p/>
        </draw:line>
        <draw:line draw:style-name="gr26" draw:text-style-name="P3" draw:layer="layout" svg:x1="1.714cm" svg:y1="3.983cm" svg:x2="1.74cm" svg:y2="3.983cm">
          <text:p/>
        </draw:line>
        <draw:line draw:style-name="gr26" draw:text-style-name="P3" draw:layer="layout" svg:x1="1.764cm" svg:y1="3.983cm" svg:x2="1.79cm" svg:y2="3.983cm">
          <text:p/>
        </draw:line>
        <draw:line draw:style-name="gr26" draw:text-style-name="P3" draw:layer="layout" svg:x1="1.814cm" svg:y1="3.983cm" svg:x2="1.838cm" svg:y2="3.983cm">
          <text:p/>
        </draw:line>
        <draw:line draw:style-name="gr26" draw:text-style-name="P3" draw:layer="layout" svg:x1="1.863cm" svg:y1="3.983cm" svg:x2="1.887cm" svg:y2="3.983cm">
          <text:p/>
        </draw:line>
        <draw:line draw:style-name="gr26" draw:text-style-name="P3" draw:layer="layout" svg:x1="1.913cm" svg:y1="3.983cm" svg:x2="1.937cm" svg:y2="3.983cm">
          <text:p/>
        </draw:line>
        <draw:line draw:style-name="gr26" draw:text-style-name="P3" draw:layer="layout" svg:x1="1.963cm" svg:y1="3.983cm" svg:x2="1.987cm" svg:y2="3.983cm">
          <text:p/>
        </draw:line>
        <draw:line draw:style-name="gr26" draw:text-style-name="P3" draw:layer="layout" svg:x1="2.013cm" svg:y1="3.983cm" svg:x2="2.037cm" svg:y2="3.983cm">
          <text:p/>
        </draw:line>
        <draw:line draw:style-name="gr26" draw:text-style-name="P3" draw:layer="layout" svg:x1="2.062cm" svg:y1="3.983cm" svg:x2="2.086cm" svg:y2="3.983cm">
          <text:p/>
        </draw:line>
        <draw:line draw:style-name="gr26" draw:text-style-name="P3" draw:layer="layout" svg:x1="2.11cm" svg:y1="3.983cm" svg:x2="2.136cm" svg:y2="3.983cm">
          <text:p/>
        </draw:line>
        <draw:line draw:style-name="gr26" draw:text-style-name="P3" draw:layer="layout" svg:x1="2.16cm" svg:y1="3.983cm" svg:x2="2.186cm" svg:y2="3.983cm">
          <text:p/>
        </draw:line>
        <draw:line draw:style-name="gr26" draw:text-style-name="P3" draw:layer="layout" svg:x1="2.21cm" svg:y1="3.983cm" svg:x2="2.235cm" svg:y2="3.983cm">
          <text:p/>
        </draw:line>
        <draw:line draw:style-name="gr26" draw:text-style-name="P3" draw:layer="layout" svg:x1="2.26cm" svg:y1="3.983cm" svg:x2="2.286cm" svg:y2="3.983cm">
          <text:p/>
        </draw:line>
        <draw:line draw:style-name="gr26" draw:text-style-name="P3" draw:layer="layout" svg:x1="2.309cm" svg:y1="3.983cm" svg:x2="2.335cm" svg:y2="3.983cm">
          <text:p/>
        </draw:line>
        <draw:line draw:style-name="gr26" draw:text-style-name="P3" draw:layer="layout" svg:x1="2.359cm" svg:y1="3.983cm" svg:x2="2.383cm" svg:y2="3.983cm">
          <text:p/>
        </draw:line>
        <draw:line draw:style-name="gr26" draw:text-style-name="P3" draw:layer="layout" svg:x1="2.409cm" svg:y1="3.983cm" svg:x2="2.433cm" svg:y2="3.983cm">
          <text:p/>
        </draw:line>
        <draw:line draw:style-name="gr26" draw:text-style-name="P3" draw:layer="layout" svg:x1="2.459cm" svg:y1="3.983cm" svg:x2="2.483cm" svg:y2="3.983cm">
          <text:p/>
        </draw:line>
        <draw:line draw:style-name="gr26" draw:text-style-name="P3" draw:layer="layout" svg:x1="2.508cm" svg:y1="3.983cm" svg:x2="2.532cm" svg:y2="3.983cm">
          <text:p/>
        </draw:line>
        <draw:line draw:style-name="gr26" draw:text-style-name="P3" draw:layer="layout" svg:x1="2.558cm" svg:y1="3.983cm" svg:x2="2.582cm" svg:y2="3.983cm">
          <text:p/>
        </draw:line>
        <draw:line draw:style-name="gr26" draw:text-style-name="P3" draw:layer="layout" svg:x1="2.608cm" svg:y1="3.983cm" svg:x2="2.632cm" svg:y2="3.983cm">
          <text:p/>
        </draw:line>
        <draw:line draw:style-name="gr26" draw:text-style-name="P3" draw:layer="layout" svg:x1="2.656cm" svg:y1="3.983cm" svg:x2="2.682cm" svg:y2="3.983cm">
          <text:p/>
        </draw:line>
        <draw:line draw:style-name="gr26" draw:text-style-name="P3" draw:layer="layout" svg:x1="2.706cm" svg:y1="3.983cm" svg:x2="2.732cm" svg:y2="3.983cm">
          <text:p/>
        </draw:line>
        <draw:line draw:style-name="gr26" draw:text-style-name="P3" draw:layer="layout" svg:x1="2.755cm" svg:y1="3.983cm" svg:x2="2.781cm" svg:y2="3.983cm">
          <text:p/>
        </draw:line>
        <draw:line draw:style-name="gr26" draw:text-style-name="P3" draw:layer="layout" svg:x1="2.805cm" svg:y1="3.983cm" svg:x2="2.831cm" svg:y2="3.983cm">
          <text:p/>
        </draw:line>
        <draw:line draw:style-name="gr26" draw:text-style-name="P3" draw:layer="layout" svg:x1="2.855cm" svg:y1="3.983cm" svg:x2="2.881cm" svg:y2="3.983cm">
          <text:p/>
        </draw:line>
        <draw:line draw:style-name="gr26" draw:text-style-name="P3" draw:layer="layout" svg:x1="2.905cm" svg:y1="3.983cm" svg:x2="2.931cm" svg:y2="3.983cm">
          <text:p/>
        </draw:line>
        <draw:line draw:style-name="gr26" draw:text-style-name="P3" draw:layer="layout" svg:x1="2.955cm" svg:y1="3.983cm" svg:x2="2.979cm" svg:y2="3.983cm">
          <text:p/>
        </draw:line>
        <draw:line draw:style-name="gr26" draw:text-style-name="P3" draw:layer="layout" svg:x1="3.004cm" svg:y1="3.983cm" svg:x2="3.028cm" svg:y2="3.983cm">
          <text:p/>
        </draw:line>
        <draw:line draw:style-name="gr26" draw:text-style-name="P3" draw:layer="layout" svg:x1="3.054cm" svg:y1="3.983cm" svg:x2="3.078cm" svg:y2="3.983cm">
          <text:p/>
        </draw:line>
        <draw:line draw:style-name="gr26" draw:text-style-name="P3" draw:layer="layout" svg:x1="3.104cm" svg:y1="3.983cm" svg:x2="3.128cm" svg:y2="3.983cm">
          <text:p/>
        </draw:line>
        <draw:line draw:style-name="gr26" draw:text-style-name="P3" draw:layer="layout" svg:x1="3.154cm" svg:y1="3.983cm" svg:x2="3.178cm" svg:y2="3.983cm">
          <text:p/>
        </draw:line>
        <draw:line draw:style-name="gr26" draw:text-style-name="P3" draw:layer="layout" svg:x1="3.203cm" svg:y1="3.983cm" svg:x2="3.227cm" svg:y2="3.983cm">
          <text:p/>
        </draw:line>
        <draw:line draw:style-name="gr26" draw:text-style-name="P3" draw:layer="layout" svg:x1="3.252cm" svg:y1="3.983cm" svg:x2="3.278cm" svg:y2="3.983cm">
          <text:p/>
        </draw:line>
        <draw:line draw:style-name="gr26" draw:text-style-name="P3" draw:layer="layout" svg:x1="3.301cm" svg:y1="3.983cm" svg:x2="3.327cm" svg:y2="3.983cm">
          <text:p/>
        </draw:line>
        <draw:line draw:style-name="gr26" draw:text-style-name="P3" draw:layer="layout" svg:x1="3.351cm" svg:y1="3.983cm" svg:x2="3.376cm" svg:y2="3.983cm">
          <text:p/>
        </draw:line>
        <draw:line draw:style-name="gr26" draw:text-style-name="P3" draw:layer="layout" svg:x1="3.401cm" svg:y1="3.983cm" svg:x2="3.427cm" svg:y2="3.983cm">
          <text:p/>
        </draw:line>
        <draw:line draw:style-name="gr26" draw:text-style-name="P3" draw:layer="layout" svg:x1="3.45cm" svg:y1="3.983cm" svg:x2="3.476cm" svg:y2="3.983cm">
          <text:p/>
        </draw:line>
        <draw:line draw:style-name="gr26" draw:text-style-name="P3" draw:layer="layout" svg:x1="3.5cm" svg:y1="3.983cm" svg:x2="3.524cm" svg:y2="3.983cm">
          <text:p/>
        </draw:line>
        <draw:line draw:style-name="gr26" draw:text-style-name="P3" draw:layer="layout" svg:x1="3.55cm" svg:y1="3.983cm" svg:x2="3.574cm" svg:y2="3.983cm">
          <text:p/>
        </draw:line>
        <draw:line draw:style-name="gr26" draw:text-style-name="P3" draw:layer="layout" svg:x1="3.6cm" svg:y1="3.983cm" svg:x2="3.624cm" svg:y2="3.983cm">
          <text:p/>
        </draw:line>
        <draw:line draw:style-name="gr26" draw:text-style-name="P3" draw:layer="layout" svg:x1="3.649cm" svg:y1="3.983cm" svg:x2="3.673cm" svg:y2="3.983cm">
          <text:p/>
        </draw:line>
        <draw:line draw:style-name="gr26" draw:text-style-name="P3" draw:layer="layout" svg:x1="3.7cm" svg:y1="3.983cm" svg:x2="3.724cm" svg:y2="3.983cm">
          <text:p/>
        </draw:line>
        <draw:line draw:style-name="gr26" draw:text-style-name="P3" draw:layer="layout" svg:x1="3.749cm" svg:y1="3.983cm" svg:x2="3.773cm" svg:y2="3.983cm">
          <text:p/>
        </draw:line>
        <draw:line draw:style-name="gr26" draw:text-style-name="P3" draw:layer="layout" svg:x1="3.797cm" svg:y1="3.983cm" svg:x2="3.823cm" svg:y2="3.983cm">
          <text:p/>
        </draw:line>
        <draw:line draw:style-name="gr26" draw:text-style-name="P3" draw:layer="layout" svg:x1="3.847cm" svg:y1="3.983cm" svg:x2="3.873cm" svg:y2="3.983cm">
          <text:p/>
        </draw:line>
        <draw:line draw:style-name="gr26" draw:text-style-name="P3" draw:layer="layout" svg:x1="3.897cm" svg:y1="3.983cm" svg:x2="3.923cm" svg:y2="3.983cm">
          <text:p/>
        </draw:line>
        <draw:line draw:style-name="gr26" draw:text-style-name="P3" draw:layer="layout" svg:x1="3.947cm" svg:y1="3.983cm" svg:x2="3.973cm" svg:y2="3.983cm">
          <text:p/>
        </draw:line>
        <draw:line draw:style-name="gr26" draw:text-style-name="P3" draw:layer="layout" svg:x1="3.996cm" svg:y1="3.983cm" svg:x2="4.022cm" svg:y2="3.983cm">
          <text:p/>
        </draw:line>
        <draw:line draw:style-name="gr26" draw:text-style-name="P3" draw:layer="layout" svg:x1="4.046cm" svg:y1="3.983cm" svg:x2="4.072cm" svg:y2="3.983cm">
          <text:p/>
        </draw:line>
        <draw:line draw:style-name="gr26" draw:text-style-name="P3" draw:layer="layout" svg:x1="4.096cm" svg:y1="3.983cm" svg:x2="4.12cm" svg:y2="3.983cm">
          <text:p/>
        </draw:line>
        <draw:line draw:style-name="gr26" draw:text-style-name="P3" draw:layer="layout" svg:x1="4.146cm" svg:y1="3.983cm" svg:x2="4.17cm" svg:y2="3.983cm">
          <text:p/>
        </draw:line>
        <draw:line draw:style-name="gr26" draw:text-style-name="P3" draw:layer="layout" svg:x1="4.195cm" svg:y1="3.983cm" svg:x2="4.219cm" svg:y2="3.983cm">
          <text:p/>
        </draw:line>
        <draw:line draw:style-name="gr26" draw:text-style-name="P3" draw:layer="layout" svg:x1="4.245cm" svg:y1="3.983cm" svg:x2="4.269cm" svg:y2="3.983cm">
          <text:p/>
        </draw:line>
        <draw:line draw:style-name="gr26" draw:text-style-name="P3" draw:layer="layout" svg:x1="4.295cm" svg:y1="3.983cm" svg:x2="4.319cm" svg:y2="3.983cm">
          <text:p/>
        </draw:line>
        <draw:line draw:style-name="gr26" draw:text-style-name="P3" draw:layer="layout" svg:x1="4.345cm" svg:y1="3.983cm" svg:x2="4.369cm" svg:y2="3.983cm">
          <text:p/>
        </draw:line>
        <draw:line draw:style-name="gr26" draw:text-style-name="P3" draw:layer="layout" svg:x1="4.393cm" svg:y1="3.983cm" svg:x2="4.419cm" svg:y2="3.983cm">
          <text:p/>
        </draw:line>
        <draw:line draw:style-name="gr26" draw:text-style-name="P3" draw:layer="layout" svg:x1="4.442cm" svg:y1="3.983cm" svg:x2="4.468cm" svg:y2="3.983cm">
          <text:p/>
        </draw:line>
        <draw:line draw:style-name="gr26" draw:text-style-name="P3" draw:layer="layout" svg:x1="4.492cm" svg:y1="3.983cm" svg:x2="4.517cm" svg:y2="3.983cm">
          <text:p/>
        </draw:line>
        <draw:line draw:style-name="gr26" draw:text-style-name="P3" draw:layer="layout" svg:x1="4.542cm" svg:y1="3.983cm" svg:x2="4.568cm" svg:y2="3.983cm">
          <text:p/>
        </draw:line>
        <draw:line draw:style-name="gr26" draw:text-style-name="P3" draw:layer="layout" svg:x1="4.592cm" svg:y1="3.983cm" svg:x2="4.618cm" svg:y2="3.983cm">
          <text:p/>
        </draw:line>
        <draw:line draw:style-name="gr26" draw:text-style-name="P3" draw:layer="layout" svg:x1="4.641cm" svg:y1="3.983cm" svg:x2="4.665cm" svg:y2="3.983cm">
          <text:p/>
        </draw:line>
        <draw:line draw:style-name="gr26" draw:text-style-name="P3" draw:layer="layout" svg:x1="4.691cm" svg:y1="3.983cm" svg:x2="4.715cm" svg:y2="3.983cm">
          <text:p/>
        </draw:line>
        <draw:line draw:style-name="gr26" draw:text-style-name="P3" draw:layer="layout" svg:x1="4.741cm" svg:y1="3.983cm" svg:x2="4.765cm" svg:y2="3.983cm">
          <text:p/>
        </draw:line>
        <draw:line draw:style-name="gr26" draw:text-style-name="P3" draw:layer="layout" svg:x1="4.791cm" svg:y1="3.983cm" svg:x2="4.815cm" svg:y2="3.983cm">
          <text:p/>
        </draw:line>
        <draw:line draw:style-name="gr26" draw:text-style-name="P3" draw:layer="layout" svg:x1="4.841cm" svg:y1="3.983cm" svg:x2="4.865cm" svg:y2="3.983cm">
          <text:p/>
        </draw:line>
        <draw:line draw:style-name="gr26" draw:text-style-name="P3" draw:layer="layout" svg:x1="4.89cm" svg:y1="3.983cm" svg:x2="4.914cm" svg:y2="3.983cm">
          <text:p/>
        </draw:line>
        <draw:line draw:style-name="gr26" draw:text-style-name="P3" draw:layer="layout" svg:x1="4.94cm" svg:y1="3.983cm" svg:x2="4.964cm" svg:y2="3.983cm">
          <text:p/>
        </draw:line>
        <draw:line draw:style-name="gr25" draw:text-style-name="P3" draw:layer="layout" svg:x1="1.418cm" svg:y1="3.983cm" svg:x2="1.404cm" svg:y2="3.983cm">
          <text:p/>
        </draw:line>
        <draw:frame draw:style-name="gr30" draw:text-style-name="P15" draw:layer="layout" svg:width="1.292cm" svg:height="0.321cm" svg:x="0.717cm" svg:y="5.021cm">
          <draw:text-box>
            <text:p text:style-name="P4"><text:span text:style-name="T7">H1_CONV</text:span></text:p>
          </draw:text-box>
        </draw:frame>
        <draw:line draw:style-name="gr26" draw:text-style-name="P3" draw:layer="layout" svg:x1="1.417cm" svg:y1="3.824cm" svg:x2="1.441cm" svg:y2="3.824cm">
          <text:p/>
        </draw:line>
        <draw:line draw:style-name="gr26" draw:text-style-name="P3" draw:layer="layout" svg:x1="1.467cm" svg:y1="3.824cm" svg:x2="1.491cm" svg:y2="3.824cm">
          <text:p/>
        </draw:line>
        <draw:line draw:style-name="gr26" draw:text-style-name="P3" draw:layer="layout" svg:x1="1.515cm" svg:y1="3.824cm" svg:x2="1.541cm" svg:y2="3.824cm">
          <text:p/>
        </draw:line>
        <draw:line draw:style-name="gr26" draw:text-style-name="P3" draw:layer="layout" svg:x1="1.565cm" svg:y1="3.824cm" svg:x2="1.591cm" svg:y2="3.824cm">
          <text:p/>
        </draw:line>
        <draw:line draw:style-name="gr26" draw:text-style-name="P3" draw:layer="layout" svg:x1="1.614cm" svg:y1="3.824cm" svg:x2="1.64cm" svg:y2="3.824cm">
          <text:p/>
        </draw:line>
        <draw:line draw:style-name="gr26" draw:text-style-name="P3" draw:layer="layout" svg:x1="1.664cm" svg:y1="3.824cm" svg:x2="1.69cm" svg:y2="3.824cm">
          <text:p/>
        </draw:line>
        <draw:line draw:style-name="gr26" draw:text-style-name="P3" draw:layer="layout" svg:x1="1.714cm" svg:y1="3.824cm" svg:x2="1.74cm" svg:y2="3.824cm">
          <text:p/>
        </draw:line>
        <draw:line draw:style-name="gr26" draw:text-style-name="P3" draw:layer="layout" svg:x1="1.764cm" svg:y1="3.824cm" svg:x2="1.79cm" svg:y2="3.824cm">
          <text:p/>
        </draw:line>
        <draw:line draw:style-name="gr26" draw:text-style-name="P3" draw:layer="layout" svg:x1="1.814cm" svg:y1="3.824cm" svg:x2="1.838cm" svg:y2="3.824cm">
          <text:p/>
        </draw:line>
        <draw:line draw:style-name="gr26" draw:text-style-name="P3" draw:layer="layout" svg:x1="1.863cm" svg:y1="3.824cm" svg:x2="1.887cm" svg:y2="3.824cm">
          <text:p/>
        </draw:line>
        <draw:line draw:style-name="gr26" draw:text-style-name="P3" draw:layer="layout" svg:x1="1.913cm" svg:y1="3.824cm" svg:x2="1.937cm" svg:y2="3.824cm">
          <text:p/>
        </draw:line>
        <draw:line draw:style-name="gr26" draw:text-style-name="P3" draw:layer="layout" svg:x1="1.963cm" svg:y1="3.824cm" svg:x2="1.987cm" svg:y2="3.824cm">
          <text:p/>
        </draw:line>
        <draw:line draw:style-name="gr26" draw:text-style-name="P3" draw:layer="layout" svg:x1="2.013cm" svg:y1="3.824cm" svg:x2="2.037cm" svg:y2="3.824cm">
          <text:p/>
        </draw:line>
        <draw:line draw:style-name="gr26" draw:text-style-name="P3" draw:layer="layout" svg:x1="2.062cm" svg:y1="3.824cm" svg:x2="2.086cm" svg:y2="3.824cm">
          <text:p/>
        </draw:line>
        <draw:line draw:style-name="gr26" draw:text-style-name="P3" draw:layer="layout" svg:x1="2.11cm" svg:y1="3.824cm" svg:x2="2.136cm" svg:y2="3.824cm">
          <text:p/>
        </draw:line>
        <draw:line draw:style-name="gr26" draw:text-style-name="P3" draw:layer="layout" svg:x1="2.16cm" svg:y1="3.824cm" svg:x2="2.186cm" svg:y2="3.824cm">
          <text:p/>
        </draw:line>
        <draw:line draw:style-name="gr26" draw:text-style-name="P3" draw:layer="layout" svg:x1="2.21cm" svg:y1="3.824cm" svg:x2="2.235cm" svg:y2="3.824cm">
          <text:p/>
        </draw:line>
        <draw:line draw:style-name="gr26" draw:text-style-name="P3" draw:layer="layout" svg:x1="2.26cm" svg:y1="3.824cm" svg:x2="2.286cm" svg:y2="3.824cm">
          <text:p/>
        </draw:line>
        <draw:line draw:style-name="gr26" draw:text-style-name="P3" draw:layer="layout" svg:x1="2.309cm" svg:y1="3.824cm" svg:x2="2.335cm" svg:y2="3.824cm">
          <text:p/>
        </draw:line>
        <draw:line draw:style-name="gr26" draw:text-style-name="P3" draw:layer="layout" svg:x1="2.359cm" svg:y1="3.824cm" svg:x2="2.383cm" svg:y2="3.824cm">
          <text:p/>
        </draw:line>
        <draw:line draw:style-name="gr26" draw:text-style-name="P3" draw:layer="layout" svg:x1="2.409cm" svg:y1="3.824cm" svg:x2="2.433cm" svg:y2="3.824cm">
          <text:p/>
        </draw:line>
        <draw:line draw:style-name="gr26" draw:text-style-name="P3" draw:layer="layout" svg:x1="2.459cm" svg:y1="3.824cm" svg:x2="2.483cm" svg:y2="3.824cm">
          <text:p/>
        </draw:line>
        <draw:line draw:style-name="gr26" draw:text-style-name="P3" draw:layer="layout" svg:x1="2.508cm" svg:y1="3.824cm" svg:x2="2.532cm" svg:y2="3.824cm">
          <text:p/>
        </draw:line>
        <draw:line draw:style-name="gr26" draw:text-style-name="P3" draw:layer="layout" svg:x1="2.558cm" svg:y1="3.824cm" svg:x2="2.582cm" svg:y2="3.824cm">
          <text:p/>
        </draw:line>
        <draw:line draw:style-name="gr26" draw:text-style-name="P3" draw:layer="layout" svg:x1="2.608cm" svg:y1="3.824cm" svg:x2="2.632cm" svg:y2="3.824cm">
          <text:p/>
        </draw:line>
        <draw:line draw:style-name="gr26" draw:text-style-name="P3" draw:layer="layout" svg:x1="2.656cm" svg:y1="3.824cm" svg:x2="2.682cm" svg:y2="3.824cm">
          <text:p/>
        </draw:line>
        <draw:line draw:style-name="gr26" draw:text-style-name="P3" draw:layer="layout" svg:x1="2.706cm" svg:y1="3.824cm" svg:x2="2.732cm" svg:y2="3.824cm">
          <text:p/>
        </draw:line>
        <draw:line draw:style-name="gr26" draw:text-style-name="P3" draw:layer="layout" svg:x1="2.755cm" svg:y1="3.824cm" svg:x2="2.781cm" svg:y2="3.824cm">
          <text:p/>
        </draw:line>
        <draw:line draw:style-name="gr26" draw:text-style-name="P3" draw:layer="layout" svg:x1="2.805cm" svg:y1="3.824cm" svg:x2="2.831cm" svg:y2="3.824cm">
          <text:p/>
        </draw:line>
        <draw:line draw:style-name="gr26" draw:text-style-name="P3" draw:layer="layout" svg:x1="2.855cm" svg:y1="3.824cm" svg:x2="2.881cm" svg:y2="3.824cm">
          <text:p/>
        </draw:line>
        <draw:line draw:style-name="gr26" draw:text-style-name="P3" draw:layer="layout" svg:x1="2.905cm" svg:y1="3.824cm" svg:x2="2.931cm" svg:y2="3.824cm">
          <text:p/>
        </draw:line>
        <draw:line draw:style-name="gr26" draw:text-style-name="P3" draw:layer="layout" svg:x1="2.955cm" svg:y1="3.824cm" svg:x2="2.979cm" svg:y2="3.824cm">
          <text:p/>
        </draw:line>
        <draw:line draw:style-name="gr26" draw:text-style-name="P3" draw:layer="layout" svg:x1="3.004cm" svg:y1="3.824cm" svg:x2="3.028cm" svg:y2="3.824cm">
          <text:p/>
        </draw:line>
        <draw:line draw:style-name="gr26" draw:text-style-name="P3" draw:layer="layout" svg:x1="3.054cm" svg:y1="3.824cm" svg:x2="3.078cm" svg:y2="3.824cm">
          <text:p/>
        </draw:line>
        <draw:line draw:style-name="gr26" draw:text-style-name="P3" draw:layer="layout" svg:x1="3.104cm" svg:y1="3.824cm" svg:x2="3.128cm" svg:y2="3.824cm">
          <text:p/>
        </draw:line>
        <draw:line draw:style-name="gr26" draw:text-style-name="P3" draw:layer="layout" svg:x1="3.154cm" svg:y1="3.824cm" svg:x2="3.178cm" svg:y2="3.824cm">
          <text:p/>
        </draw:line>
        <draw:line draw:style-name="gr26" draw:text-style-name="P3" draw:layer="layout" svg:x1="3.203cm" svg:y1="3.824cm" svg:x2="3.227cm" svg:y2="3.824cm">
          <text:p/>
        </draw:line>
        <draw:line draw:style-name="gr26" draw:text-style-name="P3" draw:layer="layout" svg:x1="3.252cm" svg:y1="3.824cm" svg:x2="3.278cm" svg:y2="3.824cm">
          <text:p/>
        </draw:line>
        <draw:line draw:style-name="gr26" draw:text-style-name="P3" draw:layer="layout" svg:x1="3.301cm" svg:y1="3.824cm" svg:x2="3.327cm" svg:y2="3.824cm">
          <text:p/>
        </draw:line>
        <draw:line draw:style-name="gr26" draw:text-style-name="P3" draw:layer="layout" svg:x1="3.351cm" svg:y1="3.824cm" svg:x2="3.376cm" svg:y2="3.824cm">
          <text:p/>
        </draw:line>
        <draw:line draw:style-name="gr26" draw:text-style-name="P3" draw:layer="layout" svg:x1="3.401cm" svg:y1="3.824cm" svg:x2="3.427cm" svg:y2="3.824cm">
          <text:p/>
        </draw:line>
        <draw:line draw:style-name="gr26" draw:text-style-name="P3" draw:layer="layout" svg:x1="3.45cm" svg:y1="3.824cm" svg:x2="3.476cm" svg:y2="3.824cm">
          <text:p/>
        </draw:line>
        <draw:line draw:style-name="gr26" draw:text-style-name="P3" draw:layer="layout" svg:x1="3.5cm" svg:y1="3.824cm" svg:x2="3.524cm" svg:y2="3.824cm">
          <text:p/>
        </draw:line>
        <draw:line draw:style-name="gr26" draw:text-style-name="P3" draw:layer="layout" svg:x1="3.55cm" svg:y1="3.824cm" svg:x2="3.574cm" svg:y2="3.824cm">
          <text:p/>
        </draw:line>
        <draw:line draw:style-name="gr26" draw:text-style-name="P3" draw:layer="layout" svg:x1="3.6cm" svg:y1="3.824cm" svg:x2="3.624cm" svg:y2="3.824cm">
          <text:p/>
        </draw:line>
        <draw:line draw:style-name="gr26" draw:text-style-name="P3" draw:layer="layout" svg:x1="3.649cm" svg:y1="3.824cm" svg:x2="3.673cm" svg:y2="3.824cm">
          <text:p/>
        </draw:line>
        <draw:line draw:style-name="gr26" draw:text-style-name="P3" draw:layer="layout" svg:x1="3.7cm" svg:y1="3.824cm" svg:x2="3.724cm" svg:y2="3.824cm">
          <text:p/>
        </draw:line>
        <draw:line draw:style-name="gr26" draw:text-style-name="P3" draw:layer="layout" svg:x1="3.749cm" svg:y1="3.824cm" svg:x2="3.773cm" svg:y2="3.824cm">
          <text:p/>
        </draw:line>
        <draw:line draw:style-name="gr26" draw:text-style-name="P3" draw:layer="layout" svg:x1="3.797cm" svg:y1="3.824cm" svg:x2="3.823cm" svg:y2="3.824cm">
          <text:p/>
        </draw:line>
        <draw:line draw:style-name="gr26" draw:text-style-name="P3" draw:layer="layout" svg:x1="3.847cm" svg:y1="3.824cm" svg:x2="3.873cm" svg:y2="3.824cm">
          <text:p/>
        </draw:line>
        <draw:line draw:style-name="gr26" draw:text-style-name="P3" draw:layer="layout" svg:x1="3.897cm" svg:y1="3.824cm" svg:x2="3.923cm" svg:y2="3.824cm">
          <text:p/>
        </draw:line>
        <draw:line draw:style-name="gr26" draw:text-style-name="P3" draw:layer="layout" svg:x1="3.947cm" svg:y1="3.824cm" svg:x2="3.973cm" svg:y2="3.824cm">
          <text:p/>
        </draw:line>
        <draw:line draw:style-name="gr26" draw:text-style-name="P3" draw:layer="layout" svg:x1="3.996cm" svg:y1="3.824cm" svg:x2="4.022cm" svg:y2="3.824cm">
          <text:p/>
        </draw:line>
        <draw:line draw:style-name="gr26" draw:text-style-name="P3" draw:layer="layout" svg:x1="4.046cm" svg:y1="3.824cm" svg:x2="4.072cm" svg:y2="3.824cm">
          <text:p/>
        </draw:line>
        <draw:line draw:style-name="gr26" draw:text-style-name="P3" draw:layer="layout" svg:x1="4.096cm" svg:y1="3.824cm" svg:x2="4.12cm" svg:y2="3.824cm">
          <text:p/>
        </draw:line>
        <draw:line draw:style-name="gr26" draw:text-style-name="P3" draw:layer="layout" svg:x1="4.146cm" svg:y1="3.824cm" svg:x2="4.17cm" svg:y2="3.824cm">
          <text:p/>
        </draw:line>
        <draw:line draw:style-name="gr26" draw:text-style-name="P3" draw:layer="layout" svg:x1="4.195cm" svg:y1="3.824cm" svg:x2="4.219cm" svg:y2="3.824cm">
          <text:p/>
        </draw:line>
        <draw:line draw:style-name="gr26" draw:text-style-name="P3" draw:layer="layout" svg:x1="4.245cm" svg:y1="3.824cm" svg:x2="4.269cm" svg:y2="3.824cm">
          <text:p/>
        </draw:line>
        <draw:line draw:style-name="gr26" draw:text-style-name="P3" draw:layer="layout" svg:x1="4.295cm" svg:y1="3.824cm" svg:x2="4.319cm" svg:y2="3.824cm">
          <text:p/>
        </draw:line>
        <draw:line draw:style-name="gr26" draw:text-style-name="P3" draw:layer="layout" svg:x1="4.345cm" svg:y1="3.824cm" svg:x2="4.369cm" svg:y2="3.824cm">
          <text:p/>
        </draw:line>
        <draw:line draw:style-name="gr26" draw:text-style-name="P3" draw:layer="layout" svg:x1="4.393cm" svg:y1="3.824cm" svg:x2="4.419cm" svg:y2="3.824cm">
          <text:p/>
        </draw:line>
        <draw:line draw:style-name="gr26" draw:text-style-name="P3" draw:layer="layout" svg:x1="4.442cm" svg:y1="3.824cm" svg:x2="4.468cm" svg:y2="3.824cm">
          <text:p/>
        </draw:line>
        <draw:line draw:style-name="gr26" draw:text-style-name="P3" draw:layer="layout" svg:x1="4.492cm" svg:y1="3.824cm" svg:x2="4.517cm" svg:y2="3.824cm">
          <text:p/>
        </draw:line>
        <draw:line draw:style-name="gr26" draw:text-style-name="P3" draw:layer="layout" svg:x1="4.542cm" svg:y1="3.824cm" svg:x2="4.568cm" svg:y2="3.824cm">
          <text:p/>
        </draw:line>
        <draw:line draw:style-name="gr26" draw:text-style-name="P3" draw:layer="layout" svg:x1="4.592cm" svg:y1="3.824cm" svg:x2="4.618cm" svg:y2="3.824cm">
          <text:p/>
        </draw:line>
        <draw:line draw:style-name="gr26" draw:text-style-name="P3" draw:layer="layout" svg:x1="4.641cm" svg:y1="3.824cm" svg:x2="4.665cm" svg:y2="3.824cm">
          <text:p/>
        </draw:line>
        <draw:line draw:style-name="gr26" draw:text-style-name="P3" draw:layer="layout" svg:x1="4.691cm" svg:y1="3.824cm" svg:x2="4.715cm" svg:y2="3.824cm">
          <text:p/>
        </draw:line>
        <draw:line draw:style-name="gr26" draw:text-style-name="P3" draw:layer="layout" svg:x1="4.741cm" svg:y1="3.824cm" svg:x2="4.765cm" svg:y2="3.824cm">
          <text:p/>
        </draw:line>
        <draw:line draw:style-name="gr26" draw:text-style-name="P3" draw:layer="layout" svg:x1="4.791cm" svg:y1="3.824cm" svg:x2="4.815cm" svg:y2="3.824cm">
          <text:p/>
        </draw:line>
        <draw:line draw:style-name="gr26" draw:text-style-name="P3" draw:layer="layout" svg:x1="4.841cm" svg:y1="3.824cm" svg:x2="4.865cm" svg:y2="3.824cm">
          <text:p/>
        </draw:line>
        <draw:line draw:style-name="gr26" draw:text-style-name="P3" draw:layer="layout" svg:x1="4.89cm" svg:y1="3.824cm" svg:x2="4.914cm" svg:y2="3.824cm">
          <text:p/>
        </draw:line>
        <draw:line draw:style-name="gr26" draw:text-style-name="P3" draw:layer="layout" svg:x1="4.94cm" svg:y1="3.824cm" svg:x2="4.964cm" svg:y2="3.824cm">
          <text:p/>
        </draw:line>
        <draw:line draw:style-name="gr25" draw:text-style-name="P3" draw:layer="layout" svg:x1="1.418cm" svg:y1="3.824cm" svg:x2="1.404cm" svg:y2="3.824cm">
          <text:p/>
        </draw:line>
        <draw:frame draw:style-name="gr31" draw:text-style-name="P15" draw:layer="layout" svg:width="1.235cm" svg:height="0.321cm" svg:x="0.688cm" svg:y="4.782cm">
          <draw:text-box>
            <text:p text:style-name="P4"><text:span text:style-name="T7">H2_POOL</text:span></text:p>
          </draw:text-box>
        </draw:frame>
        <draw:frame draw:style-name="gr30" draw:text-style-name="P15" draw:layer="layout" svg:width="1.292cm" svg:height="0.321cm" svg:x="0.662cm" svg:y="4.466cm">
          <draw:text-box>
            <text:p text:style-name="P4"><text:span text:style-name="T7">H3_CONV</text:span></text:p>
          </draw:text-box>
        </draw:frame>
        <draw:frame draw:style-name="gr32" draw:text-style-name="P15" draw:layer="layout" svg:width="1.235cm" svg:height="0.32cm" svg:x="0.763cm" svg:y="4.226cm">
          <draw:text-box>
            <text:p text:style-name="P4"><text:span text:style-name="T7">H4_POOL</text:span></text:p>
          </draw:text-box>
        </draw:frame>
        <draw:line draw:style-name="gr33" draw:text-style-name="P3" draw:layer="layout" svg:x1="1.417cm" svg:y1="5.412cm" svg:x2="1.417cm" svg:y2="3.827cm">
          <text:p/>
        </draw:line>
        <draw:line draw:style-name="gr33" draw:text-style-name="P3" draw:layer="layout" svg:x1="4.976cm" svg:y1="5.413cm" svg:x2="4.976cm" svg:y2="3.822cm">
          <text:p/>
        </draw:line>
        <draw:line draw:style-name="gr33" draw:text-style-name="P3" draw:layer="layout" svg:x1="1.417cm" svg:y1="5.412cm" svg:x2="4.976cm" svg:y2="5.412cm">
          <text:p/>
        </draw:line>
        <draw:line draw:style-name="gr33" draw:text-style-name="P3" draw:layer="layout" svg:x1="1.417cm" svg:y1="3.822cm" svg:x2="4.976cm" svg:y2="3.822cm">
          <text:p/>
        </draw:line>
        <draw:frame draw:style-name="gr34" draw:text-style-name="P15" draw:layer="layout" svg:width="1.138cm" svg:height="0.321cm" svg:x="0.809cm" svg:y="3.909cm">
          <draw:text-box>
            <text:p text:style-name="P4"><text:span text:style-name="T7">HY_OUT</text:span></text:p>
          </draw:text-box>
        </draw:frame>
        <draw:line draw:style-name="gr26" draw:text-style-name="P3" draw:layer="layout" svg:x1="1.417cm" svg:y1="5.095cm" svg:x2="1.441cm" svg:y2="5.095cm">
          <text:p/>
        </draw:line>
        <draw:line draw:style-name="gr26" draw:text-style-name="P3" draw:layer="layout" svg:x1="1.467cm" svg:y1="5.095cm" svg:x2="1.491cm" svg:y2="5.095cm">
          <text:p/>
        </draw:line>
        <draw:line draw:style-name="gr26" draw:text-style-name="P3" draw:layer="layout" svg:x1="1.515cm" svg:y1="5.095cm" svg:x2="1.541cm" svg:y2="5.095cm">
          <text:p/>
        </draw:line>
        <draw:line draw:style-name="gr26" draw:text-style-name="P3" draw:layer="layout" svg:x1="1.565cm" svg:y1="5.095cm" svg:x2="1.591cm" svg:y2="5.095cm">
          <text:p/>
        </draw:line>
        <draw:line draw:style-name="gr26" draw:text-style-name="P3" draw:layer="layout" svg:x1="1.614cm" svg:y1="5.095cm" svg:x2="1.64cm" svg:y2="5.095cm">
          <text:p/>
        </draw:line>
        <draw:line draw:style-name="gr26" draw:text-style-name="P3" draw:layer="layout" svg:x1="1.664cm" svg:y1="5.095cm" svg:x2="1.69cm" svg:y2="5.095cm">
          <text:p/>
        </draw:line>
        <draw:line draw:style-name="gr26" draw:text-style-name="P3" draw:layer="layout" svg:x1="1.714cm" svg:y1="5.095cm" svg:x2="1.74cm" svg:y2="5.095cm">
          <text:p/>
        </draw:line>
        <draw:line draw:style-name="gr26" draw:text-style-name="P3" draw:layer="layout" svg:x1="1.764cm" svg:y1="5.095cm" svg:x2="1.79cm" svg:y2="5.095cm">
          <text:p/>
        </draw:line>
        <draw:line draw:style-name="gr26" draw:text-style-name="P3" draw:layer="layout" svg:x1="1.814cm" svg:y1="5.095cm" svg:x2="1.838cm" svg:y2="5.095cm">
          <text:p/>
        </draw:line>
        <draw:line draw:style-name="gr26" draw:text-style-name="P3" draw:layer="layout" svg:x1="1.863cm" svg:y1="5.095cm" svg:x2="1.887cm" svg:y2="5.095cm">
          <text:p/>
        </draw:line>
        <draw:line draw:style-name="gr26" draw:text-style-name="P3" draw:layer="layout" svg:x1="1.913cm" svg:y1="5.095cm" svg:x2="1.937cm" svg:y2="5.095cm">
          <text:p/>
        </draw:line>
        <draw:line draw:style-name="gr26" draw:text-style-name="P3" draw:layer="layout" svg:x1="1.963cm" svg:y1="5.095cm" svg:x2="1.987cm" svg:y2="5.095cm">
          <text:p/>
        </draw:line>
        <draw:line draw:style-name="gr26" draw:text-style-name="P3" draw:layer="layout" svg:x1="2.013cm" svg:y1="5.095cm" svg:x2="2.037cm" svg:y2="5.095cm">
          <text:p/>
        </draw:line>
        <draw:line draw:style-name="gr26" draw:text-style-name="P3" draw:layer="layout" svg:x1="2.062cm" svg:y1="5.095cm" svg:x2="2.086cm" svg:y2="5.095cm">
          <text:p/>
        </draw:line>
        <draw:line draw:style-name="gr26" draw:text-style-name="P3" draw:layer="layout" svg:x1="2.11cm" svg:y1="5.095cm" svg:x2="2.136cm" svg:y2="5.095cm">
          <text:p/>
        </draw:line>
        <draw:line draw:style-name="gr26" draw:text-style-name="P3" draw:layer="layout" svg:x1="2.16cm" svg:y1="5.095cm" svg:x2="2.186cm" svg:y2="5.095cm">
          <text:p/>
        </draw:line>
        <draw:line draw:style-name="gr26" draw:text-style-name="P3" draw:layer="layout" svg:x1="2.21cm" svg:y1="5.095cm" svg:x2="2.235cm" svg:y2="5.095cm">
          <text:p/>
        </draw:line>
        <draw:line draw:style-name="gr26" draw:text-style-name="P3" draw:layer="layout" svg:x1="2.26cm" svg:y1="5.095cm" svg:x2="2.286cm" svg:y2="5.095cm">
          <text:p/>
        </draw:line>
        <draw:line draw:style-name="gr26" draw:text-style-name="P3" draw:layer="layout" svg:x1="2.309cm" svg:y1="5.095cm" svg:x2="2.335cm" svg:y2="5.095cm">
          <text:p/>
        </draw:line>
        <draw:line draw:style-name="gr26" draw:text-style-name="P3" draw:layer="layout" svg:x1="2.359cm" svg:y1="5.095cm" svg:x2="2.383cm" svg:y2="5.095cm">
          <text:p/>
        </draw:line>
        <draw:line draw:style-name="gr26" draw:text-style-name="P3" draw:layer="layout" svg:x1="2.409cm" svg:y1="5.095cm" svg:x2="2.433cm" svg:y2="5.095cm">
          <text:p/>
        </draw:line>
        <draw:line draw:style-name="gr26" draw:text-style-name="P3" draw:layer="layout" svg:x1="2.459cm" svg:y1="5.095cm" svg:x2="2.483cm" svg:y2="5.095cm">
          <text:p/>
        </draw:line>
        <draw:line draw:style-name="gr26" draw:text-style-name="P3" draw:layer="layout" svg:x1="2.508cm" svg:y1="5.095cm" svg:x2="2.532cm" svg:y2="5.095cm">
          <text:p/>
        </draw:line>
        <draw:line draw:style-name="gr26" draw:text-style-name="P3" draw:layer="layout" svg:x1="2.558cm" svg:y1="5.095cm" svg:x2="2.582cm" svg:y2="5.095cm">
          <text:p/>
        </draw:line>
        <draw:line draw:style-name="gr26" draw:text-style-name="P3" draw:layer="layout" svg:x1="2.608cm" svg:y1="5.095cm" svg:x2="2.632cm" svg:y2="5.095cm">
          <text:p/>
        </draw:line>
        <draw:line draw:style-name="gr26" draw:text-style-name="P3" draw:layer="layout" svg:x1="2.656cm" svg:y1="5.095cm" svg:x2="2.682cm" svg:y2="5.095cm">
          <text:p/>
        </draw:line>
        <draw:line draw:style-name="gr26" draw:text-style-name="P3" draw:layer="layout" svg:x1="2.706cm" svg:y1="5.095cm" svg:x2="2.732cm" svg:y2="5.095cm">
          <text:p/>
        </draw:line>
        <draw:line draw:style-name="gr26" draw:text-style-name="P3" draw:layer="layout" svg:x1="2.755cm" svg:y1="5.095cm" svg:x2="2.781cm" svg:y2="5.095cm">
          <text:p/>
        </draw:line>
        <draw:line draw:style-name="gr26" draw:text-style-name="P3" draw:layer="layout" svg:x1="2.805cm" svg:y1="5.095cm" svg:x2="2.831cm" svg:y2="5.095cm">
          <text:p/>
        </draw:line>
        <draw:line draw:style-name="gr26" draw:text-style-name="P3" draw:layer="layout" svg:x1="2.855cm" svg:y1="5.095cm" svg:x2="2.881cm" svg:y2="5.095cm">
          <text:p/>
        </draw:line>
        <draw:line draw:style-name="gr26" draw:text-style-name="P3" draw:layer="layout" svg:x1="2.905cm" svg:y1="5.095cm" svg:x2="2.931cm" svg:y2="5.095cm">
          <text:p/>
        </draw:line>
        <draw:line draw:style-name="gr26" draw:text-style-name="P3" draw:layer="layout" svg:x1="2.955cm" svg:y1="5.095cm" svg:x2="2.979cm" svg:y2="5.095cm">
          <text:p/>
        </draw:line>
        <draw:line draw:style-name="gr26" draw:text-style-name="P3" draw:layer="layout" svg:x1="3.004cm" svg:y1="5.095cm" svg:x2="3.028cm" svg:y2="5.095cm">
          <text:p/>
        </draw:line>
        <draw:line draw:style-name="gr26" draw:text-style-name="P3" draw:layer="layout" svg:x1="3.054cm" svg:y1="5.095cm" svg:x2="3.078cm" svg:y2="5.095cm">
          <text:p/>
        </draw:line>
        <draw:line draw:style-name="gr26" draw:text-style-name="P3" draw:layer="layout" svg:x1="3.104cm" svg:y1="5.095cm" svg:x2="3.128cm" svg:y2="5.095cm">
          <text:p/>
        </draw:line>
        <draw:line draw:style-name="gr26" draw:text-style-name="P3" draw:layer="layout" svg:x1="3.154cm" svg:y1="5.095cm" svg:x2="3.178cm" svg:y2="5.095cm">
          <text:p/>
        </draw:line>
        <draw:line draw:style-name="gr26" draw:text-style-name="P3" draw:layer="layout" svg:x1="3.203cm" svg:y1="5.095cm" svg:x2="3.227cm" svg:y2="5.095cm">
          <text:p/>
        </draw:line>
        <draw:line draw:style-name="gr26" draw:text-style-name="P3" draw:layer="layout" svg:x1="3.252cm" svg:y1="5.095cm" svg:x2="3.278cm" svg:y2="5.095cm">
          <text:p/>
        </draw:line>
        <draw:line draw:style-name="gr26" draw:text-style-name="P3" draw:layer="layout" svg:x1="3.301cm" svg:y1="5.095cm" svg:x2="3.327cm" svg:y2="5.095cm">
          <text:p/>
        </draw:line>
        <draw:line draw:style-name="gr26" draw:text-style-name="P3" draw:layer="layout" svg:x1="3.351cm" svg:y1="5.095cm" svg:x2="3.376cm" svg:y2="5.095cm">
          <text:p/>
        </draw:line>
        <draw:line draw:style-name="gr26" draw:text-style-name="P3" draw:layer="layout" svg:x1="3.401cm" svg:y1="5.095cm" svg:x2="3.427cm" svg:y2="5.095cm">
          <text:p/>
        </draw:line>
        <draw:line draw:style-name="gr26" draw:text-style-name="P3" draw:layer="layout" svg:x1="3.45cm" svg:y1="5.095cm" svg:x2="3.476cm" svg:y2="5.095cm">
          <text:p/>
        </draw:line>
        <draw:line draw:style-name="gr26" draw:text-style-name="P3" draw:layer="layout" svg:x1="3.5cm" svg:y1="5.095cm" svg:x2="3.524cm" svg:y2="5.095cm">
          <text:p/>
        </draw:line>
        <draw:line draw:style-name="gr26" draw:text-style-name="P3" draw:layer="layout" svg:x1="3.55cm" svg:y1="5.095cm" svg:x2="3.574cm" svg:y2="5.095cm">
          <text:p/>
        </draw:line>
        <draw:line draw:style-name="gr26" draw:text-style-name="P3" draw:layer="layout" svg:x1="3.6cm" svg:y1="5.095cm" svg:x2="3.624cm" svg:y2="5.095cm">
          <text:p/>
        </draw:line>
        <draw:line draw:style-name="gr26" draw:text-style-name="P3" draw:layer="layout" svg:x1="3.649cm" svg:y1="5.095cm" svg:x2="3.673cm" svg:y2="5.095cm">
          <text:p/>
        </draw:line>
        <draw:line draw:style-name="gr26" draw:text-style-name="P3" draw:layer="layout" svg:x1="3.7cm" svg:y1="5.095cm" svg:x2="3.724cm" svg:y2="5.095cm">
          <text:p/>
        </draw:line>
        <draw:line draw:style-name="gr26" draw:text-style-name="P3" draw:layer="layout" svg:x1="3.749cm" svg:y1="5.095cm" svg:x2="3.773cm" svg:y2="5.095cm">
          <text:p/>
        </draw:line>
        <draw:line draw:style-name="gr26" draw:text-style-name="P3" draw:layer="layout" svg:x1="3.797cm" svg:y1="5.095cm" svg:x2="3.823cm" svg:y2="5.095cm">
          <text:p/>
        </draw:line>
        <draw:line draw:style-name="gr26" draw:text-style-name="P3" draw:layer="layout" svg:x1="3.847cm" svg:y1="5.095cm" svg:x2="3.873cm" svg:y2="5.095cm">
          <text:p/>
        </draw:line>
        <draw:line draw:style-name="gr26" draw:text-style-name="P3" draw:layer="layout" svg:x1="3.897cm" svg:y1="5.095cm" svg:x2="3.923cm" svg:y2="5.095cm">
          <text:p/>
        </draw:line>
        <draw:line draw:style-name="gr26" draw:text-style-name="P3" draw:layer="layout" svg:x1="3.947cm" svg:y1="5.095cm" svg:x2="3.973cm" svg:y2="5.095cm">
          <text:p/>
        </draw:line>
        <draw:line draw:style-name="gr26" draw:text-style-name="P3" draw:layer="layout" svg:x1="3.996cm" svg:y1="5.095cm" svg:x2="4.022cm" svg:y2="5.095cm">
          <text:p/>
        </draw:line>
        <draw:line draw:style-name="gr26" draw:text-style-name="P3" draw:layer="layout" svg:x1="4.046cm" svg:y1="5.095cm" svg:x2="4.072cm" svg:y2="5.095cm">
          <text:p/>
        </draw:line>
        <draw:line draw:style-name="gr26" draw:text-style-name="P3" draw:layer="layout" svg:x1="4.096cm" svg:y1="5.095cm" svg:x2="4.12cm" svg:y2="5.095cm">
          <text:p/>
        </draw:line>
        <draw:line draw:style-name="gr26" draw:text-style-name="P3" draw:layer="layout" svg:x1="4.146cm" svg:y1="5.095cm" svg:x2="4.17cm" svg:y2="5.095cm">
          <text:p/>
        </draw:line>
        <draw:line draw:style-name="gr26" draw:text-style-name="P3" draw:layer="layout" svg:x1="4.195cm" svg:y1="5.095cm" svg:x2="4.219cm" svg:y2="5.095cm">
          <text:p/>
        </draw:line>
        <draw:line draw:style-name="gr26" draw:text-style-name="P3" draw:layer="layout" svg:x1="4.245cm" svg:y1="5.095cm" svg:x2="4.269cm" svg:y2="5.095cm">
          <text:p/>
        </draw:line>
        <draw:line draw:style-name="gr26" draw:text-style-name="P3" draw:layer="layout" svg:x1="4.295cm" svg:y1="5.095cm" svg:x2="4.319cm" svg:y2="5.095cm">
          <text:p/>
        </draw:line>
        <draw:line draw:style-name="gr26" draw:text-style-name="P3" draw:layer="layout" svg:x1="4.345cm" svg:y1="5.095cm" svg:x2="4.369cm" svg:y2="5.095cm">
          <text:p/>
        </draw:line>
        <draw:line draw:style-name="gr26" draw:text-style-name="P3" draw:layer="layout" svg:x1="4.393cm" svg:y1="5.095cm" svg:x2="4.419cm" svg:y2="5.095cm">
          <text:p/>
        </draw:line>
        <draw:line draw:style-name="gr26" draw:text-style-name="P3" draw:layer="layout" svg:x1="4.442cm" svg:y1="5.095cm" svg:x2="4.468cm" svg:y2="5.095cm">
          <text:p/>
        </draw:line>
        <draw:line draw:style-name="gr26" draw:text-style-name="P3" draw:layer="layout" svg:x1="4.492cm" svg:y1="5.095cm" svg:x2="4.517cm" svg:y2="5.095cm">
          <text:p/>
        </draw:line>
        <draw:line draw:style-name="gr26" draw:text-style-name="P3" draw:layer="layout" svg:x1="4.542cm" svg:y1="5.095cm" svg:x2="4.568cm" svg:y2="5.095cm">
          <text:p/>
        </draw:line>
        <draw:line draw:style-name="gr26" draw:text-style-name="P3" draw:layer="layout" svg:x1="4.592cm" svg:y1="5.095cm" svg:x2="4.618cm" svg:y2="5.095cm">
          <text:p/>
        </draw:line>
        <draw:line draw:style-name="gr26" draw:text-style-name="P3" draw:layer="layout" svg:x1="4.641cm" svg:y1="5.095cm" svg:x2="4.665cm" svg:y2="5.095cm">
          <text:p/>
        </draw:line>
        <draw:line draw:style-name="gr26" draw:text-style-name="P3" draw:layer="layout" svg:x1="4.691cm" svg:y1="5.095cm" svg:x2="4.715cm" svg:y2="5.095cm">
          <text:p/>
        </draw:line>
        <draw:line draw:style-name="gr26" draw:text-style-name="P3" draw:layer="layout" svg:x1="4.741cm" svg:y1="5.095cm" svg:x2="4.765cm" svg:y2="5.095cm">
          <text:p/>
        </draw:line>
        <draw:line draw:style-name="gr26" draw:text-style-name="P3" draw:layer="layout" svg:x1="4.791cm" svg:y1="5.095cm" svg:x2="4.815cm" svg:y2="5.095cm">
          <text:p/>
        </draw:line>
        <draw:line draw:style-name="gr26" draw:text-style-name="P3" draw:layer="layout" svg:x1="4.841cm" svg:y1="5.095cm" svg:x2="4.865cm" svg:y2="5.095cm">
          <text:p/>
        </draw:line>
        <draw:line draw:style-name="gr26" draw:text-style-name="P3" draw:layer="layout" svg:x1="4.89cm" svg:y1="5.095cm" svg:x2="4.914cm" svg:y2="5.095cm">
          <text:p/>
        </draw:line>
        <draw:line draw:style-name="gr26" draw:text-style-name="P3" draw:layer="layout" svg:x1="4.94cm" svg:y1="5.095cm" svg:x2="4.964cm" svg:y2="5.095cm">
          <text:p/>
        </draw:line>
        <draw:frame draw:style-name="gr35" draw:text-style-name="P15" draw:layer="layout" svg:width="0.837cm" svg:height="0.321cm" svg:x="0.951cm" svg:y="4.066cm">
          <draw:text-box>
            <text:p text:style-name="P4"><text:span text:style-name="T7">H5_FC</text:span></text:p>
          </draw:text-box>
        </draw:frame>
        <draw:frame draw:style-name="gr36" draw:text-style-name="P15" draw:layer="layout" svg:width="0.757cm" svg:height="0.32cm" svg:x="2.401cm" svg:y="5.027cm">
          <draw:text-box>
            <text:p text:style-name="P4"><text:span text:style-name="T7">Conv1</text:span></text:p>
          </draw:text-box>
        </draw:frame>
        <draw:frame draw:style-name="gr37" draw:text-style-name="P15" draw:layer="layout" svg:width="0.758cm" svg:height="0.321cm" svg:x="2.395cm" svg:y="5.021cm">
          <draw:text-box>
            <text:p text:style-name="P4"><text:span text:style-name="T8">Conv1</text:span></text:p>
          </draw:text-box>
        </draw:frame>
        <draw:frame draw:style-name="gr38" draw:text-style-name="P15" draw:layer="layout" svg:width="0.666cm" svg:height="0.321cm" svg:x="2.401cm" svg:y="4.707cm">
          <draw:text-box>
            <text:p text:style-name="P4"><text:span text:style-name="T7">Pool2</text:span></text:p>
          </draw:text-box>
        </draw:frame>
        <draw:frame draw:style-name="gr39" draw:text-style-name="P15" draw:layer="layout" svg:width="0.667cm" svg:height="0.321cm" svg:x="2.395cm" svg:y="4.702cm">
          <draw:text-box>
            <text:p text:style-name="P4"><text:span text:style-name="T8">Pool2</text:span></text:p>
          </draw:text-box>
        </draw:frame>
        <draw:frame draw:style-name="gr37" draw:text-style-name="P15" draw:layer="layout" svg:width="0.758cm" svg:height="0.321cm" svg:x="2.893cm" svg:y="4.549cm">
          <draw:text-box>
            <text:p text:style-name="P4"><text:span text:style-name="T7">Conv2</text:span></text:p>
          </draw:text-box>
        </draw:frame>
        <draw:frame draw:style-name="gr36" draw:text-style-name="P15" draw:layer="layout" svg:width="0.757cm" svg:height="0.32cm" svg:x="2.889cm" svg:y="4.544cm">
          <draw:text-box>
            <text:p text:style-name="P4"><text:span text:style-name="T8">Conv2</text:span></text:p>
          </draw:text-box>
        </draw:frame>
        <draw:frame draw:style-name="gr40" draw:text-style-name="P15" draw:layer="layout" svg:width="0.758cm" svg:height="0.32cm" svg:x="2.891cm" svg:y="4.39cm">
          <draw:text-box>
            <text:p text:style-name="P4"><text:span text:style-name="T7">Conv3</text:span></text:p>
          </draw:text-box>
        </draw:frame>
        <draw:frame draw:style-name="gr37" draw:text-style-name="P15" draw:layer="layout" svg:width="0.758cm" svg:height="0.321cm" svg:x="2.886cm" svg:y="4.384cm">
          <draw:text-box>
            <text:p text:style-name="P4"><text:span text:style-name="T8">Conv3</text:span></text:p>
          </draw:text-box>
        </draw:frame>
        <draw:frame draw:style-name="gr38" draw:text-style-name="P15" draw:layer="layout" svg:width="0.666cm" svg:height="0.321cm" svg:x="2.889cm" svg:y="4.231cm">
          <draw:text-box>
            <text:p text:style-name="P4"><text:span text:style-name="T7">Pool3</text:span></text:p>
          </draw:text-box>
        </draw:frame>
        <draw:frame draw:style-name="gr41" draw:text-style-name="P15" draw:layer="layout" svg:width="0.667cm" svg:height="0.32cm" svg:x="2.883cm" svg:y="4.226cm">
          <draw:text-box>
            <text:p text:style-name="P4"><text:span text:style-name="T9">Pool3</text:span></text:p>
          </draw:text-box>
        </draw:frame>
        <draw:frame draw:style-name="gr42" draw:text-style-name="P15" draw:layer="layout" svg:width="0.349cm" svg:height="0.32cm" svg:x="2.886cm" svg:y="4.072cm">
          <draw:text-box>
            <text:p text:style-name="P4"><text:span text:style-name="T7">FC</text:span></text:p>
          </draw:text-box>
        </draw:frame>
        <draw:frame draw:style-name="gr43" draw:text-style-name="P15" draw:layer="layout" svg:width="0.348cm" svg:height="0.321cm" svg:x="2.881cm" svg:y="4.066cm">
          <draw:text-box>
            <text:p text:style-name="P4"><text:span text:style-name="T8">FC</text:span></text:p>
          </draw:text-box>
        </draw:frame>
        <draw:frame draw:style-name="gr44" draw:text-style-name="P15" draw:layer="layout" svg:width="0.554cm" svg:height="0.321cm" svg:x="2.614cm" svg:y="3.913cm">
          <draw:text-box>
            <text:p text:style-name="P4"><text:span text:style-name="T7">CPU</text:span></text:p>
          </draw:text-box>
        </draw:frame>
        <draw:line draw:style-name="gr26" draw:text-style-name="P3" draw:layer="layout" svg:x1="1.417cm" svg:y1="4.937cm" svg:x2="1.441cm" svg:y2="4.937cm">
          <text:p/>
        </draw:line>
        <draw:line draw:style-name="gr26" draw:text-style-name="P3" draw:layer="layout" svg:x1="1.467cm" svg:y1="4.937cm" svg:x2="1.491cm" svg:y2="4.937cm">
          <text:p/>
        </draw:line>
        <draw:line draw:style-name="gr26" draw:text-style-name="P3" draw:layer="layout" svg:x1="1.515cm" svg:y1="4.937cm" svg:x2="1.541cm" svg:y2="4.937cm">
          <text:p/>
        </draw:line>
        <draw:line draw:style-name="gr26" draw:text-style-name="P3" draw:layer="layout" svg:x1="1.565cm" svg:y1="4.937cm" svg:x2="1.591cm" svg:y2="4.937cm">
          <text:p/>
        </draw:line>
        <draw:line draw:style-name="gr26" draw:text-style-name="P3" draw:layer="layout" svg:x1="1.614cm" svg:y1="4.937cm" svg:x2="1.64cm" svg:y2="4.937cm">
          <text:p/>
        </draw:line>
        <draw:line draw:style-name="gr26" draw:text-style-name="P3" draw:layer="layout" svg:x1="1.664cm" svg:y1="4.937cm" svg:x2="1.69cm" svg:y2="4.937cm">
          <text:p/>
        </draw:line>
        <draw:line draw:style-name="gr26" draw:text-style-name="P3" draw:layer="layout" svg:x1="1.714cm" svg:y1="4.937cm" svg:x2="1.74cm" svg:y2="4.937cm">
          <text:p/>
        </draw:line>
        <draw:line draw:style-name="gr26" draw:text-style-name="P3" draw:layer="layout" svg:x1="1.764cm" svg:y1="4.937cm" svg:x2="1.79cm" svg:y2="4.937cm">
          <text:p/>
        </draw:line>
        <draw:line draw:style-name="gr26" draw:text-style-name="P3" draw:layer="layout" svg:x1="1.814cm" svg:y1="4.937cm" svg:x2="1.838cm" svg:y2="4.937cm">
          <text:p/>
        </draw:line>
        <draw:line draw:style-name="gr26" draw:text-style-name="P3" draw:layer="layout" svg:x1="1.863cm" svg:y1="4.937cm" svg:x2="1.887cm" svg:y2="4.937cm">
          <text:p/>
        </draw:line>
        <draw:line draw:style-name="gr26" draw:text-style-name="P3" draw:layer="layout" svg:x1="1.913cm" svg:y1="4.937cm" svg:x2="1.937cm" svg:y2="4.937cm">
          <text:p/>
        </draw:line>
        <draw:line draw:style-name="gr26" draw:text-style-name="P3" draw:layer="layout" svg:x1="1.963cm" svg:y1="4.937cm" svg:x2="1.987cm" svg:y2="4.937cm">
          <text:p/>
        </draw:line>
        <draw:line draw:style-name="gr26" draw:text-style-name="P3" draw:layer="layout" svg:x1="2.013cm" svg:y1="4.937cm" svg:x2="2.037cm" svg:y2="4.937cm">
          <text:p/>
        </draw:line>
        <draw:line draw:style-name="gr26" draw:text-style-name="P3" draw:layer="layout" svg:x1="2.062cm" svg:y1="4.937cm" svg:x2="2.086cm" svg:y2="4.937cm">
          <text:p/>
        </draw:line>
        <draw:line draw:style-name="gr26" draw:text-style-name="P3" draw:layer="layout" svg:x1="2.11cm" svg:y1="4.937cm" svg:x2="2.136cm" svg:y2="4.937cm">
          <text:p/>
        </draw:line>
        <draw:line draw:style-name="gr26" draw:text-style-name="P3" draw:layer="layout" svg:x1="2.16cm" svg:y1="4.937cm" svg:x2="2.186cm" svg:y2="4.937cm">
          <text:p/>
        </draw:line>
        <draw:line draw:style-name="gr26" draw:text-style-name="P3" draw:layer="layout" svg:x1="2.21cm" svg:y1="4.937cm" svg:x2="2.235cm" svg:y2="4.937cm">
          <text:p/>
        </draw:line>
        <draw:line draw:style-name="gr26" draw:text-style-name="P3" draw:layer="layout" svg:x1="2.26cm" svg:y1="4.937cm" svg:x2="2.286cm" svg:y2="4.937cm">
          <text:p/>
        </draw:line>
        <draw:line draw:style-name="gr26" draw:text-style-name="P3" draw:layer="layout" svg:x1="2.309cm" svg:y1="4.937cm" svg:x2="2.335cm" svg:y2="4.937cm">
          <text:p/>
        </draw:line>
        <draw:line draw:style-name="gr26" draw:text-style-name="P3" draw:layer="layout" svg:x1="2.359cm" svg:y1="4.937cm" svg:x2="2.383cm" svg:y2="4.937cm">
          <text:p/>
        </draw:line>
        <draw:line draw:style-name="gr26" draw:text-style-name="P3" draw:layer="layout" svg:x1="2.409cm" svg:y1="4.937cm" svg:x2="2.433cm" svg:y2="4.937cm">
          <text:p/>
        </draw:line>
        <draw:line draw:style-name="gr26" draw:text-style-name="P3" draw:layer="layout" svg:x1="2.459cm" svg:y1="4.937cm" svg:x2="2.483cm" svg:y2="4.937cm">
          <text:p/>
        </draw:line>
        <draw:line draw:style-name="gr26" draw:text-style-name="P3" draw:layer="layout" svg:x1="2.508cm" svg:y1="4.937cm" svg:x2="2.532cm" svg:y2="4.937cm">
          <text:p/>
        </draw:line>
        <draw:line draw:style-name="gr26" draw:text-style-name="P3" draw:layer="layout" svg:x1="2.558cm" svg:y1="4.937cm" svg:x2="2.582cm" svg:y2="4.937cm">
          <text:p/>
        </draw:line>
        <draw:line draw:style-name="gr26" draw:text-style-name="P3" draw:layer="layout" svg:x1="2.608cm" svg:y1="4.937cm" svg:x2="2.632cm" svg:y2="4.937cm">
          <text:p/>
        </draw:line>
        <draw:line draw:style-name="gr26" draw:text-style-name="P3" draw:layer="layout" svg:x1="2.656cm" svg:y1="4.937cm" svg:x2="2.682cm" svg:y2="4.937cm">
          <text:p/>
        </draw:line>
        <draw:line draw:style-name="gr26" draw:text-style-name="P3" draw:layer="layout" svg:x1="2.706cm" svg:y1="4.937cm" svg:x2="2.732cm" svg:y2="4.937cm">
          <text:p/>
        </draw:line>
        <draw:line draw:style-name="gr26" draw:text-style-name="P3" draw:layer="layout" svg:x1="2.755cm" svg:y1="4.937cm" svg:x2="2.781cm" svg:y2="4.937cm">
          <text:p/>
        </draw:line>
        <draw:line draw:style-name="gr26" draw:text-style-name="P3" draw:layer="layout" svg:x1="2.805cm" svg:y1="4.937cm" svg:x2="2.831cm" svg:y2="4.937cm">
          <text:p/>
        </draw:line>
        <draw:line draw:style-name="gr26" draw:text-style-name="P3" draw:layer="layout" svg:x1="2.855cm" svg:y1="4.937cm" svg:x2="2.881cm" svg:y2="4.937cm">
          <text:p/>
        </draw:line>
        <draw:line draw:style-name="gr26" draw:text-style-name="P3" draw:layer="layout" svg:x1="2.905cm" svg:y1="4.937cm" svg:x2="2.931cm" svg:y2="4.937cm">
          <text:p/>
        </draw:line>
        <draw:line draw:style-name="gr26" draw:text-style-name="P3" draw:layer="layout" svg:x1="2.955cm" svg:y1="4.937cm" svg:x2="2.979cm" svg:y2="4.937cm">
          <text:p/>
        </draw:line>
        <draw:line draw:style-name="gr26" draw:text-style-name="P3" draw:layer="layout" svg:x1="3.004cm" svg:y1="4.937cm" svg:x2="3.028cm" svg:y2="4.937cm">
          <text:p/>
        </draw:line>
        <draw:line draw:style-name="gr26" draw:text-style-name="P3" draw:layer="layout" svg:x1="3.054cm" svg:y1="4.937cm" svg:x2="3.078cm" svg:y2="4.937cm">
          <text:p/>
        </draw:line>
        <draw:line draw:style-name="gr26" draw:text-style-name="P3" draw:layer="layout" svg:x1="3.104cm" svg:y1="4.937cm" svg:x2="3.128cm" svg:y2="4.937cm">
          <text:p/>
        </draw:line>
        <draw:line draw:style-name="gr26" draw:text-style-name="P3" draw:layer="layout" svg:x1="3.154cm" svg:y1="4.937cm" svg:x2="3.178cm" svg:y2="4.937cm">
          <text:p/>
        </draw:line>
        <draw:line draw:style-name="gr26" draw:text-style-name="P3" draw:layer="layout" svg:x1="3.203cm" svg:y1="4.937cm" svg:x2="3.227cm" svg:y2="4.937cm">
          <text:p/>
        </draw:line>
        <draw:line draw:style-name="gr26" draw:text-style-name="P3" draw:layer="layout" svg:x1="3.252cm" svg:y1="4.937cm" svg:x2="3.278cm" svg:y2="4.937cm">
          <text:p/>
        </draw:line>
        <draw:line draw:style-name="gr26" draw:text-style-name="P3" draw:layer="layout" svg:x1="3.301cm" svg:y1="4.937cm" svg:x2="3.327cm" svg:y2="4.937cm">
          <text:p/>
        </draw:line>
        <draw:line draw:style-name="gr26" draw:text-style-name="P3" draw:layer="layout" svg:x1="3.351cm" svg:y1="4.937cm" svg:x2="3.376cm" svg:y2="4.937cm">
          <text:p/>
        </draw:line>
        <draw:line draw:style-name="gr26" draw:text-style-name="P3" draw:layer="layout" svg:x1="3.401cm" svg:y1="4.937cm" svg:x2="3.427cm" svg:y2="4.937cm">
          <text:p/>
        </draw:line>
        <draw:line draw:style-name="gr26" draw:text-style-name="P3" draw:layer="layout" svg:x1="3.45cm" svg:y1="4.937cm" svg:x2="3.476cm" svg:y2="4.937cm">
          <text:p/>
        </draw:line>
        <draw:line draw:style-name="gr26" draw:text-style-name="P3" draw:layer="layout" svg:x1="3.5cm" svg:y1="4.937cm" svg:x2="3.524cm" svg:y2="4.937cm">
          <text:p/>
        </draw:line>
        <draw:line draw:style-name="gr26" draw:text-style-name="P3" draw:layer="layout" svg:x1="3.55cm" svg:y1="4.937cm" svg:x2="3.574cm" svg:y2="4.937cm">
          <text:p/>
        </draw:line>
        <draw:line draw:style-name="gr26" draw:text-style-name="P3" draw:layer="layout" svg:x1="3.6cm" svg:y1="4.937cm" svg:x2="3.624cm" svg:y2="4.937cm">
          <text:p/>
        </draw:line>
        <draw:line draw:style-name="gr26" draw:text-style-name="P3" draw:layer="layout" svg:x1="3.649cm" svg:y1="4.937cm" svg:x2="3.673cm" svg:y2="4.937cm">
          <text:p/>
        </draw:line>
        <draw:line draw:style-name="gr26" draw:text-style-name="P3" draw:layer="layout" svg:x1="3.7cm" svg:y1="4.937cm" svg:x2="3.724cm" svg:y2="4.937cm">
          <text:p/>
        </draw:line>
        <draw:line draw:style-name="gr26" draw:text-style-name="P3" draw:layer="layout" svg:x1="3.749cm" svg:y1="4.937cm" svg:x2="3.773cm" svg:y2="4.937cm">
          <text:p/>
        </draw:line>
        <draw:line draw:style-name="gr26" draw:text-style-name="P3" draw:layer="layout" svg:x1="3.797cm" svg:y1="4.937cm" svg:x2="3.823cm" svg:y2="4.937cm">
          <text:p/>
        </draw:line>
        <draw:line draw:style-name="gr26" draw:text-style-name="P3" draw:layer="layout" svg:x1="3.847cm" svg:y1="4.937cm" svg:x2="3.873cm" svg:y2="4.937cm">
          <text:p/>
        </draw:line>
        <draw:line draw:style-name="gr26" draw:text-style-name="P3" draw:layer="layout" svg:x1="3.897cm" svg:y1="4.937cm" svg:x2="3.923cm" svg:y2="4.937cm">
          <text:p/>
        </draw:line>
        <draw:line draw:style-name="gr26" draw:text-style-name="P3" draw:layer="layout" svg:x1="3.947cm" svg:y1="4.937cm" svg:x2="3.973cm" svg:y2="4.937cm">
          <text:p/>
        </draw:line>
        <draw:line draw:style-name="gr26" draw:text-style-name="P3" draw:layer="layout" svg:x1="3.996cm" svg:y1="4.937cm" svg:x2="4.022cm" svg:y2="4.937cm">
          <text:p/>
        </draw:line>
        <draw:line draw:style-name="gr26" draw:text-style-name="P3" draw:layer="layout" svg:x1="4.046cm" svg:y1="4.937cm" svg:x2="4.072cm" svg:y2="4.937cm">
          <text:p/>
        </draw:line>
        <draw:line draw:style-name="gr26" draw:text-style-name="P3" draw:layer="layout" svg:x1="4.096cm" svg:y1="4.937cm" svg:x2="4.12cm" svg:y2="4.937cm">
          <text:p/>
        </draw:line>
        <draw:line draw:style-name="gr26" draw:text-style-name="P3" draw:layer="layout" svg:x1="4.146cm" svg:y1="4.937cm" svg:x2="4.17cm" svg:y2="4.937cm">
          <text:p/>
        </draw:line>
        <draw:line draw:style-name="gr26" draw:text-style-name="P3" draw:layer="layout" svg:x1="4.195cm" svg:y1="4.937cm" svg:x2="4.219cm" svg:y2="4.937cm">
          <text:p/>
        </draw:line>
        <draw:line draw:style-name="gr26" draw:text-style-name="P3" draw:layer="layout" svg:x1="4.245cm" svg:y1="4.937cm" svg:x2="4.269cm" svg:y2="4.937cm">
          <text:p/>
        </draw:line>
        <draw:line draw:style-name="gr26" draw:text-style-name="P3" draw:layer="layout" svg:x1="4.295cm" svg:y1="4.937cm" svg:x2="4.319cm" svg:y2="4.937cm">
          <text:p/>
        </draw:line>
        <draw:line draw:style-name="gr26" draw:text-style-name="P3" draw:layer="layout" svg:x1="4.345cm" svg:y1="4.937cm" svg:x2="4.369cm" svg:y2="4.937cm">
          <text:p/>
        </draw:line>
        <draw:line draw:style-name="gr26" draw:text-style-name="P3" draw:layer="layout" svg:x1="4.393cm" svg:y1="4.937cm" svg:x2="4.419cm" svg:y2="4.937cm">
          <text:p/>
        </draw:line>
        <draw:line draw:style-name="gr26" draw:text-style-name="P3" draw:layer="layout" svg:x1="4.442cm" svg:y1="4.937cm" svg:x2="4.468cm" svg:y2="4.937cm">
          <text:p/>
        </draw:line>
        <draw:line draw:style-name="gr26" draw:text-style-name="P3" draw:layer="layout" svg:x1="4.492cm" svg:y1="4.937cm" svg:x2="4.517cm" svg:y2="4.937cm">
          <text:p/>
        </draw:line>
        <draw:line draw:style-name="gr26" draw:text-style-name="P3" draw:layer="layout" svg:x1="4.542cm" svg:y1="4.937cm" svg:x2="4.568cm" svg:y2="4.937cm">
          <text:p/>
        </draw:line>
        <draw:line draw:style-name="gr26" draw:text-style-name="P3" draw:layer="layout" svg:x1="4.592cm" svg:y1="4.937cm" svg:x2="4.618cm" svg:y2="4.937cm">
          <text:p/>
        </draw:line>
        <draw:line draw:style-name="gr26" draw:text-style-name="P3" draw:layer="layout" svg:x1="4.641cm" svg:y1="4.937cm" svg:x2="4.665cm" svg:y2="4.937cm">
          <text:p/>
        </draw:line>
        <draw:line draw:style-name="gr26" draw:text-style-name="P3" draw:layer="layout" svg:x1="4.691cm" svg:y1="4.937cm" svg:x2="4.715cm" svg:y2="4.937cm">
          <text:p/>
        </draw:line>
        <draw:line draw:style-name="gr26" draw:text-style-name="P3" draw:layer="layout" svg:x1="4.741cm" svg:y1="4.937cm" svg:x2="4.765cm" svg:y2="4.937cm">
          <text:p/>
        </draw:line>
        <draw:line draw:style-name="gr26" draw:text-style-name="P3" draw:layer="layout" svg:x1="4.791cm" svg:y1="4.937cm" svg:x2="4.815cm" svg:y2="4.937cm">
          <text:p/>
        </draw:line>
        <draw:line draw:style-name="gr26" draw:text-style-name="P3" draw:layer="layout" svg:x1="4.841cm" svg:y1="4.937cm" svg:x2="4.865cm" svg:y2="4.937cm">
          <text:p/>
        </draw:line>
        <draw:line draw:style-name="gr26" draw:text-style-name="P3" draw:layer="layout" svg:x1="4.89cm" svg:y1="4.937cm" svg:x2="4.914cm" svg:y2="4.937cm">
          <text:p/>
        </draw:line>
        <draw:line draw:style-name="gr26" draw:text-style-name="P3" draw:layer="layout" svg:x1="4.94cm" svg:y1="4.937cm" svg:x2="4.964cm" svg:y2="4.937cm">
          <text:p/>
        </draw:line>
        <draw:line draw:style-name="gr26" draw:text-style-name="P3" draw:layer="layout" svg:x1="1.417cm" svg:y1="5.255cm" svg:x2="1.441cm" svg:y2="5.255cm">
          <text:p/>
        </draw:line>
        <draw:line draw:style-name="gr26" draw:text-style-name="P3" draw:layer="layout" svg:x1="1.467cm" svg:y1="5.255cm" svg:x2="1.491cm" svg:y2="5.255cm">
          <text:p/>
        </draw:line>
        <draw:line draw:style-name="gr26" draw:text-style-name="P3" draw:layer="layout" svg:x1="1.515cm" svg:y1="5.255cm" svg:x2="1.541cm" svg:y2="5.255cm">
          <text:p/>
        </draw:line>
        <draw:line draw:style-name="gr26" draw:text-style-name="P3" draw:layer="layout" svg:x1="1.565cm" svg:y1="5.255cm" svg:x2="1.591cm" svg:y2="5.255cm">
          <text:p/>
        </draw:line>
        <draw:line draw:style-name="gr26" draw:text-style-name="P3" draw:layer="layout" svg:x1="1.614cm" svg:y1="5.255cm" svg:x2="1.64cm" svg:y2="5.255cm">
          <text:p/>
        </draw:line>
        <draw:line draw:style-name="gr26" draw:text-style-name="P3" draw:layer="layout" svg:x1="1.664cm" svg:y1="5.255cm" svg:x2="1.69cm" svg:y2="5.255cm">
          <text:p/>
        </draw:line>
        <draw:line draw:style-name="gr26" draw:text-style-name="P3" draw:layer="layout" svg:x1="1.714cm" svg:y1="5.255cm" svg:x2="1.74cm" svg:y2="5.255cm">
          <text:p/>
        </draw:line>
        <draw:line draw:style-name="gr26" draw:text-style-name="P3" draw:layer="layout" svg:x1="1.764cm" svg:y1="5.255cm" svg:x2="1.79cm" svg:y2="5.255cm">
          <text:p/>
        </draw:line>
        <draw:line draw:style-name="gr26" draw:text-style-name="P3" draw:layer="layout" svg:x1="1.814cm" svg:y1="5.255cm" svg:x2="1.838cm" svg:y2="5.255cm">
          <text:p/>
        </draw:line>
        <draw:line draw:style-name="gr26" draw:text-style-name="P3" draw:layer="layout" svg:x1="1.863cm" svg:y1="5.255cm" svg:x2="1.887cm" svg:y2="5.255cm">
          <text:p/>
        </draw:line>
        <draw:line draw:style-name="gr26" draw:text-style-name="P3" draw:layer="layout" svg:x1="1.913cm" svg:y1="5.255cm" svg:x2="1.937cm" svg:y2="5.255cm">
          <text:p/>
        </draw:line>
        <draw:line draw:style-name="gr26" draw:text-style-name="P3" draw:layer="layout" svg:x1="1.963cm" svg:y1="5.255cm" svg:x2="1.987cm" svg:y2="5.255cm">
          <text:p/>
        </draw:line>
        <draw:line draw:style-name="gr26" draw:text-style-name="P3" draw:layer="layout" svg:x1="2.013cm" svg:y1="5.255cm" svg:x2="2.037cm" svg:y2="5.255cm">
          <text:p/>
        </draw:line>
        <draw:line draw:style-name="gr26" draw:text-style-name="P3" draw:layer="layout" svg:x1="2.062cm" svg:y1="5.255cm" svg:x2="2.086cm" svg:y2="5.255cm">
          <text:p/>
        </draw:line>
        <draw:line draw:style-name="gr26" draw:text-style-name="P3" draw:layer="layout" svg:x1="2.11cm" svg:y1="5.255cm" svg:x2="2.136cm" svg:y2="5.255cm">
          <text:p/>
        </draw:line>
        <draw:line draw:style-name="gr26" draw:text-style-name="P3" draw:layer="layout" svg:x1="2.16cm" svg:y1="5.255cm" svg:x2="2.186cm" svg:y2="5.255cm">
          <text:p/>
        </draw:line>
        <draw:line draw:style-name="gr26" draw:text-style-name="P3" draw:layer="layout" svg:x1="2.21cm" svg:y1="5.255cm" svg:x2="2.235cm" svg:y2="5.255cm">
          <text:p/>
        </draw:line>
        <draw:line draw:style-name="gr26" draw:text-style-name="P3" draw:layer="layout" svg:x1="2.26cm" svg:y1="5.255cm" svg:x2="2.286cm" svg:y2="5.255cm">
          <text:p/>
        </draw:line>
        <draw:line draw:style-name="gr26" draw:text-style-name="P3" draw:layer="layout" svg:x1="2.309cm" svg:y1="5.255cm" svg:x2="2.335cm" svg:y2="5.255cm">
          <text:p/>
        </draw:line>
        <draw:line draw:style-name="gr26" draw:text-style-name="P3" draw:layer="layout" svg:x1="2.359cm" svg:y1="5.255cm" svg:x2="2.383cm" svg:y2="5.255cm">
          <text:p/>
        </draw:line>
        <draw:line draw:style-name="gr26" draw:text-style-name="P3" draw:layer="layout" svg:x1="2.409cm" svg:y1="5.255cm" svg:x2="2.433cm" svg:y2="5.255cm">
          <text:p/>
        </draw:line>
        <draw:line draw:style-name="gr26" draw:text-style-name="P3" draw:layer="layout" svg:x1="2.459cm" svg:y1="5.255cm" svg:x2="2.483cm" svg:y2="5.255cm">
          <text:p/>
        </draw:line>
        <draw:line draw:style-name="gr26" draw:text-style-name="P3" draw:layer="layout" svg:x1="2.508cm" svg:y1="5.255cm" svg:x2="2.532cm" svg:y2="5.255cm">
          <text:p/>
        </draw:line>
        <draw:line draw:style-name="gr26" draw:text-style-name="P3" draw:layer="layout" svg:x1="2.558cm" svg:y1="5.255cm" svg:x2="2.582cm" svg:y2="5.255cm">
          <text:p/>
        </draw:line>
        <draw:line draw:style-name="gr26" draw:text-style-name="P3" draw:layer="layout" svg:x1="2.608cm" svg:y1="5.255cm" svg:x2="2.632cm" svg:y2="5.255cm">
          <text:p/>
        </draw:line>
        <draw:line draw:style-name="gr26" draw:text-style-name="P3" draw:layer="layout" svg:x1="2.656cm" svg:y1="5.255cm" svg:x2="2.682cm" svg:y2="5.255cm">
          <text:p/>
        </draw:line>
        <draw:line draw:style-name="gr26" draw:text-style-name="P3" draw:layer="layout" svg:x1="2.706cm" svg:y1="5.255cm" svg:x2="2.732cm" svg:y2="5.255cm">
          <text:p/>
        </draw:line>
        <draw:line draw:style-name="gr26" draw:text-style-name="P3" draw:layer="layout" svg:x1="2.755cm" svg:y1="5.255cm" svg:x2="2.781cm" svg:y2="5.255cm">
          <text:p/>
        </draw:line>
        <draw:line draw:style-name="gr26" draw:text-style-name="P3" draw:layer="layout" svg:x1="2.805cm" svg:y1="5.255cm" svg:x2="2.831cm" svg:y2="5.255cm">
          <text:p/>
        </draw:line>
        <draw:line draw:style-name="gr26" draw:text-style-name="P3" draw:layer="layout" svg:x1="2.855cm" svg:y1="5.255cm" svg:x2="2.881cm" svg:y2="5.255cm">
          <text:p/>
        </draw:line>
        <draw:line draw:style-name="gr26" draw:text-style-name="P3" draw:layer="layout" svg:x1="2.905cm" svg:y1="5.255cm" svg:x2="2.931cm" svg:y2="5.255cm">
          <text:p/>
        </draw:line>
        <draw:line draw:style-name="gr26" draw:text-style-name="P3" draw:layer="layout" svg:x1="2.955cm" svg:y1="5.255cm" svg:x2="2.979cm" svg:y2="5.255cm">
          <text:p/>
        </draw:line>
        <draw:line draw:style-name="gr26" draw:text-style-name="P3" draw:layer="layout" svg:x1="3.004cm" svg:y1="5.255cm" svg:x2="3.028cm" svg:y2="5.255cm">
          <text:p/>
        </draw:line>
        <draw:line draw:style-name="gr26" draw:text-style-name="P3" draw:layer="layout" svg:x1="3.054cm" svg:y1="5.255cm" svg:x2="3.078cm" svg:y2="5.255cm">
          <text:p/>
        </draw:line>
        <draw:line draw:style-name="gr26" draw:text-style-name="P3" draw:layer="layout" svg:x1="3.104cm" svg:y1="5.255cm" svg:x2="3.128cm" svg:y2="5.255cm">
          <text:p/>
        </draw:line>
        <draw:line draw:style-name="gr26" draw:text-style-name="P3" draw:layer="layout" svg:x1="3.154cm" svg:y1="5.255cm" svg:x2="3.178cm" svg:y2="5.255cm">
          <text:p/>
        </draw:line>
        <draw:line draw:style-name="gr26" draw:text-style-name="P3" draw:layer="layout" svg:x1="3.203cm" svg:y1="5.255cm" svg:x2="3.227cm" svg:y2="5.255cm">
          <text:p/>
        </draw:line>
        <draw:line draw:style-name="gr26" draw:text-style-name="P3" draw:layer="layout" svg:x1="3.252cm" svg:y1="5.255cm" svg:x2="3.278cm" svg:y2="5.255cm">
          <text:p/>
        </draw:line>
        <draw:line draw:style-name="gr26" draw:text-style-name="P3" draw:layer="layout" svg:x1="3.301cm" svg:y1="5.255cm" svg:x2="3.327cm" svg:y2="5.255cm">
          <text:p/>
        </draw:line>
        <draw:line draw:style-name="gr26" draw:text-style-name="P3" draw:layer="layout" svg:x1="3.351cm" svg:y1="5.255cm" svg:x2="3.376cm" svg:y2="5.255cm">
          <text:p/>
        </draw:line>
        <draw:line draw:style-name="gr26" draw:text-style-name="P3" draw:layer="layout" svg:x1="3.401cm" svg:y1="5.255cm" svg:x2="3.427cm" svg:y2="5.255cm">
          <text:p/>
        </draw:line>
        <draw:line draw:style-name="gr26" draw:text-style-name="P3" draw:layer="layout" svg:x1="3.45cm" svg:y1="5.255cm" svg:x2="3.476cm" svg:y2="5.255cm">
          <text:p/>
        </draw:line>
        <draw:line draw:style-name="gr26" draw:text-style-name="P3" draw:layer="layout" svg:x1="3.5cm" svg:y1="5.255cm" svg:x2="3.524cm" svg:y2="5.255cm">
          <text:p/>
        </draw:line>
        <draw:line draw:style-name="gr26" draw:text-style-name="P3" draw:layer="layout" svg:x1="3.55cm" svg:y1="5.255cm" svg:x2="3.574cm" svg:y2="5.255cm">
          <text:p/>
        </draw:line>
        <draw:line draw:style-name="gr26" draw:text-style-name="P3" draw:layer="layout" svg:x1="3.6cm" svg:y1="5.255cm" svg:x2="3.624cm" svg:y2="5.255cm">
          <text:p/>
        </draw:line>
        <draw:line draw:style-name="gr26" draw:text-style-name="P3" draw:layer="layout" svg:x1="3.649cm" svg:y1="5.255cm" svg:x2="3.673cm" svg:y2="5.255cm">
          <text:p/>
        </draw:line>
        <draw:line draw:style-name="gr26" draw:text-style-name="P3" draw:layer="layout" svg:x1="3.7cm" svg:y1="5.255cm" svg:x2="3.724cm" svg:y2="5.255cm">
          <text:p/>
        </draw:line>
        <draw:line draw:style-name="gr26" draw:text-style-name="P3" draw:layer="layout" svg:x1="3.749cm" svg:y1="5.255cm" svg:x2="3.773cm" svg:y2="5.255cm">
          <text:p/>
        </draw:line>
        <draw:line draw:style-name="gr26" draw:text-style-name="P3" draw:layer="layout" svg:x1="3.797cm" svg:y1="5.255cm" svg:x2="3.823cm" svg:y2="5.255cm">
          <text:p/>
        </draw:line>
        <draw:line draw:style-name="gr26" draw:text-style-name="P3" draw:layer="layout" svg:x1="3.847cm" svg:y1="5.255cm" svg:x2="3.873cm" svg:y2="5.255cm">
          <text:p/>
        </draw:line>
        <draw:line draw:style-name="gr26" draw:text-style-name="P3" draw:layer="layout" svg:x1="3.897cm" svg:y1="5.255cm" svg:x2="3.923cm" svg:y2="5.255cm">
          <text:p/>
        </draw:line>
        <draw:line draw:style-name="gr26" draw:text-style-name="P3" draw:layer="layout" svg:x1="3.947cm" svg:y1="5.255cm" svg:x2="3.973cm" svg:y2="5.255cm">
          <text:p/>
        </draw:line>
        <draw:line draw:style-name="gr26" draw:text-style-name="P3" draw:layer="layout" svg:x1="3.996cm" svg:y1="5.255cm" svg:x2="4.022cm" svg:y2="5.255cm">
          <text:p/>
        </draw:line>
        <draw:line draw:style-name="gr26" draw:text-style-name="P3" draw:layer="layout" svg:x1="4.046cm" svg:y1="5.255cm" svg:x2="4.072cm" svg:y2="5.255cm">
          <text:p/>
        </draw:line>
        <draw:line draw:style-name="gr26" draw:text-style-name="P3" draw:layer="layout" svg:x1="4.096cm" svg:y1="5.255cm" svg:x2="4.12cm" svg:y2="5.255cm">
          <text:p/>
        </draw:line>
        <draw:line draw:style-name="gr26" draw:text-style-name="P3" draw:layer="layout" svg:x1="4.146cm" svg:y1="5.255cm" svg:x2="4.17cm" svg:y2="5.255cm">
          <text:p/>
        </draw:line>
        <draw:line draw:style-name="gr26" draw:text-style-name="P3" draw:layer="layout" svg:x1="4.195cm" svg:y1="5.255cm" svg:x2="4.219cm" svg:y2="5.255cm">
          <text:p/>
        </draw:line>
        <draw:line draw:style-name="gr26" draw:text-style-name="P3" draw:layer="layout" svg:x1="4.245cm" svg:y1="5.255cm" svg:x2="4.269cm" svg:y2="5.255cm">
          <text:p/>
        </draw:line>
        <draw:line draw:style-name="gr26" draw:text-style-name="P3" draw:layer="layout" svg:x1="4.295cm" svg:y1="5.255cm" svg:x2="4.319cm" svg:y2="5.255cm">
          <text:p/>
        </draw:line>
        <draw:line draw:style-name="gr26" draw:text-style-name="P3" draw:layer="layout" svg:x1="4.345cm" svg:y1="5.255cm" svg:x2="4.369cm" svg:y2="5.255cm">
          <text:p/>
        </draw:line>
        <draw:line draw:style-name="gr26" draw:text-style-name="P3" draw:layer="layout" svg:x1="4.393cm" svg:y1="5.255cm" svg:x2="4.419cm" svg:y2="5.255cm">
          <text:p/>
        </draw:line>
        <draw:line draw:style-name="gr26" draw:text-style-name="P3" draw:layer="layout" svg:x1="4.442cm" svg:y1="5.255cm" svg:x2="4.468cm" svg:y2="5.255cm">
          <text:p/>
        </draw:line>
        <draw:line draw:style-name="gr26" draw:text-style-name="P3" draw:layer="layout" svg:x1="4.492cm" svg:y1="5.255cm" svg:x2="4.517cm" svg:y2="5.255cm">
          <text:p/>
        </draw:line>
        <draw:line draw:style-name="gr26" draw:text-style-name="P3" draw:layer="layout" svg:x1="4.542cm" svg:y1="5.255cm" svg:x2="4.568cm" svg:y2="5.255cm">
          <text:p/>
        </draw:line>
        <draw:line draw:style-name="gr26" draw:text-style-name="P3" draw:layer="layout" svg:x1="4.592cm" svg:y1="5.255cm" svg:x2="4.618cm" svg:y2="5.255cm">
          <text:p/>
        </draw:line>
        <draw:line draw:style-name="gr26" draw:text-style-name="P3" draw:layer="layout" svg:x1="4.641cm" svg:y1="5.255cm" svg:x2="4.665cm" svg:y2="5.255cm">
          <text:p/>
        </draw:line>
        <draw:line draw:style-name="gr26" draw:text-style-name="P3" draw:layer="layout" svg:x1="4.691cm" svg:y1="5.255cm" svg:x2="4.715cm" svg:y2="5.255cm">
          <text:p/>
        </draw:line>
        <draw:line draw:style-name="gr26" draw:text-style-name="P3" draw:layer="layout" svg:x1="4.741cm" svg:y1="5.255cm" svg:x2="4.765cm" svg:y2="5.255cm">
          <text:p/>
        </draw:line>
        <draw:line draw:style-name="gr26" draw:text-style-name="P3" draw:layer="layout" svg:x1="4.791cm" svg:y1="5.255cm" svg:x2="4.815cm" svg:y2="5.255cm">
          <text:p/>
        </draw:line>
        <draw:line draw:style-name="gr26" draw:text-style-name="P3" draw:layer="layout" svg:x1="4.841cm" svg:y1="5.255cm" svg:x2="4.865cm" svg:y2="5.255cm">
          <text:p/>
        </draw:line>
        <draw:line draw:style-name="gr26" draw:text-style-name="P3" draw:layer="layout" svg:x1="4.89cm" svg:y1="5.255cm" svg:x2="4.914cm" svg:y2="5.255cm">
          <text:p/>
        </draw:line>
        <draw:line draw:style-name="gr26" draw:text-style-name="P3" draw:layer="layout" svg:x1="4.94cm" svg:y1="5.255cm" svg:x2="4.964cm" svg:y2="5.255cm">
          <text:p/>
        </draw:line>
        <draw:frame draw:style-name="gr44" draw:text-style-name="P15" draw:layer="layout" svg:width="0.554cm" svg:height="0.321cm" svg:x="2.608cm" svg:y="3.909cm">
          <draw:text-box>
            <text:p text:style-name="P4"><text:span text:style-name="T9">CPU</text:span></text:p>
          </draw:text-box>
        </draw:frame>
        <draw:frame draw:style-name="gr45" draw:text-style-name="P15" draw:layer="layout" svg:width="0.65cm" svg:height="0.321cm" svg:x="1.776cm" svg:y="5.183cm">
          <draw:text-box>
            <text:p text:style-name="P4"><text:span text:style-name="T7">Spike</text:span></text:p>
          </draw:text-box>
        </draw:frame>
        <draw:frame draw:style-name="gr46" draw:text-style-name="P15" draw:layer="layout" svg:width="0.651cm" svg:height="0.321cm" svg:x="1.77cm" svg:y="5.178cm">
          <draw:text-box>
            <text:p text:style-name="P4"><text:span text:style-name="T9">Spike</text:span></text:p>
          </draw:text-box>
        </draw:frame>
        <draw:frame draw:style-name="gr38" draw:text-style-name="P15" draw:layer="layout" svg:width="0.666cm" svg:height="0.321cm" svg:x="2.401cm" svg:y="4.867cm">
          <draw:text-box>
            <text:p text:style-name="P4"><text:span text:style-name="T7">Pool1</text:span></text:p>
          </draw:text-box>
        </draw:frame>
        <draw:path draw:style-name="gr47" draw:text-style-name="P3" draw:layer="layout" svg:width="0.065cm" svg:height="0.286cm" svg:x="1.331cm" svg:y="4.714cm" svg:viewBox="0 0 66 287" svg:d="M66 0c-17 0-33 12-33 24v97c0 11-17 22-33 22 16 0 33 12 33 24v96c0 12 16 24 33 24">
          <text:p/>
        </draw:path>
        <draw:polygon draw:style-name="gr47" draw:text-style-name="P3" draw:layer="layout" svg:width="0cm" svg:height="0cm" svg:x="1.331cm" svg:y="4.714cm" svg:viewBox="0 0 0 0" draw:points="0,0">
          <text:p/>
        </draw:polygon>
        <draw:polygon draw:style-name="gr47" draw:text-style-name="P3" draw:layer="layout" svg:width="0cm" svg:height="0cm" svg:x="1.396cm" svg:y="5.001cm" svg:viewBox="0 0 0 0" draw:points="0,0">
          <text:p/>
        </draw:polygon>
        <draw:path draw:style-name="gr47" draw:text-style-name="P3" draw:layer="layout" svg:width="0.065cm" svg:height="0.274cm" svg:x="1.331cm" svg:y="4.402cm" svg:viewBox="0 0 66 275" svg:d="M66 0c-17 0-33 12-33 22v93c0 11-17 23-33 23 16 0 33 11 33 22v91c0 12 16 24 33 24">
          <text:p/>
        </draw:path>
        <draw:polygon draw:style-name="gr47" draw:text-style-name="P3" draw:layer="layout" svg:width="0cm" svg:height="0cm" svg:x="1.331cm" svg:y="4.402cm" svg:viewBox="0 0 0 0" draw:points="0,0">
          <text:p/>
        </draw:polygon>
        <draw:polygon draw:style-name="gr47" draw:text-style-name="P3" draw:layer="layout" svg:width="0cm" svg:height="0cm" svg:x="1.396cm" svg:y="4.676cm" svg:viewBox="0 0 0 0" draw:points="0,0">
          <text:p/>
        </draw:polygon>
        <draw:frame draw:style-name="gr41" draw:text-style-name="P15" draw:layer="layout" svg:width="0.667cm" svg:height="0.32cm" svg:x="2.395cm" svg:y="4.862cm">
          <draw:text-box>
            <text:p text:style-name="P4"><text:span text:style-name="T8">Pool1</text:span></text:p>
          </draw:text-box>
        </draw:frame>
        <draw:line draw:style-name="gr48" draw:text-style-name="P11" draw:layer="layout" svg:x1="1.554cm" svg:y1="3.54cm" svg:x2="2.164cm" svg:y2="4.618cm">
          <text:p/>
        </draw:line>
        <draw:line draw:style-name="gr49" draw:text-style-name="P11" draw:layer="layout" svg:x1="2.905cm" svg:y1="3.571cm" svg:x2="3.515cm" svg:y2="4.649cm">
          <text:p/>
        </draw:line>
        <draw:frame draw:style-name="gr50" draw:text-style-name="P16" draw:layer="layout" svg:width="0.865cm" svg:height="0.319cm" svg:x="1.274cm" svg:y="3.329cm">
          <draw:text-box>
            <text:p text:style-name="P4"><text:span text:style-name="T10">CPU</text:span></text:p>
          </draw:text-box>
        </draw:frame>
        <draw:frame draw:style-name="gr51" draw:text-style-name="P16" draw:layer="layout" svg:width="1.077cm" svg:height="0.319cm" svg:x="2.375cm" svg:y="3.33cm">
          <draw:text-box>
            <text:p text:style-name="P4"><text:span text:style-name="T10">Accelerator</text:span></text:p>
          </draw:text-box>
        </draw:frame>
        <draw:frame draw:style-name="gr52" draw:text-style-name="P17" draw:layer="layout" svg:width="1.865cm" svg:height="0.319cm" svg:x="3.871cm" svg:y="3.329cm">
          <draw:text-box>
            <text:p text:style-name="P4"><text:span text:style-name="T11">Iteration = 34.3 ms</text:span></text:p>
          </draw:text-box>
        </draw:frame>
        <draw:polygon draw:style-name="gr53" draw:text-style-name="P18" draw:layer="layout" svg:width="0.133cm" svg:height="0.126cm" svg:x="4.016cm" svg:y="6.765cm" svg:viewBox="0 0 134 127" draw:points="0,127 134,127 134,0 0,0">
          <text:p/>
        </draw:polygon>
        <draw:polygon draw:style-name="gr21" draw:text-style-name="P13" draw:layer="layout" svg:width="0.009cm" svg:height="0.126cm" svg:x="4.006cm" svg:y="6.765cm" svg:viewBox="0 0 10 127" draw:points="0,127 10,127 10,0 0,0">
          <text:p/>
        </draw:polygon>
        <draw:polygon draw:style-name="gr21" draw:text-style-name="P13" draw:layer="layout" svg:width="0.023cm" svg:height="0.127cm" svg:x="4.017cm" svg:y="6.606cm" svg:viewBox="0 0 24 128" draw:points="0,128 24,128 24,0 0,0">
          <text:p/>
        </draw:polygon>
        <draw:polygon draw:style-name="gr53" draw:text-style-name="P18" draw:layer="layout" svg:width="0.293cm" svg:height="0.126cm" svg:x="4.041cm" svg:y="6.606cm" svg:viewBox="0 0 294 127" draw:points="0,127 294,127 294,0 0,0">
          <text:p/>
        </draw:polygon>
        <draw:polygon draw:style-name="gr21" draw:text-style-name="P13" draw:layer="layout" svg:width="0.034cm" svg:height="0.126cm" svg:x="3.378cm" svg:y="7.241cm" svg:viewBox="0 0 35 127" draw:points="0,127 35,127 35,0 0,0">
          <text:p/>
        </draw:polygon>
        <draw:polygon draw:style-name="gr53" draw:text-style-name="P18" draw:layer="layout" svg:width="0.304cm" svg:height="0.126cm" svg:x="3.412cm" svg:y="7.241cm" svg:viewBox="0 0 305 127" draw:points="0,127 305,127 305,0 0,0">
          <text:p/>
        </draw:polygon>
        <draw:polygon draw:style-name="gr21" draw:text-style-name="P13" draw:layer="layout" svg:width="0.034cm" svg:height="0.126cm" svg:x="3.343cm" svg:y="7.4cm" svg:viewBox="0 0 35 127" draw:points="0,127 35,127 35,0 0,0">
          <text:p/>
        </draw:polygon>
        <draw:polygon draw:style-name="gr53" draw:text-style-name="P18" draw:layer="layout" svg:width="0.304cm" svg:height="0.126cm" svg:x="3.377cm" svg:y="7.4cm" svg:viewBox="0 0 305 127" draw:points="0,127 305,127 305,0 0,0">
          <text:p/>
        </draw:polygon>
        <draw:polygon draw:style-name="gr21" draw:text-style-name="P13" draw:layer="layout" svg:width="0.166cm" svg:height="0.126cm" svg:x="3.175cm" svg:y="7.558cm" svg:viewBox="0 0 167 127" draw:points="0,127 167,127 167,0 0,0">
          <text:p/>
        </draw:polygon>
        <draw:polygon draw:style-name="gr53" draw:text-style-name="P18" draw:layer="layout" svg:width="0.551cm" svg:height="0.127cm" svg:x="3.342cm" svg:y="7.558cm" svg:viewBox="0 0 552 128" draw:points="0,128 552,128 552,0 0,0">
          <text:p/>
        </draw:polygon>
        <draw:polygon draw:style-name="gr54" draw:text-style-name="P19" draw:layer="layout" svg:width="0.513cm" svg:height="0.126cm" svg:x="3.413cm" svg:y="7.082cm" svg:viewBox="0 0 514 127" draw:points="0,127 514,127 514,0 0,0">
          <text:p/>
        </draw:polygon>
        <draw:polygon draw:style-name="gr55" draw:text-style-name="P20" draw:layer="layout" svg:width="0.881cm" svg:height="0.126cm" svg:x="3.929cm" svg:y="7.083cm" svg:viewBox="0 0 882 127" draw:points="0,127 882,127 882,0 0,0">
          <text:p/>
        </draw:polygon>
        <draw:polygon draw:style-name="gr55" draw:text-style-name="P20" draw:layer="layout" svg:width="0.881cm" svg:height="0.126cm" svg:x="4.006cm" svg:y="6.924cm" svg:viewBox="0 0 882 127" draw:points="0,127 882,127 882,0 0,0">
          <text:p/>
        </draw:polygon>
        <draw:polygon draw:style-name="gr56" draw:text-style-name="P21" draw:layer="layout" svg:width="0.078cm" svg:height="0.126cm" svg:x="3.927cm" svg:y="6.924cm" svg:viewBox="0 0 79 127" draw:points="0,127 79,127 79,0 0,0">
          <text:p/>
        </draw:polygon>
        <draw:polygon draw:style-name="gr55" draw:text-style-name="P20" draw:layer="layout" svg:width="0.881cm" svg:height="0.126cm" svg:x="3.125cm" svg:y="6.924cm" svg:viewBox="0 0 882 127" draw:points="0,127 882,127 882,0 0,0">
          <text:p/>
        </draw:polygon>
        <draw:polygon draw:style-name="gr21" draw:text-style-name="P13" draw:layer="layout" svg:width="0.015cm" svg:height="0.127cm" svg:x="2.278cm" svg:y="7.718cm" svg:viewBox="0 0 16 128" draw:points="0,128 16,128 16,0 0,0">
          <text:p/>
        </draw:polygon>
        <draw:polygon draw:style-name="gr53" draw:text-style-name="P18" draw:layer="layout" svg:width="0.102cm" svg:height="0.126cm" svg:x="2.293cm" svg:y="7.719cm" svg:viewBox="0 0 103 127" draw:points="0,127 103,127 103,0 0,0">
          <text:p/>
        </draw:polygon>
        <draw:polygon draw:style-name="gr21" draw:text-style-name="P13" draw:layer="layout" svg:width="0.166cm" svg:height="0.126cm" svg:x="2.294cm" svg:y="7.559cm" svg:viewBox="0 0 167 127" draw:points="0,127 167,127 167,0 0,0">
          <text:p/>
        </draw:polygon>
        <draw:polygon draw:style-name="gr53" draw:text-style-name="P18" draw:layer="layout" svg:width="0.551cm" svg:height="0.127cm" svg:x="2.461cm" svg:y="7.559cm" svg:viewBox="0 0 552 128" draw:points="0,128 552,128 552,0 0,0">
          <text:p/>
        </draw:polygon>
        <draw:polygon draw:style-name="gr21" draw:text-style-name="P13" draw:layer="layout" svg:width="0.034cm" svg:height="0.126cm" svg:x="2.462cm" svg:y="7.401cm" svg:viewBox="0 0 35 127" draw:points="0,127 35,127 35,0 0,0">
          <text:p/>
        </draw:polygon>
        <draw:polygon draw:style-name="gr53" draw:text-style-name="P18" draw:layer="layout" svg:width="0.304cm" svg:height="0.126cm" svg:x="2.496cm" svg:y="7.401cm" svg:viewBox="0 0 305 127" draw:points="0,127 305,127 305,0 0,0">
          <text:p/>
        </draw:polygon>
        <draw:polygon draw:style-name="gr21" draw:text-style-name="P13" draw:layer="layout" svg:width="0.034cm" svg:height="0.126cm" svg:x="2.497cm" svg:y="7.242cm" svg:viewBox="0 0 35 127" draw:points="0,127 35,127 35,0 0,0">
          <text:p/>
        </draw:polygon>
        <draw:polygon draw:style-name="gr53" draw:text-style-name="P18" draw:layer="layout" svg:width="0.304cm" svg:height="0.126cm" svg:x="2.531cm" svg:y="7.242cm" svg:viewBox="0 0 305 127" draw:points="0,127 305,127 305,0 0,0">
          <text:p/>
        </draw:polygon>
        <draw:polygon draw:style-name="gr54" draw:text-style-name="P19" draw:layer="layout" svg:width="0.513cm" svg:height="0.126cm" svg:x="2.532cm" svg:y="7.083cm" svg:viewBox="0 0 514 127" draw:points="0,127 514,127 514,0 0,0">
          <text:p/>
        </draw:polygon>
        <draw:polygon draw:style-name="gr56" draw:text-style-name="P21" draw:layer="layout" svg:width="0.078cm" svg:height="0.126cm" svg:x="3.046cm" svg:y="6.925cm" svg:viewBox="0 0 79 127" draw:points="0,127 79,127 79,0 0,0">
          <text:p/>
        </draw:polygon>
        <draw:polygon draw:style-name="gr21" draw:text-style-name="P13" draw:layer="layout" svg:width="0.009cm" svg:height="0.126cm" svg:x="3.126cm" svg:y="6.766cm" svg:viewBox="0 0 10 127" draw:points="0,127 10,127 10,0 0,0">
          <text:p/>
        </draw:polygon>
        <draw:polygon draw:style-name="gr53" draw:text-style-name="P18" draw:layer="layout" svg:width="0.133cm" svg:height="0.126cm" svg:x="3.135cm" svg:y="6.766cm" svg:viewBox="0 0 134 127" draw:points="0,127 134,127 134,0 0,0">
          <text:p/>
        </draw:polygon>
        <draw:polygon draw:style-name="gr21" draw:text-style-name="P13" draw:layer="layout" svg:width="0.023cm" svg:height="0.127cm" svg:x="3.136cm" svg:y="6.607cm" svg:viewBox="0 0 24 128" draw:points="0,128 24,128 24,0 0,0">
          <text:p/>
        </draw:polygon>
        <draw:polygon draw:style-name="gr53" draw:text-style-name="P18" draw:layer="layout" svg:width="0.293cm" svg:height="0.126cm" svg:x="3.16cm" svg:y="6.607cm" svg:viewBox="0 0 294 127" draw:points="0,127 294,127 294,0 0,0">
          <text:p/>
        </draw:polygon>
        <draw:polygon draw:style-name="gr2" draw:text-style-name="P2" draw:layer="layout" svg:width="0cm" svg:height="0.126cm" svg:x="3.161cm" svg:y="6.448cm" svg:viewBox="0 0 1 127" draw:points="0,127 1,127 1,0 0,0">
          <text:p/>
        </draw:polygon>
        <draw:polygon draw:style-name="gr2" draw:text-style-name="P2" draw:layer="layout" svg:width="0cm" svg:height="0.049cm" svg:x="2.278cm" svg:y="7.941cm" svg:viewBox="0 0 0 50" draw:points="0,0 0,50">
          <text:p/>
        </draw:polygon>
        <draw:line draw:style-name="gr57" draw:text-style-name="P3" draw:layer="layout" svg:x1="2.278cm" svg:y1="7.941cm" svg:x2="2.278cm" svg:y2="7.991cm">
          <text:p/>
        </draw:line>
        <draw:polygon draw:style-name="gr2" draw:text-style-name="P2" draw:layer="layout" svg:width="0cm" svg:height="0.049cm" svg:x="2.556cm" svg:y="7.941cm" svg:viewBox="0 0 0 50" draw:points="0,0 0,50">
          <text:p/>
        </draw:polygon>
        <draw:polygon draw:style-name="gr2" draw:text-style-name="P2" draw:layer="layout" svg:width="0cm" svg:height="0.049cm" svg:x="2.835cm" svg:y="7.941cm" svg:viewBox="0 0 0 50" draw:points="0,0 0,50">
          <text:p/>
        </draw:polygon>
        <draw:polygon draw:style-name="gr2" draw:text-style-name="P2" draw:layer="layout" svg:width="0cm" svg:height="0.049cm" svg:x="3.113cm" svg:y="7.941cm" svg:viewBox="0 0 0 50" draw:points="0,0 0,50">
          <text:p/>
        </draw:polygon>
        <draw:polygon draw:style-name="gr2" draw:text-style-name="P2" draw:layer="layout" svg:width="0cm" svg:height="0.049cm" svg:x="3.391cm" svg:y="7.941cm" svg:viewBox="0 0 0 50" draw:points="0,0 0,50">
          <text:p/>
        </draw:polygon>
        <draw:line draw:style-name="gr3" draw:text-style-name="P3" draw:layer="layout" svg:x1="3.345cm" svg:y1="7.941cm" svg:x2="3.345cm" svg:y2="7.991cm">
          <text:p/>
        </draw:line>
        <draw:polygon draw:style-name="gr2" draw:text-style-name="P2" draw:layer="layout" svg:width="0cm" svg:height="0.049cm" svg:x="3.669cm" svg:y="7.941cm" svg:viewBox="0 0 0 50" draw:points="0,0 0,50">
          <text:p/>
        </draw:polygon>
        <draw:line draw:style-name="gr3" draw:text-style-name="P3" draw:layer="layout" svg:x1="3.623cm" svg:y1="7.941cm" svg:x2="3.623cm" svg:y2="7.991cm">
          <text:p/>
        </draw:line>
        <draw:polygon draw:style-name="gr2" draw:text-style-name="P2" draw:layer="layout" svg:width="0cm" svg:height="0.049cm" svg:x="3.948cm" svg:y="7.941cm" svg:viewBox="0 0 0 50" draw:points="0,0 0,50">
          <text:p/>
        </draw:polygon>
        <draw:line draw:style-name="gr3" draw:text-style-name="P3" draw:layer="layout" svg:x1="3.901cm" svg:y1="7.941cm" svg:x2="3.901cm" svg:y2="7.991cm">
          <text:p/>
        </draw:line>
        <draw:polygon draw:style-name="gr2" draw:text-style-name="P2" draw:layer="layout" svg:width="0.006cm" svg:height="0cm" svg:x="2.271cm" svg:y="7.941cm" svg:viewBox="0 0 7 0" draw:points="7,0 0,0">
          <text:p/>
        </draw:polygon>
        <draw:line draw:style-name="gr3" draw:text-style-name="P3" draw:layer="layout" svg:x1="2.278cm" svg:y1="7.941cm" svg:x2="2.271cm" svg:y2="7.941cm">
          <text:p/>
        </draw:line>
        <draw:frame draw:style-name="gr8" draw:text-style-name="P6" draw:layer="layout" svg:width="1.638cm" svg:height="0.321cm" svg:x="2.805cm" svg:y="8.14cm">
          <draw:text-box>
            <text:p text:style-name="P4"><text:span text:style-name="T2">Schedule (ms)</text:span></text:p>
          </draw:text-box>
        </draw:frame>
        <draw:polygon draw:style-name="gr2" draw:text-style-name="P2" draw:layer="layout" svg:width="0.006cm" svg:height="0cm" svg:x="2.271cm" svg:y="7.782cm" svg:viewBox="0 0 7 0" draw:points="7,0 0,0">
          <text:p/>
        </draw:polygon>
        <draw:line draw:style-name="gr3" draw:text-style-name="P3" draw:layer="layout" svg:x1="2.278cm" svg:y1="7.782cm" svg:x2="2.271cm" svg:y2="7.782cm">
          <text:p/>
        </draw:line>
        <draw:polygon draw:style-name="gr2" draw:text-style-name="P2" draw:layer="layout" svg:width="0.006cm" svg:height="0cm" svg:x="2.271cm" svg:y="7.623cm" svg:viewBox="0 0 7 0" draw:points="7,0 0,0">
          <text:p/>
        </draw:polygon>
        <draw:line draw:style-name="gr3" draw:text-style-name="P3" draw:layer="layout" svg:x1="2.278cm" svg:y1="7.623cm" svg:x2="2.271cm" svg:y2="7.623cm">
          <text:p/>
        </draw:line>
        <draw:polygon draw:style-name="gr2" draw:text-style-name="P2" draw:layer="layout" svg:width="0.006cm" svg:height="0cm" svg:x="2.271cm" svg:y="7.465cm" svg:viewBox="0 0 7 0" draw:points="7,0 0,0">
          <text:p/>
        </draw:polygon>
        <draw:line draw:style-name="gr3" draw:text-style-name="P3" draw:layer="layout" svg:x1="2.278cm" svg:y1="7.465cm" svg:x2="2.271cm" svg:y2="7.465cm">
          <text:p/>
        </draw:line>
        <draw:polygon draw:style-name="gr2" draw:text-style-name="P2" draw:layer="layout" svg:width="0.006cm" svg:height="0cm" svg:x="2.271cm" svg:y="7.306cm" svg:viewBox="0 0 7 0" draw:points="7,0 0,0">
          <text:p/>
        </draw:polygon>
        <draw:line draw:style-name="gr3" draw:text-style-name="P3" draw:layer="layout" svg:x1="2.278cm" svg:y1="7.306cm" svg:x2="2.271cm" svg:y2="7.306cm">
          <text:p/>
        </draw:line>
        <draw:polygon draw:style-name="gr2" draw:text-style-name="P2" draw:layer="layout" svg:width="0.006cm" svg:height="0cm" svg:x="2.271cm" svg:y="7.146cm" svg:viewBox="0 0 7 0" draw:points="7,0 0,0">
          <text:p/>
        </draw:polygon>
        <draw:line draw:style-name="gr3" draw:text-style-name="P3" draw:layer="layout" svg:x1="2.278cm" svg:y1="7.146cm" svg:x2="2.271cm" svg:y2="7.146cm">
          <text:p/>
        </draw:line>
        <draw:polygon draw:style-name="gr2" draw:text-style-name="P2" draw:layer="layout" svg:width="0.006cm" svg:height="0cm" svg:x="2.271cm" svg:y="6.988cm" svg:viewBox="0 0 7 0" draw:points="7,0 0,0">
          <text:p/>
        </draw:polygon>
        <draw:line draw:style-name="gr3" draw:text-style-name="P3" draw:layer="layout" svg:x1="2.278cm" svg:y1="6.988cm" svg:x2="2.271cm" svg:y2="6.988cm">
          <text:p/>
        </draw:line>
        <draw:polygon draw:style-name="gr2" draw:text-style-name="P2" draw:layer="layout" svg:width="0.006cm" svg:height="0cm" svg:x="2.271cm" svg:y="6.829cm" svg:viewBox="0 0 7 0" draw:points="7,0 0,0">
          <text:p/>
        </draw:polygon>
        <draw:line draw:style-name="gr3" draw:text-style-name="P3" draw:layer="layout" svg:x1="2.278cm" svg:y1="6.829cm" svg:x2="2.271cm" svg:y2="6.829cm">
          <text:p/>
        </draw:line>
        <draw:polygon draw:style-name="gr2" draw:text-style-name="P2" draw:layer="layout" svg:width="0.006cm" svg:height="0cm" svg:x="2.271cm" svg:y="6.67cm" svg:viewBox="0 0 7 0" draw:points="7,0 0,0">
          <text:p/>
        </draw:polygon>
        <draw:line draw:style-name="gr3" draw:text-style-name="P3" draw:layer="layout" svg:x1="2.278cm" svg:y1="6.67cm" svg:x2="2.271cm" svg:y2="6.67cm">
          <text:p/>
        </draw:line>
        <draw:polygon draw:style-name="gr2" draw:text-style-name="P2" draw:layer="layout" svg:width="0.006cm" svg:height="0cm" svg:x="2.271cm" svg:y="6.512cm" svg:viewBox="0 0 7 0" draw:points="7,0 0,0">
          <text:p/>
        </draw:polygon>
        <draw:line draw:style-name="gr3" draw:text-style-name="P3" draw:layer="layout" svg:x1="2.278cm" svg:y1="6.512cm" svg:x2="2.271cm" svg:y2="6.512cm">
          <text:p/>
        </draw:line>
        <draw:polygon draw:style-name="gr2" draw:text-style-name="P2" draw:layer="layout" svg:width="0.006cm" svg:height="0cm" svg:x="2.271cm" svg:y="6.353cm" svg:viewBox="0 0 7 0" draw:points="7,0 0,0">
          <text:p/>
        </draw:polygon>
        <draw:line draw:style-name="gr3" draw:text-style-name="P3" draw:layer="layout" svg:x1="2.278cm" svg:y1="6.353cm" svg:x2="2.271cm" svg:y2="6.353cm">
          <text:p/>
        </draw:line>
        <draw:line draw:style-name="gr16" draw:text-style-name="P3" draw:layer="layout" svg:x1="2.278cm" svg:y1="6.352cm" svg:x2="4.092cm" svg:y2="6.352cm">
          <text:p/>
        </draw:line>
        <draw:polygon draw:style-name="gr21" draw:text-style-name="P13" draw:layer="layout" svg:width="0.015cm" svg:height="0.127cm" svg:x="1.398cm" svg:y="7.718cm" svg:viewBox="0 0 16 128" draw:points="0,128 16,128 16,0 0,0">
          <text:p/>
        </draw:polygon>
        <draw:polygon draw:style-name="gr53" draw:text-style-name="P18" draw:layer="layout" svg:width="0.102cm" svg:height="0.126cm" svg:x="1.412cm" svg:y="7.719cm" svg:viewBox="0 0 103 127" draw:points="0,127 103,127 103,0 0,0">
          <text:p/>
        </draw:polygon>
        <draw:polygon draw:style-name="gr21" draw:text-style-name="P13" draw:layer="layout" svg:width="0.166cm" svg:height="0.126cm" svg:x="1.414cm" svg:y="7.559cm" svg:viewBox="0 0 167 127" draw:points="0,127 167,127 167,0 0,0">
          <text:p/>
        </draw:polygon>
        <draw:polygon draw:style-name="gr53" draw:text-style-name="P18" draw:layer="layout" svg:width="0.551cm" svg:height="0.127cm" svg:x="1.58cm" svg:y="7.559cm" svg:viewBox="0 0 552 128" draw:points="0,128 552,128 552,0 0,0">
          <text:p/>
        </draw:polygon>
        <draw:polygon draw:style-name="gr21" draw:text-style-name="P13" draw:layer="layout" svg:width="0.034cm" svg:height="0.126cm" svg:x="1.582cm" svg:y="7.401cm" svg:viewBox="0 0 35 127" draw:points="0,127 35,127 35,0 0,0">
          <text:p/>
        </draw:polygon>
        <draw:polygon draw:style-name="gr53" draw:text-style-name="P18" draw:layer="layout" svg:width="0.304cm" svg:height="0.126cm" svg:x="1.615cm" svg:y="7.401cm" svg:viewBox="0 0 305 127" draw:points="0,127 305,127 305,0 0,0">
          <text:p/>
        </draw:polygon>
        <draw:polygon draw:style-name="gr21" draw:text-style-name="P13" draw:layer="layout" svg:width="0.034cm" svg:height="0.126cm" svg:x="1.616cm" svg:y="7.242cm" svg:viewBox="0 0 35 127" draw:points="0,127 35,127 35,0 0,0">
          <text:p/>
        </draw:polygon>
        <draw:polygon draw:style-name="gr53" draw:text-style-name="P18" draw:layer="layout" svg:width="0.304cm" svg:height="0.126cm" svg:x="1.65cm" svg:y="7.242cm" svg:viewBox="0 0 305 127" draw:points="0,127 305,127 305,0 0,0">
          <text:p/>
        </draw:polygon>
        <draw:polygon draw:style-name="gr54" draw:text-style-name="P19" draw:layer="layout" svg:width="0.513cm" svg:height="0.126cm" svg:x="1.652cm" svg:y="7.083cm" svg:viewBox="0 0 514 127" draw:points="0,127 514,127 514,0 0,0">
          <text:p/>
        </draw:polygon>
        <draw:polygon draw:style-name="gr56" draw:text-style-name="P21" draw:layer="layout" svg:width="0.078cm" svg:height="0.126cm" svg:x="2.166cm" svg:y="6.925cm" svg:viewBox="0 0 79 127" draw:points="0,127 79,127 79,0 0,0">
          <text:p/>
        </draw:polygon>
        <draw:polygon draw:style-name="gr55" draw:text-style-name="P20" draw:layer="layout" svg:width="0.881cm" svg:height="0.126cm" svg:x="2.244cm" svg:y="6.925cm" svg:viewBox="0 0 882 127" draw:points="0,127 882,127 882,0 0,0">
          <text:p/>
        </draw:polygon>
        <draw:polygon draw:style-name="gr21" draw:text-style-name="P13" draw:layer="layout" svg:width="0.009cm" svg:height="0.126cm" svg:x="2.245cm" svg:y="6.766cm" svg:viewBox="0 0 10 127" draw:points="0,127 10,127 10,0 0,0">
          <text:p/>
        </draw:polygon>
        <draw:polygon draw:style-name="gr53" draw:text-style-name="P18" draw:layer="layout" svg:width="0.133cm" svg:height="0.126cm" svg:x="2.255cm" svg:y="6.766cm" svg:viewBox="0 0 134 127" draw:points="0,127 134,127 134,0 0,0">
          <text:p/>
        </draw:polygon>
        <draw:polygon draw:style-name="gr21" draw:text-style-name="P13" draw:layer="layout" svg:width="0.023cm" svg:height="0.127cm" svg:x="2.256cm" svg:y="6.607cm" svg:viewBox="0 0 24 128" draw:points="0,128 24,128 24,0 0,0">
          <text:p/>
        </draw:polygon>
        <draw:polygon draw:style-name="gr53" draw:text-style-name="P18" draw:layer="layout" svg:width="0.293cm" svg:height="0.126cm" svg:x="2.279cm" svg:y="6.607cm" svg:viewBox="0 0 294 127" draw:points="0,127 294,127 294,0 0,0">
          <text:p/>
        </draw:polygon>
        <draw:polygon draw:style-name="gr2" draw:text-style-name="P2" draw:layer="layout" svg:width="0cm" svg:height="0.049cm" svg:x="1.398cm" svg:y="7.941cm" svg:viewBox="0 0 0 50" draw:points="0,0 0,50">
          <text:p/>
        </draw:polygon>
        <draw:line draw:style-name="gr3" draw:text-style-name="P3" draw:layer="layout" svg:x1="1.398cm" svg:y1="7.941cm" svg:x2="1.398cm" svg:y2="7.991cm">
          <text:p/>
        </draw:line>
        <draw:line draw:style-name="gr58" draw:text-style-name="P3" draw:layer="layout" svg:x1="1.676cm" svg:y1="7.941cm" svg:x2="1.676cm" svg:y2="6.352cm">
          <text:p/>
        </draw:line>
        <draw:polygon draw:style-name="gr2" draw:text-style-name="P2" draw:layer="layout" svg:width="0cm" svg:height="0.049cm" svg:x="1.676cm" svg:y="7.941cm" svg:viewBox="0 0 0 50" draw:points="0,0 0,50">
          <text:p/>
        </draw:polygon>
        <draw:line draw:style-name="gr3" draw:text-style-name="P3" draw:layer="layout" svg:x1="1.676cm" svg:y1="7.941cm" svg:x2="1.676cm" svg:y2="7.991cm">
          <text:p/>
        </draw:line>
        <draw:frame draw:style-name="gr27" draw:text-style-name="P5" draw:layer="layout" svg:width="0.145cm" svg:height="0.321cm" svg:x="1.366cm" svg:y="7.98cm">
          <draw:text-box>
            <text:p text:style-name="P4"><text:span text:style-name="T1">0</text:span></text:p>
          </draw:text-box>
        </draw:frame>
        <draw:line draw:style-name="gr58" draw:text-style-name="P3" draw:layer="layout" svg:x1="1.954cm" svg:y1="7.941cm" svg:x2="1.954cm" svg:y2="6.352cm">
          <text:p/>
        </draw:line>
        <draw:polygon draw:style-name="gr2" draw:text-style-name="P2" draw:layer="layout" svg:width="0cm" svg:height="0.049cm" svg:x="1.954cm" svg:y="7.941cm" svg:viewBox="0 0 0 50" draw:points="0,0 0,50">
          <text:p/>
        </draw:polygon>
        <draw:line draw:style-name="gr3" draw:text-style-name="P3" draw:layer="layout" svg:x1="1.954cm" svg:y1="7.941cm" svg:x2="1.954cm" svg:y2="7.991cm">
          <text:p/>
        </draw:line>
        <draw:frame draw:style-name="gr27" draw:text-style-name="P5" draw:layer="layout" svg:width="0.145cm" svg:height="0.321cm" svg:x="1.644cm" svg:y="7.98cm">
          <draw:text-box>
            <text:p text:style-name="P4"><text:span text:style-name="T1">1</text:span></text:p>
          </draw:text-box>
        </draw:frame>
        <draw:line draw:style-name="gr58" draw:text-style-name="P3" draw:layer="layout" svg:x1="2.232cm" svg:y1="7.941cm" svg:x2="2.232cm" svg:y2="6.352cm">
          <text:p/>
        </draw:line>
        <draw:polygon draw:style-name="gr2" draw:text-style-name="P2" draw:layer="layout" svg:width="0cm" svg:height="0.049cm" svg:x="2.232cm" svg:y="7.941cm" svg:viewBox="0 0 0 50" draw:points="0,0 0,50">
          <text:p/>
        </draw:polygon>
        <draw:line draw:style-name="gr3" draw:text-style-name="P3" draw:layer="layout" svg:x1="2.232cm" svg:y1="7.941cm" svg:x2="2.232cm" svg:y2="7.991cm">
          <text:p/>
        </draw:line>
        <draw:frame draw:style-name="gr27" draw:text-style-name="P5" draw:layer="layout" svg:width="0.145cm" svg:height="0.321cm" svg:x="1.921cm" svg:y="7.98cm">
          <draw:text-box>
            <text:p text:style-name="P4"><text:span text:style-name="T1">2</text:span></text:p>
          </draw:text-box>
        </draw:frame>
        <draw:line draw:style-name="gr58" draw:text-style-name="P3" draw:layer="layout" svg:x1="2.511cm" svg:y1="7.941cm" svg:x2="2.511cm" svg:y2="6.352cm">
          <text:p/>
        </draw:line>
        <draw:polygon draw:style-name="gr2" draw:text-style-name="P2" draw:layer="layout" svg:width="0cm" svg:height="0.049cm" svg:x="2.511cm" svg:y="7.941cm" svg:viewBox="0 0 0 50" draw:points="0,0 0,50">
          <text:p/>
        </draw:polygon>
        <draw:line draw:style-name="gr3" draw:text-style-name="P3" draw:layer="layout" svg:x1="2.511cm" svg:y1="7.941cm" svg:x2="2.511cm" svg:y2="7.991cm">
          <text:p/>
        </draw:line>
        <draw:frame draw:style-name="gr27" draw:text-style-name="P5" draw:layer="layout" svg:width="0.145cm" svg:height="0.321cm" svg:x="2.2cm" svg:y="7.98cm">
          <draw:text-box>
            <text:p text:style-name="P4"><text:span text:style-name="T1">3</text:span></text:p>
          </draw:text-box>
        </draw:frame>
        <draw:line draw:style-name="gr58" draw:text-style-name="P3" draw:layer="layout" svg:x1="2.789cm" svg:y1="7.941cm" svg:x2="2.789cm" svg:y2="6.352cm">
          <text:p/>
        </draw:line>
        <draw:polygon draw:style-name="gr2" draw:text-style-name="P2" draw:layer="layout" svg:width="0cm" svg:height="0.049cm" svg:x="2.789cm" svg:y="7.941cm" svg:viewBox="0 0 0 50" draw:points="0,0 0,50">
          <text:p/>
        </draw:polygon>
        <draw:line draw:style-name="gr3" draw:text-style-name="P3" draw:layer="layout" svg:x1="2.789cm" svg:y1="7.941cm" svg:x2="2.789cm" svg:y2="7.991cm">
          <text:p/>
        </draw:line>
        <draw:frame draw:style-name="gr27" draw:text-style-name="P5" draw:layer="layout" svg:width="0.145cm" svg:height="0.321cm" svg:x="2.478cm" svg:y="7.98cm">
          <draw:text-box>
            <text:p text:style-name="P4"><text:span text:style-name="T1">4</text:span></text:p>
          </draw:text-box>
        </draw:frame>
        <draw:line draw:style-name="gr58" draw:text-style-name="P3" draw:layer="layout" svg:x1="3.067cm" svg:y1="7.941cm" svg:x2="3.067cm" svg:y2="6.352cm">
          <text:p/>
        </draw:line>
        <draw:polygon draw:style-name="gr2" draw:text-style-name="P2" draw:layer="layout" svg:width="0cm" svg:height="0.049cm" svg:x="3.067cm" svg:y="7.941cm" svg:viewBox="0 0 0 50" draw:points="0,0 0,50">
          <text:p/>
        </draw:polygon>
        <draw:line draw:style-name="gr3" draw:text-style-name="P3" draw:layer="layout" svg:x1="3.067cm" svg:y1="7.941cm" svg:x2="3.067cm" svg:y2="7.991cm">
          <text:p/>
        </draw:line>
        <draw:frame draw:style-name="gr27" draw:text-style-name="P5" draw:layer="layout" svg:width="0.145cm" svg:height="0.321cm" svg:x="2.757cm" svg:y="7.98cm">
          <draw:text-box>
            <text:p text:style-name="P4"><text:span text:style-name="T1">5</text:span></text:p>
          </draw:text-box>
        </draw:frame>
        <draw:frame draw:style-name="gr59" draw:text-style-name="P5" draw:layer="layout" svg:width="0.144cm" svg:height="0.321cm" svg:x="3.035cm" svg:y="7.98cm">
          <draw:text-box>
            <text:p text:style-name="P4"><text:span text:style-name="T1">6</text:span></text:p>
          </draw:text-box>
        </draw:frame>
        <draw:polygon draw:style-name="gr2" draw:text-style-name="P2" draw:layer="layout" svg:width="0.006cm" svg:height="0cm" svg:x="1.384cm" svg:y="7.941cm" svg:viewBox="0 0 7 0" draw:points="7,0 0,0">
          <text:p/>
        </draw:polygon>
        <draw:line draw:style-name="gr3" draw:text-style-name="P3" draw:layer="layout" svg:x1="1.391cm" svg:y1="7.941cm" svg:x2="1.384cm" svg:y2="7.941cm">
          <text:p/>
        </draw:line>
        <draw:line draw:style-name="gr58" draw:text-style-name="P3" draw:layer="layout" svg:x1="1.398cm" svg:y1="7.782cm" svg:x2="4.974cm" svg:y2="7.782cm">
          <text:p/>
        </draw:line>
        <draw:polygon draw:style-name="gr2" draw:text-style-name="P2" draw:layer="layout" svg:width="0.006cm" svg:height="0cm" svg:x="1.384cm" svg:y="7.782cm" svg:viewBox="0 0 7 0" draw:points="7,0 0,0">
          <text:p/>
        </draw:polygon>
        <draw:line draw:style-name="gr3" draw:text-style-name="P3" draw:layer="layout" svg:x1="1.391cm" svg:y1="7.782cm" svg:x2="1.384cm" svg:y2="7.782cm">
          <text:p/>
        </draw:line>
        <draw:line draw:style-name="gr58" draw:text-style-name="P3" draw:layer="layout" svg:x1="1.398cm" svg:y1="7.623cm" svg:x2="4.974cm" svg:y2="7.623cm">
          <text:p/>
        </draw:line>
        <draw:polygon draw:style-name="gr2" draw:text-style-name="P2" draw:layer="layout" svg:width="0.006cm" svg:height="0cm" svg:x="1.384cm" svg:y="7.623cm" svg:viewBox="0 0 7 0" draw:points="7,0 0,0">
          <text:p/>
        </draw:polygon>
        <draw:line draw:style-name="gr3" draw:text-style-name="P3" draw:layer="layout" svg:x1="1.391cm" svg:y1="7.623cm" svg:x2="1.384cm" svg:y2="7.623cm">
          <text:p/>
        </draw:line>
        <draw:line draw:style-name="gr58" draw:text-style-name="P3" draw:layer="layout" svg:x1="1.398cm" svg:y1="7.464cm" svg:x2="4.974cm" svg:y2="7.464cm">
          <text:p/>
        </draw:line>
        <draw:polygon draw:style-name="gr2" draw:text-style-name="P2" draw:layer="layout" svg:width="0.006cm" svg:height="0cm" svg:x="1.384cm" svg:y="7.465cm" svg:viewBox="0 0 7 0" draw:points="7,0 0,0">
          <text:p/>
        </draw:polygon>
        <draw:line draw:style-name="gr3" draw:text-style-name="P3" draw:layer="layout" svg:x1="1.391cm" svg:y1="7.465cm" svg:x2="1.384cm" svg:y2="7.465cm">
          <text:p/>
        </draw:line>
        <draw:line draw:style-name="gr58" draw:text-style-name="P3" draw:layer="layout" svg:x1="1.398cm" svg:y1="7.306cm" svg:x2="4.974cm" svg:y2="7.306cm">
          <text:p/>
        </draw:line>
        <draw:polygon draw:style-name="gr2" draw:text-style-name="P2" draw:layer="layout" svg:width="0.006cm" svg:height="0cm" svg:x="1.384cm" svg:y="7.306cm" svg:viewBox="0 0 7 0" draw:points="7,0 0,0">
          <text:p/>
        </draw:polygon>
        <draw:line draw:style-name="gr3" draw:text-style-name="P3" draw:layer="layout" svg:x1="1.391cm" svg:y1="7.306cm" svg:x2="1.384cm" svg:y2="7.306cm">
          <text:p/>
        </draw:line>
        <draw:polygon draw:style-name="gr56" draw:text-style-name="P21" draw:layer="layout" svg:width="0.078cm" svg:height="0.126cm" svg:x="1.652cm" svg:y="7.083cm" svg:viewBox="0 0 79 127" draw:points="0,127 79,127 79,0 0,0">
          <text:p/>
        </draw:polygon>
        <draw:polygon draw:style-name="gr2" draw:text-style-name="P2" draw:layer="layout" svg:width="0.006cm" svg:height="0cm" svg:x="1.384cm" svg:y="7.146cm" svg:viewBox="0 0 7 0" draw:points="7,0 0,0">
          <text:p/>
        </draw:polygon>
        <draw:line draw:style-name="gr3" draw:text-style-name="P3" draw:layer="layout" svg:x1="1.391cm" svg:y1="7.146cm" svg:x2="1.384cm" svg:y2="7.146cm">
          <text:p/>
        </draw:line>
        <draw:line draw:style-name="gr58" draw:text-style-name="P3" draw:layer="layout" svg:x1="1.398cm" svg:y1="6.988cm" svg:x2="4.974cm" svg:y2="6.988cm">
          <text:p/>
        </draw:line>
        <draw:polygon draw:style-name="gr2" draw:text-style-name="P2" draw:layer="layout" svg:width="0.006cm" svg:height="0cm" svg:x="1.384cm" svg:y="6.988cm" svg:viewBox="0 0 7 0" draw:points="7,0 0,0">
          <text:p/>
        </draw:polygon>
        <draw:line draw:style-name="gr3" draw:text-style-name="P3" draw:layer="layout" svg:x1="1.391cm" svg:y1="6.988cm" svg:x2="1.384cm" svg:y2="6.988cm">
          <text:p/>
        </draw:line>
        <draw:line draw:style-name="gr58" draw:text-style-name="P3" draw:layer="layout" svg:x1="1.398cm" svg:y1="6.829cm" svg:x2="4.974cm" svg:y2="6.829cm">
          <text:p/>
        </draw:line>
        <draw:polygon draw:style-name="gr2" draw:text-style-name="P2" draw:layer="layout" svg:width="0.006cm" svg:height="0cm" svg:x="1.384cm" svg:y="6.829cm" svg:viewBox="0 0 7 0" draw:points="7,0 0,0">
          <text:p/>
        </draw:polygon>
        <draw:line draw:style-name="gr3" draw:text-style-name="P3" draw:layer="layout" svg:x1="1.391cm" svg:y1="6.829cm" svg:x2="1.384cm" svg:y2="6.829cm">
          <text:p/>
        </draw:line>
        <draw:line draw:style-name="gr58" draw:text-style-name="P3" draw:layer="layout" svg:x1="1.398cm" svg:y1="6.67cm" svg:x2="4.964cm" svg:y2="6.67cm">
          <text:p/>
        </draw:line>
        <draw:polygon draw:style-name="gr2" draw:text-style-name="P2" draw:layer="layout" svg:width="0.006cm" svg:height="0cm" svg:x="1.384cm" svg:y="6.67cm" svg:viewBox="0 0 7 0" draw:points="7,0 0,0">
          <text:p/>
        </draw:polygon>
        <draw:line draw:style-name="gr3" draw:text-style-name="P3" draw:layer="layout" svg:x1="1.391cm" svg:y1="6.67cm" svg:x2="1.384cm" svg:y2="6.67cm">
          <text:p/>
        </draw:line>
        <draw:line draw:style-name="gr58" draw:text-style-name="P3" draw:layer="layout" svg:x1="1.398cm" svg:y1="6.512cm" svg:x2="4.974cm" svg:y2="6.512cm">
          <text:p/>
        </draw:line>
        <draw:polygon draw:style-name="gr2" draw:text-style-name="P2" draw:layer="layout" svg:width="0.006cm" svg:height="0cm" svg:x="1.384cm" svg:y="6.512cm" svg:viewBox="0 0 7 0" draw:points="7,0 0,0">
          <text:p/>
        </draw:polygon>
        <draw:line draw:style-name="gr3" draw:text-style-name="P3" draw:layer="layout" svg:x1="1.391cm" svg:y1="6.512cm" svg:x2="1.384cm" svg:y2="6.512cm">
          <text:p/>
        </draw:line>
        <draw:polygon draw:style-name="gr2" draw:text-style-name="P2" draw:layer="layout" svg:width="0.006cm" svg:height="0cm" svg:x="1.384cm" svg:y="6.353cm" svg:viewBox="0 0 7 0" draw:points="7,0 0,0">
          <text:p/>
        </draw:polygon>
        <draw:line draw:style-name="gr3" draw:text-style-name="P3" draw:layer="layout" svg:x1="1.391cm" svg:y1="6.353cm" svg:x2="1.384cm" svg:y2="6.353cm">
          <text:p/>
        </draw:line>
        <draw:line draw:style-name="gr16" draw:text-style-name="P3" draw:layer="layout" svg:x1="1.398cm" svg:y1="7.941cm" svg:x2="1.398cm" svg:y2="6.352cm">
          <text:p/>
        </draw:line>
        <draw:line draw:style-name="gr16" draw:text-style-name="P3" draw:layer="layout" svg:x1="1.398cm" svg:y1="6.352cm" svg:x2="3.212cm" svg:y2="6.352cm">
          <text:p/>
        </draw:line>
        <draw:polygon draw:style-name="gr21" draw:text-style-name="P13" draw:layer="layout" svg:width="0.015cm" svg:height="0.127cm" svg:x="3.16cm" svg:y="7.718cm" svg:viewBox="0 0 16 128" draw:points="0,128 16,128 16,0 0,0">
          <text:p/>
        </draw:polygon>
        <draw:polygon draw:style-name="gr53" draw:text-style-name="P18" draw:layer="layout" svg:width="0.102cm" svg:height="0.126cm" svg:x="3.174cm" svg:y="7.718cm" svg:viewBox="0 0 103 127" draw:points="0,127 103,127 103,0 0,0">
          <text:p/>
        </draw:polygon>
        <draw:polygon draw:style-name="gr2" draw:text-style-name="P2" draw:layer="layout" svg:width="0cm" svg:height="0.126cm" svg:x="4.042cm" svg:y="6.447cm" svg:viewBox="0 0 1 127" draw:points="0,127 1,127 1,0 0,0">
          <text:p/>
        </draw:polygon>
        <draw:polygon draw:style-name="gr2" draw:text-style-name="P2" draw:layer="layout" svg:width="0cm" svg:height="0.049cm" svg:x="3.16cm" svg:y="7.94cm" svg:viewBox="0 0 0 50" draw:points="0,0 0,50">
          <text:p/>
        </draw:polygon>
        <draw:line draw:style-name="gr57" draw:text-style-name="P3" draw:layer="layout" svg:x1="4.049cm" svg:y1="7.94cm" svg:x2="4.049cm" svg:y2="7.99cm">
          <text:p/>
        </draw:line>
        <draw:polygon draw:style-name="gr2" draw:text-style-name="P2" draw:layer="layout" svg:width="0cm" svg:height="0.049cm" svg:x="3.437cm" svg:y="7.94cm" svg:viewBox="0 0 0 50" draw:points="0,0 0,50">
          <text:p/>
        </draw:polygon>
        <draw:polygon draw:style-name="gr2" draw:text-style-name="P2" draw:layer="layout" svg:width="0cm" svg:height="0.049cm" svg:x="3.716cm" svg:y="7.94cm" svg:viewBox="0 0 0 50" draw:points="0,0 0,50">
          <text:p/>
        </draw:polygon>
        <draw:polygon draw:style-name="gr2" draw:text-style-name="P2" draw:layer="layout" svg:width="0cm" svg:height="0.049cm" svg:x="3.994cm" svg:y="7.94cm" svg:viewBox="0 0 0 50" draw:points="0,0 0,50">
          <text:p/>
        </draw:polygon>
        <draw:polygon draw:style-name="gr2" draw:text-style-name="P2" draw:layer="layout" svg:width="0cm" svg:height="0.049cm" svg:x="4.273cm" svg:y="7.94cm" svg:viewBox="0 0 0 50" draw:points="0,0 0,50">
          <text:p/>
        </draw:polygon>
        <draw:polygon draw:style-name="gr2" draw:text-style-name="P2" draw:layer="layout" svg:width="0cm" svg:height="0.049cm" svg:x="4.55cm" svg:y="7.94cm" svg:viewBox="0 0 0 50" draw:points="0,0 0,50">
          <text:p/>
        </draw:polygon>
        <draw:polygon draw:style-name="gr2" draw:text-style-name="P2" draw:layer="layout" svg:width="0cm" svg:height="0.049cm" svg:x="4.829cm" svg:y="7.94cm" svg:viewBox="0 0 0 50" draw:points="0,0 0,50">
          <text:p/>
        </draw:polygon>
        <draw:polygon draw:style-name="gr2" draw:text-style-name="P2" draw:layer="layout" svg:width="0.006cm" svg:height="0cm" svg:x="3.153cm" svg:y="7.94cm" svg:viewBox="0 0 7 0" draw:points="7,0 0,0">
          <text:p/>
        </draw:polygon>
        <draw:line draw:style-name="gr3" draw:text-style-name="P3" draw:layer="layout" svg:x1="3.16cm" svg:y1="7.94cm" svg:x2="3.153cm" svg:y2="7.94cm">
          <text:p/>
        </draw:line>
        <draw:polygon draw:style-name="gr2" draw:text-style-name="P2" draw:layer="layout" svg:width="0.006cm" svg:height="0cm" svg:x="3.153cm" svg:y="7.781cm" svg:viewBox="0 0 7 0" draw:points="7,0 0,0">
          <text:p/>
        </draw:polygon>
        <draw:line draw:style-name="gr3" draw:text-style-name="P3" draw:layer="layout" svg:x1="3.16cm" svg:y1="7.781cm" svg:x2="3.153cm" svg:y2="7.781cm">
          <text:p/>
        </draw:line>
        <draw:polygon draw:style-name="gr2" draw:text-style-name="P2" draw:layer="layout" svg:width="0.006cm" svg:height="0cm" svg:x="3.153cm" svg:y="7.622cm" svg:viewBox="0 0 7 0" draw:points="7,0 0,0">
          <text:p/>
        </draw:polygon>
        <draw:line draw:style-name="gr3" draw:text-style-name="P3" draw:layer="layout" svg:x1="3.16cm" svg:y1="7.622cm" svg:x2="3.153cm" svg:y2="7.622cm">
          <text:p/>
        </draw:line>
        <draw:polygon draw:style-name="gr2" draw:text-style-name="P2" draw:layer="layout" svg:width="0.006cm" svg:height="0cm" svg:x="3.153cm" svg:y="7.464cm" svg:viewBox="0 0 7 0" draw:points="7,0 0,0">
          <text:p/>
        </draw:polygon>
        <draw:line draw:style-name="gr3" draw:text-style-name="P3" draw:layer="layout" svg:x1="3.16cm" svg:y1="7.464cm" svg:x2="3.153cm" svg:y2="7.464cm">
          <text:p/>
        </draw:line>
        <draw:polygon draw:style-name="gr2" draw:text-style-name="P2" draw:layer="layout" svg:width="0.006cm" svg:height="0cm" svg:x="3.153cm" svg:y="7.305cm" svg:viewBox="0 0 7 0" draw:points="7,0 0,0">
          <text:p/>
        </draw:polygon>
        <draw:line draw:style-name="gr3" draw:text-style-name="P3" draw:layer="layout" svg:x1="3.16cm" svg:y1="7.305cm" svg:x2="3.153cm" svg:y2="7.305cm">
          <text:p/>
        </draw:line>
        <draw:polygon draw:style-name="gr2" draw:text-style-name="P2" draw:layer="layout" svg:width="0.006cm" svg:height="0cm" svg:x="3.153cm" svg:y="7.145cm" svg:viewBox="0 0 7 0" draw:points="7,0 0,0">
          <text:p/>
        </draw:polygon>
        <draw:line draw:style-name="gr3" draw:text-style-name="P3" draw:layer="layout" svg:x1="3.16cm" svg:y1="7.145cm" svg:x2="3.153cm" svg:y2="7.145cm">
          <text:p/>
        </draw:line>
        <draw:polygon draw:style-name="gr2" draw:text-style-name="P2" draw:layer="layout" svg:width="0.006cm" svg:height="0cm" svg:x="3.153cm" svg:y="6.987cm" svg:viewBox="0 0 7 0" draw:points="7,0 0,0">
          <text:p/>
        </draw:polygon>
        <draw:line draw:style-name="gr3" draw:text-style-name="P3" draw:layer="layout" svg:x1="3.16cm" svg:y1="6.987cm" svg:x2="3.153cm" svg:y2="6.987cm">
          <text:p/>
        </draw:line>
        <draw:polygon draw:style-name="gr2" draw:text-style-name="P2" draw:layer="layout" svg:width="0.006cm" svg:height="0cm" svg:x="3.153cm" svg:y="6.828cm" svg:viewBox="0 0 7 0" draw:points="7,0 0,0">
          <text:p/>
        </draw:polygon>
        <draw:line draw:style-name="gr3" draw:text-style-name="P3" draw:layer="layout" svg:x1="3.16cm" svg:y1="6.828cm" svg:x2="3.153cm" svg:y2="6.828cm">
          <text:p/>
        </draw:line>
        <draw:polygon draw:style-name="gr2" draw:text-style-name="P2" draw:layer="layout" svg:width="0.006cm" svg:height="0cm" svg:x="3.153cm" svg:y="6.669cm" svg:viewBox="0 0 7 0" draw:points="7,0 0,0">
          <text:p/>
        </draw:polygon>
        <draw:line draw:style-name="gr3" draw:text-style-name="P3" draw:layer="layout" svg:x1="3.16cm" svg:y1="6.669cm" svg:x2="3.153cm" svg:y2="6.669cm">
          <text:p/>
        </draw:line>
        <draw:polygon draw:style-name="gr2" draw:text-style-name="P2" draw:layer="layout" svg:width="0.006cm" svg:height="0cm" svg:x="3.153cm" svg:y="6.511cm" svg:viewBox="0 0 7 0" draw:points="7,0 0,0">
          <text:p/>
        </draw:polygon>
        <draw:line draw:style-name="gr3" draw:text-style-name="P3" draw:layer="layout" svg:x1="3.16cm" svg:y1="6.511cm" svg:x2="3.153cm" svg:y2="6.511cm">
          <text:p/>
        </draw:line>
        <draw:polygon draw:style-name="gr2" draw:text-style-name="P2" draw:layer="layout" svg:width="0.006cm" svg:height="0cm" svg:x="3.153cm" svg:y="6.352cm" svg:viewBox="0 0 7 0" draw:points="7,0 0,0">
          <text:p/>
        </draw:polygon>
        <draw:line draw:style-name="gr3" draw:text-style-name="P3" draw:layer="layout" svg:x1="3.16cm" svg:y1="6.352cm" svg:x2="3.153cm" svg:y2="6.352cm">
          <text:p/>
        </draw:line>
        <draw:line draw:style-name="gr16" draw:text-style-name="P3" draw:layer="layout" svg:x1="4.973cm" svg:y1="7.94cm" svg:x2="4.973cm" svg:y2="6.351cm">
          <text:p/>
        </draw:line>
        <draw:line draw:style-name="gr16" draw:text-style-name="P3" draw:layer="layout" svg:x1="3.16cm" svg:y1="6.351cm" svg:x2="4.974cm" svg:y2="6.351cm">
          <text:p/>
        </draw:line>
        <draw:line draw:style-name="gr3" draw:text-style-name="P3" draw:layer="layout" svg:x1="2.233cm" svg:y1="7.941cm" svg:x2="2.233cm" svg:y2="7.991cm">
          <text:p/>
        </draw:line>
        <draw:line draw:style-name="gr58" draw:text-style-name="P3" draw:layer="layout" svg:x1="3.345cm" svg:y1="7.941cm" svg:x2="3.345cm" svg:y2="6.352cm">
          <text:p/>
        </draw:line>
        <draw:line draw:style-name="gr58" draw:text-style-name="P3" draw:layer="layout" svg:x1="3.623cm" svg:y1="7.941cm" svg:x2="3.623cm" svg:y2="6.352cm">
          <text:p/>
        </draw:line>
        <draw:line draw:style-name="gr58" draw:text-style-name="P3" draw:layer="layout" svg:x1="3.899cm" svg:y1="7.941cm" svg:x2="3.899cm" svg:y2="6.352cm">
          <text:p/>
        </draw:line>
        <draw:polygon draw:style-name="gr56" draw:text-style-name="P21" draw:layer="layout" svg:width="0.078cm" svg:height="0.126cm" svg:x="2.532cm" svg:y="7.083cm" svg:viewBox="0 0 79 127" draw:points="0,127 79,127 79,0 0,0">
          <text:p/>
        </draw:polygon>
        <draw:polygon draw:style-name="gr2" draw:text-style-name="P2" draw:layer="layout" svg:width="0cm" svg:height="0.049cm" svg:x="3.947cm" svg:y="7.941cm" svg:viewBox="0 0 0 50" draw:points="0,0 0,50">
          <text:p/>
        </draw:polygon>
        <draw:line draw:style-name="gr3" draw:text-style-name="P3" draw:layer="layout" svg:x1="4.178cm" svg:y1="7.941cm" svg:x2="4.178cm" svg:y2="7.991cm">
          <text:p/>
        </draw:line>
        <draw:polygon draw:style-name="gr2" draw:text-style-name="P2" draw:layer="layout" svg:width="0cm" svg:height="0.049cm" svg:x="3.993cm" svg:y="7.94cm" svg:viewBox="0 0 0 50" draw:points="0,0 0,50">
          <text:p/>
        </draw:polygon>
        <draw:line draw:style-name="gr58" draw:text-style-name="P3" draw:layer="layout" svg:x1="4.177cm" svg:y1="7.941cm" svg:x2="4.177cm" svg:y2="6.352cm">
          <text:p/>
        </draw:line>
        <draw:polygon draw:style-name="gr2" draw:text-style-name="P2" draw:layer="layout" svg:width="0cm" svg:height="0.049cm" svg:x="4.223cm" svg:y="7.941cm" svg:viewBox="0 0 0 50" draw:points="0,0 0,50">
          <text:p/>
        </draw:polygon>
        <draw:line draw:style-name="gr3" draw:text-style-name="P3" draw:layer="layout" svg:x1="4.455cm" svg:y1="7.941cm" svg:x2="4.455cm" svg:y2="7.991cm">
          <text:p/>
        </draw:line>
        <draw:line draw:style-name="gr58" draw:text-style-name="P3" draw:layer="layout" svg:x1="4.453cm" svg:y1="7.941cm" svg:x2="4.453cm" svg:y2="6.352cm">
          <text:p/>
        </draw:line>
        <draw:polygon draw:style-name="gr2" draw:text-style-name="P2" draw:layer="layout" svg:width="0cm" svg:height="0.049cm" svg:x="4.501cm" svg:y="7.941cm" svg:viewBox="0 0 0 50" draw:points="0,0 0,50">
          <text:p/>
        </draw:polygon>
        <draw:line draw:style-name="gr3" draw:text-style-name="P3" draw:layer="layout" svg:x1="4.732cm" svg:y1="7.941cm" svg:x2="4.732cm" svg:y2="7.991cm">
          <text:p/>
        </draw:line>
        <draw:polygon draw:style-name="gr2" draw:text-style-name="P2" draw:layer="layout" svg:width="0cm" svg:height="0.049cm" svg:x="4.547cm" svg:y="7.94cm" svg:viewBox="0 0 0 50" draw:points="0,0 0,50">
          <text:p/>
        </draw:polygon>
        <draw:line draw:style-name="gr58" draw:text-style-name="P3" draw:layer="layout" svg:x1="4.731cm" svg:y1="7.941cm" svg:x2="4.731cm" svg:y2="6.352cm">
          <text:p/>
        </draw:line>
        <draw:line draw:style-name="gr57" draw:text-style-name="P3" draw:layer="layout" svg:x1="3.16cm" svg:y1="7.94cm" svg:x2="3.16cm" svg:y2="7.99cm">
          <text:p/>
        </draw:line>
        <draw:frame draw:style-name="gr60" draw:text-style-name="P5" draw:layer="layout" svg:width="0.854cm" svg:height="0.32cm" svg:x="0.944cm" svg:y="7.718cm">
          <draw:text-box>
            <text:p text:style-name="P4"><text:span text:style-name="T1">HX_IN</text:span></text:p>
          </draw:text-box>
        </draw:frame>
        <draw:frame draw:style-name="gr30" draw:text-style-name="P5" draw:layer="layout" svg:width="1.292cm" svg:height="0.321cm" svg:x="0.718cm" svg:y="7.559cm">
          <draw:text-box>
            <text:p text:style-name="P4"><text:span text:style-name="T1">H1_CONV</text:span></text:p>
          </draw:text-box>
        </draw:frame>
        <draw:frame draw:style-name="gr32" draw:text-style-name="P5" draw:layer="layout" svg:width="1.235cm" svg:height="0.32cm" svg:x="0.662cm" svg:y="7.321cm">
          <draw:text-box>
            <text:p text:style-name="P4"><text:span text:style-name="T1">H2_POOL</text:span></text:p>
          </draw:text-box>
        </draw:frame>
        <draw:frame draw:style-name="gr61" draw:text-style-name="P5" draw:layer="layout" svg:width="1.291cm" svg:height="0.321cm" svg:x="0.638cm" svg:y="7.005cm">
          <draw:text-box>
            <text:p text:style-name="P4"><text:span text:style-name="T1">H3_CONV</text:span></text:p>
          </draw:text-box>
        </draw:frame>
        <draw:frame draw:style-name="gr62" draw:text-style-name="P5" draw:layer="layout" svg:width="1.139cm" svg:height="0.321cm" svg:x="0.804cm" svg:y="6.446cm">
          <draw:text-box>
            <text:p text:style-name="P4"><text:span text:style-name="T1">HY_OUT</text:span></text:p>
          </draw:text-box>
        </draw:frame>
        <draw:frame draw:style-name="gr63" draw:text-style-name="P22" draw:layer="layout" svg:width="1.078cm" svg:height="0.408cm" svg:x="0.673cm" svg:y="6.465cm">
          <draw:text-box>
            <text:p><text:span text:style-name="T1">H5_FC</text:span></text:p>
          </draw:text-box>
        </draw:frame>
        <draw:custom-shape draw:style-name="gr64" draw:text-style-name="P23" draw:layer="layout" svg:width="0.062cm" svg:height="0.285cm" svg:x="1.307cm" svg:y="7.25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5" draw:text-style-name="P23" draw:layer="layout" svg:width="0.062cm" svg:height="0.273cm" svg:x="1.307cm" svg:y="6.94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5" draw:layer="layout" svg:width="0.145cm" svg:height="0.321cm" svg:x="3.312cm" svg:y="7.98cm">
          <draw:text-box>
            <text:p text:style-name="P4"><text:span text:style-name="T1">7</text:span></text:p>
          </draw:text-box>
        </draw:frame>
        <draw:frame draw:style-name="gr27" draw:text-style-name="P5" draw:layer="layout" svg:width="0.145cm" svg:height="0.321cm" svg:x="3.59cm" svg:y="7.98cm">
          <draw:text-box>
            <text:p text:style-name="P4"><text:span text:style-name="T1">8</text:span></text:p>
          </draw:text-box>
        </draw:frame>
        <draw:frame draw:style-name="gr27" draw:text-style-name="P5" draw:layer="layout" svg:width="0.145cm" svg:height="0.321cm" svg:x="3.867cm" svg:y="7.98cm">
          <draw:text-box>
            <text:p text:style-name="P4"><text:span text:style-name="T1">9</text:span></text:p>
          </draw:text-box>
        </draw:frame>
        <draw:frame draw:style-name="gr66" draw:text-style-name="P5" draw:layer="layout" svg:width="0.287cm" svg:height="0.321cm" svg:x="4.146cm" svg:y="7.98cm">
          <draw:text-box>
            <text:p text:style-name="P4"><text:span text:style-name="T1">10</text:span></text:p>
          </draw:text-box>
        </draw:frame>
        <draw:frame draw:style-name="gr66" draw:text-style-name="P5" draw:layer="layout" svg:width="0.287cm" svg:height="0.321cm" svg:x="4.425cm" svg:y="7.98cm">
          <draw:text-box>
            <text:p text:style-name="P4"><text:span text:style-name="T1">11</text:span></text:p>
          </draw:text-box>
        </draw:frame>
        <draw:frame draw:style-name="gr66" draw:text-style-name="P5" draw:layer="layout" svg:width="0.287cm" svg:height="0.321cm" svg:x="4.703cm" svg:y="7.98cm">
          <draw:text-box>
            <text:p text:style-name="P4"><text:span text:style-name="T1">12</text:span></text:p>
          </draw:text-box>
        </draw:frame>
        <draw:line draw:style-name="gr67" draw:text-style-name="P3" draw:layer="layout" svg:x1="3.16cm" svg:y1="7.94cm" svg:x2="3.16cm" svg:y2="6.08cm">
          <text:p/>
        </draw:line>
        <draw:line draw:style-name="gr67" draw:text-style-name="P3" draw:layer="layout" svg:x1="4.049cm" svg:y1="7.941cm" svg:x2="4.049cm" svg:y2="6.08cm">
          <text:p/>
        </draw:line>
        <draw:polygon draw:style-name="gr55" draw:text-style-name="P20" draw:layer="layout" svg:width="0.881cm" svg:height="0.126cm" svg:x="2.165cm" svg:y="7.083cm" svg:viewBox="0 0 882 127" draw:points="0,127 882,127 882,0 0,0">
          <text:p/>
        </draw:polygon>
        <draw:polygon draw:style-name="gr56" draw:text-style-name="P21" draw:layer="layout" svg:width="0.078cm" svg:height="0.126cm" svg:x="3.413cm" svg:y="7.083cm" svg:viewBox="0 0 79 127" draw:points="0,127 79,127 79,0 0,0">
          <text:p/>
        </draw:polygon>
        <draw:polygon draw:style-name="gr55" draw:text-style-name="P20" draw:layer="layout" svg:width="0.881cm" svg:height="0.126cm" svg:x="3.047cm" svg:y="7.083cm" svg:viewBox="0 0 882 127" draw:points="0,127 882,127 882,0 0,0">
          <text:p/>
        </draw:polygon>
        <draw:line draw:style-name="gr58" draw:text-style-name="P3" draw:layer="layout" svg:x1="1.398cm" svg:y1="7.147cm" svg:x2="4.974cm" svg:y2="7.147cm">
          <text:p/>
        </draw:line>
        <draw:polygon draw:style-name="gr21" draw:text-style-name="P13" draw:layer="layout" svg:width="0.009cm" svg:height="0.126cm" svg:x="2.273cm" svg:y="6.448cm" svg:viewBox="0 0 10 127" draw:points="0,127 10,127 10,0 0,0">
          <text:p/>
        </draw:polygon>
        <draw:polygon draw:style-name="gr21" draw:text-style-name="P13" draw:layer="layout" svg:width="0.009cm" svg:height="0.126cm" svg:x="3.155cm" svg:y="6.447cm" svg:viewBox="0 0 10 127" draw:points="0,127 10,127 10,0 0,0">
          <text:p/>
        </draw:polygon>
        <draw:polygon draw:style-name="gr21" draw:text-style-name="P13" draw:layer="layout" svg:width="0.009cm" svg:height="0.126cm" svg:x="4.043cm" svg:y="6.447cm" svg:viewBox="0 0 10 127" draw:points="0,127 10,127 10,0 0,0">
          <text:p/>
        </draw:polygon>
        <draw:polygon draw:style-name="gr55" draw:text-style-name="P20" draw:layer="layout" svg:width="0.764cm" svg:height="0.126cm" svg:x="1.402cm" svg:y="7.083cm" svg:viewBox="0 0 765 127" draw:points="0,127 765,127 765,0 0,0">
          <text:p/>
        </draw:polygon>
        <draw:polygon draw:style-name="gr55" draw:text-style-name="P20" draw:layer="layout" svg:width="0.841cm" svg:height="0.126cm" svg:x="1.402cm" svg:y="6.926cm" svg:viewBox="0 0 842 127" draw:points="0,127 842,127 842,0 0,0">
          <text:p/>
        </draw:polygon>
        <draw:frame draw:style-name="gr40" draw:text-style-name="P24" draw:layer="layout" svg:width="0.758cm" svg:height="0.32cm" svg:x="1.543cm" svg:y="7.07cm">
          <draw:text-box>
            <text:p text:style-name="P4"><text:span text:style-name="T12">Conv2</text:span></text:p>
          </draw:text-box>
        </draw:frame>
        <draw:frame draw:style-name="gr40" draw:text-style-name="P24" draw:layer="layout" svg:width="0.758cm" svg:height="0.32cm" svg:x="1.543cm" svg:y="6.912cm">
          <draw:text-box>
            <text:p text:style-name="P4"><text:span text:style-name="T12">Conv3</text:span></text:p>
          </draw:text-box>
        </draw:frame>
        <draw:custom-shape draw:style-name="gr68" draw:text-style-name="P23" draw:layer="layout" svg:width="0.882cm" svg:height="0.128cm" svg:x="2.165cm" svg:y="7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7" draw:text-style-name="P3" draw:layer="layout" svg:x1="2.278cm" svg:y1="7.941cm" svg:x2="2.278cm" svg:y2="6.08cm">
          <text:p/>
        </draw:line>
        <draw:frame draw:style-name="gr32" draw:text-style-name="P15" draw:layer="layout" svg:width="1.235cm" svg:height="0.32cm" svg:x="0.761cm" svg:y="6.752cm">
          <draw:text-box>
            <text:p text:style-name="P4"><text:span text:style-name="T7">H4_POOL</text:span></text:p>
          </draw:text-box>
        </draw:frame>
        <draw:line draw:style-name="gr16" draw:text-style-name="P3" draw:layer="layout" svg:x1="1.398cm" svg:y1="7.941cm" svg:x2="4.974cm" svg:y2="7.941cm">
          <text:p/>
        </draw:line>
        <draw:frame draw:style-name="gr52" draw:text-style-name="P17" draw:layer="layout" svg:width="1.865cm" svg:height="0.319cm" svg:x="0.254cm" svg:y="6.007cm">
          <draw:text-box>
            <text:p text:style-name="P4"><text:span text:style-name="T11">Iteration = 3.18 ms</text:span></text:p>
          </draw:text-box>
        </draw:frame>
        <draw:line draw:style-name="gr67" draw:text-style-name="P3" draw:layer="layout" svg:x1="2.188cm" svg:y1="6.143cm" svg:x2="4.175cm" svg:y2="6.143cm">
          <text:p/>
        </draw:line>
        <draw:line draw:style-name="gr67" draw:text-style-name="P3" draw:layer="layout" svg:x1="2.201cm" svg:y1="6.165cm" svg:x2="2.409cm" svg:y2="6.107cm">
          <text:p/>
        </draw:line>
        <draw:line draw:style-name="gr67" draw:text-style-name="P3" draw:layer="layout" svg:x1="3.077cm" svg:y1="6.165cm" svg:x2="3.285cm" svg:y2="6.107cm">
          <text:p/>
        </draw:line>
        <draw:line draw:style-name="gr67" draw:text-style-name="P3" draw:layer="layout" svg:x1="3.971cm" svg:y1="6.165cm" svg:x2="4.179cm" svg:y2="6.107cm">
          <text:p/>
        </draw:line>
        <draw:line draw:style-name="gr67" draw:text-style-name="P3" draw:layer="layout" svg:x1="2.361cm" svg:y1="6.165cm" svg:x2="2.153cm" svg:y2="6.107cm">
          <text:p/>
        </draw:line>
        <draw:line draw:style-name="gr67" draw:text-style-name="P3" draw:layer="layout" svg:x1="3.249cm" svg:y1="6.165cm" svg:x2="3.041cm" svg:y2="6.107cm">
          <text:p/>
        </draw:line>
        <draw:line draw:style-name="gr67" draw:text-style-name="P3" draw:layer="layout" svg:x1="4.143cm" svg:y1="6.165cm" svg:x2="3.935cm" svg:y2="6.107cm">
          <text:p/>
        </draw:line>
        <draw:line draw:style-name="gr48" draw:text-style-name="P11" draw:layer="layout" svg:x1="1.553cm" svg:y1="3.536cm" svg:x2="2.383cm" svg:y2="4.46cm">
          <text:p/>
        </draw:line>
        <draw:line draw:style-name="gr49" draw:text-style-name="P11" draw:layer="layout" svg:x1="2.906cm" svg:y1="3.567cm" svg:x2="3.797cm" svg:y2="4.46cm">
          <text:p/>
        </draw:line>
        <draw:frame draw:style-name="gr69" draw:text-style-name="P25" draw:layer="layout" svg:width="2.916cm" svg:height="0.637cm" svg:x="3.164cm" svg:y="5.778cm">
          <draw:text-box>
            <text:p text:style-name="P4"><text:span text:style-name="T13">Acceleration = 10.7</text:span></text:p>
          </draw:text-box>
        </draw:frame>
        <draw:polygon draw:style-name="gr21" draw:text-style-name="P13" draw:layer="layout" svg:width="0.031cm" svg:height="0.127cm" svg:x="7.082cm" svg:y="7.727cm" svg:viewBox="0 0 32 128" draw:points="0,128 32,128 32,0 0,0">
          <text:p/>
        </draw:polygon>
        <draw:polygon draw:style-name="gr22" draw:text-style-name="P14" draw:layer="layout" svg:width="0.15cm" svg:height="0.126cm" svg:x="7.112cm" svg:y="7.727cm" svg:viewBox="0 0 151 127" draw:points="0,127 151,127 151,0 0,0">
          <text:p/>
        </draw:polygon>
        <draw:polygon draw:style-name="gr21" draw:text-style-name="P13" draw:layer="layout" svg:width="0.375cm" svg:height="0.126cm" svg:x="7.114cm" svg:y="7.567cm" svg:viewBox="0 0 376 127" draw:points="0,127 376,127 376,0 0,0">
          <text:p/>
        </draw:polygon>
        <draw:polygon draw:style-name="gr21" draw:text-style-name="P13" draw:layer="layout" svg:width="0.375cm" svg:height="0.126cm" svg:x="8.079cm" svg:y="7.567cm" svg:viewBox="0 0 376 127" draw:points="0,127 376,127 376,0 0,0">
          <text:p/>
        </draw:polygon>
        <draw:polygon draw:style-name="gr70" draw:text-style-name="P26" draw:layer="layout" svg:width="0.728cm" svg:height="0.127cm" svg:x="7.489cm" svg:y="7.567cm" svg:viewBox="0 0 729 128" draw:points="0,128 729,128 729,0 0,0">
          <text:p/>
        </draw:polygon>
        <draw:polygon draw:style-name="gr21" draw:text-style-name="P13" draw:layer="layout" svg:width="0.073cm" svg:height="0.126cm" svg:x="7.491cm" svg:y="7.412cm" svg:viewBox="0 0 74 127" draw:points="0,127 74,127 74,0 0,0">
          <text:p/>
        </draw:polygon>
        <draw:polygon draw:style-name="gr22" draw:text-style-name="P14" draw:layer="layout" svg:width="0.615cm" svg:height="0.126cm" svg:x="7.565cm" svg:y="7.412cm" svg:viewBox="0 0 616 127" draw:points="0,127 616,127 616,0 0,0">
          <text:p/>
        </draw:polygon>
        <draw:polygon draw:style-name="gr21" draw:text-style-name="P13" draw:layer="layout" svg:width="0.071cm" svg:height="0.126cm" svg:x="7.566cm" svg:y="7.25cm" svg:viewBox="0 0 72 127" draw:points="0,127 72,127 72,0 0,0">
          <text:p/>
        </draw:polygon>
        <draw:polygon draw:style-name="gr22" draw:text-style-name="P14" draw:layer="layout" svg:width="0.633cm" svg:height="0.126cm" svg:x="7.637cm" svg:y="7.25cm" svg:viewBox="0 0 634 127" draw:points="0,127 634,127 634,0 0,0">
          <text:p/>
        </draw:polygon>
        <draw:polygon draw:style-name="gr21" draw:text-style-name="P13" draw:layer="layout" svg:width="0.162cm" svg:height="0.126cm" svg:x="7.64cm" svg:y="7.091cm" svg:viewBox="0 0 163 127" draw:points="0,127 163,127 163,0 0,0">
          <text:p/>
        </draw:polygon>
        <draw:polygon draw:style-name="gr22" draw:text-style-name="P14" draw:layer="layout" svg:width="0.675cm" svg:height="0.126cm" svg:x="7.802cm" svg:y="7.091cm" svg:viewBox="0 0 676 127" draw:points="0,127 676,127 676,0 0,0">
          <text:p/>
        </draw:polygon>
        <draw:polygon draw:style-name="gr21" draw:text-style-name="P13" draw:layer="layout" svg:width="0.159cm" svg:height="0.126cm" svg:x="7.803cm" svg:y="6.931cm" svg:viewBox="0 0 160 127" draw:points="0,127 160,127 160,0 0,0">
          <text:p/>
        </draw:polygon>
        <draw:polygon draw:style-name="gr22" draw:text-style-name="P14" draw:layer="layout" svg:width="0.674cm" svg:height="0.127cm" svg:x="7.961cm" svg:y="6.931cm" svg:viewBox="0 0 675 128" draw:points="0,128 675,128 675,0 0,0">
          <text:p/>
        </draw:polygon>
        <draw:polygon draw:style-name="gr21" draw:text-style-name="P13" draw:layer="layout" svg:width="0.02cm" svg:height="0.126cm" svg:x="7.964cm" svg:y="6.772cm" svg:viewBox="0 0 21 127" draw:points="0,127 21,127 21,0 0,0">
          <text:p/>
        </draw:polygon>
        <draw:polygon draw:style-name="gr22" draw:text-style-name="P14" draw:layer="layout" svg:width="0.279cm" svg:height="0.126cm" svg:x="7.984cm" svg:y="6.772cm" svg:viewBox="0 0 280 127" draw:points="0,127 280,127 280,0 0,0">
          <text:p/>
        </draw:polygon>
        <draw:polygon draw:style-name="gr21" draw:text-style-name="P13" draw:layer="layout" svg:width="0.051cm" svg:height="0.127cm" svg:x="7.986cm" svg:y="6.613cm" svg:viewBox="0 0 52 128" draw:points="0,128 52,128 52,0 0,0">
          <text:p/>
        </draw:polygon>
        <draw:polygon draw:style-name="gr22" draw:text-style-name="P14" draw:layer="layout" svg:width="0.222cm" svg:height="0.126cm" svg:x="8.037cm" svg:y="6.613cm" svg:viewBox="0 0 223 127" draw:points="0,127 223,127 223,0 0,0">
          <text:p/>
        </draw:polygon>
        <draw:polygon draw:style-name="gr21" draw:text-style-name="P13" draw:layer="layout" svg:width="0.031cm" svg:height="0.127cm" svg:x="8.046cm" svg:y="7.727cm" svg:viewBox="0 0 32 128" draw:points="0,128 32,128 32,0 0,0">
          <text:p/>
        </draw:polygon>
        <draw:polygon draw:style-name="gr22" draw:text-style-name="P14" draw:layer="layout" svg:width="0.15cm" svg:height="0.126cm" svg:x="8.076cm" svg:y="7.727cm" svg:viewBox="0 0 151 127" draw:points="0,127 151,127 151,0 0,0">
          <text:p/>
        </draw:polygon>
        <draw:polygon draw:style-name="gr21" draw:text-style-name="P13" draw:layer="layout" svg:width="0.375cm" svg:height="0.126cm" svg:x="9.038cm" svg:y="7.567cm" svg:viewBox="0 0 376 127" draw:points="0,127 376,127 376,0 0,0">
          <text:p/>
        </draw:polygon>
        <draw:polygon draw:style-name="gr70" draw:text-style-name="P26" draw:layer="layout" svg:width="0.728cm" svg:height="0.127cm" svg:x="8.453cm" svg:y="7.567cm" svg:viewBox="0 0 729 128" draw:points="0,128 729,128 729,0 0,0">
          <text:p/>
        </draw:polygon>
        <draw:polygon draw:style-name="gr21" draw:text-style-name="P13" draw:layer="layout" svg:width="0.073cm" svg:height="0.126cm" svg:x="8.456cm" svg:y="7.412cm" svg:viewBox="0 0 74 127" draw:points="0,127 74,127 74,0 0,0">
          <text:p/>
        </draw:polygon>
        <draw:polygon draw:style-name="gr22" draw:text-style-name="P14" draw:layer="layout" svg:width="0.615cm" svg:height="0.126cm" svg:x="8.529cm" svg:y="7.412cm" svg:viewBox="0 0 616 127" draw:points="0,127 616,127 616,0 0,0">
          <text:p/>
        </draw:polygon>
        <draw:polygon draw:style-name="gr21" draw:text-style-name="P13" draw:layer="layout" svg:width="0.071cm" svg:height="0.126cm" svg:x="8.53cm" svg:y="7.25cm" svg:viewBox="0 0 72 127" draw:points="0,127 72,127 72,0 0,0">
          <text:p/>
        </draw:polygon>
        <draw:polygon draw:style-name="gr22" draw:text-style-name="P14" draw:layer="layout" svg:width="0.633cm" svg:height="0.126cm" svg:x="8.601cm" svg:y="7.25cm" svg:viewBox="0 0 634 127" draw:points="0,127 634,127 634,0 0,0">
          <text:p/>
        </draw:polygon>
        <draw:polygon draw:style-name="gr21" draw:text-style-name="P13" draw:layer="layout" svg:width="0.162cm" svg:height="0.126cm" svg:x="8.604cm" svg:y="7.091cm" svg:viewBox="0 0 163 127" draw:points="0,127 163,127 163,0 0,0">
          <text:p/>
        </draw:polygon>
        <draw:polygon draw:style-name="gr22" draw:text-style-name="P14" draw:layer="layout" svg:width="0.675cm" svg:height="0.126cm" svg:x="8.766cm" svg:y="7.091cm" svg:viewBox="0 0 676 127" draw:points="0,127 676,127 676,0 0,0">
          <text:p/>
        </draw:polygon>
        <draw:polygon draw:style-name="gr21" draw:text-style-name="P13" draw:layer="layout" svg:width="0.159cm" svg:height="0.126cm" svg:x="8.767cm" svg:y="6.931cm" svg:viewBox="0 0 160 127" draw:points="0,127 160,127 160,0 0,0">
          <text:p/>
        </draw:polygon>
        <draw:polygon draw:style-name="gr22" draw:text-style-name="P14" draw:layer="layout" svg:width="0.674cm" svg:height="0.127cm" svg:x="8.925cm" svg:y="6.931cm" svg:viewBox="0 0 675 128" draw:points="0,128 675,128 675,0 0,0">
          <text:p/>
        </draw:polygon>
        <draw:polygon draw:style-name="gr21" draw:text-style-name="P13" draw:layer="layout" svg:width="0.02cm" svg:height="0.126cm" svg:x="8.928cm" svg:y="6.772cm" svg:viewBox="0 0 21 127" draw:points="0,127 21,127 21,0 0,0">
          <text:p/>
        </draw:polygon>
        <draw:polygon draw:style-name="gr22" draw:text-style-name="P14" draw:layer="layout" svg:width="0.279cm" svg:height="0.126cm" svg:x="8.948cm" svg:y="6.772cm" svg:viewBox="0 0 280 127" draw:points="0,127 280,127 280,0 0,0">
          <text:p/>
        </draw:polygon>
        <draw:polygon draw:style-name="gr21" draw:text-style-name="P13" draw:layer="layout" svg:width="0.051cm" svg:height="0.127cm" svg:x="8.95cm" svg:y="6.613cm" svg:viewBox="0 0 52 128" draw:points="0,128 52,128 52,0 0,0">
          <text:p/>
        </draw:polygon>
        <draw:polygon draw:style-name="gr22" draw:text-style-name="P14" draw:layer="layout" svg:width="0.222cm" svg:height="0.126cm" svg:x="9.001cm" svg:y="6.613cm" svg:viewBox="0 0 223 127" draw:points="0,127 223,127 223,0 0,0">
          <text:p/>
        </draw:polygon>
        <draw:polygon draw:style-name="gr21" draw:text-style-name="P13" draw:layer="layout" svg:width="0.031cm" svg:height="0.127cm" svg:x="9.006cm" svg:y="7.727cm" svg:viewBox="0 0 32 128" draw:points="0,128 32,128 32,0 0,0">
          <text:p/>
        </draw:polygon>
        <draw:polygon draw:style-name="gr22" draw:text-style-name="P14" draw:layer="layout" svg:width="0.15cm" svg:height="0.126cm" svg:x="9.035cm" svg:y="7.727cm" svg:viewBox="0 0 151 127" draw:points="0,127 151,127 151,0 0,0">
          <text:p/>
        </draw:polygon>
        <draw:polygon draw:style-name="gr70" draw:text-style-name="P26" draw:layer="layout" svg:width="0.728cm" svg:height="0.127cm" svg:x="9.412cm" svg:y="7.567cm" svg:viewBox="0 0 729 128" draw:points="0,128 729,128 729,0 0,0">
          <text:p/>
        </draw:polygon>
        <draw:polygon draw:style-name="gr21" draw:text-style-name="P13" draw:layer="layout" svg:width="0.073cm" svg:height="0.126cm" svg:x="9.415cm" svg:y="7.412cm" svg:viewBox="0 0 74 127" draw:points="0,127 74,127 74,0 0,0">
          <text:p/>
        </draw:polygon>
        <draw:polygon draw:style-name="gr22" draw:text-style-name="P14" draw:layer="layout" svg:width="0.615cm" svg:height="0.126cm" svg:x="9.488cm" svg:y="7.412cm" svg:viewBox="0 0 616 127" draw:points="0,127 616,127 616,0 0,0">
          <text:p/>
        </draw:polygon>
        <draw:polygon draw:style-name="gr21" draw:text-style-name="P13" draw:layer="layout" svg:width="0.071cm" svg:height="0.126cm" svg:x="9.49cm" svg:y="7.25cm" svg:viewBox="0 0 72 127" draw:points="0,127 72,127 72,0 0,0">
          <text:p/>
        </draw:polygon>
        <draw:polygon draw:style-name="gr22" draw:text-style-name="P14" draw:layer="layout" svg:width="0.633cm" svg:height="0.126cm" svg:x="9.56cm" svg:y="7.25cm" svg:viewBox="0 0 634 127" draw:points="0,127 634,127 634,0 0,0">
          <text:p/>
        </draw:polygon>
        <draw:polygon draw:style-name="gr21" draw:text-style-name="P13" draw:layer="layout" svg:width="0.162cm" svg:height="0.126cm" svg:x="9.563cm" svg:y="7.091cm" svg:viewBox="0 0 163 127" draw:points="0,127 163,127 163,0 0,0">
          <text:p/>
        </draw:polygon>
        <draw:polygon draw:style-name="gr22" draw:text-style-name="P14" draw:layer="layout" svg:width="0.675cm" svg:height="0.126cm" svg:x="9.725cm" svg:y="7.091cm" svg:viewBox="0 0 676 127" draw:points="0,127 676,127 676,0 0,0">
          <text:p/>
        </draw:polygon>
        <draw:polygon draw:style-name="gr21" draw:text-style-name="P13" draw:layer="layout" svg:width="0.159cm" svg:height="0.126cm" svg:x="9.727cm" svg:y="6.931cm" svg:viewBox="0 0 160 127" draw:points="0,127 160,127 160,0 0,0">
          <text:p/>
        </draw:polygon>
        <draw:polygon draw:style-name="gr22" draw:text-style-name="P14" draw:layer="layout" svg:width="0.674cm" svg:height="0.127cm" svg:x="9.885cm" svg:y="6.931cm" svg:viewBox="0 0 675 128" draw:points="0,128 675,128 675,0 0,0">
          <text:p/>
        </draw:polygon>
        <draw:polygon draw:style-name="gr21" draw:text-style-name="P13" draw:layer="layout" svg:width="0.02cm" svg:height="0.126cm" svg:x="9.887cm" svg:y="6.772cm" svg:viewBox="0 0 21 127" draw:points="0,127 21,127 21,0 0,0">
          <text:p/>
        </draw:polygon>
        <draw:polygon draw:style-name="gr22" draw:text-style-name="P14" draw:layer="layout" svg:width="0.279cm" svg:height="0.126cm" svg:x="9.907cm" svg:y="6.772cm" svg:viewBox="0 0 280 127" draw:points="0,127 280,127 280,0 0,0">
          <text:p/>
        </draw:polygon>
        <draw:polygon draw:style-name="gr21" draw:text-style-name="P13" draw:layer="layout" svg:width="0.051cm" svg:height="0.127cm" svg:x="9.909cm" svg:y="6.613cm" svg:viewBox="0 0 52 128" draw:points="0,128 52,128 52,0 0,0">
          <text:p/>
        </draw:polygon>
        <draw:polygon draw:style-name="gr22" draw:text-style-name="P14" draw:layer="layout" svg:width="0.222cm" svg:height="0.126cm" svg:x="9.96cm" svg:y="6.613cm" svg:viewBox="0 0 223 127" draw:points="0,127 223,127 223,0 0,0">
          <text:p/>
        </draw:polygon>
        <draw:polygon draw:style-name="gr21" draw:text-style-name="P13" draw:layer="layout" svg:width="0.065cm" svg:height="0.127cm" svg:x="7.086cm" svg:y="5.203cm" svg:viewBox="0 0 66 128" draw:points="0,128 66,128 66,0 0,0">
          <text:p/>
        </draw:polygon>
        <draw:polygon draw:style-name="gr22" draw:text-style-name="P14" draw:layer="layout" svg:width="0.314cm" svg:height="0.126cm" svg:x="7.148cm" svg:y="5.203cm" svg:viewBox="0 0 315 127" draw:points="0,127 315,127 315,0 0,0">
          <text:p/>
        </draw:polygon>
        <draw:polygon draw:style-name="gr21" draw:text-style-name="P13" draw:layer="layout" svg:width="0.78cm" svg:height="0.126cm" svg:x="7.152cm" svg:y="5.044cm" svg:viewBox="0 0 781 127" draw:points="0,127 781,127 781,0 0,0">
          <text:p/>
        </draw:polygon>
        <draw:polygon draw:style-name="gr22" draw:text-style-name="P14" draw:layer="layout" svg:width="1.514cm" svg:height="0.127cm" svg:x="7.931cm" svg:y="5.044cm" svg:viewBox="0 0 1515 128" draw:points="0,128 1515,128 1515,0 0,0">
          <text:p/>
        </draw:polygon>
        <draw:polygon draw:style-name="gr21" draw:text-style-name="P13" draw:layer="layout" svg:width="0.154cm" svg:height="0.126cm" svg:x="7.936cm" svg:y="4.889cm" svg:viewBox="0 0 155 127" draw:points="0,127 155,127 155,0 0,0">
          <text:p/>
        </draw:polygon>
        <draw:polygon draw:style-name="gr22" draw:text-style-name="P14" draw:layer="layout" svg:width="1.279cm" svg:height="0.126cm" svg:x="8.088cm" svg:y="4.889cm" svg:viewBox="0 0 1280 127" draw:points="0,127 1280,127 1280,0 0,0">
          <text:p/>
        </draw:polygon>
        <draw:polygon draw:style-name="gr21" draw:text-style-name="P13" draw:layer="layout" svg:width="0.149cm" svg:height="0.126cm" svg:x="8.092cm" svg:y="4.727cm" svg:viewBox="0 0 150 127" draw:points="0,127 150,127 150,0 0,0">
          <text:p/>
        </draw:polygon>
        <draw:polygon draw:style-name="gr22" draw:text-style-name="P14" draw:layer="layout" svg:width="1.318cm" svg:height="0.126cm" svg:x="8.239cm" svg:y="4.727cm" svg:viewBox="0 0 1319 127" draw:points="0,127 1319,127 1319,0 0,0">
          <text:p/>
        </draw:polygon>
        <draw:polygon draw:style-name="gr21" draw:text-style-name="P13" draw:layer="layout" svg:width="0.339cm" svg:height="0.126cm" svg:x="8.244cm" svg:y="4.568cm" svg:viewBox="0 0 340 127" draw:points="0,127 340,127 340,0 0,0">
          <text:p/>
        </draw:polygon>
        <draw:polygon draw:style-name="gr22" draw:text-style-name="P14" draw:layer="layout" svg:width="1.405cm" svg:height="0.126cm" svg:x="8.581cm" svg:y="4.568cm" svg:viewBox="0 0 1406 127" draw:points="0,127 1406,127 1406,0 0,0">
          <text:p/>
        </draw:polygon>
        <draw:polygon draw:style-name="gr21" draw:text-style-name="P13" draw:layer="layout" svg:width="0.331cm" svg:height="0.126cm" svg:x="8.584cm" svg:y="4.408cm" svg:viewBox="0 0 332 127" draw:points="0,127 332,127 332,0 0,0">
          <text:p/>
        </draw:polygon>
        <draw:polygon draw:style-name="gr22" draw:text-style-name="P14" draw:layer="layout" svg:width="1.401cm" svg:height="0.127cm" svg:x="8.913cm" svg:y="4.408cm" svg:viewBox="0 0 1402 128" draw:points="0,128 1402,128 1402,0 0,0">
          <text:p/>
        </draw:polygon>
        <draw:polygon draw:style-name="gr21" draw:text-style-name="P13" draw:layer="layout" svg:width="0.043cm" svg:height="0.126cm" svg:x="8.918cm" svg:y="4.249cm" svg:viewBox="0 0 44 127" draw:points="0,127 44,127 44,0 0,0">
          <text:p/>
        </draw:polygon>
        <draw:polygon draw:style-name="gr22" draw:text-style-name="P14" draw:layer="layout" svg:width="0.581cm" svg:height="0.126cm" svg:x="8.96cm" svg:y="4.248cm" svg:viewBox="0 0 582 127" draw:points="0,127 582,127 582,0 0,0">
          <text:p/>
        </draw:polygon>
        <draw:polygon draw:style-name="gr21" draw:text-style-name="P13" draw:layer="layout" svg:width="0.107cm" svg:height="0.127cm" svg:x="8.964cm" svg:y="4.09cm" svg:viewBox="0 0 108 128" draw:points="0,128 108,128 108,0 0,0">
          <text:p/>
        </draw:polygon>
        <draw:polygon draw:style-name="gr22" draw:text-style-name="P14" draw:layer="layout" svg:width="0.462cm" svg:height="0.126cm" svg:x="9.069cm" svg:y="4.09cm" svg:viewBox="0 0 463 127" draw:points="0,127 463,127 463,0 0,0">
          <text:p/>
        </draw:polygon>
        <draw:line draw:style-name="gr58" draw:text-style-name="P3" draw:layer="layout" svg:x1="7.368cm" svg:y1="7.949cm" svg:x2="7.368cm" svg:y2="6.358cm">
          <text:p/>
        </draw:line>
        <draw:polygon draw:style-name="gr2" draw:text-style-name="P2" draw:layer="layout" svg:width="0cm" svg:height="0.048cm" svg:x="7.368cm" svg:y="7.948cm" svg:viewBox="0 0 0 49" draw:points="0,0 0,49">
          <text:p/>
        </draw:polygon>
        <draw:line draw:style-name="gr3" draw:text-style-name="P3" draw:layer="layout" svg:x1="7.368cm" svg:y1="7.948cm" svg:x2="7.368cm" svg:y2="7.997cm">
          <text:p/>
        </draw:line>
        <draw:line draw:style-name="gr58" draw:text-style-name="P3" draw:layer="layout" svg:x1="7.655cm" svg:y1="7.949cm" svg:x2="7.655cm" svg:y2="6.358cm">
          <text:p/>
        </draw:line>
        <draw:polygon draw:style-name="gr2" draw:text-style-name="P2" draw:layer="layout" svg:width="0cm" svg:height="0.048cm" svg:x="7.655cm" svg:y="7.948cm" svg:viewBox="0 0 0 49" draw:points="0,0 0,49">
          <text:p/>
        </draw:polygon>
        <draw:line draw:style-name="gr3" draw:text-style-name="P3" draw:layer="layout" svg:x1="7.655cm" svg:y1="7.948cm" svg:x2="7.655cm" svg:y2="7.997cm">
          <text:p/>
        </draw:line>
        <draw:line draw:style-name="gr58" draw:text-style-name="P3" draw:layer="layout" svg:x1="7.941cm" svg:y1="7.949cm" svg:x2="7.941cm" svg:y2="6.358cm">
          <text:p/>
        </draw:line>
        <draw:polygon draw:style-name="gr2" draw:text-style-name="P2" draw:layer="layout" svg:width="0cm" svg:height="0.048cm" svg:x="7.941cm" svg:y="7.948cm" svg:viewBox="0 0 0 49" draw:points="0,0 0,49">
          <text:p/>
        </draw:polygon>
        <draw:line draw:style-name="gr3" draw:text-style-name="P3" draw:layer="layout" svg:x1="7.941cm" svg:y1="7.948cm" svg:x2="7.941cm" svg:y2="7.997cm">
          <text:p/>
        </draw:line>
        <draw:line draw:style-name="gr58" draw:text-style-name="P3" draw:layer="layout" svg:x1="8.228cm" svg:y1="7.949cm" svg:x2="8.228cm" svg:y2="6.358cm">
          <text:p/>
        </draw:line>
        <draw:polygon draw:style-name="gr2" draw:text-style-name="P2" draw:layer="layout" svg:width="0cm" svg:height="0.048cm" svg:x="8.228cm" svg:y="7.948cm" svg:viewBox="0 0 0 49" draw:points="0,0 0,49">
          <text:p/>
        </draw:polygon>
        <draw:line draw:style-name="gr3" draw:text-style-name="P3" draw:layer="layout" svg:x1="8.228cm" svg:y1="7.948cm" svg:x2="8.228cm" svg:y2="7.997cm">
          <text:p/>
        </draw:line>
        <draw:line draw:style-name="gr58" draw:text-style-name="P3" draw:layer="layout" svg:x1="8.514cm" svg:y1="7.949cm" svg:x2="8.514cm" svg:y2="6.358cm">
          <text:p/>
        </draw:line>
        <draw:polygon draw:style-name="gr2" draw:text-style-name="P2" draw:layer="layout" svg:width="0cm" svg:height="0.048cm" svg:x="8.514cm" svg:y="7.948cm" svg:viewBox="0 0 0 49" draw:points="0,0 0,49">
          <text:p/>
        </draw:polygon>
        <draw:line draw:style-name="gr3" draw:text-style-name="P3" draw:layer="layout" svg:x1="8.514cm" svg:y1="7.948cm" svg:x2="8.514cm" svg:y2="7.997cm">
          <text:p/>
        </draw:line>
        <draw:line draw:style-name="gr71" draw:text-style-name="P3" draw:layer="layout" svg:x1="7.08cm" svg:y1="7.948cm" svg:x2="7.871cm" svg:y2="7.948cm">
          <text:p/>
        </draw:line>
        <draw:line draw:style-name="gr58" draw:text-style-name="P3" draw:layer="layout" svg:x1="7.08cm" svg:y1="7.789cm" svg:x2="10.654cm" svg:y2="7.789cm">
          <text:p/>
        </draw:line>
        <draw:line draw:style-name="gr58" draw:text-style-name="P3" draw:layer="layout" svg:x1="7.08cm" svg:y1="7.63cm" svg:x2="10.654cm" svg:y2="7.63cm">
          <text:p/>
        </draw:line>
        <draw:line draw:style-name="gr58" draw:text-style-name="P3" draw:layer="layout" svg:x1="7.08cm" svg:y1="7.471cm" svg:x2="10.654cm" svg:y2="7.471cm">
          <text:p/>
        </draw:line>
        <draw:line draw:style-name="gr58" draw:text-style-name="P3" draw:layer="layout" svg:x1="7.08cm" svg:y1="7.312cm" svg:x2="10.654cm" svg:y2="7.312cm">
          <text:p/>
        </draw:line>
        <draw:line draw:style-name="gr58" draw:text-style-name="P3" draw:layer="layout" svg:x1="7.08cm" svg:y1="7.153cm" svg:x2="10.645cm" svg:y2="7.153cm">
          <text:p/>
        </draw:line>
        <draw:line draw:style-name="gr58" draw:text-style-name="P3" draw:layer="layout" svg:x1="7.08cm" svg:y1="6.994cm" svg:x2="10.654cm" svg:y2="6.994cm">
          <text:p/>
        </draw:line>
        <draw:line draw:style-name="gr58" draw:text-style-name="P3" draw:layer="layout" svg:x1="7.08cm" svg:y1="6.835cm" svg:x2="10.654cm" svg:y2="6.835cm">
          <text:p/>
        </draw:line>
        <draw:line draw:style-name="gr58" draw:text-style-name="P3" draw:layer="layout" svg:x1="7.08cm" svg:y1="6.676cm" svg:x2="10.654cm" svg:y2="6.676cm">
          <text:p/>
        </draw:line>
        <draw:line draw:style-name="gr58" draw:text-style-name="P3" draw:layer="layout" svg:x1="7.08cm" svg:y1="6.517cm" svg:x2="10.654cm" svg:y2="6.517cm">
          <text:p/>
        </draw:line>
        <draw:line draw:style-name="gr16" draw:text-style-name="P3" draw:layer="layout" svg:x1="10.655cm" svg:y1="7.949cm" svg:x2="10.655cm" svg:y2="6.358cm">
          <text:p/>
        </draw:line>
        <draw:line draw:style-name="gr67" draw:text-style-name="P3" draw:layer="layout" svg:x1="8.042cm" svg:y1="7.991cm" svg:x2="8.042cm" svg:y2="6.08cm">
          <text:p/>
        </draw:line>
        <draw:polygon draw:style-name="gr2" draw:text-style-name="P2" draw:layer="layout" svg:width="0cm" svg:height="0.049cm" svg:x="7.079cm" svg:y="7.95cm" svg:viewBox="0 0 0 50" draw:points="0,0 0,50">
          <text:p/>
        </draw:polygon>
        <draw:line draw:style-name="gr3" draw:text-style-name="P3" draw:layer="layout" svg:x1="7.079cm" svg:y1="7.95cm" svg:x2="7.079cm" svg:y2="8cm">
          <text:p/>
        </draw:line>
        <draw:polygon draw:style-name="gr2" draw:text-style-name="P2" draw:layer="layout" svg:width="0cm" svg:height="0.049cm" svg:x="7.655cm" svg:y="7.95cm" svg:viewBox="0 0 0 50" draw:points="0,0 0,50">
          <text:p/>
        </draw:polygon>
        <draw:line draw:style-name="gr3" draw:text-style-name="P3" draw:layer="layout" svg:x1="7.655cm" svg:y1="7.95cm" svg:x2="7.655cm" svg:y2="8cm">
          <text:p/>
        </draw:line>
        <draw:polygon draw:style-name="gr2" draw:text-style-name="P2" draw:layer="layout" svg:width="0.006cm" svg:height="0cm" svg:x="7.066cm" svg:y="7.949cm" svg:viewBox="0 0 7 0" draw:points="7,0 0,0">
          <text:p/>
        </draw:polygon>
        <draw:line draw:style-name="gr3" draw:text-style-name="P3" draw:layer="layout" svg:x1="7.073cm" svg:y1="7.949cm" svg:x2="7.066cm" svg:y2="7.949cm">
          <text:p/>
        </draw:line>
        <draw:polygon draw:style-name="gr2" draw:text-style-name="P2" draw:layer="layout" svg:width="0.006cm" svg:height="0cm" svg:x="7.066cm" svg:y="7.79cm" svg:viewBox="0 0 7 0" draw:points="7,0 0,0">
          <text:p/>
        </draw:polygon>
        <draw:line draw:style-name="gr3" draw:text-style-name="P3" draw:layer="layout" svg:x1="7.073cm" svg:y1="7.79cm" svg:x2="7.066cm" svg:y2="7.79cm">
          <text:p/>
        </draw:line>
        <draw:polygon draw:style-name="gr2" draw:text-style-name="P2" draw:layer="layout" svg:width="0.006cm" svg:height="0cm" svg:x="7.066cm" svg:y="7.632cm" svg:viewBox="0 0 7 0" draw:points="7,0 0,0">
          <text:p/>
        </draw:polygon>
        <draw:line draw:style-name="gr3" draw:text-style-name="P3" draw:layer="layout" svg:x1="7.073cm" svg:y1="7.632cm" svg:x2="7.066cm" svg:y2="7.632cm">
          <text:p/>
        </draw:line>
        <draw:polygon draw:style-name="gr2" draw:text-style-name="P2" draw:layer="layout" svg:width="0.006cm" svg:height="0cm" svg:x="7.066cm" svg:y="7.473cm" svg:viewBox="0 0 7 0" draw:points="7,0 0,0">
          <text:p/>
        </draw:polygon>
        <draw:line draw:style-name="gr3" draw:text-style-name="P3" draw:layer="layout" svg:x1="7.073cm" svg:y1="7.473cm" svg:x2="7.066cm" svg:y2="7.473cm">
          <text:p/>
        </draw:line>
        <draw:polygon draw:style-name="gr2" draw:text-style-name="P2" draw:layer="layout" svg:width="0.006cm" svg:height="0cm" svg:x="7.066cm" svg:y="7.314cm" svg:viewBox="0 0 7 0" draw:points="7,0 0,0">
          <text:p/>
        </draw:polygon>
        <draw:line draw:style-name="gr3" draw:text-style-name="P3" draw:layer="layout" svg:x1="7.073cm" svg:y1="7.314cm" svg:x2="7.066cm" svg:y2="7.314cm">
          <text:p/>
        </draw:line>
        <draw:polygon draw:style-name="gr2" draw:text-style-name="P2" draw:layer="layout" svg:width="0.006cm" svg:height="0cm" svg:x="7.066cm" svg:y="7.155cm" svg:viewBox="0 0 7 0" draw:points="7,0 0,0">
          <text:p/>
        </draw:polygon>
        <draw:line draw:style-name="gr3" draw:text-style-name="P3" draw:layer="layout" svg:x1="7.073cm" svg:y1="7.155cm" svg:x2="7.066cm" svg:y2="7.155cm">
          <text:p/>
        </draw:line>
        <draw:polygon draw:style-name="gr2" draw:text-style-name="P2" draw:layer="layout" svg:width="0.006cm" svg:height="0cm" svg:x="7.066cm" svg:y="6.996cm" svg:viewBox="0 0 7 0" draw:points="7,0 0,0">
          <text:p/>
        </draw:polygon>
        <draw:line draw:style-name="gr3" draw:text-style-name="P3" draw:layer="layout" svg:x1="7.073cm" svg:y1="6.996cm" svg:x2="7.066cm" svg:y2="6.996cm">
          <text:p/>
        </draw:line>
        <draw:polygon draw:style-name="gr2" draw:text-style-name="P2" draw:layer="layout" svg:width="0.006cm" svg:height="0cm" svg:x="7.066cm" svg:y="6.837cm" svg:viewBox="0 0 7 0" draw:points="7,0 0,0">
          <text:p/>
        </draw:polygon>
        <draw:line draw:style-name="gr3" draw:text-style-name="P3" draw:layer="layout" svg:x1="7.073cm" svg:y1="6.837cm" svg:x2="7.066cm" svg:y2="6.837cm">
          <text:p/>
        </draw:line>
        <draw:polygon draw:style-name="gr2" draw:text-style-name="P2" draw:layer="layout" svg:width="0.006cm" svg:height="0cm" svg:x="7.066cm" svg:y="6.679cm" svg:viewBox="0 0 7 0" draw:points="7,0 0,0">
          <text:p/>
        </draw:polygon>
        <draw:line draw:style-name="gr3" draw:text-style-name="P3" draw:layer="layout" svg:x1="7.073cm" svg:y1="6.679cm" svg:x2="7.066cm" svg:y2="6.679cm">
          <text:p/>
        </draw:line>
        <draw:polygon draw:style-name="gr2" draw:text-style-name="P2" draw:layer="layout" svg:width="0.006cm" svg:height="0cm" svg:x="7.066cm" svg:y="6.52cm" svg:viewBox="0 0 7 0" draw:points="7,0 0,0">
          <text:p/>
        </draw:polygon>
        <draw:line draw:style-name="gr3" draw:text-style-name="P3" draw:layer="layout" svg:x1="7.073cm" svg:y1="6.52cm" svg:x2="7.066cm" svg:y2="6.52cm">
          <text:p/>
        </draw:line>
        <draw:polygon draw:style-name="gr2" draw:text-style-name="P2" draw:layer="layout" svg:width="0.006cm" svg:height="0cm" svg:x="7.066cm" svg:y="6.361cm" svg:viewBox="0 0 7 0" draw:points="7,0 0,0">
          <text:p/>
        </draw:polygon>
        <draw:line draw:style-name="gr3" draw:text-style-name="P3" draw:layer="layout" svg:x1="7.073cm" svg:y1="6.361cm" svg:x2="7.066cm" svg:y2="6.361cm">
          <text:p/>
        </draw:line>
        <draw:line draw:style-name="gr16" draw:text-style-name="P3" draw:layer="layout" svg:x1="7.079cm" svg:y1="7.95cm" svg:x2="7.079cm" svg:y2="6.361cm">
          <text:p/>
        </draw:line>
        <draw:frame draw:style-name="gr72" draw:text-style-name="P5" draw:layer="layout" svg:width="0.512cm" svg:height="0.19cm" svg:x="6.581cm" svg:y="7.726cm">
          <draw:text-box>
            <text:p text:style-name="P4"><text:span text:style-name="T1">HX_IN</text:span></text:p>
          </draw:text-box>
        </draw:frame>
        <draw:frame draw:style-name="gr73" draw:text-style-name="P5" draw:layer="layout" svg:width="0.865cm" svg:height="0.221cm" svg:x="6.355cm" svg:y="7.568cm">
          <draw:text-box>
            <text:p text:style-name="P4"><text:span text:style-name="T1">H1_CONV</text:span></text:p>
          </draw:text-box>
        </draw:frame>
        <draw:frame draw:style-name="gr74" draw:text-style-name="P5" draw:layer="layout" svg:width="0.767cm" svg:height="0.206cm" svg:x="6.326cm" svg:y="7.329cm">
          <draw:text-box>
            <text:p text:style-name="P4"><text:span text:style-name="T1">H2_POOL</text:span></text:p>
          </draw:text-box>
        </draw:frame>
        <draw:frame draw:style-name="gr75" draw:text-style-name="P5" draw:layer="layout" svg:width="0.791cm" svg:height="0.158cm" svg:x="6.302cm" svg:y="7.014cm">
          <draw:text-box>
            <text:p text:style-name="P4"><text:span text:style-name="T1">H3_CONV</text:span></text:p>
          </draw:text-box>
        </draw:frame>
        <draw:frame draw:style-name="gr76" draw:text-style-name="P5" draw:layer="layout" svg:width="1.139cm" svg:height="0.32cm" svg:x="6.486cm" svg:y="6.456cm">
          <draw:text-box>
            <text:p text:style-name="P4"><text:span text:style-name="T1">HY_OUT</text:span></text:p>
          </draw:text-box>
        </draw:frame>
        <draw:frame draw:style-name="gr63" draw:text-style-name="P22" draw:layer="layout" svg:width="0.968cm" svg:height="0.408cm" svg:x="6.297cm" svg:y="6.478cm">
          <draw:text-box>
            <text:p><text:span text:style-name="T1">H5_FC</text:span></text:p>
          </draw:text-box>
        </draw:frame>
        <draw:custom-shape draw:style-name="gr77" draw:text-style-name="P23" draw:layer="layout" svg:width="0.062cm" svg:height="0.284cm" svg:x="6.989cm" svg:y="7.26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5" draw:text-style-name="P23" draw:layer="layout" svg:width="0.062cm" svg:height="0.273cm" svg:x="6.989cm" svg:y="6.95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2" draw:text-style-name="P2" draw:layer="layout" svg:width="0cm" svg:height="0.048cm" svg:x="8.336cm" svg:y="7.949cm" svg:viewBox="0 0 0 49" draw:points="0,0 0,49">
          <text:p/>
        </draw:polygon>
        <draw:polygon draw:style-name="gr2" draw:text-style-name="P2" draw:layer="layout" svg:width="0cm" svg:height="0.048cm" svg:x="8.623cm" svg:y="7.949cm" svg:viewBox="0 0 0 49" draw:points="0,0 0,49">
          <text:p/>
        </draw:polygon>
        <draw:polygon draw:style-name="gr2" draw:text-style-name="P2" draw:layer="layout" svg:width="0cm" svg:height="0.048cm" svg:x="8.91cm" svg:y="7.949cm" svg:viewBox="0 0 0 49" draw:points="0,0 0,49">
          <text:p/>
        </draw:polygon>
        <draw:polygon draw:style-name="gr2" draw:text-style-name="P2" draw:layer="layout" svg:width="0cm" svg:height="0.048cm" svg:x="9.196cm" svg:y="7.949cm" svg:viewBox="0 0 0 49" draw:points="0,0 0,49">
          <text:p/>
        </draw:polygon>
        <draw:polygon draw:style-name="gr2" draw:text-style-name="P2" draw:layer="layout" svg:width="0cm" svg:height="0.048cm" svg:x="9.483cm" svg:y="7.949cm" svg:viewBox="0 0 0 49" draw:points="0,0 0,49">
          <text:p/>
        </draw:polygon>
        <draw:polygon draw:style-name="gr2" draw:text-style-name="P2" draw:layer="layout" svg:width="0cm" svg:height="0.049cm" svg:x="8.048cm" svg:y="7.95cm" svg:viewBox="0 0 0 50" draw:points="0,0 0,50">
          <text:p/>
        </draw:polygon>
        <draw:polygon draw:style-name="gr2" draw:text-style-name="P2" draw:layer="layout" svg:width="0cm" svg:height="0.049cm" svg:x="8.623cm" svg:y="7.95cm" svg:viewBox="0 0 0 50" draw:points="0,0 0,50">
          <text:p/>
        </draw:polygon>
        <draw:polygon draw:style-name="gr2" draw:text-style-name="P2" draw:layer="layout" svg:width="0.013cm" svg:height="0cm" svg:x="8.02cm" svg:y="7.95cm" svg:viewBox="0 0 14 0" draw:points="14,0 0,0">
          <text:p/>
        </draw:polygon>
        <draw:polygon draw:style-name="gr2" draw:text-style-name="P2" draw:layer="layout" svg:width="0.013cm" svg:height="0cm" svg:x="8.02cm" svg:y="6.362cm" svg:viewBox="0 0 14 0" draw:points="14,0 0,0">
          <text:p/>
        </draw:polygon>
        <draw:polygon draw:style-name="gr2" draw:text-style-name="P2" draw:layer="layout" svg:width="0cm" svg:height="0.048cm" svg:x="9.306cm" svg:y="7.949cm" svg:viewBox="0 0 0 49" draw:points="0,0 0,49">
          <text:p/>
        </draw:polygon>
        <draw:polygon draw:style-name="gr2" draw:text-style-name="P2" draw:layer="layout" svg:width="0cm" svg:height="0.048cm" svg:x="9.593cm" svg:y="7.949cm" svg:viewBox="0 0 0 49" draw:points="0,0 0,49">
          <text:p/>
        </draw:polygon>
        <draw:polygon draw:style-name="gr2" draw:text-style-name="P2" draw:layer="layout" svg:width="0cm" svg:height="0.048cm" svg:x="9.879cm" svg:y="7.949cm" svg:viewBox="0 0 0 49" draw:points="0,0 0,49">
          <text:p/>
        </draw:polygon>
        <draw:polygon draw:style-name="gr2" draw:text-style-name="P2" draw:layer="layout" svg:width="0cm" svg:height="0.048cm" svg:x="10.166cm" svg:y="7.949cm" svg:viewBox="0 0 0 49" draw:points="0,0 0,49">
          <text:p/>
        </draw:polygon>
        <draw:polygon draw:style-name="gr2" draw:text-style-name="P2" draw:layer="layout" svg:width="0cm" svg:height="0.048cm" svg:x="10.452cm" svg:y="7.949cm" svg:viewBox="0 0 0 49" draw:points="0,0 0,49">
          <text:p/>
        </draw:polygon>
        <draw:polygon draw:style-name="gr2" draw:text-style-name="P2" draw:layer="layout" svg:width="0cm" svg:height="0.049cm" svg:x="9.017cm" svg:y="7.95cm" svg:viewBox="0 0 0 50" draw:points="0,0 0,50">
          <text:p/>
        </draw:polygon>
        <draw:polygon draw:style-name="gr2" draw:text-style-name="P2" draw:layer="layout" svg:width="0cm" svg:height="0.048cm" svg:x="8.514cm" svg:y="7.948cm" svg:viewBox="0 0 0 49" draw:points="0,0 0,49">
          <text:p/>
        </draw:polygon>
        <draw:line draw:style-name="gr58" draw:text-style-name="P3" draw:layer="layout" svg:x1="8.801cm" svg:y1="7.949cm" svg:x2="8.801cm" svg:y2="6.358cm">
          <text:p/>
        </draw:line>
        <draw:polygon draw:style-name="gr2" draw:text-style-name="P2" draw:layer="layout" svg:width="0cm" svg:height="0.048cm" svg:x="8.801cm" svg:y="7.948cm" svg:viewBox="0 0 0 49" draw:points="0,0 0,49">
          <text:p/>
        </draw:polygon>
        <draw:line draw:style-name="gr3" draw:text-style-name="P3" draw:layer="layout" svg:x1="8.801cm" svg:y1="7.948cm" svg:x2="8.801cm" svg:y2="7.997cm">
          <text:p/>
        </draw:line>
        <draw:line draw:style-name="gr58" draw:text-style-name="P3" draw:layer="layout" svg:x1="9.088cm" svg:y1="7.949cm" svg:x2="9.088cm" svg:y2="6.358cm">
          <text:p/>
        </draw:line>
        <draw:polygon draw:style-name="gr2" draw:text-style-name="P2" draw:layer="layout" svg:width="0cm" svg:height="0.048cm" svg:x="9.088cm" svg:y="7.948cm" svg:viewBox="0 0 0 49" draw:points="0,0 0,49">
          <text:p/>
        </draw:polygon>
        <draw:line draw:style-name="gr3" draw:text-style-name="P3" draw:layer="layout" svg:x1="9.088cm" svg:y1="7.948cm" svg:x2="9.088cm" svg:y2="7.997cm">
          <text:p/>
        </draw:line>
        <draw:line draw:style-name="gr58" draw:text-style-name="P3" draw:layer="layout" svg:x1="9.374cm" svg:y1="7.949cm" svg:x2="9.374cm" svg:y2="6.358cm">
          <text:p/>
        </draw:line>
        <draw:polygon draw:style-name="gr2" draw:text-style-name="P2" draw:layer="layout" svg:width="0cm" svg:height="0.048cm" svg:x="9.374cm" svg:y="7.948cm" svg:viewBox="0 0 0 49" draw:points="0,0 0,49">
          <text:p/>
        </draw:polygon>
        <draw:line draw:style-name="gr3" draw:text-style-name="P3" draw:layer="layout" svg:x1="9.374cm" svg:y1="7.948cm" svg:x2="9.374cm" svg:y2="7.997cm">
          <text:p/>
        </draw:line>
        <draw:line draw:style-name="gr58" draw:text-style-name="P3" draw:layer="layout" svg:x1="9.661cm" svg:y1="7.949cm" svg:x2="9.661cm" svg:y2="6.358cm">
          <text:p/>
        </draw:line>
        <draw:polygon draw:style-name="gr2" draw:text-style-name="P2" draw:layer="layout" svg:width="0cm" svg:height="0.048cm" svg:x="9.661cm" svg:y="7.948cm" svg:viewBox="0 0 0 49" draw:points="0,0 0,49">
          <text:p/>
        </draw:polygon>
        <draw:line draw:style-name="gr3" draw:text-style-name="P3" draw:layer="layout" svg:x1="9.661cm" svg:y1="7.948cm" svg:x2="9.661cm" svg:y2="7.997cm">
          <text:p/>
        </draw:line>
        <draw:polygon draw:style-name="gr2" draw:text-style-name="P2" draw:layer="layout" svg:width="0cm" svg:height="0.049cm" svg:x="8.801cm" svg:y="7.95cm" svg:viewBox="0 0 0 50" draw:points="0,0 0,50">
          <text:p/>
        </draw:polygon>
        <draw:line draw:style-name="gr3" draw:text-style-name="P3" draw:layer="layout" svg:x1="8.801cm" svg:y1="7.95cm" svg:x2="8.801cm" svg:y2="8cm">
          <text:p/>
        </draw:line>
        <draw:polygon draw:style-name="gr2" draw:text-style-name="P2" draw:layer="layout" svg:width="0cm" svg:height="0.048cm" svg:x="9.483cm" svg:y="7.949cm" svg:viewBox="0 0 0 49" draw:points="0,0 0,49">
          <text:p/>
        </draw:polygon>
        <draw:polygon draw:style-name="gr2" draw:text-style-name="P2" draw:layer="layout" svg:width="0cm" svg:height="0.048cm" svg:x="9.77cm" svg:y="7.949cm" svg:viewBox="0 0 0 49" draw:points="0,0 0,49">
          <text:p/>
        </draw:polygon>
        <draw:polygon draw:style-name="gr2" draw:text-style-name="P2" draw:layer="layout" svg:width="0cm" svg:height="0.049cm" svg:x="9.194cm" svg:y="7.95cm" svg:viewBox="0 0 0 50" draw:points="0,0 0,50">
          <text:p/>
        </draw:polygon>
        <draw:polygon draw:style-name="gr2" draw:text-style-name="P2" draw:layer="layout" svg:width="0cm" svg:height="0.049cm" svg:x="9.77cm" svg:y="7.95cm" svg:viewBox="0 0 0 50" draw:points="0,0 0,50">
          <text:p/>
        </draw:polygon>
        <draw:polygon draw:style-name="gr2" draw:text-style-name="P2" draw:layer="layout" svg:width="0.013cm" svg:height="0cm" svg:x="9.166cm" svg:y="7.95cm" svg:viewBox="0 0 14 0" draw:points="14,0 0,0">
          <text:p/>
        </draw:polygon>
        <draw:polygon draw:style-name="gr2" draw:text-style-name="P2" draw:layer="layout" svg:width="0.013cm" svg:height="0cm" svg:x="9.166cm" svg:y="6.362cm" svg:viewBox="0 0 14 0" draw:points="14,0 0,0">
          <text:p/>
        </draw:polygon>
        <draw:polygon draw:style-name="gr2" draw:text-style-name="P2" draw:layer="layout" svg:width="0cm" svg:height="0.048cm" svg:x="9.661cm" svg:y="7.948cm" svg:viewBox="0 0 0 49" draw:points="0,0 0,49">
          <text:p/>
        </draw:polygon>
        <draw:line draw:style-name="gr58" draw:text-style-name="P3" draw:layer="layout" svg:x1="9.948cm" svg:y1="7.949cm" svg:x2="9.948cm" svg:y2="6.358cm">
          <text:p/>
        </draw:line>
        <draw:polygon draw:style-name="gr2" draw:text-style-name="P2" draw:layer="layout" svg:width="0cm" svg:height="0.048cm" svg:x="9.948cm" svg:y="7.948cm" svg:viewBox="0 0 0 49" draw:points="0,0 0,49">
          <text:p/>
        </draw:polygon>
        <draw:line draw:style-name="gr3" draw:text-style-name="P3" draw:layer="layout" svg:x1="9.948cm" svg:y1="7.948cm" svg:x2="9.948cm" svg:y2="7.997cm">
          <text:p/>
        </draw:line>
        <draw:line draw:style-name="gr58" draw:text-style-name="P3" draw:layer="layout" svg:x1="10.234cm" svg:y1="7.949cm" svg:x2="10.234cm" svg:y2="6.358cm">
          <text:p/>
        </draw:line>
        <draw:polygon draw:style-name="gr2" draw:text-style-name="P2" draw:layer="layout" svg:width="0cm" svg:height="0.048cm" svg:x="10.234cm" svg:y="7.948cm" svg:viewBox="0 0 0 49" draw:points="0,0 0,49">
          <text:p/>
        </draw:polygon>
        <draw:line draw:style-name="gr3" draw:text-style-name="P3" draw:layer="layout" svg:x1="10.234cm" svg:y1="7.948cm" svg:x2="10.234cm" svg:y2="7.997cm">
          <text:p/>
        </draw:line>
        <draw:line draw:style-name="gr58" draw:text-style-name="P3" draw:layer="layout" svg:x1="10.521cm" svg:y1="7.949cm" svg:x2="10.521cm" svg:y2="6.358cm">
          <text:p/>
        </draw:line>
        <draw:polygon draw:style-name="gr2" draw:text-style-name="P2" draw:layer="layout" svg:width="0cm" svg:height="0.048cm" svg:x="10.521cm" svg:y="7.948cm" svg:viewBox="0 0 0 49" draw:points="0,0 0,49">
          <text:p/>
        </draw:polygon>
        <draw:line draw:style-name="gr3" draw:text-style-name="P3" draw:layer="layout" svg:x1="10.521cm" svg:y1="7.948cm" svg:x2="10.521cm" svg:y2="7.997cm">
          <text:p/>
        </draw:line>
        <draw:polygon draw:style-name="gr2" draw:text-style-name="P2" draw:layer="layout" svg:width="0cm" svg:height="0.049cm" svg:x="9.948cm" svg:y="7.95cm" svg:viewBox="0 0 0 50" draw:points="0,0 0,50">
          <text:p/>
        </draw:polygon>
        <draw:polygon draw:style-name="gr2" draw:text-style-name="P2" draw:layer="layout" svg:width="0cm" svg:height="0.048cm" svg:x="10.629cm" svg:y="7.949cm" svg:viewBox="0 0 0 49" draw:points="0,0 0,49">
          <text:p/>
        </draw:polygon>
        <draw:polygon draw:style-name="gr2" draw:text-style-name="P2" draw:layer="layout" svg:width="0cm" svg:height="0.049cm" svg:x="10.341cm" svg:y="7.95cm" svg:viewBox="0 0 0 50" draw:points="0,0 0,50">
          <text:p/>
        </draw:polygon>
        <draw:polygon draw:style-name="gr2" draw:text-style-name="P2" draw:layer="layout" svg:width="0.013cm" svg:height="0cm" svg:x="10.313cm" svg:y="7.95cm" svg:viewBox="0 0 14 0" draw:points="14,0 0,0">
          <text:p/>
        </draw:polygon>
        <draw:polygon draw:style-name="gr2" draw:text-style-name="P2" draw:layer="layout" svg:width="0.013cm" svg:height="0cm" svg:x="10.313cm" svg:y="6.362cm" svg:viewBox="0 0 14 0" draw:points="14,0 0,0">
          <text:p/>
        </draw:polygon>
        <draw:line draw:style-name="gr16" draw:text-style-name="P3" draw:layer="layout" svg:x1="7.08cm" svg:y1="7.948cm" svg:x2="10.654cm" svg:y2="7.948cm">
          <text:p/>
        </draw:line>
        <draw:line draw:style-name="gr16" draw:text-style-name="P3" draw:layer="layout" svg:x1="7.08cm" svg:y1="6.358cm" svg:x2="10.654cm" svg:y2="6.358cm">
          <text:p/>
        </draw:line>
        <draw:frame draw:style-name="gr27" draw:text-style-name="P5" draw:layer="layout" svg:width="0.145cm" svg:height="0.321cm" svg:x="7.047cm" svg:y="8.003cm">
          <draw:text-box>
            <text:p text:style-name="P4"><text:span text:style-name="T1">0</text:span></text:p>
          </draw:text-box>
        </draw:frame>
        <draw:frame draw:style-name="gr59" draw:text-style-name="P5" draw:layer="layout" svg:width="0.144cm" svg:height="0.321cm" svg:x="7.62cm" svg:y="8.003cm">
          <draw:text-box>
            <text:p text:style-name="P4"><text:span text:style-name="T1">1</text:span></text:p>
          </draw:text-box>
        </draw:frame>
        <draw:frame draw:style-name="gr59" draw:text-style-name="P5" draw:layer="layout" svg:width="0.144cm" svg:height="0.321cm" svg:x="8.194cm" svg:y="8.003cm">
          <draw:text-box>
            <text:p text:style-name="P4"><text:span text:style-name="T1">2</text:span></text:p>
          </draw:text-box>
        </draw:frame>
        <draw:frame draw:style-name="gr27" draw:text-style-name="P5" draw:layer="layout" svg:width="0.145cm" svg:height="0.321cm" svg:x="8.766cm" svg:y="8.003cm">
          <draw:text-box>
            <text:p text:style-name="P4"><text:span text:style-name="T1">3</text:span></text:p>
          </draw:text-box>
        </draw:frame>
        <draw:frame draw:style-name="gr59" draw:text-style-name="P5" draw:layer="layout" svg:width="0.144cm" svg:height="0.321cm" svg:x="9.338cm" svg:y="8.003cm">
          <draw:text-box>
            <text:p text:style-name="P4"><text:span text:style-name="T1">4</text:span></text:p>
          </draw:text-box>
        </draw:frame>
        <draw:frame draw:style-name="gr59" draw:text-style-name="P5" draw:layer="layout" svg:width="0.144cm" svg:height="0.321cm" svg:x="9.912cm" svg:y="8.003cm">
          <draw:text-box>
            <text:p text:style-name="P4"><text:span text:style-name="T1">5</text:span></text:p>
          </draw:text-box>
        </draw:frame>
        <draw:frame draw:style-name="gr27" draw:text-style-name="P5" draw:layer="layout" svg:width="0.145cm" svg:height="0.321cm" svg:x="10.484cm" svg:y="8.003cm">
          <draw:text-box>
            <text:p text:style-name="P4"><text:span text:style-name="T1">6</text:span></text:p>
          </draw:text-box>
        </draw:frame>
        <draw:line draw:style-name="gr67" draw:text-style-name="P3" draw:layer="layout" svg:x1="9.011cm" svg:y1="7.991cm" svg:x2="9.011cm" svg:y2="6.08cm">
          <text:p/>
        </draw:line>
        <draw:polygon draw:style-name="gr2" draw:text-style-name="P2" draw:layer="layout" svg:width="0cm" svg:height="0.049cm" svg:x="9.017cm" svg:y="7.95cm" svg:viewBox="0 0 0 50" draw:points="0,0 0,50">
          <text:p/>
        </draw:polygon>
        <draw:polygon draw:style-name="gr2" draw:text-style-name="P2" draw:layer="layout" svg:width="0.013cm" svg:height="0cm" svg:x="8.989cm" svg:y="7.95cm" svg:viewBox="0 0 14 0" draw:points="14,0 0,0">
          <text:p/>
        </draw:polygon>
        <draw:polygon draw:style-name="gr2" draw:text-style-name="P2" draw:layer="layout" svg:width="0.013cm" svg:height="0cm" svg:x="8.989cm" svg:y="6.362cm" svg:viewBox="0 0 14 0" draw:points="14,0 0,0">
          <text:p/>
        </draw:polygon>
        <draw:line draw:style-name="gr67" draw:text-style-name="P3" draw:layer="layout" svg:x1="9.959cm" svg:y1="7.99cm" svg:x2="9.959cm" svg:y2="6.08cm">
          <text:p/>
        </draw:line>
        <draw:polygon draw:style-name="gr2" draw:text-style-name="P2" draw:layer="layout" svg:width="0cm" svg:height="0.049cm" svg:x="9.965cm" svg:y="7.95cm" svg:viewBox="0 0 0 50" draw:points="0,0 0,50">
          <text:p/>
        </draw:polygon>
        <draw:polygon draw:style-name="gr2" draw:text-style-name="P2" draw:layer="layout" svg:width="0.013cm" svg:height="0cm" svg:x="9.954cm" svg:y="7.95cm" svg:viewBox="0 0 14 0" draw:points="14,0 0,0">
          <text:p/>
        </draw:polygon>
        <draw:polygon draw:style-name="gr2" draw:text-style-name="P2" draw:layer="layout" svg:width="0.013cm" svg:height="0cm" svg:x="9.954cm" svg:y="6.362cm" svg:viewBox="0 0 14 0" draw:points="14,0 0,0">
          <text:p/>
        </draw:polygon>
        <draw:line draw:style-name="gr58" draw:text-style-name="P3" draw:layer="layout" svg:x1="7.678cm" svg:y1="5.426cm" svg:x2="7.678cm" svg:y2="3.835cm">
          <text:p/>
        </draw:line>
        <draw:polygon draw:style-name="gr2" draw:text-style-name="P2" draw:layer="layout" svg:width="0cm" svg:height="0.048cm" svg:x="7.678cm" svg:y="5.426cm" svg:viewBox="0 0 0 49" draw:points="0,0 0,49">
          <text:p/>
        </draw:polygon>
        <draw:line draw:style-name="gr3" draw:text-style-name="P3" draw:layer="layout" svg:x1="7.678cm" svg:y1="5.426cm" svg:x2="7.678cm" svg:y2="5.475cm">
          <text:p/>
        </draw:line>
        <draw:line draw:style-name="gr58" draw:text-style-name="P3" draw:layer="layout" svg:x1="8.273cm" svg:y1="5.426cm" svg:x2="8.273cm" svg:y2="3.835cm">
          <text:p/>
        </draw:line>
        <draw:polygon draw:style-name="gr2" draw:text-style-name="P2" draw:layer="layout" svg:width="0cm" svg:height="0.048cm" svg:x="8.273cm" svg:y="5.426cm" svg:viewBox="0 0 0 49" draw:points="0,0 0,49">
          <text:p/>
        </draw:polygon>
        <draw:line draw:style-name="gr3" draw:text-style-name="P3" draw:layer="layout" svg:x1="8.273cm" svg:y1="5.426cm" svg:x2="8.273cm" svg:y2="5.475cm">
          <text:p/>
        </draw:line>
        <draw:line draw:style-name="gr58" draw:text-style-name="P3" draw:layer="layout" svg:x1="8.869cm" svg:y1="5.426cm" svg:x2="8.869cm" svg:y2="3.835cm">
          <text:p/>
        </draw:line>
        <draw:polygon draw:style-name="gr2" draw:text-style-name="P2" draw:layer="layout" svg:width="0cm" svg:height="0.048cm" svg:x="8.869cm" svg:y="5.426cm" svg:viewBox="0 0 0 49" draw:points="0,0 0,49">
          <text:p/>
        </draw:polygon>
        <draw:line draw:style-name="gr3" draw:text-style-name="P3" draw:layer="layout" svg:x1="8.869cm" svg:y1="5.426cm" svg:x2="8.869cm" svg:y2="5.475cm">
          <text:p/>
        </draw:line>
        <draw:line draw:style-name="gr58" draw:text-style-name="P3" draw:layer="layout" svg:x1="9.464cm" svg:y1="5.426cm" svg:x2="9.464cm" svg:y2="3.835cm">
          <text:p/>
        </draw:line>
        <draw:polygon draw:style-name="gr2" draw:text-style-name="P2" draw:layer="layout" svg:width="0cm" svg:height="0.048cm" svg:x="9.464cm" svg:y="5.426cm" svg:viewBox="0 0 0 49" draw:points="0,0 0,49">
          <text:p/>
        </draw:polygon>
        <draw:line draw:style-name="gr3" draw:text-style-name="P3" draw:layer="layout" svg:x1="9.464cm" svg:y1="5.426cm" svg:x2="9.464cm" svg:y2="5.475cm">
          <text:p/>
        </draw:line>
        <draw:line draw:style-name="gr58" draw:text-style-name="P3" draw:layer="layout" svg:x1="10.059cm" svg:y1="5.426cm" svg:x2="10.059cm" svg:y2="3.835cm">
          <text:p/>
        </draw:line>
        <draw:polygon draw:style-name="gr2" draw:text-style-name="P2" draw:layer="layout" svg:width="0cm" svg:height="0.048cm" svg:x="10.059cm" svg:y="5.426cm" svg:viewBox="0 0 0 49" draw:points="0,0 0,49">
          <text:p/>
        </draw:polygon>
        <draw:line draw:style-name="gr3" draw:text-style-name="P3" draw:layer="layout" svg:x1="10.059cm" svg:y1="5.426cm" svg:x2="10.059cm" svg:y2="5.475cm">
          <text:p/>
        </draw:line>
        <draw:line draw:style-name="gr71" draw:text-style-name="P3" draw:layer="layout" svg:x1="7.079cm" svg:y1="5.426cm" svg:x2="7.87cm" svg:y2="5.426cm">
          <text:p/>
        </draw:line>
        <draw:line draw:style-name="gr58" draw:text-style-name="P3" draw:layer="layout" svg:x1="7.079cm" svg:y1="5.267cm" svg:x2="10.653cm" svg:y2="5.267cm">
          <text:p/>
        </draw:line>
        <draw:line draw:style-name="gr58" draw:text-style-name="P3" draw:layer="layout" svg:x1="7.079cm" svg:y1="5.108cm" svg:x2="10.653cm" svg:y2="5.108cm">
          <text:p/>
        </draw:line>
        <draw:line draw:style-name="gr58" draw:text-style-name="P3" draw:layer="layout" svg:x1="7.079cm" svg:y1="4.949cm" svg:x2="10.653cm" svg:y2="4.949cm">
          <text:p/>
        </draw:line>
        <draw:line draw:style-name="gr58" draw:text-style-name="P3" draw:layer="layout" svg:x1="7.079cm" svg:y1="4.79cm" svg:x2="10.653cm" svg:y2="4.79cm">
          <text:p/>
        </draw:line>
        <draw:line draw:style-name="gr58" draw:text-style-name="P3" draw:layer="layout" svg:x1="7.079cm" svg:y1="4.631cm" svg:x2="10.644cm" svg:y2="4.631cm">
          <text:p/>
        </draw:line>
        <draw:line draw:style-name="gr58" draw:text-style-name="P3" draw:layer="layout" svg:x1="7.079cm" svg:y1="4.472cm" svg:x2="10.653cm" svg:y2="4.472cm">
          <text:p/>
        </draw:line>
        <draw:line draw:style-name="gr58" draw:text-style-name="P3" draw:layer="layout" svg:x1="7.079cm" svg:y1="4.313cm" svg:x2="10.653cm" svg:y2="4.313cm">
          <text:p/>
        </draw:line>
        <draw:line draw:style-name="gr58" draw:text-style-name="P3" draw:layer="layout" svg:x1="7.079cm" svg:y1="4.154cm" svg:x2="10.653cm" svg:y2="4.154cm">
          <text:p/>
        </draw:line>
        <draw:line draw:style-name="gr58" draw:text-style-name="P3" draw:layer="layout" svg:x1="7.079cm" svg:y1="3.995cm" svg:x2="10.653cm" svg:y2="3.995cm">
          <text:p/>
        </draw:line>
        <draw:line draw:style-name="gr16" draw:text-style-name="P3" draw:layer="layout" svg:x1="10.654cm" svg:y1="5.427cm" svg:x2="10.654cm" svg:y2="3.836cm">
          <text:p/>
        </draw:line>
        <draw:line draw:style-name="gr67" draw:text-style-name="P3" draw:layer="layout" svg:x1="9.078cm" svg:y1="5.468cm" svg:x2="9.078cm" svg:y2="3.835cm">
          <text:p/>
        </draw:line>
        <draw:polygon draw:style-name="gr2" draw:text-style-name="P2" draw:layer="layout" svg:width="0cm" svg:height="0.049cm" svg:x="7.078cm" svg:y="5.428cm" svg:viewBox="0 0 0 50" draw:points="0,0 0,50">
          <text:p/>
        </draw:polygon>
        <draw:line draw:style-name="gr3" draw:text-style-name="P3" draw:layer="layout" svg:x1="7.078cm" svg:y1="5.428cm" svg:x2="7.078cm" svg:y2="5.478cm">
          <text:p/>
        </draw:line>
        <draw:polygon draw:style-name="gr2" draw:text-style-name="P2" draw:layer="layout" svg:width="0cm" svg:height="0.049cm" svg:x="8.273cm" svg:y="5.428cm" svg:viewBox="0 0 0 50" draw:points="0,0 0,50">
          <text:p/>
        </draw:polygon>
        <draw:line draw:style-name="gr3" draw:text-style-name="P3" draw:layer="layout" svg:x1="8.273cm" svg:y1="5.428cm" svg:x2="8.273cm" svg:y2="5.478cm">
          <text:p/>
        </draw:line>
        <draw:polygon draw:style-name="gr2" draw:text-style-name="P2" draw:layer="layout" svg:width="0.006cm" svg:height="0cm" svg:x="7.065cm" svg:y="5.427cm" svg:viewBox="0 0 7 0" draw:points="7,0 0,0">
          <text:p/>
        </draw:polygon>
        <draw:line draw:style-name="gr3" draw:text-style-name="P3" draw:layer="layout" svg:x1="7.072cm" svg:y1="5.427cm" svg:x2="7.065cm" svg:y2="5.427cm">
          <text:p/>
        </draw:line>
        <draw:polygon draw:style-name="gr2" draw:text-style-name="P2" draw:layer="layout" svg:width="0.006cm" svg:height="0cm" svg:x="7.065cm" svg:y="5.268cm" svg:viewBox="0 0 7 0" draw:points="7,0 0,0">
          <text:p/>
        </draw:polygon>
        <draw:line draw:style-name="gr3" draw:text-style-name="P3" draw:layer="layout" svg:x1="7.072cm" svg:y1="5.268cm" svg:x2="7.065cm" svg:y2="5.268cm">
          <text:p/>
        </draw:line>
        <draw:polygon draw:style-name="gr2" draw:text-style-name="P2" draw:layer="layout" svg:width="0.006cm" svg:height="0cm" svg:x="7.065cm" svg:y="5.109cm" svg:viewBox="0 0 7 0" draw:points="7,0 0,0">
          <text:p/>
        </draw:polygon>
        <draw:line draw:style-name="gr3" draw:text-style-name="P3" draw:layer="layout" svg:x1="7.072cm" svg:y1="5.109cm" svg:x2="7.065cm" svg:y2="5.109cm">
          <text:p/>
        </draw:line>
        <draw:polygon draw:style-name="gr2" draw:text-style-name="P2" draw:layer="layout" svg:width="0.006cm" svg:height="0cm" svg:x="7.065cm" svg:y="4.951cm" svg:viewBox="0 0 7 0" draw:points="7,0 0,0">
          <text:p/>
        </draw:polygon>
        <draw:line draw:style-name="gr3" draw:text-style-name="P3" draw:layer="layout" svg:x1="7.072cm" svg:y1="4.951cm" svg:x2="7.065cm" svg:y2="4.951cm">
          <text:p/>
        </draw:line>
        <draw:polygon draw:style-name="gr2" draw:text-style-name="P2" draw:layer="layout" svg:width="0.006cm" svg:height="0cm" svg:x="7.065cm" svg:y="4.792cm" svg:viewBox="0 0 7 0" draw:points="7,0 0,0">
          <text:p/>
        </draw:polygon>
        <draw:line draw:style-name="gr3" draw:text-style-name="P3" draw:layer="layout" svg:x1="7.072cm" svg:y1="4.792cm" svg:x2="7.065cm" svg:y2="4.792cm">
          <text:p/>
        </draw:line>
        <draw:polygon draw:style-name="gr2" draw:text-style-name="P2" draw:layer="layout" svg:width="0.006cm" svg:height="0cm" svg:x="7.065cm" svg:y="4.633cm" svg:viewBox="0 0 7 0" draw:points="7,0 0,0">
          <text:p/>
        </draw:polygon>
        <draw:line draw:style-name="gr3" draw:text-style-name="P3" draw:layer="layout" svg:x1="7.072cm" svg:y1="4.633cm" svg:x2="7.065cm" svg:y2="4.633cm">
          <text:p/>
        </draw:line>
        <draw:polygon draw:style-name="gr2" draw:text-style-name="P2" draw:layer="layout" svg:width="0.006cm" svg:height="0cm" svg:x="7.065cm" svg:y="4.474cm" svg:viewBox="0 0 7 0" draw:points="7,0 0,0">
          <text:p/>
        </draw:polygon>
        <draw:line draw:style-name="gr3" draw:text-style-name="P3" draw:layer="layout" svg:x1="7.072cm" svg:y1="4.474cm" svg:x2="7.065cm" svg:y2="4.474cm">
          <text:p/>
        </draw:line>
        <draw:polygon draw:style-name="gr2" draw:text-style-name="P2" draw:layer="layout" svg:width="0.006cm" svg:height="0cm" svg:x="7.065cm" svg:y="4.315cm" svg:viewBox="0 0 7 0" draw:points="7,0 0,0">
          <text:p/>
        </draw:polygon>
        <draw:line draw:style-name="gr3" draw:text-style-name="P3" draw:layer="layout" svg:x1="7.072cm" svg:y1="4.315cm" svg:x2="7.065cm" svg:y2="4.315cm">
          <text:p/>
        </draw:line>
        <draw:polygon draw:style-name="gr2" draw:text-style-name="P2" draw:layer="layout" svg:width="0.006cm" svg:height="0cm" svg:x="7.065cm" svg:y="4.157cm" svg:viewBox="0 0 7 0" draw:points="7,0 0,0">
          <text:p/>
        </draw:polygon>
        <draw:line draw:style-name="gr3" draw:text-style-name="P3" draw:layer="layout" svg:x1="7.072cm" svg:y1="4.157cm" svg:x2="7.065cm" svg:y2="4.157cm">
          <text:p/>
        </draw:line>
        <draw:polygon draw:style-name="gr2" draw:text-style-name="P2" draw:layer="layout" svg:width="0.006cm" svg:height="0cm" svg:x="7.065cm" svg:y="3.998cm" svg:viewBox="0 0 7 0" draw:points="7,0 0,0">
          <text:p/>
        </draw:polygon>
        <draw:line draw:style-name="gr3" draw:text-style-name="P3" draw:layer="layout" svg:x1="7.072cm" svg:y1="3.998cm" svg:x2="7.065cm" svg:y2="3.998cm">
          <text:p/>
        </draw:line>
        <draw:polygon draw:style-name="gr2" draw:text-style-name="P2" draw:layer="layout" svg:width="0.006cm" svg:height="0cm" svg:x="7.065cm" svg:y="3.839cm" svg:viewBox="0 0 7 0" draw:points="7,0 0,0">
          <text:p/>
        </draw:polygon>
        <draw:line draw:style-name="gr3" draw:text-style-name="P3" draw:layer="layout" svg:x1="7.072cm" svg:y1="3.839cm" svg:x2="7.065cm" svg:y2="3.839cm">
          <text:p/>
        </draw:line>
        <draw:line draw:style-name="gr16" draw:text-style-name="P3" draw:layer="layout" svg:x1="7.078cm" svg:y1="5.427cm" svg:x2="7.078cm" svg:y2="3.838cm">
          <text:p/>
        </draw:line>
        <draw:frame draw:style-name="gr78" draw:text-style-name="P5" draw:layer="layout" svg:width="0.855cm" svg:height="0.32cm" svg:x="6.624cm" svg:y="5.203cm">
          <draw:text-box>
            <text:p text:style-name="P4"><text:span text:style-name="T1">HX_IN</text:span></text:p>
          </draw:text-box>
        </draw:frame>
        <draw:frame draw:style-name="gr79" draw:text-style-name="P5" draw:layer="layout" svg:width="1.292cm" svg:height="0.32cm" svg:x="6.399cm" svg:y="5.046cm">
          <draw:text-box>
            <text:p text:style-name="P4"><text:span text:style-name="T1">H1_CONV</text:span></text:p>
          </draw:text-box>
        </draw:frame>
        <draw:frame draw:style-name="gr32" draw:text-style-name="P5" draw:layer="layout" svg:width="1.235cm" svg:height="0.32cm" svg:x="6.37cm" svg:y="4.806cm">
          <draw:text-box>
            <text:p text:style-name="P4"><text:span text:style-name="T1">H2_POOL</text:span></text:p>
          </draw:text-box>
        </draw:frame>
        <draw:frame draw:style-name="gr79" draw:text-style-name="P5" draw:layer="layout" svg:width="1.292cm" svg:height="0.32cm" svg:x="6.313cm" svg:y="4.491cm">
          <draw:text-box>
            <text:p text:style-name="P4"><text:span text:style-name="T1">H3_CONV</text:span></text:p>
          </draw:text-box>
        </draw:frame>
        <draw:frame draw:style-name="gr76" draw:text-style-name="P5" draw:layer="layout" svg:width="1.139cm" svg:height="0.32cm" svg:x="6.485cm" svg:y="3.933cm">
          <draw:text-box>
            <text:p text:style-name="P4"><text:span text:style-name="T1">HY_OUT</text:span></text:p>
          </draw:text-box>
        </draw:frame>
        <draw:frame draw:style-name="gr63" draw:text-style-name="P22" draw:layer="layout" svg:width="1.058cm" svg:height="0.408cm" svg:x="6.334cm" svg:y="3.951cm">
          <draw:text-box>
            <text:p><text:span text:style-name="T1">H5_FC</text:span></text:p>
          </draw:text-box>
        </draw:frame>
        <draw:custom-shape draw:style-name="gr80" draw:text-style-name="P23" draw:layer="layout" svg:width="0.062cm" svg:height="0.286cm" svg:x="6.988cm" svg:y="4.7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1" draw:text-style-name="P23" draw:layer="layout" svg:width="0.062cm" svg:height="0.272cm" svg:x="6.988cm" svg:y="4.429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olygon draw:style-name="gr2" draw:text-style-name="P2" draw:layer="layout" svg:width="0cm" svg:height="0.048cm" svg:x="9.69cm" svg:y="5.427cm" svg:viewBox="0 0 0 49" draw:points="0,0 0,49">
          <text:p/>
        </draw:polygon>
        <draw:polygon draw:style-name="gr2" draw:text-style-name="P2" draw:layer="layout" svg:width="0cm" svg:height="0.048cm" svg:x="10.285cm" svg:y="5.427cm" svg:viewBox="0 0 0 49" draw:points="0,0 0,49">
          <text:p/>
        </draw:polygon>
        <draw:polygon draw:style-name="gr2" draw:text-style-name="P2" draw:layer="layout" svg:width="0cm" svg:height="0.049cm" svg:x="9.09cm" svg:y="5.428cm" svg:viewBox="0 0 0 50" draw:points="0,0 0,50">
          <text:p/>
        </draw:polygon>
        <draw:polygon draw:style-name="gr2" draw:text-style-name="P2" draw:layer="layout" svg:width="0cm" svg:height="0.049cm" svg:x="10.285cm" svg:y="5.428cm" svg:viewBox="0 0 0 50" draw:points="0,0 0,50">
          <text:p/>
        </draw:polygon>
        <draw:polygon draw:style-name="gr2" draw:text-style-name="P2" draw:layer="layout" svg:width="0.028cm" svg:height="0cm" svg:x="9.031cm" svg:y="5.428cm" svg:viewBox="0 0 29 0" draw:points="29,0 0,0">
          <text:p/>
        </draw:polygon>
        <draw:polygon draw:style-name="gr2" draw:text-style-name="P2" draw:layer="layout" svg:width="0.028cm" svg:height="0cm" svg:x="9.031cm" svg:y="5.11cm" svg:viewBox="0 0 29 0" draw:points="29,0 0,0">
          <text:p/>
        </draw:polygon>
        <draw:polygon draw:style-name="gr2" draw:text-style-name="P2" draw:layer="layout" svg:width="0.028cm" svg:height="0cm" svg:x="9.031cm" svg:y="4.951cm" svg:viewBox="0 0 29 0" draw:points="29,0 0,0">
          <text:p/>
        </draw:polygon>
        <draw:polygon draw:style-name="gr2" draw:text-style-name="P2" draw:layer="layout" svg:width="0.028cm" svg:height="0cm" svg:x="9.031cm" svg:y="4.792cm" svg:viewBox="0 0 29 0" draw:points="29,0 0,0">
          <text:p/>
        </draw:polygon>
        <draw:polygon draw:style-name="gr2" draw:text-style-name="P2" draw:layer="layout" svg:width="0.028cm" svg:height="0cm" svg:x="9.031cm" svg:y="4.633cm" svg:viewBox="0 0 29 0" draw:points="29,0 0,0">
          <text:p/>
        </draw:polygon>
        <draw:polygon draw:style-name="gr2" draw:text-style-name="P2" draw:layer="layout" svg:width="0.028cm" svg:height="0cm" svg:x="9.031cm" svg:y="4.475cm" svg:viewBox="0 0 29 0" draw:points="29,0 0,0">
          <text:p/>
        </draw:polygon>
        <draw:polygon draw:style-name="gr21" draw:text-style-name="P13" draw:layer="layout" svg:width="0.028cm" svg:height="0cm" svg:x="9.031cm" svg:y="4.316cm" svg:viewBox="0 0 29 0" draw:points="29,0 0,0">
          <text:p/>
        </draw:polygon>
        <draw:polygon draw:style-name="gr21" draw:text-style-name="P13" draw:layer="layout" svg:width="0.028cm" svg:height="0cm" svg:x="9.031cm" svg:y="4.157cm" svg:viewBox="0 0 29 0" draw:points="29,0 0,0">
          <text:p/>
        </draw:polygon>
        <draw:polygon draw:style-name="gr21" draw:text-style-name="P13" draw:layer="layout" svg:width="0.028cm" svg:height="0cm" svg:x="9.031cm" svg:y="3.998cm" svg:viewBox="0 0 29 0" draw:points="29,0 0,0">
          <text:p/>
        </draw:polygon>
        <draw:polygon draw:style-name="gr2" draw:text-style-name="P2" draw:layer="layout" svg:width="0.028cm" svg:height="0cm" svg:x="9.031cm" svg:y="3.839cm" svg:viewBox="0 0 29 0" draw:points="29,0 0,0">
          <text:p/>
        </draw:polygon>
        <draw:polygon draw:style-name="gr2" draw:text-style-name="P2" draw:layer="layout" svg:width="0cm" svg:height="0.048cm" svg:x="10.059cm" svg:y="5.426cm" svg:viewBox="0 0 0 49" draw:points="0,0 0,49">
          <text:p/>
        </draw:polygon>
        <draw:polygon draw:style-name="gr2" draw:text-style-name="P2" draw:layer="layout" svg:width="0cm" svg:height="0.048cm" svg:x="10.655cm" svg:y="5.426cm" svg:viewBox="0 0 0 49" draw:points="0,0 0,49">
          <text:p/>
        </draw:polygon>
        <draw:line draw:style-name="gr3" draw:text-style-name="P3" draw:layer="layout" svg:x1="10.655cm" svg:y1="5.426cm" svg:x2="10.655cm" svg:y2="5.475cm">
          <text:p/>
        </draw:line>
        <draw:polygon draw:style-name="gr2" draw:text-style-name="P2" draw:layer="layout" svg:width="0cm" svg:height="0.049cm" svg:x="10.655cm" svg:y="5.428cm" svg:viewBox="0 0 0 50" draw:points="0,0 0,50">
          <text:p/>
        </draw:polygon>
        <draw:line draw:style-name="gr3" draw:text-style-name="P3" draw:layer="layout" svg:x1="10.655cm" svg:y1="5.428cm" svg:x2="10.655cm" svg:y2="5.478cm">
          <text:p/>
        </draw:line>
        <draw:polygon draw:style-name="gr2" draw:text-style-name="P2" draw:layer="layout" svg:width="0cm" svg:height="0.048cm" svg:x="10.628cm" svg:y="5.427cm" svg:viewBox="0 0 0 49" draw:points="0,0 0,49">
          <text:p/>
        </draw:polygon>
        <draw:line draw:style-name="gr16" draw:text-style-name="P3" draw:layer="layout" svg:x1="7.079cm" svg:y1="5.426cm" svg:x2="10.653cm" svg:y2="5.426cm">
          <text:p/>
        </draw:line>
        <draw:line draw:style-name="gr16" draw:text-style-name="P3" draw:layer="layout" svg:x1="7.079cm" svg:y1="3.835cm" svg:x2="10.653cm" svg:y2="3.835cm">
          <text:p/>
        </draw:line>
        <draw:frame draw:style-name="gr82" draw:text-style-name="P6" draw:layer="layout" svg:width="1.637cm" svg:height="0.158cm" svg:x="8.529cm" svg:y="5.64cm">
          <draw:text-box>
            <text:p text:style-name="P4"><text:span text:style-name="T2">Schedule (ms)</text:span></text:p>
          </draw:text-box>
        </draw:frame>
        <draw:frame draw:style-name="gr27" draw:text-style-name="P5" draw:layer="layout" svg:width="0.145cm" svg:height="0.321cm" svg:x="7.047cm" svg:y="5.48cm">
          <draw:text-box>
            <text:p text:style-name="P4"><text:span text:style-name="T1">0</text:span></text:p>
          </draw:text-box>
        </draw:frame>
        <draw:frame draw:style-name="gr27" draw:text-style-name="P5" draw:layer="layout" svg:width="0.145cm" svg:height="0.321cm" svg:x="8.236cm" svg:y="5.48cm">
          <draw:text-box>
            <text:p text:style-name="P4"><text:span text:style-name="T1">1</text:span></text:p>
          </draw:text-box>
        </draw:frame>
        <draw:frame draw:style-name="gr27" draw:text-style-name="P5" draw:layer="layout" svg:width="0.145cm" svg:height="0.321cm" svg:x="9.435cm" svg:y="5.48cm">
          <draw:text-box>
            <text:p text:style-name="P4"><text:span text:style-name="T1">2</text:span></text:p>
          </draw:text-box>
        </draw:frame>
        <draw:frame draw:style-name="gr83" draw:text-style-name="P5" draw:layer="layout" svg:width="0.36cm" svg:height="0.32cm" svg:x="7.589cm" svg:y="5.482cm">
          <draw:text-box>
            <text:p text:style-name="P4"><text:span text:style-name="T1">1.5</text:span></text:p>
          </draw:text-box>
        </draw:frame>
        <draw:frame draw:style-name="gr84" draw:text-style-name="P5" draw:layer="layout" svg:width="0.361cm" svg:height="0.32cm" svg:x="8.781cm" svg:y="5.482cm">
          <draw:text-box>
            <text:p text:style-name="P4"><text:span text:style-name="T1">1.5</text:span></text:p>
          </draw:text-box>
        </draw:frame>
        <draw:frame draw:style-name="gr85" draw:text-style-name="P5" draw:layer="layout" svg:width="0.36cm" svg:height="0.321cm" svg:x="9.971cm" svg:y="5.48cm">
          <draw:text-box>
            <text:p text:style-name="P4"><text:span text:style-name="T1">2.5</text:span></text:p>
          </draw:text-box>
        </draw:frame>
        <draw:frame draw:style-name="gr86" draw:text-style-name="P15" draw:layer="layout" svg:width="0.758cm" svg:height="0.321cm" svg:x="8.671cm" svg:y="5.039cm">
          <draw:text-box>
            <text:p text:style-name="P4"><text:span text:style-name="T7">Conv1</text:span></text:p>
          </draw:text-box>
        </draw:frame>
        <draw:frame draw:style-name="gr87" draw:text-style-name="P15" draw:layer="layout" svg:width="0.757cm" svg:height="0.32cm" svg:x="8.666cm" svg:y="5.034cm">
          <draw:text-box>
            <text:p text:style-name="P4"><text:span text:style-name="T8">Conv1</text:span></text:p>
          </draw:text-box>
        </draw:frame>
        <draw:frame draw:style-name="gr88" draw:text-style-name="P15" draw:layer="layout" svg:width="0.667cm" svg:height="0.32cm" svg:x="8.671cm" svg:y="4.72cm">
          <draw:text-box>
            <text:p text:style-name="P4"><text:span text:style-name="T7">Pool2</text:span></text:p>
          </draw:text-box>
        </draw:frame>
        <draw:frame draw:style-name="gr89" draw:text-style-name="P15" draw:layer="layout" svg:width="0.666cm" svg:height="0.32cm" svg:x="8.666cm" svg:y="4.715cm">
          <draw:text-box>
            <text:p text:style-name="P4"><text:span text:style-name="T8">Pool2</text:span></text:p>
          </draw:text-box>
        </draw:frame>
        <draw:frame draw:style-name="gr90" draw:text-style-name="P15" draw:layer="layout" svg:width="0.758cm" svg:height="0.32cm" svg:x="9.163cm" svg:y="4.562cm">
          <draw:text-box>
            <text:p text:style-name="P4"><text:span text:style-name="T7">Conv2</text:span></text:p>
          </draw:text-box>
        </draw:frame>
        <draw:frame draw:style-name="gr86" draw:text-style-name="P15" draw:layer="layout" svg:width="0.758cm" svg:height="0.321cm" svg:x="9.159cm" svg:y="4.556cm">
          <draw:text-box>
            <text:p text:style-name="P4"><text:span text:style-name="T8">Conv2</text:span></text:p>
          </draw:text-box>
        </draw:frame>
        <draw:frame draw:style-name="gr86" draw:text-style-name="P15" draw:layer="layout" svg:width="0.758cm" svg:height="0.321cm" svg:x="9.162cm" svg:y="4.402cm">
          <draw:text-box>
            <text:p text:style-name="P4"><text:span text:style-name="T7">Conv3</text:span></text:p>
          </draw:text-box>
        </draw:frame>
        <draw:frame draw:style-name="gr90" draw:text-style-name="P15" draw:layer="layout" svg:width="0.758cm" svg:height="0.32cm" svg:x="9.156cm" svg:y="4.397cm">
          <draw:text-box>
            <text:p text:style-name="P4"><text:span text:style-name="T8">Conv3</text:span></text:p>
          </draw:text-box>
        </draw:frame>
        <draw:frame draw:style-name="gr91" draw:text-style-name="P15" draw:layer="layout" svg:width="0.667cm" svg:height="0.321cm" svg:x="9.159cm" svg:y="4.245cm">
          <draw:text-box>
            <text:p text:style-name="P4"><text:span text:style-name="T7">Pool3</text:span></text:p>
          </draw:text-box>
        </draw:frame>
        <draw:frame draw:style-name="gr89" draw:text-style-name="P27" draw:layer="layout" svg:width="0.666cm" svg:height="0.32cm" svg:x="9.154cm" svg:y="4.24cm">
          <draw:text-box>
            <text:p text:style-name="P4"><text:span text:style-name="T8">Pool3</text:span></text:p>
          </draw:text-box>
        </draw:frame>
        <draw:frame draw:style-name="gr92" draw:text-style-name="P15" draw:layer="layout" svg:width="0.349cm" svg:height="0.32cm" svg:x="9.156cm" svg:y="4.086cm">
          <draw:text-box>
            <text:p text:style-name="P4"><text:span text:style-name="T7">FC</text:span></text:p>
          </draw:text-box>
        </draw:frame>
        <draw:frame draw:style-name="gr93" draw:text-style-name="P15" draw:layer="layout" svg:width="0.349cm" svg:height="0.321cm" svg:x="9.151cm" svg:y="4.08cm">
          <draw:text-box>
            <text:p text:style-name="P4"><text:span text:style-name="T8">FC</text:span></text:p>
          </draw:text-box>
        </draw:frame>
        <draw:frame draw:style-name="gr94" draw:text-style-name="P28" draw:layer="layout" svg:width="0.554cm" svg:height="0.321cm" svg:x="9.127cm" svg:y="3.927cm">
          <draw:text-box>
            <text:p text:style-name="P4"><text:span text:style-name="T14">CPU</text:span></text:p>
          </draw:text-box>
        </draw:frame>
        <draw:frame draw:style-name="gr95" draw:text-style-name="P29" draw:layer="layout" svg:width="0.65cm" svg:height="0.32cm" svg:x="7.168cm" svg:y="5.187cm">
          <draw:text-box>
            <text:p text:style-name="P4"><text:span text:style-name="T15">Spike</text:span></text:p>
          </draw:text-box>
        </draw:frame>
        <draw:frame draw:style-name="gr88" draw:text-style-name="P15" draw:layer="layout" svg:width="0.667cm" svg:height="0.32cm" svg:x="8.671cm" svg:y="4.88cm">
          <draw:text-box>
            <text:p text:style-name="P4"><text:span text:style-name="T7">Pool1</text:span></text:p>
          </draw:text-box>
        </draw:frame>
        <draw:frame draw:style-name="gr96" draw:text-style-name="P15" draw:layer="layout" svg:width="0.666cm" svg:height="0.321cm" svg:x="8.666cm" svg:y="4.874cm">
          <draw:text-box>
            <text:p text:style-name="P4"><text:span text:style-name="T8">Pool1</text:span></text:p>
          </draw:text-box>
        </draw:frame>
        <draw:polygon draw:style-name="gr97" draw:text-style-name="P13" draw:layer="layout" svg:width="0.001cm" svg:height="0.126cm" svg:x="8.041cm" svg:y="6.455cm" svg:viewBox="0 0 2 127" draw:points="0,127 2,127 2,0 0,0">
          <text:p/>
        </draw:polygon>
        <draw:polygon draw:style-name="gr97" draw:text-style-name="P13" draw:layer="layout" svg:width="0.001cm" svg:height="0.126cm" svg:x="9.01cm" svg:y="6.455cm" svg:viewBox="0 0 2 127" draw:points="0,127 2,127 2,0 0,0">
          <text:p/>
        </draw:polygon>
        <draw:polygon draw:style-name="gr97" draw:text-style-name="P13" draw:layer="layout" svg:width="0.001cm" svg:height="0.126cm" svg:x="9.958cm" svg:y="6.455cm" svg:viewBox="0 0 2 127" draw:points="0,127 2,127 2,0 0,0">
          <text:p/>
        </draw:polygon>
        <draw:polygon draw:style-name="gr21" draw:text-style-name="P13" draw:layer="layout" svg:width="0.014cm" svg:height="0.126cm" svg:x="9.071cm" svg:y="3.932cm" svg:viewBox="0 0 15 127" draw:points="15,127 0,127 0,0 15,0">
          <text:p/>
        </draw:polygon>
        <draw:frame draw:style-name="gr32" draw:text-style-name="P15" draw:layer="layout" svg:width="1.235cm" svg:height="0.32cm" svg:x="6.362cm" svg:y="4.24cm">
          <draw:text-box>
            <text:p text:style-name="P4"><text:span text:style-name="T7">H4_POOL</text:span></text:p>
          </draw:text-box>
        </draw:frame>
        <draw:frame draw:style-name="gr98" draw:text-style-name="P15" draw:layer="layout" svg:width="0.696cm" svg:height="0.158cm" svg:x="6.397cm" svg:y="6.762cm">
          <draw:text-box>
            <text:p text:style-name="P4"><text:span text:style-name="T7">H4_POOL</text:span></text:p>
          </draw:text-box>
        </draw:frame>
        <draw:frame draw:style-name="gr99" draw:text-style-name="P12" draw:layer="layout" svg:width="3.19cm" svg:height="0.319cm" svg:x="7.152cm" svg:y="3.329cm">
          <draw:text-box>
            <text:p text:style-name="P4"><text:span text:style-name="T6">Hybrid logarithmic 4-bit</text:span></text:p>
          </draw:text-box>
        </draw:frame>
        <draw:frame draw:style-name="gr52" draw:text-style-name="P17" draw:layer="layout" svg:width="1.865cm" svg:height="0.319cm" svg:x="6.024cm" svg:y="6.008cm">
          <draw:text-box>
            <text:p text:style-name="P4"><text:span text:style-name="T11">Iteration = 1.67 ms</text:span></text:p>
          </draw:text-box>
        </draw:frame>
        <draw:line draw:style-name="gr67" draw:text-style-name="P3" draw:layer="layout" svg:x1="7.958cm" svg:y1="6.144cm" svg:x2="9.945cm" svg:y2="6.144cm">
          <text:p/>
        </draw:line>
        <draw:line draw:style-name="gr67" draw:text-style-name="P3" draw:layer="layout" svg:x1="7.971cm" svg:y1="6.166cm" svg:x2="8.179cm" svg:y2="6.108cm">
          <text:p/>
        </draw:line>
        <draw:line draw:style-name="gr67" draw:text-style-name="P3" draw:layer="layout" svg:x1="8.926cm" svg:y1="6.166cm" svg:x2="9.134cm" svg:y2="6.108cm">
          <text:p/>
        </draw:line>
        <draw:line draw:style-name="gr67" draw:text-style-name="P3" draw:layer="layout" svg:x1="9.86cm" svg:y1="6.166cm" svg:x2="10.068cm" svg:y2="6.108cm">
          <text:p/>
        </draw:line>
        <draw:line draw:style-name="gr67" draw:text-style-name="P3" draw:layer="layout" svg:x1="8.131cm" svg:y1="6.166cm" svg:x2="7.923cm" svg:y2="6.108cm">
          <text:p/>
        </draw:line>
        <draw:line draw:style-name="gr67" draw:text-style-name="P3" draw:layer="layout" svg:x1="9.098cm" svg:y1="6.166cm" svg:x2="8.89cm" svg:y2="6.108cm">
          <text:p/>
        </draw:line>
        <draw:line draw:style-name="gr67" draw:text-style-name="P3" draw:layer="layout" svg:x1="10.032cm" svg:y1="6.166cm" svg:x2="9.824cm" svg:y2="6.108cm">
          <text:p/>
        </draw:line>
        <draw:frame draw:style-name="gr100" draw:text-style-name="P25" draw:layer="layout" svg:width="2.916cm" svg:height="0.428cm" svg:x="8.934cm" svg:y="5.779cm">
          <draw:text-box>
            <text:p text:style-name="P4"><text:span text:style-name="T13">Acceleration = 20.5</text:span></text:p>
          </draw:text-box>
        </draw:frame>
        <draw:frame draw:style-name="gr82" draw:text-style-name="P6" draw:layer="layout" svg:width="1.637cm" svg:height="0.158cm" svg:x="8.531cm" svg:y="8.14cm">
          <draw:text-box>
            <text:p text:style-name="P4"><text:span text:style-name="T2">Schedule (m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Liberation Serif2" svg:font-family="'Liberation Serif'"/>
    <style:font-face style:name="DejaVuSans1" svg:font-family="DejaVuSans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ectangular" draw:cx="50%" draw:cy="50%" draw:start="100%" draw:end="0%" draw:angle="0" draw:border="0%"/>
    <draw:opacity draw:name="Transparency_20_19" draw:display-name="Transparency 19" draw:style="rectangular" draw:cx="50%" draw:cy="50%" draw:start="5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8T02:02:11.764129158</dc:date>
    <meta:editing-duration>PT5H23M34S</meta:editing-duration>
    <meta:editing-cycles>50</meta:editing-cycles>
    <meta:generator>LibreOffice/6.4.7.2$Linux_X86_64 LibreOffice_project/40$Build-2</meta:generator>
    <meta:document-statistic meta:object-count="1560"/>
  </office:meta>
</office:document-meta>
</file>